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750">
            <text:p>275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750">
            <text:p>2750</text:p>
          </table:table-cell>
          <table:table-cell table:formula="of:=[.A5]*[.B5]" office:value-type="float" office:value="13750">
            <text:p>1375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750">
            <text:p>2750</text:p>
          </table:table-cell>
          <table:table-cell table:formula="of:=[.A6]*[.B6]" office:value-type="float" office:value="16500">
            <text:p>165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750">
            <text:p>2750</text:p>
          </table:table-cell>
          <table:table-cell table:formula="of:=[.A7]*[.B7]" office:value-type="float" office:value="19250">
            <text:p>1925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750">
            <text:p>2750</text:p>
          </table:table-cell>
          <table:table-cell table:formula="of:=[.A8]*[.B8]" office:value-type="float" office:value="22000">
            <text:p>220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750">
            <text:p>2750</text:p>
          </table:table-cell>
          <table:table-cell table:formula="of:=[.A9]*[.B9]" office:value-type="float" office:value="24750">
            <text:p>2475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750">
            <text:p>2750</text:p>
          </table:table-cell>
          <table:table-cell table:formula="of:=[.A10]*[.B10]" office:value-type="float" office:value="27500">
            <text:p>275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750">
            <text:p>2750</text:p>
          </table:table-cell>
          <table:table-cell table:formula="of:=[.A11]*[.B11]" office:value-type="float" office:value="30250">
            <text:p>3025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750">
            <text:p>2750</text:p>
          </table:table-cell>
          <table:table-cell table:formula="of:=[.A12]*[.B12]" office:value-type="float" office:value="33000">
            <text:p>330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750">
            <text:p>2750</text:p>
          </table:table-cell>
          <table:table-cell table:formula="of:=[.A13]*[.B13]" office:value-type="float" office:value="35750">
            <text:p>3575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750">
            <text:p>2750</text:p>
          </table:table-cell>
          <table:table-cell table:formula="of:=[.A14]*[.B14]" office:value-type="float" office:value="38500">
            <text:p>385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750">
            <text:p>2750</text:p>
          </table:table-cell>
          <table:table-cell table:formula="of:=[.A15]*[.B15]" office:value-type="float" office:value="41250">
            <text:p>412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750">
            <text:p>2750</text:p>
          </table:table-cell>
          <table:table-cell table:formula="of:=[.A16]*[.B16]" office:value-type="float" office:value="44000">
            <text:p>440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750">
            <text:p>2750</text:p>
          </table:table-cell>
          <table:table-cell table:formula="of:=[.A17]*[.B17]" office:value-type="float" office:value="46750">
            <text:p>4675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750">
            <text:p>2750</text:p>
          </table:table-cell>
          <table:table-cell table:formula="of:=[.A18]*[.B18]" office:value-type="float" office:value="49500">
            <text:p>495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750">
            <text:p>2750</text:p>
          </table:table-cell>
          <table:table-cell table:formula="of:=[.A19]*[.B19]" office:value-type="float" office:value="52250">
            <text:p>5225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750">
            <text:p>2750</text:p>
          </table:table-cell>
          <table:table-cell table:formula="of:=[.A20]*[.B20]" office:value-type="float" office:value="55000">
            <text:p>55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750">
            <text:p>2750</text:p>
          </table:table-cell>
          <table:table-cell table:formula="of:=[.A21]*[.B21]" office:value-type="float" office:value="57750">
            <text:p>5775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750">
            <text:p>2750</text:p>
          </table:table-cell>
          <table:table-cell table:formula="of:=[.A22]*[.B22]" office:value-type="float" office:value="60500">
            <text:p>605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750">
            <text:p>2750</text:p>
          </table:table-cell>
          <table:table-cell table:formula="of:=[.A23]*[.B23]" office:value-type="float" office:value="63250">
            <text:p>6325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750">
            <text:p>2750</text:p>
          </table:table-cell>
          <table:table-cell table:formula="of:=[.A24]*[.B24]" office:value-type="float" office:value="66000">
            <text:p>660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750">
            <text:p>2750</text:p>
          </table:table-cell>
          <table:table-cell table:formula="of:=[.A25]*[.B25]" office:value-type="float" office:value="68750">
            <text:p>6875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750">
            <text:p>2750</text:p>
          </table:table-cell>
          <table:table-cell table:formula="of:=[.A26]*[.B26]" office:value-type="float" office:value="71500">
            <text:p>715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750">
            <text:p>2750</text:p>
          </table:table-cell>
          <table:table-cell table:formula="of:=[.A27]*[.B27]" office:value-type="float" office:value="74250">
            <text:p>7425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750">
            <text:p>2750</text:p>
          </table:table-cell>
          <table:table-cell table:formula="of:=[.A28]*[.B28]" office:value-type="float" office:value="77000">
            <text:p>77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750">
            <text:p>2750</text:p>
          </table:table-cell>
          <table:table-cell table:formula="of:=[.A29]*[.B29]" office:value-type="float" office:value="79750">
            <text:p>7975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750">
            <text:p>2750</text:p>
          </table:table-cell>
          <table:table-cell table:formula="of:=[.A30]*[.B30]" office:value-type="float" office:value="82500">
            <text:p>825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750">
            <text:p>2750</text:p>
          </table:table-cell>
          <table:table-cell table:formula="of:=[.A31]*[.B31]" office:value-type="float" office:value="85250">
            <text:p>8525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750">
            <text:p>2750</text:p>
          </table:table-cell>
          <table:table-cell table:formula="of:=[.A32]*[.B32]" office:value-type="float" office:value="88000">
            <text:p>88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750">
            <text:p>2750</text:p>
          </table:table-cell>
          <table:table-cell table:formula="of:=[.A33]*[.B33]" office:value-type="float" office:value="90750">
            <text:p>9075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750">
            <text:p>2750</text:p>
          </table:table-cell>
          <table:table-cell table:formula="of:=[.A34]*[.B34]" office:value-type="float" office:value="93500">
            <text:p>935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750">
            <text:p>2750</text:p>
          </table:table-cell>
          <table:table-cell table:formula="of:=[.A35]*[.B35]" office:value-type="float" office:value="96250">
            <text:p>9625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750">
            <text:p>2750</text:p>
          </table:table-cell>
          <table:table-cell table:formula="of:=[.A36]*[.B36]" office:value-type="float" office:value="99000">
            <text:p>99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750">
            <text:p>2750</text:p>
          </table:table-cell>
          <table:table-cell table:formula="of:=[.A37]*[.B37]" office:value-type="float" office:value="101750">
            <text:p>10175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750">
            <text:p>2750</text:p>
          </table:table-cell>
          <table:table-cell table:formula="of:=[.A38]*[.B38]" office:value-type="float" office:value="104500">
            <text:p>1045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750">
            <text:p>2750</text:p>
          </table:table-cell>
          <table:table-cell table:formula="of:=[.A39]*[.B39]" office:value-type="float" office:value="107250">
            <text:p>10725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750">
            <text:p>2750</text:p>
          </table:table-cell>
          <table:table-cell table:formula="of:=[.A40]*[.B40]" office:value-type="float" office:value="110000">
            <text:p>110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750">
            <text:p>2750</text:p>
          </table:table-cell>
          <table:table-cell table:formula="of:=[.A41]*[.B41]" office:value-type="float" office:value="112750">
            <text:p>11275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750">
            <text:p>2750</text:p>
          </table:table-cell>
          <table:table-cell table:formula="of:=[.A42]*[.B42]" office:value-type="float" office:value="115500">
            <text:p>11550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750">
            <text:p>2750</text:p>
          </table:table-cell>
          <table:table-cell table:formula="of:=[.A43]*[.B43]" office:value-type="float" office:value="118250">
            <text:p>11825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750">
            <text:p>2750</text:p>
          </table:table-cell>
          <table:table-cell table:formula="of:=[.A44]*[.B44]" office:value-type="float" office:value="121000">
            <text:p>121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750">
            <text:p>2750</text:p>
          </table:table-cell>
          <table:table-cell table:formula="of:=[.A45]*[.B45]" office:value-type="float" office:value="123750">
            <text:p>12375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750">
            <text:p>2750</text:p>
          </table:table-cell>
          <table:table-cell table:formula="of:=[.A46]*[.B46]" office:value-type="float" office:value="126500">
            <text:p>12650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750">
            <text:p>2750</text:p>
          </table:table-cell>
          <table:table-cell table:formula="of:=[.A47]*[.B47]" office:value-type="float" office:value="129250">
            <text:p>12925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750">
            <text:p>2750</text:p>
          </table:table-cell>
          <table:table-cell table:formula="of:=[.A48]*[.B48]" office:value-type="float" office:value="132000">
            <text:p>13200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750">
            <text:p>2750</text:p>
          </table:table-cell>
          <table:table-cell table:formula="of:=[.A49]*[.B49]" office:value-type="float" office:value="134750">
            <text:p>13475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750">
            <text:p>2750</text:p>
          </table:table-cell>
          <table:table-cell table:formula="of:=[.A50]*[.B50]" office:value-type="float" office:value="137500">
            <text:p>1375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750">
            <text:p>2750</text:p>
          </table:table-cell>
          <table:table-cell table:formula="of:=[.A51]*[.B51]" office:value-type="float" office:value="140250">
            <text:p>14025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750">
            <text:p>2750</text:p>
          </table:table-cell>
          <table:table-cell table:formula="of:=[.A52]*[.B52]" office:value-type="float" office:value="143000">
            <text:p>14300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750">
            <text:p>2750</text:p>
          </table:table-cell>
          <table:table-cell table:formula="of:=[.A53]*[.B53]" office:value-type="float" office:value="145750">
            <text:p>14575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750">
            <text:p>2750</text:p>
          </table:table-cell>
          <table:table-cell table:formula="of:=[.A54]*[.B54]" office:value-type="float" office:value="148500">
            <text:p>14850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750">
            <text:p>2750</text:p>
          </table:table-cell>
          <table:table-cell table:formula="of:=[.A55]*[.B55]" office:value-type="float" office:value="151250">
            <text:p>15125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750">
            <text:p>2750</text:p>
          </table:table-cell>
          <table:table-cell table:formula="of:=[.A56]*[.B56]" office:value-type="float" office:value="154000">
            <text:p>15400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750">
            <text:p>2750</text:p>
          </table:table-cell>
          <table:table-cell table:formula="of:=[.A57]*[.B57]" office:value-type="float" office:value="156750">
            <text:p>15675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750">
            <text:p>2750</text:p>
          </table:table-cell>
          <table:table-cell table:formula="of:=[.A58]*[.B58]" office:value-type="float" office:value="159500">
            <text:p>15950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750">
            <text:p>2750</text:p>
          </table:table-cell>
          <table:table-cell table:formula="of:=[.A59]*[.B59]" office:value-type="float" office:value="162250">
            <text:p>16225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750">
            <text:p>2750</text:p>
          </table:table-cell>
          <table:table-cell table:formula="of:=[.A60]*[.B60]" office:value-type="float" office:value="165000">
            <text:p>1650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750">
            <text:p>2750</text:p>
          </table:table-cell>
          <table:table-cell table:formula="of:=[.A61]*[.B61]" office:value-type="float" office:value="167750">
            <text:p>16775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750">
            <text:p>2750</text:p>
          </table:table-cell>
          <table:table-cell table:formula="of:=[.A62]*[.B62]" office:value-type="float" office:value="170500">
            <text:p>17050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750">
            <text:p>2750</text:p>
          </table:table-cell>
          <table:table-cell table:formula="of:=[.A63]*[.B63]" office:value-type="float" office:value="173250">
            <text:p>17325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750">
            <text:p>2750</text:p>
          </table:table-cell>
          <table:table-cell table:formula="of:=[.A64]*[.B64]" office:value-type="float" office:value="176000">
            <text:p>17600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750">
            <text:p>2750</text:p>
          </table:table-cell>
          <table:table-cell table:formula="of:=[.A65]*[.B65]" office:value-type="float" office:value="178750">
            <text:p>17875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750">
            <text:p>2750</text:p>
          </table:table-cell>
          <table:table-cell table:formula="of:=[.A66]*[.B66]" office:value-type="float" office:value="181500">
            <text:p>18150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750">
            <text:p>2750</text:p>
          </table:table-cell>
          <table:table-cell table:formula="of:=[.A67]*[.B67]" office:value-type="float" office:value="184250">
            <text:p>18425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750">
            <text:p>2750</text:p>
          </table:table-cell>
          <table:table-cell table:formula="of:=[.A68]*[.B68]" office:value-type="float" office:value="187000">
            <text:p>18700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750">
            <text:p>2750</text:p>
          </table:table-cell>
          <table:table-cell table:formula="of:=[.A69]*[.B69]" office:value-type="float" office:value="189750">
            <text:p>18975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750">
            <text:p>2750</text:p>
          </table:table-cell>
          <table:table-cell table:formula="of:=[.A70]*[.B70]" office:value-type="float" office:value="192500">
            <text:p>1925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750">
            <text:p>2750</text:p>
          </table:table-cell>
          <table:table-cell table:formula="of:=[.A71]*[.B71]" office:value-type="float" office:value="195250">
            <text:p>19525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750">
            <text:p>2750</text:p>
          </table:table-cell>
          <table:table-cell table:formula="of:=[.A72]*[.B72]" office:value-type="float" office:value="198000">
            <text:p>198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750">
            <text:p>2750</text:p>
          </table:table-cell>
          <table:table-cell table:formula="of:=[.A73]*[.B73]" office:value-type="float" office:value="200750">
            <text:p>20075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750">
            <text:p>2750</text:p>
          </table:table-cell>
          <table:table-cell table:formula="of:=[.A74]*[.B74]" office:value-type="float" office:value="203500">
            <text:p>2035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750">
            <text:p>2750</text:p>
          </table:table-cell>
          <table:table-cell table:formula="of:=[.A75]*[.B75]" office:value-type="float" office:value="206250">
            <text:p>20625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750">
            <text:p>2750</text:p>
          </table:table-cell>
          <table:table-cell table:formula="of:=[.A76]*[.B76]" office:value-type="float" office:value="209000">
            <text:p>209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750">
            <text:p>2750</text:p>
          </table:table-cell>
          <table:table-cell table:formula="of:=[.A77]*[.B77]" office:value-type="float" office:value="211750">
            <text:p>21175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750">
            <text:p>2750</text:p>
          </table:table-cell>
          <table:table-cell table:formula="of:=[.A78]*[.B78]" office:value-type="float" office:value="214500">
            <text:p>2145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750">
            <text:p>2750</text:p>
          </table:table-cell>
          <table:table-cell table:formula="of:=[.A79]*[.B79]" office:value-type="float" office:value="217250">
            <text:p>21725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750">
            <text:p>2750</text:p>
          </table:table-cell>
          <table:table-cell table:formula="of:=[.A80]*[.B80]" office:value-type="float" office:value="220000">
            <text:p>220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750">
            <text:p>2750</text:p>
          </table:table-cell>
          <table:table-cell table:formula="of:=[.A81]*[.B81]" office:value-type="float" office:value="222750">
            <text:p>22275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750">
            <text:p>2750</text:p>
          </table:table-cell>
          <table:table-cell table:formula="of:=[.A82]*[.B82]" office:value-type="float" office:value="225500">
            <text:p>2255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750">
            <text:p>2750</text:p>
          </table:table-cell>
          <table:table-cell table:formula="of:=[.A83]*[.B83]" office:value-type="float" office:value="228250">
            <text:p>22825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750">
            <text:p>2750</text:p>
          </table:table-cell>
          <table:table-cell table:formula="of:=[.A84]*[.B84]" office:value-type="float" office:value="231000">
            <text:p>231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750">
            <text:p>2750</text:p>
          </table:table-cell>
          <table:table-cell table:formula="of:=[.A85]*[.B85]" office:value-type="float" office:value="233750">
            <text:p>23375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750">
            <text:p>2750</text:p>
          </table:table-cell>
          <table:table-cell table:formula="of:=[.A86]*[.B86]" office:value-type="float" office:value="236500">
            <text:p>2365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750">
            <text:p>2750</text:p>
          </table:table-cell>
          <table:table-cell table:formula="of:=[.A87]*[.B87]" office:value-type="float" office:value="239250">
            <text:p>23925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750">
            <text:p>2750</text:p>
          </table:table-cell>
          <table:table-cell table:formula="of:=[.A88]*[.B88]" office:value-type="float" office:value="242000">
            <text:p>242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750">
            <text:p>2750</text:p>
          </table:table-cell>
          <table:table-cell table:formula="of:=[.A89]*[.B89]" office:value-type="float" office:value="244750">
            <text:p>24475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750">
            <text:p>2750</text:p>
          </table:table-cell>
          <table:table-cell table:formula="of:=[.A90]*[.B90]" office:value-type="float" office:value="247500">
            <text:p>2475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750">
            <text:p>2750</text:p>
          </table:table-cell>
          <table:table-cell table:formula="of:=[.A91]*[.B91]" office:value-type="float" office:value="250250">
            <text:p>25025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750">
            <text:p>2750</text:p>
          </table:table-cell>
          <table:table-cell table:formula="of:=[.A92]*[.B92]" office:value-type="float" office:value="253000">
            <text:p>253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750">
            <text:p>2750</text:p>
          </table:table-cell>
          <table:table-cell table:formula="of:=[.A93]*[.B93]" office:value-type="float" office:value="255750">
            <text:p>25575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750">
            <text:p>2750</text:p>
          </table:table-cell>
          <table:table-cell table:formula="of:=[.A94]*[.B94]" office:value-type="float" office:value="258500">
            <text:p>2585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750">
            <text:p>2750</text:p>
          </table:table-cell>
          <table:table-cell table:formula="of:=[.A95]*[.B95]" office:value-type="float" office:value="261250">
            <text:p>26125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750">
            <text:p>2750</text:p>
          </table:table-cell>
          <table:table-cell table:formula="of:=[.A96]*[.B96]" office:value-type="float" office:value="264000">
            <text:p>264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750">
            <text:p>2750</text:p>
          </table:table-cell>
          <table:table-cell table:formula="of:=[.A97]*[.B97]" office:value-type="float" office:value="266750">
            <text:p>26675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750">
            <text:p>2750</text:p>
          </table:table-cell>
          <table:table-cell table:formula="of:=[.A98]*[.B98]" office:value-type="float" office:value="269500">
            <text:p>2695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750">
            <text:p>2750</text:p>
          </table:table-cell>
          <table:table-cell table:formula="of:=[.A99]*[.B99]" office:value-type="float" office:value="272250">
            <text:p>27225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750">
            <text:p>2750</text:p>
          </table:table-cell>
          <table:table-cell table:formula="of:=[.A100]*[.B100]" office:value-type="float" office:value="275000">
            <text:p>275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750">
            <text:p>2750</text:p>
          </table:table-cell>
          <table:table-cell table:formula="of:=[.A101]*[.B101]" office:value-type="float" office:value="277750">
            <text:p>27775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750">
            <text:p>2750</text:p>
          </table:table-cell>
          <table:table-cell table:formula="of:=[.A102]*[.B102]" office:value-type="float" office:value="280500">
            <text:p>28050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750">
            <text:p>2750</text:p>
          </table:table-cell>
          <table:table-cell table:formula="of:=[.A103]*[.B103]" office:value-type="float" office:value="283250">
            <text:p>28325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750">
            <text:p>2750</text:p>
          </table:table-cell>
          <table:table-cell table:formula="of:=[.A104]*[.B104]" office:value-type="float" office:value="286000">
            <text:p>28600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750">
            <text:p>2750</text:p>
          </table:table-cell>
          <table:table-cell table:formula="of:=[.A105]*[.B105]" office:value-type="float" office:value="288750">
            <text:p>28875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750">
            <text:p>2750</text:p>
          </table:table-cell>
          <table:table-cell table:formula="of:=[.A106]*[.B106]" office:value-type="float" office:value="291500">
            <text:p>29150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750">
            <text:p>2750</text:p>
          </table:table-cell>
          <table:table-cell table:formula="of:=[.A107]*[.B107]" office:value-type="float" office:value="294250">
            <text:p>29425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750">
            <text:p>2750</text:p>
          </table:table-cell>
          <table:table-cell table:formula="of:=[.A108]*[.B108]" office:value-type="float" office:value="297000">
            <text:p>29700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750">
            <text:p>2750</text:p>
          </table:table-cell>
          <table:table-cell table:formula="of:=[.A109]*[.B109]" office:value-type="float" office:value="299750">
            <text:p>29975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750">
            <text:p>2750</text:p>
          </table:table-cell>
          <table:table-cell table:formula="of:=[.A110]*[.B110]" office:value-type="float" office:value="302500">
            <text:p>3025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750">
            <text:p>2750</text:p>
          </table:table-cell>
          <table:table-cell table:formula="of:=[.A111]*[.B111]" office:value-type="float" office:value="305250">
            <text:p>30525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750">
            <text:p>2750</text:p>
          </table:table-cell>
          <table:table-cell table:formula="of:=[.A112]*[.B112]" office:value-type="float" office:value="308000">
            <text:p>30800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750">
            <text:p>2750</text:p>
          </table:table-cell>
          <table:table-cell table:formula="of:=[.A113]*[.B113]" office:value-type="float" office:value="310750">
            <text:p>31075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750">
            <text:p>2750</text:p>
          </table:table-cell>
          <table:table-cell table:formula="of:=[.A114]*[.B114]" office:value-type="float" office:value="313500">
            <text:p>31350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750">
            <text:p>2750</text:p>
          </table:table-cell>
          <table:table-cell table:formula="of:=[.A115]*[.B115]" office:value-type="float" office:value="316250">
            <text:p>31625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750">
            <text:p>2750</text:p>
          </table:table-cell>
          <table:table-cell table:formula="of:=[.A116]*[.B116]" office:value-type="float" office:value="319000">
            <text:p>31900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750">
            <text:p>2750</text:p>
          </table:table-cell>
          <table:table-cell table:formula="of:=[.A117]*[.B117]" office:value-type="float" office:value="321750">
            <text:p>32175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750">
            <text:p>2750</text:p>
          </table:table-cell>
          <table:table-cell table:formula="of:=[.A118]*[.B118]" office:value-type="float" office:value="324500">
            <text:p>32450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750">
            <text:p>2750</text:p>
          </table:table-cell>
          <table:table-cell table:formula="of:=[.A119]*[.B119]" office:value-type="float" office:value="327250">
            <text:p>32725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750">
            <text:p>2750</text:p>
          </table:table-cell>
          <table:table-cell table:formula="of:=[.A120]*[.B120]" office:value-type="float" office:value="330000">
            <text:p>3300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750">
            <text:p>2750</text:p>
          </table:table-cell>
          <table:table-cell table:formula="of:=[.A121]*[.B121]" office:value-type="float" office:value="332750">
            <text:p>33275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750">
            <text:p>2750</text:p>
          </table:table-cell>
          <table:table-cell table:formula="of:=[.A122]*[.B122]" office:value-type="float" office:value="335500">
            <text:p>33550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750">
            <text:p>2750</text:p>
          </table:table-cell>
          <table:table-cell table:formula="of:=[.A123]*[.B123]" office:value-type="float" office:value="338250">
            <text:p>33825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750">
            <text:p>2750</text:p>
          </table:table-cell>
          <table:table-cell table:formula="of:=[.A124]*[.B124]" office:value-type="float" office:value="341000">
            <text:p>34100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750">
            <text:p>2750</text:p>
          </table:table-cell>
          <table:table-cell table:formula="of:=[.A125]*[.B125]" office:value-type="float" office:value="343750">
            <text:p>34375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750">
            <text:p>2750</text:p>
          </table:table-cell>
          <table:table-cell table:formula="of:=[.A126]*[.B126]" office:value-type="float" office:value="346500">
            <text:p>34650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750">
            <text:p>2750</text:p>
          </table:table-cell>
          <table:table-cell table:formula="of:=[.A127]*[.B127]" office:value-type="float" office:value="349250">
            <text:p>34925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750">
            <text:p>2750</text:p>
          </table:table-cell>
          <table:table-cell table:formula="of:=[.A128]*[.B128]" office:value-type="float" office:value="352000">
            <text:p>35200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750">
            <text:p>2750</text:p>
          </table:table-cell>
          <table:table-cell table:formula="of:=[.A129]*[.B129]" office:value-type="float" office:value="354750">
            <text:p>35475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750">
            <text:p>2750</text:p>
          </table:table-cell>
          <table:table-cell table:formula="of:=[.A130]*[.B130]" office:value-type="float" office:value="357500">
            <text:p>3575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750">
            <text:p>2750</text:p>
          </table:table-cell>
          <table:table-cell table:formula="of:=[.A131]*[.B131]" office:value-type="float" office:value="360250">
            <text:p>36025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750">
            <text:p>2750</text:p>
          </table:table-cell>
          <table:table-cell table:formula="of:=[.A132]*[.B132]" office:value-type="float" office:value="363000">
            <text:p>36300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750">
            <text:p>2750</text:p>
          </table:table-cell>
          <table:table-cell table:formula="of:=[.A133]*[.B133]" office:value-type="float" office:value="365750">
            <text:p>36575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750">
            <text:p>2750</text:p>
          </table:table-cell>
          <table:table-cell table:formula="of:=[.A134]*[.B134]" office:value-type="float" office:value="368500">
            <text:p>36850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750">
            <text:p>2750</text:p>
          </table:table-cell>
          <table:table-cell table:formula="of:=[.A135]*[.B135]" office:value-type="float" office:value="371250">
            <text:p>37125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750">
            <text:p>2750</text:p>
          </table:table-cell>
          <table:table-cell table:formula="of:=[.A136]*[.B136]" office:value-type="float" office:value="374000">
            <text:p>37400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750">
            <text:p>2750</text:p>
          </table:table-cell>
          <table:table-cell table:formula="of:=[.A137]*[.B137]" office:value-type="float" office:value="376750">
            <text:p>37675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750">
            <text:p>2750</text:p>
          </table:table-cell>
          <table:table-cell table:formula="of:=[.A138]*[.B138]" office:value-type="float" office:value="379500">
            <text:p>37950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750">
            <text:p>2750</text:p>
          </table:table-cell>
          <table:table-cell table:formula="of:=[.A139]*[.B139]" office:value-type="float" office:value="382250">
            <text:p>38225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750">
            <text:p>2750</text:p>
          </table:table-cell>
          <table:table-cell table:formula="of:=[.A140]*[.B140]" office:value-type="float" office:value="385000">
            <text:p>3850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750">
            <text:p>2750</text:p>
          </table:table-cell>
          <table:table-cell table:formula="of:=[.A141]*[.B141]" office:value-type="float" office:value="387750">
            <text:p>38775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750">
            <text:p>2750</text:p>
          </table:table-cell>
          <table:table-cell table:formula="of:=[.A142]*[.B142]" office:value-type="float" office:value="390500">
            <text:p>39050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750">
            <text:p>2750</text:p>
          </table:table-cell>
          <table:table-cell table:formula="of:=[.A143]*[.B143]" office:value-type="float" office:value="393250">
            <text:p>39325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750">
            <text:p>2750</text:p>
          </table:table-cell>
          <table:table-cell table:formula="of:=[.A144]*[.B144]" office:value-type="float" office:value="396000">
            <text:p>39600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750">
            <text:p>2750</text:p>
          </table:table-cell>
          <table:table-cell table:formula="of:=[.A145]*[.B145]" office:value-type="float" office:value="398750">
            <text:p>39875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750">
            <text:p>2750</text:p>
          </table:table-cell>
          <table:table-cell table:formula="of:=[.A146]*[.B146]" office:value-type="float" office:value="401500">
            <text:p>40150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750">
            <text:p>2750</text:p>
          </table:table-cell>
          <table:table-cell table:formula="of:=[.A147]*[.B147]" office:value-type="float" office:value="404250">
            <text:p>40425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750">
            <text:p>2750</text:p>
          </table:table-cell>
          <table:table-cell table:formula="of:=[.A148]*[.B148]" office:value-type="float" office:value="407000">
            <text:p>40700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750">
            <text:p>2750</text:p>
          </table:table-cell>
          <table:table-cell table:formula="of:=[.A149]*[.B149]" office:value-type="float" office:value="409750">
            <text:p>40975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750">
            <text:p>2750</text:p>
          </table:table-cell>
          <table:table-cell table:formula="of:=[.A150]*[.B150]" office:value-type="float" office:value="412500">
            <text:p>4125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750">
            <text:p>2750</text:p>
          </table:table-cell>
          <table:table-cell table:formula="of:=[.A151]*[.B151]" office:value-type="float" office:value="415250">
            <text:p>41525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750">
            <text:p>2750</text:p>
          </table:table-cell>
          <table:table-cell table:formula="of:=[.A152]*[.B152]" office:value-type="float" office:value="418000">
            <text:p>41800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750">
            <text:p>2750</text:p>
          </table:table-cell>
          <table:table-cell table:formula="of:=[.A153]*[.B153]" office:value-type="float" office:value="420750">
            <text:p>42075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750">
            <text:p>2750</text:p>
          </table:table-cell>
          <table:table-cell table:formula="of:=[.A154]*[.B154]" office:value-type="float" office:value="423500">
            <text:p>42350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750">
            <text:p>2750</text:p>
          </table:table-cell>
          <table:table-cell table:formula="of:=[.A155]*[.B155]" office:value-type="float" office:value="426250">
            <text:p>42625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750">
            <text:p>2750</text:p>
          </table:table-cell>
          <table:table-cell table:formula="of:=[.A156]*[.B156]" office:value-type="float" office:value="429000">
            <text:p>42900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750">
            <text:p>2750</text:p>
          </table:table-cell>
          <table:table-cell table:formula="of:=[.A157]*[.B157]" office:value-type="float" office:value="431750">
            <text:p>43175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750">
            <text:p>2750</text:p>
          </table:table-cell>
          <table:table-cell table:formula="of:=[.A158]*[.B158]" office:value-type="float" office:value="434500">
            <text:p>43450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750">
            <text:p>2750</text:p>
          </table:table-cell>
          <table:table-cell table:formula="of:=[.A159]*[.B159]" office:value-type="float" office:value="437250">
            <text:p>43725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750">
            <text:p>2750</text:p>
          </table:table-cell>
          <table:table-cell table:formula="of:=[.A160]*[.B160]" office:value-type="float" office:value="440000">
            <text:p>4400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750">
            <text:p>2750</text:p>
          </table:table-cell>
          <table:table-cell table:formula="of:=[.A161]*[.B161]" office:value-type="float" office:value="442750">
            <text:p>44275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750">
            <text:p>2750</text:p>
          </table:table-cell>
          <table:table-cell table:formula="of:=[.A162]*[.B162]" office:value-type="float" office:value="445500">
            <text:p>44550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750">
            <text:p>2750</text:p>
          </table:table-cell>
          <table:table-cell table:formula="of:=[.A163]*[.B163]" office:value-type="float" office:value="448250">
            <text:p>44825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750">
            <text:p>2750</text:p>
          </table:table-cell>
          <table:table-cell table:formula="of:=[.A164]*[.B164]" office:value-type="float" office:value="451000">
            <text:p>45100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750">
            <text:p>2750</text:p>
          </table:table-cell>
          <table:table-cell table:formula="of:=[.A165]*[.B165]" office:value-type="float" office:value="453750">
            <text:p>45375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750">
            <text:p>2750</text:p>
          </table:table-cell>
          <table:table-cell table:formula="of:=[.A166]*[.B166]" office:value-type="float" office:value="456500">
            <text:p>45650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750">
            <text:p>2750</text:p>
          </table:table-cell>
          <table:table-cell table:formula="of:=[.A167]*[.B167]" office:value-type="float" office:value="459250">
            <text:p>45925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750">
            <text:p>2750</text:p>
          </table:table-cell>
          <table:table-cell table:formula="of:=[.A168]*[.B168]" office:value-type="float" office:value="462000">
            <text:p>46200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750">
            <text:p>2750</text:p>
          </table:table-cell>
          <table:table-cell table:formula="of:=[.A169]*[.B169]" office:value-type="float" office:value="464750">
            <text:p>46475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750">
            <text:p>2750</text:p>
          </table:table-cell>
          <table:table-cell table:formula="of:=[.A170]*[.B170]" office:value-type="float" office:value="467500">
            <text:p>4675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750">
            <text:p>2750</text:p>
          </table:table-cell>
          <table:table-cell table:formula="of:=[.A171]*[.B171]" office:value-type="float" office:value="470250">
            <text:p>47025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750">
            <text:p>2750</text:p>
          </table:table-cell>
          <table:table-cell table:formula="of:=[.A172]*[.B172]" office:value-type="float" office:value="473000">
            <text:p>47300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750">
            <text:p>2750</text:p>
          </table:table-cell>
          <table:table-cell table:formula="of:=[.A173]*[.B173]" office:value-type="float" office:value="475750">
            <text:p>47575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750">
            <text:p>2750</text:p>
          </table:table-cell>
          <table:table-cell table:formula="of:=[.A174]*[.B174]" office:value-type="float" office:value="478500">
            <text:p>47850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750">
            <text:p>2750</text:p>
          </table:table-cell>
          <table:table-cell table:formula="of:=[.A175]*[.B175]" office:value-type="float" office:value="481250">
            <text:p>48125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750">
            <text:p>2750</text:p>
          </table:table-cell>
          <table:table-cell table:formula="of:=[.A176]*[.B176]" office:value-type="float" office:value="484000">
            <text:p>48400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750">
            <text:p>2750</text:p>
          </table:table-cell>
          <table:table-cell table:formula="of:=[.A177]*[.B177]" office:value-type="float" office:value="486750">
            <text:p>48675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750">
            <text:p>2750</text:p>
          </table:table-cell>
          <table:table-cell table:formula="of:=[.A178]*[.B178]" office:value-type="float" office:value="489500">
            <text:p>48950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750">
            <text:p>2750</text:p>
          </table:table-cell>
          <table:table-cell table:formula="of:=[.A179]*[.B179]" office:value-type="float" office:value="492250">
            <text:p>49225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750">
            <text:p>2750</text:p>
          </table:table-cell>
          <table:table-cell table:formula="of:=[.A180]*[.B180]" office:value-type="float" office:value="495000">
            <text:p>4950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750">
            <text:p>2750</text:p>
          </table:table-cell>
          <table:table-cell table:formula="of:=[.A181]*[.B181]" office:value-type="float" office:value="497750">
            <text:p>49775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750">
            <text:p>2750</text:p>
          </table:table-cell>
          <table:table-cell table:formula="of:=[.A182]*[.B182]" office:value-type="float" office:value="500500">
            <text:p>50050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750">
            <text:p>2750</text:p>
          </table:table-cell>
          <table:table-cell table:formula="of:=[.A183]*[.B183]" office:value-type="float" office:value="503250">
            <text:p>50325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750">
            <text:p>2750</text:p>
          </table:table-cell>
          <table:table-cell table:formula="of:=[.A184]*[.B184]" office:value-type="float" office:value="506000">
            <text:p>50600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750">
            <text:p>2750</text:p>
          </table:table-cell>
          <table:table-cell table:formula="of:=[.A185]*[.B185]" office:value-type="float" office:value="508750">
            <text:p>50875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750">
            <text:p>2750</text:p>
          </table:table-cell>
          <table:table-cell table:formula="of:=[.A186]*[.B186]" office:value-type="float" office:value="511500">
            <text:p>51150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750">
            <text:p>2750</text:p>
          </table:table-cell>
          <table:table-cell table:formula="of:=[.A187]*[.B187]" office:value-type="float" office:value="514250">
            <text:p>51425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750">
            <text:p>2750</text:p>
          </table:table-cell>
          <table:table-cell table:formula="of:=[.A188]*[.B188]" office:value-type="float" office:value="517000">
            <text:p>51700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750">
            <text:p>2750</text:p>
          </table:table-cell>
          <table:table-cell table:formula="of:=[.A189]*[.B189]" office:value-type="float" office:value="519750">
            <text:p>51975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750">
            <text:p>2750</text:p>
          </table:table-cell>
          <table:table-cell table:formula="of:=[.A190]*[.B190]" office:value-type="float" office:value="522500">
            <text:p>5225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750">
            <text:p>2750</text:p>
          </table:table-cell>
          <table:table-cell table:formula="of:=[.A191]*[.B191]" office:value-type="float" office:value="525250">
            <text:p>52525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750">
            <text:p>2750</text:p>
          </table:table-cell>
          <table:table-cell table:formula="of:=[.A192]*[.B192]" office:value-type="float" office:value="528000">
            <text:p>52800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750">
            <text:p>2750</text:p>
          </table:table-cell>
          <table:table-cell table:formula="of:=[.A193]*[.B193]" office:value-type="float" office:value="530750">
            <text:p>53075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750">
            <text:p>2750</text:p>
          </table:table-cell>
          <table:table-cell table:formula="of:=[.A194]*[.B194]" office:value-type="float" office:value="533500">
            <text:p>53350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750">
            <text:p>2750</text:p>
          </table:table-cell>
          <table:table-cell table:formula="of:=[.A195]*[.B195]" office:value-type="float" office:value="536250">
            <text:p>53625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750">
            <text:p>2750</text:p>
          </table:table-cell>
          <table:table-cell table:formula="of:=[.A196]*[.B196]" office:value-type="float" office:value="539000">
            <text:p>53900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750">
            <text:p>2750</text:p>
          </table:table-cell>
          <table:table-cell table:formula="of:=[.A197]*[.B197]" office:value-type="float" office:value="541750">
            <text:p>54175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750">
            <text:p>2750</text:p>
          </table:table-cell>
          <table:table-cell table:formula="of:=[.A198]*[.B198]" office:value-type="float" office:value="544500">
            <text:p>54450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750">
            <text:p>2750</text:p>
          </table:table-cell>
          <table:table-cell table:formula="of:=[.A199]*[.B199]" office:value-type="float" office:value="547250">
            <text:p>54725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750">
            <text:p>2750</text:p>
          </table:table-cell>
          <table:table-cell table:formula="of:=[.A200]*[.B200]" office:value-type="float" office:value="550000">
            <text:p>550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750">
            <text:p>2750</text:p>
          </table:table-cell>
          <table:table-cell table:formula="of:=[.A201]*[.B201]" office:value-type="float" office:value="552750">
            <text:p>55275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750">
            <text:p>2750</text:p>
          </table:table-cell>
          <table:table-cell table:formula="of:=[.A202]*[.B202]" office:value-type="float" office:value="555500">
            <text:p>55550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750">
            <text:p>2750</text:p>
          </table:table-cell>
          <table:table-cell table:formula="of:=[.A203]*[.B203]" office:value-type="float" office:value="558250">
            <text:p>55825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750">
            <text:p>2750</text:p>
          </table:table-cell>
          <table:table-cell table:formula="of:=[.A204]*[.B204]" office:value-type="float" office:value="561000">
            <text:p>56100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750">
            <text:p>2750</text:p>
          </table:table-cell>
          <table:table-cell table:formula="of:=[.A205]*[.B205]" office:value-type="float" office:value="563750">
            <text:p>56375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750">
            <text:p>2750</text:p>
          </table:table-cell>
          <table:table-cell table:formula="of:=[.A206]*[.B206]" office:value-type="float" office:value="566500">
            <text:p>56650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750">
            <text:p>2750</text:p>
          </table:table-cell>
          <table:table-cell table:formula="of:=[.A207]*[.B207]" office:value-type="float" office:value="569250">
            <text:p>56925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750">
            <text:p>2750</text:p>
          </table:table-cell>
          <table:table-cell table:formula="of:=[.A208]*[.B208]" office:value-type="float" office:value="572000">
            <text:p>57200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750">
            <text:p>2750</text:p>
          </table:table-cell>
          <table:table-cell table:formula="of:=[.A209]*[.B209]" office:value-type="float" office:value="574750">
            <text:p>57475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750">
            <text:p>2750</text:p>
          </table:table-cell>
          <table:table-cell table:formula="of:=[.A210]*[.B210]" office:value-type="float" office:value="577500">
            <text:p>5775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750">
            <text:p>2750</text:p>
          </table:table-cell>
          <table:table-cell table:formula="of:=[.A211]*[.B211]" office:value-type="float" office:value="580250">
            <text:p>58025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750">
            <text:p>2750</text:p>
          </table:table-cell>
          <table:table-cell table:formula="of:=[.A212]*[.B212]" office:value-type="float" office:value="583000">
            <text:p>58300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750">
            <text:p>2750</text:p>
          </table:table-cell>
          <table:table-cell table:formula="of:=[.A213]*[.B213]" office:value-type="float" office:value="585750">
            <text:p>58575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750">
            <text:p>2750</text:p>
          </table:table-cell>
          <table:table-cell table:formula="of:=[.A214]*[.B214]" office:value-type="float" office:value="588500">
            <text:p>58850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750">
            <text:p>2750</text:p>
          </table:table-cell>
          <table:table-cell table:formula="of:=[.A215]*[.B215]" office:value-type="float" office:value="591250">
            <text:p>59125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750">
            <text:p>2750</text:p>
          </table:table-cell>
          <table:table-cell table:formula="of:=[.A216]*[.B216]" office:value-type="float" office:value="594000">
            <text:p>59400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750">
            <text:p>2750</text:p>
          </table:table-cell>
          <table:table-cell table:formula="of:=[.A217]*[.B217]" office:value-type="float" office:value="596750">
            <text:p>59675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750">
            <text:p>2750</text:p>
          </table:table-cell>
          <table:table-cell table:formula="of:=[.A218]*[.B218]" office:value-type="float" office:value="599500">
            <text:p>59950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750">
            <text:p>2750</text:p>
          </table:table-cell>
          <table:table-cell table:formula="of:=[.A219]*[.B219]" office:value-type="float" office:value="602250">
            <text:p>60225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750">
            <text:p>2750</text:p>
          </table:table-cell>
          <table:table-cell table:formula="of:=[.A220]*[.B220]" office:value-type="float" office:value="605000">
            <text:p>6050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750">
            <text:p>2750</text:p>
          </table:table-cell>
          <table:table-cell table:formula="of:=[.A221]*[.B221]" office:value-type="float" office:value="607750">
            <text:p>60775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750">
            <text:p>2750</text:p>
          </table:table-cell>
          <table:table-cell table:formula="of:=[.A222]*[.B222]" office:value-type="float" office:value="610500">
            <text:p>61050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750">
            <text:p>2750</text:p>
          </table:table-cell>
          <table:table-cell table:formula="of:=[.A223]*[.B223]" office:value-type="float" office:value="613250">
            <text:p>61325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750">
            <text:p>2750</text:p>
          </table:table-cell>
          <table:table-cell table:formula="of:=[.A224]*[.B224]" office:value-type="float" office:value="616000">
            <text:p>61600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750">
            <text:p>2750</text:p>
          </table:table-cell>
          <table:table-cell table:formula="of:=[.A225]*[.B225]" office:value-type="float" office:value="618750">
            <text:p>61875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750">
            <text:p>2750</text:p>
          </table:table-cell>
          <table:table-cell table:formula="of:=[.A226]*[.B226]" office:value-type="float" office:value="621500">
            <text:p>62150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750">
            <text:p>2750</text:p>
          </table:table-cell>
          <table:table-cell table:formula="of:=[.A227]*[.B227]" office:value-type="float" office:value="624250">
            <text:p>62425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750">
            <text:p>2750</text:p>
          </table:table-cell>
          <table:table-cell table:formula="of:=[.A228]*[.B228]" office:value-type="float" office:value="627000">
            <text:p>62700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750">
            <text:p>2750</text:p>
          </table:table-cell>
          <table:table-cell table:formula="of:=[.A229]*[.B229]" office:value-type="float" office:value="629750">
            <text:p>62975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750">
            <text:p>2750</text:p>
          </table:table-cell>
          <table:table-cell table:formula="of:=[.A230]*[.B230]" office:value-type="float" office:value="632500">
            <text:p>6325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750">
            <text:p>2750</text:p>
          </table:table-cell>
          <table:table-cell table:formula="of:=[.A231]*[.B231]" office:value-type="float" office:value="635250">
            <text:p>63525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750">
            <text:p>2750</text:p>
          </table:table-cell>
          <table:table-cell table:formula="of:=[.A232]*[.B232]" office:value-type="float" office:value="638000">
            <text:p>63800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750">
            <text:p>2750</text:p>
          </table:table-cell>
          <table:table-cell table:formula="of:=[.A233]*[.B233]" office:value-type="float" office:value="640750">
            <text:p>64075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750">
            <text:p>2750</text:p>
          </table:table-cell>
          <table:table-cell table:formula="of:=[.A234]*[.B234]" office:value-type="float" office:value="643500">
            <text:p>64350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750">
            <text:p>2750</text:p>
          </table:table-cell>
          <table:table-cell table:formula="of:=[.A235]*[.B235]" office:value-type="float" office:value="646250">
            <text:p>64625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750">
            <text:p>2750</text:p>
          </table:table-cell>
          <table:table-cell table:formula="of:=[.A236]*[.B236]" office:value-type="float" office:value="649000">
            <text:p>64900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750">
            <text:p>2750</text:p>
          </table:table-cell>
          <table:table-cell table:formula="of:=[.A237]*[.B237]" office:value-type="float" office:value="651750">
            <text:p>65175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750">
            <text:p>2750</text:p>
          </table:table-cell>
          <table:table-cell table:formula="of:=[.A238]*[.B238]" office:value-type="float" office:value="654500">
            <text:p>65450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750">
            <text:p>2750</text:p>
          </table:table-cell>
          <table:table-cell table:formula="of:=[.A239]*[.B239]" office:value-type="float" office:value="657250">
            <text:p>65725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750">
            <text:p>2750</text:p>
          </table:table-cell>
          <table:table-cell table:formula="of:=[.A240]*[.B240]" office:value-type="float" office:value="660000">
            <text:p>6600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750">
            <text:p>2750</text:p>
          </table:table-cell>
          <table:table-cell table:formula="of:=[.A241]*[.B241]" office:value-type="float" office:value="662750">
            <text:p>66275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750">
            <text:p>2750</text:p>
          </table:table-cell>
          <table:table-cell table:formula="of:=[.A242]*[.B242]" office:value-type="float" office:value="665500">
            <text:p>66550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750">
            <text:p>2750</text:p>
          </table:table-cell>
          <table:table-cell table:formula="of:=[.A243]*[.B243]" office:value-type="float" office:value="668250">
            <text:p>66825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750">
            <text:p>2750</text:p>
          </table:table-cell>
          <table:table-cell table:formula="of:=[.A244]*[.B244]" office:value-type="float" office:value="671000">
            <text:p>67100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750">
            <text:p>2750</text:p>
          </table:table-cell>
          <table:table-cell table:formula="of:=[.A245]*[.B245]" office:value-type="float" office:value="673750">
            <text:p>67375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750">
            <text:p>2750</text:p>
          </table:table-cell>
          <table:table-cell table:formula="of:=[.A246]*[.B246]" office:value-type="float" office:value="676500">
            <text:p>67650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750">
            <text:p>2750</text:p>
          </table:table-cell>
          <table:table-cell table:formula="of:=[.A247]*[.B247]" office:value-type="float" office:value="679250">
            <text:p>67925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750">
            <text:p>2750</text:p>
          </table:table-cell>
          <table:table-cell table:formula="of:=[.A248]*[.B248]" office:value-type="float" office:value="682000">
            <text:p>68200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750">
            <text:p>2750</text:p>
          </table:table-cell>
          <table:table-cell table:formula="of:=[.A249]*[.B249]" office:value-type="float" office:value="684750">
            <text:p>68475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750">
            <text:p>2750</text:p>
          </table:table-cell>
          <table:table-cell table:formula="of:=[.A250]*[.B250]" office:value-type="float" office:value="687500">
            <text:p>6875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750">
            <text:p>2750</text:p>
          </table:table-cell>
          <table:table-cell table:formula="of:=[.A251]*[.B251]" office:value-type="float" office:value="690250">
            <text:p>69025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750">
            <text:p>2750</text:p>
          </table:table-cell>
          <table:table-cell table:formula="of:=[.A252]*[.B252]" office:value-type="float" office:value="693000">
            <text:p>69300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750">
            <text:p>2750</text:p>
          </table:table-cell>
          <table:table-cell table:formula="of:=[.A253]*[.B253]" office:value-type="float" office:value="695750">
            <text:p>69575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750">
            <text:p>2750</text:p>
          </table:table-cell>
          <table:table-cell table:formula="of:=[.A254]*[.B254]" office:value-type="float" office:value="698500">
            <text:p>69850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750">
            <text:p>2750</text:p>
          </table:table-cell>
          <table:table-cell table:formula="of:=[.A255]*[.B255]" office:value-type="float" office:value="701250">
            <text:p>70125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750">
            <text:p>2750</text:p>
          </table:table-cell>
          <table:table-cell table:formula="of:=[.A256]*[.B256]" office:value-type="float" office:value="704000">
            <text:p>70400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750">
            <text:p>2750</text:p>
          </table:table-cell>
          <table:table-cell table:formula="of:=[.A257]*[.B257]" office:value-type="float" office:value="706750">
            <text:p>70675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750">
            <text:p>2750</text:p>
          </table:table-cell>
          <table:table-cell table:formula="of:=[.A258]*[.B258]" office:value-type="float" office:value="709500">
            <text:p>70950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750">
            <text:p>2750</text:p>
          </table:table-cell>
          <table:table-cell table:formula="of:=[.A259]*[.B259]" office:value-type="float" office:value="712250">
            <text:p>71225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750">
            <text:p>2750</text:p>
          </table:table-cell>
          <table:table-cell table:formula="of:=[.A260]*[.B260]" office:value-type="float" office:value="715000">
            <text:p>7150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750">
            <text:p>2750</text:p>
          </table:table-cell>
          <table:table-cell table:formula="of:=[.A261]*[.B261]" office:value-type="float" office:value="717750">
            <text:p>71775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750">
            <text:p>2750</text:p>
          </table:table-cell>
          <table:table-cell table:formula="of:=[.A262]*[.B262]" office:value-type="float" office:value="720500">
            <text:p>72050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750">
            <text:p>2750</text:p>
          </table:table-cell>
          <table:table-cell table:formula="of:=[.A263]*[.B263]" office:value-type="float" office:value="723250">
            <text:p>72325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750">
            <text:p>2750</text:p>
          </table:table-cell>
          <table:table-cell table:formula="of:=[.A264]*[.B264]" office:value-type="float" office:value="726000">
            <text:p>72600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750">
            <text:p>2750</text:p>
          </table:table-cell>
          <table:table-cell table:formula="of:=[.A265]*[.B265]" office:value-type="float" office:value="728750">
            <text:p>72875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750">
            <text:p>2750</text:p>
          </table:table-cell>
          <table:table-cell table:formula="of:=[.A266]*[.B266]" office:value-type="float" office:value="731500">
            <text:p>73150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750">
            <text:p>2750</text:p>
          </table:table-cell>
          <table:table-cell table:formula="of:=[.A267]*[.B267]" office:value-type="float" office:value="734250">
            <text:p>73425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750">
            <text:p>2750</text:p>
          </table:table-cell>
          <table:table-cell table:formula="of:=[.A268]*[.B268]" office:value-type="float" office:value="737000">
            <text:p>73700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750">
            <text:p>2750</text:p>
          </table:table-cell>
          <table:table-cell table:formula="of:=[.A269]*[.B269]" office:value-type="float" office:value="739750">
            <text:p>73975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750">
            <text:p>2750</text:p>
          </table:table-cell>
          <table:table-cell table:formula="of:=[.A270]*[.B270]" office:value-type="float" office:value="742500">
            <text:p>7425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750">
            <text:p>2750</text:p>
          </table:table-cell>
          <table:table-cell table:formula="of:=[.A271]*[.B271]" office:value-type="float" office:value="745250">
            <text:p>74525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750">
            <text:p>2750</text:p>
          </table:table-cell>
          <table:table-cell table:formula="of:=[.A272]*[.B272]" office:value-type="float" office:value="748000">
            <text:p>74800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750">
            <text:p>2750</text:p>
          </table:table-cell>
          <table:table-cell table:formula="of:=[.A273]*[.B273]" office:value-type="float" office:value="750750">
            <text:p>75075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750">
            <text:p>2750</text:p>
          </table:table-cell>
          <table:table-cell table:formula="of:=[.A274]*[.B274]" office:value-type="float" office:value="753500">
            <text:p>75350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750">
            <text:p>2750</text:p>
          </table:table-cell>
          <table:table-cell table:formula="of:=[.A275]*[.B275]" office:value-type="float" office:value="756250">
            <text:p>75625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750">
            <text:p>2750</text:p>
          </table:table-cell>
          <table:table-cell table:formula="of:=[.A276]*[.B276]" office:value-type="float" office:value="759000">
            <text:p>75900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750">
            <text:p>2750</text:p>
          </table:table-cell>
          <table:table-cell table:formula="of:=[.A277]*[.B277]" office:value-type="float" office:value="761750">
            <text:p>76175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750">
            <text:p>2750</text:p>
          </table:table-cell>
          <table:table-cell table:formula="of:=[.A278]*[.B278]" office:value-type="float" office:value="764500">
            <text:p>76450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750">
            <text:p>2750</text:p>
          </table:table-cell>
          <table:table-cell table:formula="of:=[.A279]*[.B279]" office:value-type="float" office:value="767250">
            <text:p>76725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750">
            <text:p>2750</text:p>
          </table:table-cell>
          <table:table-cell table:formula="of:=[.A280]*[.B280]" office:value-type="float" office:value="770000">
            <text:p>7700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750">
            <text:p>2750</text:p>
          </table:table-cell>
          <table:table-cell table:formula="of:=[.A281]*[.B281]" office:value-type="float" office:value="772750">
            <text:p>77275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750">
            <text:p>2750</text:p>
          </table:table-cell>
          <table:table-cell table:formula="of:=[.A282]*[.B282]" office:value-type="float" office:value="775500">
            <text:p>77550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750">
            <text:p>2750</text:p>
          </table:table-cell>
          <table:table-cell table:formula="of:=[.A283]*[.B283]" office:value-type="float" office:value="778250">
            <text:p>77825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750">
            <text:p>2750</text:p>
          </table:table-cell>
          <table:table-cell table:formula="of:=[.A284]*[.B284]" office:value-type="float" office:value="781000">
            <text:p>78100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750">
            <text:p>2750</text:p>
          </table:table-cell>
          <table:table-cell table:formula="of:=[.A285]*[.B285]" office:value-type="float" office:value="783750">
            <text:p>78375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750">
            <text:p>2750</text:p>
          </table:table-cell>
          <table:table-cell table:formula="of:=[.A286]*[.B286]" office:value-type="float" office:value="786500">
            <text:p>78650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750">
            <text:p>2750</text:p>
          </table:table-cell>
          <table:table-cell table:formula="of:=[.A287]*[.B287]" office:value-type="float" office:value="789250">
            <text:p>78925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750">
            <text:p>2750</text:p>
          </table:table-cell>
          <table:table-cell table:formula="of:=[.A288]*[.B288]" office:value-type="float" office:value="792000">
            <text:p>79200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750">
            <text:p>2750</text:p>
          </table:table-cell>
          <table:table-cell table:formula="of:=[.A289]*[.B289]" office:value-type="float" office:value="794750">
            <text:p>79475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750">
            <text:p>2750</text:p>
          </table:table-cell>
          <table:table-cell table:formula="of:=[.A290]*[.B290]" office:value-type="float" office:value="797500">
            <text:p>7975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750">
            <text:p>2750</text:p>
          </table:table-cell>
          <table:table-cell table:formula="of:=[.A291]*[.B291]" office:value-type="float" office:value="800250">
            <text:p>80025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750">
            <text:p>2750</text:p>
          </table:table-cell>
          <table:table-cell table:formula="of:=[.A292]*[.B292]" office:value-type="float" office:value="803000">
            <text:p>80300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750">
            <text:p>2750</text:p>
          </table:table-cell>
          <table:table-cell table:formula="of:=[.A293]*[.B293]" office:value-type="float" office:value="805750">
            <text:p>80575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750">
            <text:p>2750</text:p>
          </table:table-cell>
          <table:table-cell table:formula="of:=[.A294]*[.B294]" office:value-type="float" office:value="808500">
            <text:p>80850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750">
            <text:p>2750</text:p>
          </table:table-cell>
          <table:table-cell table:formula="of:=[.A295]*[.B295]" office:value-type="float" office:value="811250">
            <text:p>81125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750">
            <text:p>2750</text:p>
          </table:table-cell>
          <table:table-cell table:formula="of:=[.A296]*[.B296]" office:value-type="float" office:value="814000">
            <text:p>81400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750">
            <text:p>2750</text:p>
          </table:table-cell>
          <table:table-cell table:formula="of:=[.A297]*[.B297]" office:value-type="float" office:value="816750">
            <text:p>81675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750">
            <text:p>2750</text:p>
          </table:table-cell>
          <table:table-cell table:formula="of:=[.A298]*[.B298]" office:value-type="float" office:value="819500">
            <text:p>81950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750">
            <text:p>2750</text:p>
          </table:table-cell>
          <table:table-cell table:formula="of:=[.A299]*[.B299]" office:value-type="float" office:value="822250">
            <text:p>82225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750">
            <text:p>2750</text:p>
          </table:table-cell>
          <table:table-cell table:formula="of:=[.A300]*[.B300]" office:value-type="float" office:value="825000">
            <text:p>825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750">
            <text:p>2750</text:p>
          </table:table-cell>
          <table:table-cell table:formula="of:=[.A301]*[.B301]" office:value-type="float" office:value="827750">
            <text:p>82775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750">
            <text:p>2750</text:p>
          </table:table-cell>
          <table:table-cell table:formula="of:=[.A302]*[.B302]" office:value-type="float" office:value="830500">
            <text:p>83050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750">
            <text:p>2750</text:p>
          </table:table-cell>
          <table:table-cell table:formula="of:=[.A303]*[.B303]" office:value-type="float" office:value="833250">
            <text:p>83325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750">
            <text:p>2750</text:p>
          </table:table-cell>
          <table:table-cell table:formula="of:=[.A304]*[.B304]" office:value-type="float" office:value="836000">
            <text:p>83600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750">
            <text:p>2750</text:p>
          </table:table-cell>
          <table:table-cell table:formula="of:=[.A305]*[.B305]" office:value-type="float" office:value="838750">
            <text:p>83875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750">
            <text:p>2750</text:p>
          </table:table-cell>
          <table:table-cell table:formula="of:=[.A306]*[.B306]" office:value-type="float" office:value="841500">
            <text:p>84150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750">
            <text:p>2750</text:p>
          </table:table-cell>
          <table:table-cell table:formula="of:=[.A307]*[.B307]" office:value-type="float" office:value="844250">
            <text:p>84425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750">
            <text:p>2750</text:p>
          </table:table-cell>
          <table:table-cell table:formula="of:=[.A308]*[.B308]" office:value-type="float" office:value="847000">
            <text:p>84700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750">
            <text:p>2750</text:p>
          </table:table-cell>
          <table:table-cell table:formula="of:=[.A309]*[.B309]" office:value-type="float" office:value="849750">
            <text:p>84975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750">
            <text:p>2750</text:p>
          </table:table-cell>
          <table:table-cell table:formula="of:=[.A310]*[.B310]" office:value-type="float" office:value="852500">
            <text:p>8525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750">
            <text:p>2750</text:p>
          </table:table-cell>
          <table:table-cell table:formula="of:=[.A311]*[.B311]" office:value-type="float" office:value="855250">
            <text:p>85525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750">
            <text:p>2750</text:p>
          </table:table-cell>
          <table:table-cell table:formula="of:=[.A312]*[.B312]" office:value-type="float" office:value="858000">
            <text:p>85800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750">
            <text:p>2750</text:p>
          </table:table-cell>
          <table:table-cell table:formula="of:=[.A313]*[.B313]" office:value-type="float" office:value="860750">
            <text:p>86075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750">
            <text:p>2750</text:p>
          </table:table-cell>
          <table:table-cell table:formula="of:=[.A314]*[.B314]" office:value-type="float" office:value="863500">
            <text:p>86350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750">
            <text:p>2750</text:p>
          </table:table-cell>
          <table:table-cell table:formula="of:=[.A315]*[.B315]" office:value-type="float" office:value="866250">
            <text:p>86625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750">
            <text:p>2750</text:p>
          </table:table-cell>
          <table:table-cell table:formula="of:=[.A316]*[.B316]" office:value-type="float" office:value="869000">
            <text:p>86900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750">
            <text:p>2750</text:p>
          </table:table-cell>
          <table:table-cell table:formula="of:=[.A317]*[.B317]" office:value-type="float" office:value="871750">
            <text:p>87175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750">
            <text:p>2750</text:p>
          </table:table-cell>
          <table:table-cell table:formula="of:=[.A318]*[.B318]" office:value-type="float" office:value="874500">
            <text:p>87450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750">
            <text:p>2750</text:p>
          </table:table-cell>
          <table:table-cell table:formula="of:=[.A319]*[.B319]" office:value-type="float" office:value="877250">
            <text:p>87725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750">
            <text:p>2750</text:p>
          </table:table-cell>
          <table:table-cell table:formula="of:=[.A320]*[.B320]" office:value-type="float" office:value="880000">
            <text:p>8800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750">
            <text:p>2750</text:p>
          </table:table-cell>
          <table:table-cell table:formula="of:=[.A321]*[.B321]" office:value-type="float" office:value="882750">
            <text:p>88275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750">
            <text:p>2750</text:p>
          </table:table-cell>
          <table:table-cell table:formula="of:=[.A322]*[.B322]" office:value-type="float" office:value="885500">
            <text:p>88550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750">
            <text:p>2750</text:p>
          </table:table-cell>
          <table:table-cell table:formula="of:=[.A323]*[.B323]" office:value-type="float" office:value="888250">
            <text:p>88825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750">
            <text:p>2750</text:p>
          </table:table-cell>
          <table:table-cell table:formula="of:=[.A324]*[.B324]" office:value-type="float" office:value="891000">
            <text:p>89100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750">
            <text:p>2750</text:p>
          </table:table-cell>
          <table:table-cell table:formula="of:=[.A325]*[.B325]" office:value-type="float" office:value="893750">
            <text:p>89375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750">
            <text:p>2750</text:p>
          </table:table-cell>
          <table:table-cell table:formula="of:=[.A326]*[.B326]" office:value-type="float" office:value="896500">
            <text:p>89650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750">
            <text:p>2750</text:p>
          </table:table-cell>
          <table:table-cell table:formula="of:=[.A327]*[.B327]" office:value-type="float" office:value="899250">
            <text:p>89925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750">
            <text:p>2750</text:p>
          </table:table-cell>
          <table:table-cell table:formula="of:=[.A328]*[.B328]" office:value-type="float" office:value="902000">
            <text:p>90200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750">
            <text:p>2750</text:p>
          </table:table-cell>
          <table:table-cell table:formula="of:=[.A329]*[.B329]" office:value-type="float" office:value="904750">
            <text:p>90475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750">
            <text:p>2750</text:p>
          </table:table-cell>
          <table:table-cell table:formula="of:=[.A330]*[.B330]" office:value-type="float" office:value="907500">
            <text:p>9075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750">
            <text:p>2750</text:p>
          </table:table-cell>
          <table:table-cell table:formula="of:=[.A331]*[.B331]" office:value-type="float" office:value="910250">
            <text:p>91025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750">
            <text:p>2750</text:p>
          </table:table-cell>
          <table:table-cell table:formula="of:=[.A332]*[.B332]" office:value-type="float" office:value="913000">
            <text:p>91300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750">
            <text:p>2750</text:p>
          </table:table-cell>
          <table:table-cell table:formula="of:=[.A333]*[.B333]" office:value-type="float" office:value="915750">
            <text:p>91575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750">
            <text:p>2750</text:p>
          </table:table-cell>
          <table:table-cell table:formula="of:=[.A334]*[.B334]" office:value-type="float" office:value="918500">
            <text:p>91850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750">
            <text:p>2750</text:p>
          </table:table-cell>
          <table:table-cell table:formula="of:=[.A335]*[.B335]" office:value-type="float" office:value="921250">
            <text:p>92125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750">
            <text:p>2750</text:p>
          </table:table-cell>
          <table:table-cell table:formula="of:=[.A336]*[.B336]" office:value-type="float" office:value="924000">
            <text:p>92400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750">
            <text:p>2750</text:p>
          </table:table-cell>
          <table:table-cell table:formula="of:=[.A337]*[.B337]" office:value-type="float" office:value="926750">
            <text:p>92675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750">
            <text:p>2750</text:p>
          </table:table-cell>
          <table:table-cell table:formula="of:=[.A338]*[.B338]" office:value-type="float" office:value="929500">
            <text:p>92950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750">
            <text:p>2750</text:p>
          </table:table-cell>
          <table:table-cell table:formula="of:=[.A339]*[.B339]" office:value-type="float" office:value="932250">
            <text:p>93225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750">
            <text:p>2750</text:p>
          </table:table-cell>
          <table:table-cell table:formula="of:=[.A340]*[.B340]" office:value-type="float" office:value="935000">
            <text:p>9350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750">
            <text:p>2750</text:p>
          </table:table-cell>
          <table:table-cell table:formula="of:=[.A341]*[.B341]" office:value-type="float" office:value="937750">
            <text:p>93775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750">
            <text:p>2750</text:p>
          </table:table-cell>
          <table:table-cell table:formula="of:=[.A342]*[.B342]" office:value-type="float" office:value="940500">
            <text:p>94050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750">
            <text:p>2750</text:p>
          </table:table-cell>
          <table:table-cell table:formula="of:=[.A343]*[.B343]" office:value-type="float" office:value="943250">
            <text:p>94325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750">
            <text:p>2750</text:p>
          </table:table-cell>
          <table:table-cell table:formula="of:=[.A344]*[.B344]" office:value-type="float" office:value="946000">
            <text:p>94600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750">
            <text:p>2750</text:p>
          </table:table-cell>
          <table:table-cell table:formula="of:=[.A345]*[.B345]" office:value-type="float" office:value="948750">
            <text:p>94875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750">
            <text:p>2750</text:p>
          </table:table-cell>
          <table:table-cell table:formula="of:=[.A346]*[.B346]" office:value-type="float" office:value="951500">
            <text:p>95150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750">
            <text:p>2750</text:p>
          </table:table-cell>
          <table:table-cell table:formula="of:=[.A347]*[.B347]" office:value-type="float" office:value="954250">
            <text:p>95425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750">
            <text:p>2750</text:p>
          </table:table-cell>
          <table:table-cell table:formula="of:=[.A348]*[.B348]" office:value-type="float" office:value="957000">
            <text:p>95700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750">
            <text:p>2750</text:p>
          </table:table-cell>
          <table:table-cell table:formula="of:=[.A349]*[.B349]" office:value-type="float" office:value="959750">
            <text:p>95975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750">
            <text:p>2750</text:p>
          </table:table-cell>
          <table:table-cell table:formula="of:=[.A350]*[.B350]" office:value-type="float" office:value="962500">
            <text:p>9625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750">
            <text:p>2750</text:p>
          </table:table-cell>
          <table:table-cell table:formula="of:=[.A351]*[.B351]" office:value-type="float" office:value="965250">
            <text:p>96525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750">
            <text:p>2750</text:p>
          </table:table-cell>
          <table:table-cell table:formula="of:=[.A352]*[.B352]" office:value-type="float" office:value="968000">
            <text:p>96800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750">
            <text:p>2750</text:p>
          </table:table-cell>
          <table:table-cell table:formula="of:=[.A353]*[.B353]" office:value-type="float" office:value="970750">
            <text:p>97075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750">
            <text:p>2750</text:p>
          </table:table-cell>
          <table:table-cell table:formula="of:=[.A354]*[.B354]" office:value-type="float" office:value="973500">
            <text:p>97350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750">
            <text:p>2750</text:p>
          </table:table-cell>
          <table:table-cell table:formula="of:=[.A355]*[.B355]" office:value-type="float" office:value="976250">
            <text:p>97625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750">
            <text:p>2750</text:p>
          </table:table-cell>
          <table:table-cell table:formula="of:=[.A356]*[.B356]" office:value-type="float" office:value="979000">
            <text:p>97900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750">
            <text:p>2750</text:p>
          </table:table-cell>
          <table:table-cell table:formula="of:=[.A357]*[.B357]" office:value-type="float" office:value="981750">
            <text:p>98175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750">
            <text:p>2750</text:p>
          </table:table-cell>
          <table:table-cell table:formula="of:=[.A358]*[.B358]" office:value-type="float" office:value="984500">
            <text:p>98450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750">
            <text:p>2750</text:p>
          </table:table-cell>
          <table:table-cell table:formula="of:=[.A359]*[.B359]" office:value-type="float" office:value="987250">
            <text:p>98725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750">
            <text:p>2750</text:p>
          </table:table-cell>
          <table:table-cell table:formula="of:=[.A360]*[.B360]" office:value-type="float" office:value="990000">
            <text:p>9900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750">
            <text:p>2750</text:p>
          </table:table-cell>
          <table:table-cell table:formula="of:=[.A361]*[.B361]" office:value-type="float" office:value="992750">
            <text:p>99275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750">
            <text:p>2750</text:p>
          </table:table-cell>
          <table:table-cell table:formula="of:=[.A362]*[.B362]" office:value-type="float" office:value="995500">
            <text:p>99550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750">
            <text:p>2750</text:p>
          </table:table-cell>
          <table:table-cell table:formula="of:=[.A363]*[.B363]" office:value-type="float" office:value="998250">
            <text:p>99825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750">
            <text:p>2750</text:p>
          </table:table-cell>
          <table:table-cell table:formula="of:=[.A364]*[.B364]" office:value-type="float" office:value="1001000">
            <text:p>100100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750">
            <text:p>2750</text:p>
          </table:table-cell>
          <table:table-cell table:formula="of:=[.A365]*[.B365]" office:value-type="float" office:value="1003750">
            <text:p>100375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750">
            <text:p>2750</text:p>
          </table:table-cell>
          <table:table-cell table:formula="of:=[.A366]*[.B366]" office:value-type="float" office:value="1006500">
            <text:p>100650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750">
            <text:p>2750</text:p>
          </table:table-cell>
          <table:table-cell table:formula="of:=[.A367]*[.B367]" office:value-type="float" office:value="1009250">
            <text:p>100925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750">
            <text:p>2750</text:p>
          </table:table-cell>
          <table:table-cell table:formula="of:=[.A368]*[.B368]" office:value-type="float" office:value="1012000">
            <text:p>101200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750">
            <text:p>2750</text:p>
          </table:table-cell>
          <table:table-cell table:formula="of:=[.A369]*[.B369]" office:value-type="float" office:value="1014750">
            <text:p>101475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750">
            <text:p>2750</text:p>
          </table:table-cell>
          <table:table-cell table:formula="of:=[.A370]*[.B370]" office:value-type="float" office:value="1017500">
            <text:p>10175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750">
            <text:p>2750</text:p>
          </table:table-cell>
          <table:table-cell table:formula="of:=[.A371]*[.B371]" office:value-type="float" office:value="1020250">
            <text:p>102025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750">
            <text:p>2750</text:p>
          </table:table-cell>
          <table:table-cell table:formula="of:=[.A372]*[.B372]" office:value-type="float" office:value="1023000">
            <text:p>102300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750">
            <text:p>2750</text:p>
          </table:table-cell>
          <table:table-cell table:formula="of:=[.A373]*[.B373]" office:value-type="float" office:value="1025750">
            <text:p>102575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750">
            <text:p>2750</text:p>
          </table:table-cell>
          <table:table-cell table:formula="of:=[.A374]*[.B374]" office:value-type="float" office:value="1028500">
            <text:p>102850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750">
            <text:p>2750</text:p>
          </table:table-cell>
          <table:table-cell table:formula="of:=[.A375]*[.B375]" office:value-type="float" office:value="1031250">
            <text:p>103125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750">
            <text:p>2750</text:p>
          </table:table-cell>
          <table:table-cell table:formula="of:=[.A376]*[.B376]" office:value-type="float" office:value="1034000">
            <text:p>103400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750">
            <text:p>2750</text:p>
          </table:table-cell>
          <table:table-cell table:formula="of:=[.A377]*[.B377]" office:value-type="float" office:value="1036750">
            <text:p>103675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750">
            <text:p>2750</text:p>
          </table:table-cell>
          <table:table-cell table:formula="of:=[.A378]*[.B378]" office:value-type="float" office:value="1039500">
            <text:p>103950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750">
            <text:p>2750</text:p>
          </table:table-cell>
          <table:table-cell table:formula="of:=[.A379]*[.B379]" office:value-type="float" office:value="1042250">
            <text:p>104225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750">
            <text:p>2750</text:p>
          </table:table-cell>
          <table:table-cell table:formula="of:=[.A380]*[.B380]" office:value-type="float" office:value="1045000">
            <text:p>10450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750">
            <text:p>2750</text:p>
          </table:table-cell>
          <table:table-cell table:formula="of:=[.A381]*[.B381]" office:value-type="float" office:value="1047750">
            <text:p>104775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750">
            <text:p>2750</text:p>
          </table:table-cell>
          <table:table-cell table:formula="of:=[.A382]*[.B382]" office:value-type="float" office:value="1050500">
            <text:p>105050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750">
            <text:p>2750</text:p>
          </table:table-cell>
          <table:table-cell table:formula="of:=[.A383]*[.B383]" office:value-type="float" office:value="1053250">
            <text:p>105325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750">
            <text:p>2750</text:p>
          </table:table-cell>
          <table:table-cell table:formula="of:=[.A384]*[.B384]" office:value-type="float" office:value="1056000">
            <text:p>105600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750">
            <text:p>2750</text:p>
          </table:table-cell>
          <table:table-cell table:formula="of:=[.A385]*[.B385]" office:value-type="float" office:value="1058750">
            <text:p>105875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750">
            <text:p>2750</text:p>
          </table:table-cell>
          <table:table-cell table:formula="of:=[.A386]*[.B386]" office:value-type="float" office:value="1061500">
            <text:p>106150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750">
            <text:p>2750</text:p>
          </table:table-cell>
          <table:table-cell table:formula="of:=[.A387]*[.B387]" office:value-type="float" office:value="1064250">
            <text:p>106425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750">
            <text:p>2750</text:p>
          </table:table-cell>
          <table:table-cell table:formula="of:=[.A388]*[.B388]" office:value-type="float" office:value="1067000">
            <text:p>106700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750">
            <text:p>2750</text:p>
          </table:table-cell>
          <table:table-cell table:formula="of:=[.A389]*[.B389]" office:value-type="float" office:value="1069750">
            <text:p>106975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750">
            <text:p>2750</text:p>
          </table:table-cell>
          <table:table-cell table:formula="of:=[.A390]*[.B390]" office:value-type="float" office:value="1072500">
            <text:p>10725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750">
            <text:p>2750</text:p>
          </table:table-cell>
          <table:table-cell table:formula="of:=[.A391]*[.B391]" office:value-type="float" office:value="1075250">
            <text:p>107525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750">
            <text:p>2750</text:p>
          </table:table-cell>
          <table:table-cell table:formula="of:=[.A392]*[.B392]" office:value-type="float" office:value="1078000">
            <text:p>107800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750">
            <text:p>2750</text:p>
          </table:table-cell>
          <table:table-cell table:formula="of:=[.A393]*[.B393]" office:value-type="float" office:value="1080750">
            <text:p>108075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750">
            <text:p>2750</text:p>
          </table:table-cell>
          <table:table-cell table:formula="of:=[.A394]*[.B394]" office:value-type="float" office:value="1083500">
            <text:p>108350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750">
            <text:p>2750</text:p>
          </table:table-cell>
          <table:table-cell table:formula="of:=[.A395]*[.B395]" office:value-type="float" office:value="1086250">
            <text:p>108625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750">
            <text:p>2750</text:p>
          </table:table-cell>
          <table:table-cell table:formula="of:=[.A396]*[.B396]" office:value-type="float" office:value="1089000">
            <text:p>108900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750">
            <text:p>2750</text:p>
          </table:table-cell>
          <table:table-cell table:formula="of:=[.A397]*[.B397]" office:value-type="float" office:value="1091750">
            <text:p>109175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750">
            <text:p>2750</text:p>
          </table:table-cell>
          <table:table-cell table:formula="of:=[.A398]*[.B398]" office:value-type="float" office:value="1094500">
            <text:p>109450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750">
            <text:p>2750</text:p>
          </table:table-cell>
          <table:table-cell table:formula="of:=[.A399]*[.B399]" office:value-type="float" office:value="1097250">
            <text:p>109725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750">
            <text:p>2750</text:p>
          </table:table-cell>
          <table:table-cell table:formula="of:=[.A400]*[.B400]" office:value-type="float" office:value="1100000">
            <text:p>1100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750">
            <text:p>2750</text:p>
          </table:table-cell>
          <table:table-cell table:formula="of:=[.A401]*[.B401]" office:value-type="float" office:value="1102750">
            <text:p>110275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750">
            <text:p>2750</text:p>
          </table:table-cell>
          <table:table-cell table:formula="of:=[.A402]*[.B402]" office:value-type="float" office:value="1105500">
            <text:p>110550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750">
            <text:p>2750</text:p>
          </table:table-cell>
          <table:table-cell table:formula="of:=[.A403]*[.B403]" office:value-type="float" office:value="1108250">
            <text:p>110825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750">
            <text:p>2750</text:p>
          </table:table-cell>
          <table:table-cell table:formula="of:=[.A404]*[.B404]" office:value-type="float" office:value="1111000">
            <text:p>111100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750">
            <text:p>2750</text:p>
          </table:table-cell>
          <table:table-cell table:formula="of:=[.A405]*[.B405]" office:value-type="float" office:value="1113750">
            <text:p>111375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750">
            <text:p>2750</text:p>
          </table:table-cell>
          <table:table-cell table:formula="of:=[.A406]*[.B406]" office:value-type="float" office:value="1116500">
            <text:p>111650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750">
            <text:p>2750</text:p>
          </table:table-cell>
          <table:table-cell table:formula="of:=[.A407]*[.B407]" office:value-type="float" office:value="1119250">
            <text:p>111925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750">
            <text:p>2750</text:p>
          </table:table-cell>
          <table:table-cell table:formula="of:=[.A408]*[.B408]" office:value-type="float" office:value="1122000">
            <text:p>112200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750">
            <text:p>2750</text:p>
          </table:table-cell>
          <table:table-cell table:formula="of:=[.A409]*[.B409]" office:value-type="float" office:value="1124750">
            <text:p>112475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750">
            <text:p>2750</text:p>
          </table:table-cell>
          <table:table-cell table:formula="of:=[.A410]*[.B410]" office:value-type="float" office:value="1127500">
            <text:p>11275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750">
            <text:p>2750</text:p>
          </table:table-cell>
          <table:table-cell table:formula="of:=[.A411]*[.B411]" office:value-type="float" office:value="1130250">
            <text:p>113025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750">
            <text:p>2750</text:p>
          </table:table-cell>
          <table:table-cell table:formula="of:=[.A412]*[.B412]" office:value-type="float" office:value="1133000">
            <text:p>113300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750">
            <text:p>2750</text:p>
          </table:table-cell>
          <table:table-cell table:formula="of:=[.A413]*[.B413]" office:value-type="float" office:value="1135750">
            <text:p>113575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750">
            <text:p>2750</text:p>
          </table:table-cell>
          <table:table-cell table:formula="of:=[.A414]*[.B414]" office:value-type="float" office:value="1138500">
            <text:p>113850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750">
            <text:p>2750</text:p>
          </table:table-cell>
          <table:table-cell table:formula="of:=[.A415]*[.B415]" office:value-type="float" office:value="1141250">
            <text:p>114125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750">
            <text:p>2750</text:p>
          </table:table-cell>
          <table:table-cell table:formula="of:=[.A416]*[.B416]" office:value-type="float" office:value="1144000">
            <text:p>114400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750">
            <text:p>2750</text:p>
          </table:table-cell>
          <table:table-cell table:formula="of:=[.A417]*[.B417]" office:value-type="float" office:value="1146750">
            <text:p>114675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750">
            <text:p>2750</text:p>
          </table:table-cell>
          <table:table-cell table:formula="of:=[.A418]*[.B418]" office:value-type="float" office:value="1149500">
            <text:p>114950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750">
            <text:p>2750</text:p>
          </table:table-cell>
          <table:table-cell table:formula="of:=[.A419]*[.B419]" office:value-type="float" office:value="1152250">
            <text:p>115225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750">
            <text:p>2750</text:p>
          </table:table-cell>
          <table:table-cell table:formula="of:=[.A420]*[.B420]" office:value-type="float" office:value="1155000">
            <text:p>11550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750">
            <text:p>2750</text:p>
          </table:table-cell>
          <table:table-cell table:formula="of:=[.A421]*[.B421]" office:value-type="float" office:value="1157750">
            <text:p>115775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750">
            <text:p>2750</text:p>
          </table:table-cell>
          <table:table-cell table:formula="of:=[.A422]*[.B422]" office:value-type="float" office:value="1160500">
            <text:p>116050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750">
            <text:p>2750</text:p>
          </table:table-cell>
          <table:table-cell table:formula="of:=[.A423]*[.B423]" office:value-type="float" office:value="1163250">
            <text:p>116325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750">
            <text:p>2750</text:p>
          </table:table-cell>
          <table:table-cell table:formula="of:=[.A424]*[.B424]" office:value-type="float" office:value="1166000">
            <text:p>116600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750">
            <text:p>2750</text:p>
          </table:table-cell>
          <table:table-cell table:formula="of:=[.A425]*[.B425]" office:value-type="float" office:value="1168750">
            <text:p>116875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750">
            <text:p>2750</text:p>
          </table:table-cell>
          <table:table-cell table:formula="of:=[.A426]*[.B426]" office:value-type="float" office:value="1171500">
            <text:p>117150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750">
            <text:p>2750</text:p>
          </table:table-cell>
          <table:table-cell table:formula="of:=[.A427]*[.B427]" office:value-type="float" office:value="1174250">
            <text:p>117425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750">
            <text:p>2750</text:p>
          </table:table-cell>
          <table:table-cell table:formula="of:=[.A428]*[.B428]" office:value-type="float" office:value="1177000">
            <text:p>117700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750">
            <text:p>2750</text:p>
          </table:table-cell>
          <table:table-cell table:formula="of:=[.A429]*[.B429]" office:value-type="float" office:value="1179750">
            <text:p>117975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750">
            <text:p>2750</text:p>
          </table:table-cell>
          <table:table-cell table:formula="of:=[.A430]*[.B430]" office:value-type="float" office:value="1182500">
            <text:p>11825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750">
            <text:p>2750</text:p>
          </table:table-cell>
          <table:table-cell table:formula="of:=[.A431]*[.B431]" office:value-type="float" office:value="1185250">
            <text:p>118525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750">
            <text:p>2750</text:p>
          </table:table-cell>
          <table:table-cell table:formula="of:=[.A432]*[.B432]" office:value-type="float" office:value="1188000">
            <text:p>118800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750">
            <text:p>2750</text:p>
          </table:table-cell>
          <table:table-cell table:formula="of:=[.A433]*[.B433]" office:value-type="float" office:value="1190750">
            <text:p>119075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750">
            <text:p>2750</text:p>
          </table:table-cell>
          <table:table-cell table:formula="of:=[.A434]*[.B434]" office:value-type="float" office:value="1193500">
            <text:p>119350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750">
            <text:p>2750</text:p>
          </table:table-cell>
          <table:table-cell table:formula="of:=[.A435]*[.B435]" office:value-type="float" office:value="1196250">
            <text:p>119625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750">
            <text:p>2750</text:p>
          </table:table-cell>
          <table:table-cell table:formula="of:=[.A436]*[.B436]" office:value-type="float" office:value="1199000">
            <text:p>119900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750">
            <text:p>2750</text:p>
          </table:table-cell>
          <table:table-cell table:formula="of:=[.A437]*[.B437]" office:value-type="float" office:value="1201750">
            <text:p>120175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750">
            <text:p>2750</text:p>
          </table:table-cell>
          <table:table-cell table:formula="of:=[.A438]*[.B438]" office:value-type="float" office:value="1204500">
            <text:p>120450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750">
            <text:p>2750</text:p>
          </table:table-cell>
          <table:table-cell table:formula="of:=[.A439]*[.B439]" office:value-type="float" office:value="1207250">
            <text:p>120725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750">
            <text:p>2750</text:p>
          </table:table-cell>
          <table:table-cell table:formula="of:=[.A440]*[.B440]" office:value-type="float" office:value="1210000">
            <text:p>12100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750">
            <text:p>2750</text:p>
          </table:table-cell>
          <table:table-cell table:formula="of:=[.A441]*[.B441]" office:value-type="float" office:value="1212750">
            <text:p>121275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750">
            <text:p>2750</text:p>
          </table:table-cell>
          <table:table-cell table:formula="of:=[.A442]*[.B442]" office:value-type="float" office:value="1215500">
            <text:p>121550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750">
            <text:p>2750</text:p>
          </table:table-cell>
          <table:table-cell table:formula="of:=[.A443]*[.B443]" office:value-type="float" office:value="1218250">
            <text:p>121825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750">
            <text:p>2750</text:p>
          </table:table-cell>
          <table:table-cell table:formula="of:=[.A444]*[.B444]" office:value-type="float" office:value="1221000">
            <text:p>122100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750">
            <text:p>2750</text:p>
          </table:table-cell>
          <table:table-cell table:formula="of:=[.A445]*[.B445]" office:value-type="float" office:value="1223750">
            <text:p>122375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750">
            <text:p>2750</text:p>
          </table:table-cell>
          <table:table-cell table:formula="of:=[.A446]*[.B446]" office:value-type="float" office:value="1226500">
            <text:p>122650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750">
            <text:p>2750</text:p>
          </table:table-cell>
          <table:table-cell table:formula="of:=[.A447]*[.B447]" office:value-type="float" office:value="1229250">
            <text:p>122925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750">
            <text:p>2750</text:p>
          </table:table-cell>
          <table:table-cell table:formula="of:=[.A448]*[.B448]" office:value-type="float" office:value="1232000">
            <text:p>123200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750">
            <text:p>2750</text:p>
          </table:table-cell>
          <table:table-cell table:formula="of:=[.A449]*[.B449]" office:value-type="float" office:value="1234750">
            <text:p>123475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750">
            <text:p>2750</text:p>
          </table:table-cell>
          <table:table-cell table:formula="of:=[.A450]*[.B450]" office:value-type="float" office:value="1237500">
            <text:p>12375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750">
            <text:p>2750</text:p>
          </table:table-cell>
          <table:table-cell table:formula="of:=[.A451]*[.B451]" office:value-type="float" office:value="1240250">
            <text:p>124025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750">
            <text:p>2750</text:p>
          </table:table-cell>
          <table:table-cell table:formula="of:=[.A452]*[.B452]" office:value-type="float" office:value="1243000">
            <text:p>124300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750">
            <text:p>2750</text:p>
          </table:table-cell>
          <table:table-cell table:formula="of:=[.A453]*[.B453]" office:value-type="float" office:value="1245750">
            <text:p>124575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750">
            <text:p>2750</text:p>
          </table:table-cell>
          <table:table-cell table:formula="of:=[.A454]*[.B454]" office:value-type="float" office:value="1248500">
            <text:p>124850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750">
            <text:p>2750</text:p>
          </table:table-cell>
          <table:table-cell table:formula="of:=[.A455]*[.B455]" office:value-type="float" office:value="1251250">
            <text:p>125125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750">
            <text:p>2750</text:p>
          </table:table-cell>
          <table:table-cell table:formula="of:=[.A456]*[.B456]" office:value-type="float" office:value="1254000">
            <text:p>125400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750">
            <text:p>2750</text:p>
          </table:table-cell>
          <table:table-cell table:formula="of:=[.A457]*[.B457]" office:value-type="float" office:value="1256750">
            <text:p>125675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750">
            <text:p>2750</text:p>
          </table:table-cell>
          <table:table-cell table:formula="of:=[.A458]*[.B458]" office:value-type="float" office:value="1259500">
            <text:p>125950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750">
            <text:p>2750</text:p>
          </table:table-cell>
          <table:table-cell table:formula="of:=[.A459]*[.B459]" office:value-type="float" office:value="1262250">
            <text:p>126225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750">
            <text:p>2750</text:p>
          </table:table-cell>
          <table:table-cell table:formula="of:=[.A460]*[.B460]" office:value-type="float" office:value="1265000">
            <text:p>12650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750">
            <text:p>2750</text:p>
          </table:table-cell>
          <table:table-cell table:formula="of:=[.A461]*[.B461]" office:value-type="float" office:value="1267750">
            <text:p>126775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750">
            <text:p>2750</text:p>
          </table:table-cell>
          <table:table-cell table:formula="of:=[.A462]*[.B462]" office:value-type="float" office:value="1270500">
            <text:p>127050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750">
            <text:p>2750</text:p>
          </table:table-cell>
          <table:table-cell table:formula="of:=[.A463]*[.B463]" office:value-type="float" office:value="1273250">
            <text:p>127325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750">
            <text:p>2750</text:p>
          </table:table-cell>
          <table:table-cell table:formula="of:=[.A464]*[.B464]" office:value-type="float" office:value="1276000">
            <text:p>127600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750">
            <text:p>2750</text:p>
          </table:table-cell>
          <table:table-cell table:formula="of:=[.A465]*[.B465]" office:value-type="float" office:value="1278750">
            <text:p>127875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750">
            <text:p>2750</text:p>
          </table:table-cell>
          <table:table-cell table:formula="of:=[.A466]*[.B466]" office:value-type="float" office:value="1281500">
            <text:p>128150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750">
            <text:p>2750</text:p>
          </table:table-cell>
          <table:table-cell table:formula="of:=[.A467]*[.B467]" office:value-type="float" office:value="1284250">
            <text:p>128425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750">
            <text:p>2750</text:p>
          </table:table-cell>
          <table:table-cell table:formula="of:=[.A468]*[.B468]" office:value-type="float" office:value="1287000">
            <text:p>128700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750">
            <text:p>2750</text:p>
          </table:table-cell>
          <table:table-cell table:formula="of:=[.A469]*[.B469]" office:value-type="float" office:value="1289750">
            <text:p>128975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750">
            <text:p>2750</text:p>
          </table:table-cell>
          <table:table-cell table:formula="of:=[.A470]*[.B470]" office:value-type="float" office:value="1292500">
            <text:p>12925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750">
            <text:p>2750</text:p>
          </table:table-cell>
          <table:table-cell table:formula="of:=[.A471]*[.B471]" office:value-type="float" office:value="1295250">
            <text:p>129525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750">
            <text:p>2750</text:p>
          </table:table-cell>
          <table:table-cell table:formula="of:=[.A472]*[.B472]" office:value-type="float" office:value="1298000">
            <text:p>129800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750">
            <text:p>2750</text:p>
          </table:table-cell>
          <table:table-cell table:formula="of:=[.A473]*[.B473]" office:value-type="float" office:value="1300750">
            <text:p>130075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750">
            <text:p>2750</text:p>
          </table:table-cell>
          <table:table-cell table:formula="of:=[.A474]*[.B474]" office:value-type="float" office:value="1303500">
            <text:p>130350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750">
            <text:p>2750</text:p>
          </table:table-cell>
          <table:table-cell table:formula="of:=[.A475]*[.B475]" office:value-type="float" office:value="1306250">
            <text:p>130625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750">
            <text:p>2750</text:p>
          </table:table-cell>
          <table:table-cell table:formula="of:=[.A476]*[.B476]" office:value-type="float" office:value="1309000">
            <text:p>130900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750">
            <text:p>2750</text:p>
          </table:table-cell>
          <table:table-cell table:formula="of:=[.A477]*[.B477]" office:value-type="float" office:value="1311750">
            <text:p>131175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750">
            <text:p>2750</text:p>
          </table:table-cell>
          <table:table-cell table:formula="of:=[.A478]*[.B478]" office:value-type="float" office:value="1314500">
            <text:p>131450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750">
            <text:p>2750</text:p>
          </table:table-cell>
          <table:table-cell table:formula="of:=[.A479]*[.B479]" office:value-type="float" office:value="1317250">
            <text:p>131725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750">
            <text:p>2750</text:p>
          </table:table-cell>
          <table:table-cell table:formula="of:=[.A480]*[.B480]" office:value-type="float" office:value="1320000">
            <text:p>13200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750">
            <text:p>2750</text:p>
          </table:table-cell>
          <table:table-cell table:formula="of:=[.A481]*[.B481]" office:value-type="float" office:value="1322750">
            <text:p>132275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750">
            <text:p>2750</text:p>
          </table:table-cell>
          <table:table-cell table:formula="of:=[.A482]*[.B482]" office:value-type="float" office:value="1325500">
            <text:p>132550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750">
            <text:p>2750</text:p>
          </table:table-cell>
          <table:table-cell table:formula="of:=[.A483]*[.B483]" office:value-type="float" office:value="1328250">
            <text:p>132825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750">
            <text:p>2750</text:p>
          </table:table-cell>
          <table:table-cell table:formula="of:=[.A484]*[.B484]" office:value-type="float" office:value="1331000">
            <text:p>133100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750">
            <text:p>2750</text:p>
          </table:table-cell>
          <table:table-cell table:formula="of:=[.A485]*[.B485]" office:value-type="float" office:value="1333750">
            <text:p>133375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750">
            <text:p>2750</text:p>
          </table:table-cell>
          <table:table-cell table:formula="of:=[.A486]*[.B486]" office:value-type="float" office:value="1336500">
            <text:p>133650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750">
            <text:p>2750</text:p>
          </table:table-cell>
          <table:table-cell table:formula="of:=[.A487]*[.B487]" office:value-type="float" office:value="1339250">
            <text:p>133925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750">
            <text:p>2750</text:p>
          </table:table-cell>
          <table:table-cell table:formula="of:=[.A488]*[.B488]" office:value-type="float" office:value="1342000">
            <text:p>134200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750">
            <text:p>2750</text:p>
          </table:table-cell>
          <table:table-cell table:formula="of:=[.A489]*[.B489]" office:value-type="float" office:value="1344750">
            <text:p>134475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750">
            <text:p>2750</text:p>
          </table:table-cell>
          <table:table-cell table:formula="of:=[.A490]*[.B490]" office:value-type="float" office:value="1347500">
            <text:p>13475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750">
            <text:p>2750</text:p>
          </table:table-cell>
          <table:table-cell table:formula="of:=[.A491]*[.B491]" office:value-type="float" office:value="1350250">
            <text:p>135025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750">
            <text:p>2750</text:p>
          </table:table-cell>
          <table:table-cell table:formula="of:=[.A492]*[.B492]" office:value-type="float" office:value="1353000">
            <text:p>135300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750">
            <text:p>2750</text:p>
          </table:table-cell>
          <table:table-cell table:formula="of:=[.A493]*[.B493]" office:value-type="float" office:value="1355750">
            <text:p>135575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750">
            <text:p>2750</text:p>
          </table:table-cell>
          <table:table-cell table:formula="of:=[.A494]*[.B494]" office:value-type="float" office:value="1358500">
            <text:p>135850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750">
            <text:p>2750</text:p>
          </table:table-cell>
          <table:table-cell table:formula="of:=[.A495]*[.B495]" office:value-type="float" office:value="1361250">
            <text:p>136125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750">
            <text:p>2750</text:p>
          </table:table-cell>
          <table:table-cell table:formula="of:=[.A496]*[.B496]" office:value-type="float" office:value="1364000">
            <text:p>136400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750">
            <text:p>2750</text:p>
          </table:table-cell>
          <table:table-cell table:formula="of:=[.A497]*[.B497]" office:value-type="float" office:value="1366750">
            <text:p>136675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750">
            <text:p>2750</text:p>
          </table:table-cell>
          <table:table-cell table:formula="of:=[.A498]*[.B498]" office:value-type="float" office:value="1369500">
            <text:p>136950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750">
            <text:p>2750</text:p>
          </table:table-cell>
          <table:table-cell table:formula="of:=[.A499]*[.B499]" office:value-type="float" office:value="1372250">
            <text:p>137225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750">
            <text:p>2750</text:p>
          </table:table-cell>
          <table:table-cell table:formula="of:=[.A500]*[.B500]" office:value-type="float" office:value="1375000">
            <text:p>13750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3'.E2]*1.04" office:value-type="float" office:value="2860">
            <text:p>286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860">
            <text:p>2860</text:p>
          </table:table-cell>
          <table:table-cell table:formula="of:=[.A5]*[.B5]" office:value-type="float" office:value="14300">
            <text:p>143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860">
            <text:p>2860</text:p>
          </table:table-cell>
          <table:table-cell table:formula="of:=[.A6]*[.B6]" office:value-type="float" office:value="17160">
            <text:p>1716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860">
            <text:p>2860</text:p>
          </table:table-cell>
          <table:table-cell table:formula="of:=[.A7]*[.B7]" office:value-type="float" office:value="20020">
            <text:p>2002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860">
            <text:p>2860</text:p>
          </table:table-cell>
          <table:table-cell table:formula="of:=[.A8]*[.B8]" office:value-type="float" office:value="22880">
            <text:p>2288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860">
            <text:p>2860</text:p>
          </table:table-cell>
          <table:table-cell table:formula="of:=[.A9]*[.B9]" office:value-type="float" office:value="25740">
            <text:p>2574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860">
            <text:p>2860</text:p>
          </table:table-cell>
          <table:table-cell table:formula="of:=[.A10]*[.B10]" office:value-type="float" office:value="28600">
            <text:p>286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860">
            <text:p>2860</text:p>
          </table:table-cell>
          <table:table-cell table:formula="of:=[.A11]*[.B11]" office:value-type="float" office:value="31460">
            <text:p>3146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860">
            <text:p>2860</text:p>
          </table:table-cell>
          <table:table-cell table:formula="of:=[.A12]*[.B12]" office:value-type="float" office:value="34320">
            <text:p>3432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860">
            <text:p>2860</text:p>
          </table:table-cell>
          <table:table-cell table:formula="of:=[.A13]*[.B13]" office:value-type="float" office:value="37180">
            <text:p>3718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860">
            <text:p>2860</text:p>
          </table:table-cell>
          <table:table-cell table:formula="of:=[.A14]*[.B14]" office:value-type="float" office:value="40040">
            <text:p>4004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860">
            <text:p>2860</text:p>
          </table:table-cell>
          <table:table-cell table:formula="of:=[.A15]*[.B15]" office:value-type="float" office:value="42900">
            <text:p>4290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860">
            <text:p>2860</text:p>
          </table:table-cell>
          <table:table-cell table:formula="of:=[.A16]*[.B16]" office:value-type="float" office:value="45760">
            <text:p>4576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860">
            <text:p>2860</text:p>
          </table:table-cell>
          <table:table-cell table:formula="of:=[.A17]*[.B17]" office:value-type="float" office:value="48620">
            <text:p>4862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860">
            <text:p>2860</text:p>
          </table:table-cell>
          <table:table-cell table:formula="of:=[.A18]*[.B18]" office:value-type="float" office:value="51480">
            <text:p>5148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860">
            <text:p>2860</text:p>
          </table:table-cell>
          <table:table-cell table:formula="of:=[.A19]*[.B19]" office:value-type="float" office:value="54340">
            <text:p>5434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860">
            <text:p>2860</text:p>
          </table:table-cell>
          <table:table-cell table:formula="of:=[.A20]*[.B20]" office:value-type="float" office:value="57200">
            <text:p>572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860">
            <text:p>2860</text:p>
          </table:table-cell>
          <table:table-cell table:formula="of:=[.A21]*[.B21]" office:value-type="float" office:value="60060">
            <text:p>6006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860">
            <text:p>2860</text:p>
          </table:table-cell>
          <table:table-cell table:formula="of:=[.A22]*[.B22]" office:value-type="float" office:value="62920">
            <text:p>6292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860">
            <text:p>2860</text:p>
          </table:table-cell>
          <table:table-cell table:formula="of:=[.A23]*[.B23]" office:value-type="float" office:value="65780">
            <text:p>6578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860">
            <text:p>2860</text:p>
          </table:table-cell>
          <table:table-cell table:formula="of:=[.A24]*[.B24]" office:value-type="float" office:value="68640">
            <text:p>6864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860">
            <text:p>2860</text:p>
          </table:table-cell>
          <table:table-cell table:formula="of:=[.A25]*[.B25]" office:value-type="float" office:value="71500">
            <text:p>715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860">
            <text:p>2860</text:p>
          </table:table-cell>
          <table:table-cell table:formula="of:=[.A26]*[.B26]" office:value-type="float" office:value="74360">
            <text:p>7436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860">
            <text:p>2860</text:p>
          </table:table-cell>
          <table:table-cell table:formula="of:=[.A27]*[.B27]" office:value-type="float" office:value="77220">
            <text:p>7722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860">
            <text:p>2860</text:p>
          </table:table-cell>
          <table:table-cell table:formula="of:=[.A28]*[.B28]" office:value-type="float" office:value="80080">
            <text:p>8008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860">
            <text:p>2860</text:p>
          </table:table-cell>
          <table:table-cell table:formula="of:=[.A29]*[.B29]" office:value-type="float" office:value="82940">
            <text:p>8294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860">
            <text:p>2860</text:p>
          </table:table-cell>
          <table:table-cell table:formula="of:=[.A30]*[.B30]" office:value-type="float" office:value="85800">
            <text:p>858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860">
            <text:p>2860</text:p>
          </table:table-cell>
          <table:table-cell table:formula="of:=[.A31]*[.B31]" office:value-type="float" office:value="88660">
            <text:p>8866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860">
            <text:p>2860</text:p>
          </table:table-cell>
          <table:table-cell table:formula="of:=[.A32]*[.B32]" office:value-type="float" office:value="91520">
            <text:p>9152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860">
            <text:p>2860</text:p>
          </table:table-cell>
          <table:table-cell table:formula="of:=[.A33]*[.B33]" office:value-type="float" office:value="94380">
            <text:p>9438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860">
            <text:p>2860</text:p>
          </table:table-cell>
          <table:table-cell table:formula="of:=[.A34]*[.B34]" office:value-type="float" office:value="97240">
            <text:p>9724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860">
            <text:p>2860</text:p>
          </table:table-cell>
          <table:table-cell table:formula="of:=[.A35]*[.B35]" office:value-type="float" office:value="100100">
            <text:p>1001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860">
            <text:p>2860</text:p>
          </table:table-cell>
          <table:table-cell table:formula="of:=[.A36]*[.B36]" office:value-type="float" office:value="102960">
            <text:p>10296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860">
            <text:p>2860</text:p>
          </table:table-cell>
          <table:table-cell table:formula="of:=[.A37]*[.B37]" office:value-type="float" office:value="105820">
            <text:p>10582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860">
            <text:p>2860</text:p>
          </table:table-cell>
          <table:table-cell table:formula="of:=[.A38]*[.B38]" office:value-type="float" office:value="108680">
            <text:p>10868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860">
            <text:p>2860</text:p>
          </table:table-cell>
          <table:table-cell table:formula="of:=[.A39]*[.B39]" office:value-type="float" office:value="111540">
            <text:p>11154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860">
            <text:p>2860</text:p>
          </table:table-cell>
          <table:table-cell table:formula="of:=[.A40]*[.B40]" office:value-type="float" office:value="114400">
            <text:p>1144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860">
            <text:p>2860</text:p>
          </table:table-cell>
          <table:table-cell table:formula="of:=[.A41]*[.B41]" office:value-type="float" office:value="117260">
            <text:p>11726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860">
            <text:p>2860</text:p>
          </table:table-cell>
          <table:table-cell table:formula="of:=[.A42]*[.B42]" office:value-type="float" office:value="120120">
            <text:p>12012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860">
            <text:p>2860</text:p>
          </table:table-cell>
          <table:table-cell table:formula="of:=[.A43]*[.B43]" office:value-type="float" office:value="122980">
            <text:p>12298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860">
            <text:p>2860</text:p>
          </table:table-cell>
          <table:table-cell table:formula="of:=[.A44]*[.B44]" office:value-type="float" office:value="125840">
            <text:p>12584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860">
            <text:p>2860</text:p>
          </table:table-cell>
          <table:table-cell table:formula="of:=[.A45]*[.B45]" office:value-type="float" office:value="128700">
            <text:p>12870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860">
            <text:p>2860</text:p>
          </table:table-cell>
          <table:table-cell table:formula="of:=[.A46]*[.B46]" office:value-type="float" office:value="131560">
            <text:p>13156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860">
            <text:p>2860</text:p>
          </table:table-cell>
          <table:table-cell table:formula="of:=[.A47]*[.B47]" office:value-type="float" office:value="134420">
            <text:p>13442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860">
            <text:p>2860</text:p>
          </table:table-cell>
          <table:table-cell table:formula="of:=[.A48]*[.B48]" office:value-type="float" office:value="137280">
            <text:p>13728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860">
            <text:p>2860</text:p>
          </table:table-cell>
          <table:table-cell table:formula="of:=[.A49]*[.B49]" office:value-type="float" office:value="140140">
            <text:p>14014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860">
            <text:p>2860</text:p>
          </table:table-cell>
          <table:table-cell table:formula="of:=[.A50]*[.B50]" office:value-type="float" office:value="143000">
            <text:p>14300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860">
            <text:p>2860</text:p>
          </table:table-cell>
          <table:table-cell table:formula="of:=[.A51]*[.B51]" office:value-type="float" office:value="145860">
            <text:p>14586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860">
            <text:p>2860</text:p>
          </table:table-cell>
          <table:table-cell table:formula="of:=[.A52]*[.B52]" office:value-type="float" office:value="148720">
            <text:p>14872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860">
            <text:p>2860</text:p>
          </table:table-cell>
          <table:table-cell table:formula="of:=[.A53]*[.B53]" office:value-type="float" office:value="151580">
            <text:p>15158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860">
            <text:p>2860</text:p>
          </table:table-cell>
          <table:table-cell table:formula="of:=[.A54]*[.B54]" office:value-type="float" office:value="154440">
            <text:p>15444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860">
            <text:p>2860</text:p>
          </table:table-cell>
          <table:table-cell table:formula="of:=[.A55]*[.B55]" office:value-type="float" office:value="157300">
            <text:p>15730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860">
            <text:p>2860</text:p>
          </table:table-cell>
          <table:table-cell table:formula="of:=[.A56]*[.B56]" office:value-type="float" office:value="160160">
            <text:p>16016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860">
            <text:p>2860</text:p>
          </table:table-cell>
          <table:table-cell table:formula="of:=[.A57]*[.B57]" office:value-type="float" office:value="163020">
            <text:p>16302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860">
            <text:p>2860</text:p>
          </table:table-cell>
          <table:table-cell table:formula="of:=[.A58]*[.B58]" office:value-type="float" office:value="165880">
            <text:p>16588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860">
            <text:p>2860</text:p>
          </table:table-cell>
          <table:table-cell table:formula="of:=[.A59]*[.B59]" office:value-type="float" office:value="168740">
            <text:p>16874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860">
            <text:p>2860</text:p>
          </table:table-cell>
          <table:table-cell table:formula="of:=[.A60]*[.B60]" office:value-type="float" office:value="171600">
            <text:p>1716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860">
            <text:p>2860</text:p>
          </table:table-cell>
          <table:table-cell table:formula="of:=[.A61]*[.B61]" office:value-type="float" office:value="174460">
            <text:p>17446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860">
            <text:p>2860</text:p>
          </table:table-cell>
          <table:table-cell table:formula="of:=[.A62]*[.B62]" office:value-type="float" office:value="177320">
            <text:p>17732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860">
            <text:p>2860</text:p>
          </table:table-cell>
          <table:table-cell table:formula="of:=[.A63]*[.B63]" office:value-type="float" office:value="180180">
            <text:p>18018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860">
            <text:p>2860</text:p>
          </table:table-cell>
          <table:table-cell table:formula="of:=[.A64]*[.B64]" office:value-type="float" office:value="183040">
            <text:p>18304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860">
            <text:p>2860</text:p>
          </table:table-cell>
          <table:table-cell table:formula="of:=[.A65]*[.B65]" office:value-type="float" office:value="185900">
            <text:p>18590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860">
            <text:p>2860</text:p>
          </table:table-cell>
          <table:table-cell table:formula="of:=[.A66]*[.B66]" office:value-type="float" office:value="188760">
            <text:p>18876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860">
            <text:p>2860</text:p>
          </table:table-cell>
          <table:table-cell table:formula="of:=[.A67]*[.B67]" office:value-type="float" office:value="191620">
            <text:p>19162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860">
            <text:p>2860</text:p>
          </table:table-cell>
          <table:table-cell table:formula="of:=[.A68]*[.B68]" office:value-type="float" office:value="194480">
            <text:p>19448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860">
            <text:p>2860</text:p>
          </table:table-cell>
          <table:table-cell table:formula="of:=[.A69]*[.B69]" office:value-type="float" office:value="197340">
            <text:p>19734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860">
            <text:p>2860</text:p>
          </table:table-cell>
          <table:table-cell table:formula="of:=[.A70]*[.B70]" office:value-type="float" office:value="200200">
            <text:p>2002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860">
            <text:p>2860</text:p>
          </table:table-cell>
          <table:table-cell table:formula="of:=[.A71]*[.B71]" office:value-type="float" office:value="203060">
            <text:p>20306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860">
            <text:p>2860</text:p>
          </table:table-cell>
          <table:table-cell table:formula="of:=[.A72]*[.B72]" office:value-type="float" office:value="205920">
            <text:p>20592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860">
            <text:p>2860</text:p>
          </table:table-cell>
          <table:table-cell table:formula="of:=[.A73]*[.B73]" office:value-type="float" office:value="208780">
            <text:p>20878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860">
            <text:p>2860</text:p>
          </table:table-cell>
          <table:table-cell table:formula="of:=[.A74]*[.B74]" office:value-type="float" office:value="211640">
            <text:p>21164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860">
            <text:p>2860</text:p>
          </table:table-cell>
          <table:table-cell table:formula="of:=[.A75]*[.B75]" office:value-type="float" office:value="214500">
            <text:p>2145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860">
            <text:p>2860</text:p>
          </table:table-cell>
          <table:table-cell table:formula="of:=[.A76]*[.B76]" office:value-type="float" office:value="217360">
            <text:p>21736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860">
            <text:p>2860</text:p>
          </table:table-cell>
          <table:table-cell table:formula="of:=[.A77]*[.B77]" office:value-type="float" office:value="220220">
            <text:p>22022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860">
            <text:p>2860</text:p>
          </table:table-cell>
          <table:table-cell table:formula="of:=[.A78]*[.B78]" office:value-type="float" office:value="223080">
            <text:p>22308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860">
            <text:p>2860</text:p>
          </table:table-cell>
          <table:table-cell table:formula="of:=[.A79]*[.B79]" office:value-type="float" office:value="225940">
            <text:p>22594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860">
            <text:p>2860</text:p>
          </table:table-cell>
          <table:table-cell table:formula="of:=[.A80]*[.B80]" office:value-type="float" office:value="228800">
            <text:p>2288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860">
            <text:p>2860</text:p>
          </table:table-cell>
          <table:table-cell table:formula="of:=[.A81]*[.B81]" office:value-type="float" office:value="231660">
            <text:p>23166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860">
            <text:p>2860</text:p>
          </table:table-cell>
          <table:table-cell table:formula="of:=[.A82]*[.B82]" office:value-type="float" office:value="234520">
            <text:p>23452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860">
            <text:p>2860</text:p>
          </table:table-cell>
          <table:table-cell table:formula="of:=[.A83]*[.B83]" office:value-type="float" office:value="237380">
            <text:p>23738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860">
            <text:p>2860</text:p>
          </table:table-cell>
          <table:table-cell table:formula="of:=[.A84]*[.B84]" office:value-type="float" office:value="240240">
            <text:p>24024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860">
            <text:p>2860</text:p>
          </table:table-cell>
          <table:table-cell table:formula="of:=[.A85]*[.B85]" office:value-type="float" office:value="243100">
            <text:p>2431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860">
            <text:p>2860</text:p>
          </table:table-cell>
          <table:table-cell table:formula="of:=[.A86]*[.B86]" office:value-type="float" office:value="245960">
            <text:p>24596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860">
            <text:p>2860</text:p>
          </table:table-cell>
          <table:table-cell table:formula="of:=[.A87]*[.B87]" office:value-type="float" office:value="248820">
            <text:p>24882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860">
            <text:p>2860</text:p>
          </table:table-cell>
          <table:table-cell table:formula="of:=[.A88]*[.B88]" office:value-type="float" office:value="251680">
            <text:p>25168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860">
            <text:p>2860</text:p>
          </table:table-cell>
          <table:table-cell table:formula="of:=[.A89]*[.B89]" office:value-type="float" office:value="254540">
            <text:p>25454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860">
            <text:p>2860</text:p>
          </table:table-cell>
          <table:table-cell table:formula="of:=[.A90]*[.B90]" office:value-type="float" office:value="257400">
            <text:p>2574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860">
            <text:p>2860</text:p>
          </table:table-cell>
          <table:table-cell table:formula="of:=[.A91]*[.B91]" office:value-type="float" office:value="260260">
            <text:p>26026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860">
            <text:p>2860</text:p>
          </table:table-cell>
          <table:table-cell table:formula="of:=[.A92]*[.B92]" office:value-type="float" office:value="263120">
            <text:p>26312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860">
            <text:p>2860</text:p>
          </table:table-cell>
          <table:table-cell table:formula="of:=[.A93]*[.B93]" office:value-type="float" office:value="265980">
            <text:p>26598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860">
            <text:p>2860</text:p>
          </table:table-cell>
          <table:table-cell table:formula="of:=[.A94]*[.B94]" office:value-type="float" office:value="268840">
            <text:p>26884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860">
            <text:p>2860</text:p>
          </table:table-cell>
          <table:table-cell table:formula="of:=[.A95]*[.B95]" office:value-type="float" office:value="271700">
            <text:p>2717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860">
            <text:p>2860</text:p>
          </table:table-cell>
          <table:table-cell table:formula="of:=[.A96]*[.B96]" office:value-type="float" office:value="274560">
            <text:p>27456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860">
            <text:p>2860</text:p>
          </table:table-cell>
          <table:table-cell table:formula="of:=[.A97]*[.B97]" office:value-type="float" office:value="277420">
            <text:p>27742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860">
            <text:p>2860</text:p>
          </table:table-cell>
          <table:table-cell table:formula="of:=[.A98]*[.B98]" office:value-type="float" office:value="280280">
            <text:p>28028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860">
            <text:p>2860</text:p>
          </table:table-cell>
          <table:table-cell table:formula="of:=[.A99]*[.B99]" office:value-type="float" office:value="283140">
            <text:p>28314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860">
            <text:p>2860</text:p>
          </table:table-cell>
          <table:table-cell table:formula="of:=[.A100]*[.B100]" office:value-type="float" office:value="286000">
            <text:p>286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860">
            <text:p>2860</text:p>
          </table:table-cell>
          <table:table-cell table:formula="of:=[.A101]*[.B101]" office:value-type="float" office:value="288860">
            <text:p>28886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860">
            <text:p>2860</text:p>
          </table:table-cell>
          <table:table-cell table:formula="of:=[.A102]*[.B102]" office:value-type="float" office:value="291720">
            <text:p>29172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860">
            <text:p>2860</text:p>
          </table:table-cell>
          <table:table-cell table:formula="of:=[.A103]*[.B103]" office:value-type="float" office:value="294580">
            <text:p>29458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860">
            <text:p>2860</text:p>
          </table:table-cell>
          <table:table-cell table:formula="of:=[.A104]*[.B104]" office:value-type="float" office:value="297440">
            <text:p>29744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860">
            <text:p>2860</text:p>
          </table:table-cell>
          <table:table-cell table:formula="of:=[.A105]*[.B105]" office:value-type="float" office:value="300300">
            <text:p>30030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860">
            <text:p>2860</text:p>
          </table:table-cell>
          <table:table-cell table:formula="of:=[.A106]*[.B106]" office:value-type="float" office:value="303160">
            <text:p>30316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860">
            <text:p>2860</text:p>
          </table:table-cell>
          <table:table-cell table:formula="of:=[.A107]*[.B107]" office:value-type="float" office:value="306020">
            <text:p>30602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860">
            <text:p>2860</text:p>
          </table:table-cell>
          <table:table-cell table:formula="of:=[.A108]*[.B108]" office:value-type="float" office:value="308880">
            <text:p>30888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860">
            <text:p>2860</text:p>
          </table:table-cell>
          <table:table-cell table:formula="of:=[.A109]*[.B109]" office:value-type="float" office:value="311740">
            <text:p>31174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860">
            <text:p>2860</text:p>
          </table:table-cell>
          <table:table-cell table:formula="of:=[.A110]*[.B110]" office:value-type="float" office:value="314600">
            <text:p>3146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860">
            <text:p>2860</text:p>
          </table:table-cell>
          <table:table-cell table:formula="of:=[.A111]*[.B111]" office:value-type="float" office:value="317460">
            <text:p>31746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860">
            <text:p>2860</text:p>
          </table:table-cell>
          <table:table-cell table:formula="of:=[.A112]*[.B112]" office:value-type="float" office:value="320320">
            <text:p>32032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860">
            <text:p>2860</text:p>
          </table:table-cell>
          <table:table-cell table:formula="of:=[.A113]*[.B113]" office:value-type="float" office:value="323180">
            <text:p>32318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860">
            <text:p>2860</text:p>
          </table:table-cell>
          <table:table-cell table:formula="of:=[.A114]*[.B114]" office:value-type="float" office:value="326040">
            <text:p>32604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860">
            <text:p>2860</text:p>
          </table:table-cell>
          <table:table-cell table:formula="of:=[.A115]*[.B115]" office:value-type="float" office:value="328900">
            <text:p>32890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860">
            <text:p>2860</text:p>
          </table:table-cell>
          <table:table-cell table:formula="of:=[.A116]*[.B116]" office:value-type="float" office:value="331760">
            <text:p>33176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860">
            <text:p>2860</text:p>
          </table:table-cell>
          <table:table-cell table:formula="of:=[.A117]*[.B117]" office:value-type="float" office:value="334620">
            <text:p>33462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860">
            <text:p>2860</text:p>
          </table:table-cell>
          <table:table-cell table:formula="of:=[.A118]*[.B118]" office:value-type="float" office:value="337480">
            <text:p>33748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860">
            <text:p>2860</text:p>
          </table:table-cell>
          <table:table-cell table:formula="of:=[.A119]*[.B119]" office:value-type="float" office:value="340340">
            <text:p>34034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860">
            <text:p>2860</text:p>
          </table:table-cell>
          <table:table-cell table:formula="of:=[.A120]*[.B120]" office:value-type="float" office:value="343200">
            <text:p>34320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860">
            <text:p>2860</text:p>
          </table:table-cell>
          <table:table-cell table:formula="of:=[.A121]*[.B121]" office:value-type="float" office:value="346060">
            <text:p>34606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860">
            <text:p>2860</text:p>
          </table:table-cell>
          <table:table-cell table:formula="of:=[.A122]*[.B122]" office:value-type="float" office:value="348920">
            <text:p>34892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860">
            <text:p>2860</text:p>
          </table:table-cell>
          <table:table-cell table:formula="of:=[.A123]*[.B123]" office:value-type="float" office:value="351780">
            <text:p>35178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860">
            <text:p>2860</text:p>
          </table:table-cell>
          <table:table-cell table:formula="of:=[.A124]*[.B124]" office:value-type="float" office:value="354640">
            <text:p>35464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860">
            <text:p>2860</text:p>
          </table:table-cell>
          <table:table-cell table:formula="of:=[.A125]*[.B125]" office:value-type="float" office:value="357500">
            <text:p>3575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860">
            <text:p>2860</text:p>
          </table:table-cell>
          <table:table-cell table:formula="of:=[.A126]*[.B126]" office:value-type="float" office:value="360360">
            <text:p>36036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860">
            <text:p>2860</text:p>
          </table:table-cell>
          <table:table-cell table:formula="of:=[.A127]*[.B127]" office:value-type="float" office:value="363220">
            <text:p>36322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860">
            <text:p>2860</text:p>
          </table:table-cell>
          <table:table-cell table:formula="of:=[.A128]*[.B128]" office:value-type="float" office:value="366080">
            <text:p>36608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860">
            <text:p>2860</text:p>
          </table:table-cell>
          <table:table-cell table:formula="of:=[.A129]*[.B129]" office:value-type="float" office:value="368940">
            <text:p>36894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860">
            <text:p>2860</text:p>
          </table:table-cell>
          <table:table-cell table:formula="of:=[.A130]*[.B130]" office:value-type="float" office:value="371800">
            <text:p>37180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860">
            <text:p>2860</text:p>
          </table:table-cell>
          <table:table-cell table:formula="of:=[.A131]*[.B131]" office:value-type="float" office:value="374660">
            <text:p>37466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860">
            <text:p>2860</text:p>
          </table:table-cell>
          <table:table-cell table:formula="of:=[.A132]*[.B132]" office:value-type="float" office:value="377520">
            <text:p>37752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860">
            <text:p>2860</text:p>
          </table:table-cell>
          <table:table-cell table:formula="of:=[.A133]*[.B133]" office:value-type="float" office:value="380380">
            <text:p>38038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860">
            <text:p>2860</text:p>
          </table:table-cell>
          <table:table-cell table:formula="of:=[.A134]*[.B134]" office:value-type="float" office:value="383240">
            <text:p>38324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860">
            <text:p>2860</text:p>
          </table:table-cell>
          <table:table-cell table:formula="of:=[.A135]*[.B135]" office:value-type="float" office:value="386100">
            <text:p>38610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860">
            <text:p>2860</text:p>
          </table:table-cell>
          <table:table-cell table:formula="of:=[.A136]*[.B136]" office:value-type="float" office:value="388960">
            <text:p>38896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860">
            <text:p>2860</text:p>
          </table:table-cell>
          <table:table-cell table:formula="of:=[.A137]*[.B137]" office:value-type="float" office:value="391820">
            <text:p>39182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860">
            <text:p>2860</text:p>
          </table:table-cell>
          <table:table-cell table:formula="of:=[.A138]*[.B138]" office:value-type="float" office:value="394680">
            <text:p>39468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860">
            <text:p>2860</text:p>
          </table:table-cell>
          <table:table-cell table:formula="of:=[.A139]*[.B139]" office:value-type="float" office:value="397540">
            <text:p>39754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860">
            <text:p>2860</text:p>
          </table:table-cell>
          <table:table-cell table:formula="of:=[.A140]*[.B140]" office:value-type="float" office:value="400400">
            <text:p>40040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860">
            <text:p>2860</text:p>
          </table:table-cell>
          <table:table-cell table:formula="of:=[.A141]*[.B141]" office:value-type="float" office:value="403260">
            <text:p>40326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860">
            <text:p>2860</text:p>
          </table:table-cell>
          <table:table-cell table:formula="of:=[.A142]*[.B142]" office:value-type="float" office:value="406120">
            <text:p>40612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860">
            <text:p>2860</text:p>
          </table:table-cell>
          <table:table-cell table:formula="of:=[.A143]*[.B143]" office:value-type="float" office:value="408980">
            <text:p>40898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860">
            <text:p>2860</text:p>
          </table:table-cell>
          <table:table-cell table:formula="of:=[.A144]*[.B144]" office:value-type="float" office:value="411840">
            <text:p>41184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860">
            <text:p>2860</text:p>
          </table:table-cell>
          <table:table-cell table:formula="of:=[.A145]*[.B145]" office:value-type="float" office:value="414700">
            <text:p>41470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860">
            <text:p>2860</text:p>
          </table:table-cell>
          <table:table-cell table:formula="of:=[.A146]*[.B146]" office:value-type="float" office:value="417560">
            <text:p>41756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860">
            <text:p>2860</text:p>
          </table:table-cell>
          <table:table-cell table:formula="of:=[.A147]*[.B147]" office:value-type="float" office:value="420420">
            <text:p>42042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860">
            <text:p>2860</text:p>
          </table:table-cell>
          <table:table-cell table:formula="of:=[.A148]*[.B148]" office:value-type="float" office:value="423280">
            <text:p>42328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860">
            <text:p>2860</text:p>
          </table:table-cell>
          <table:table-cell table:formula="of:=[.A149]*[.B149]" office:value-type="float" office:value="426140">
            <text:p>42614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860">
            <text:p>2860</text:p>
          </table:table-cell>
          <table:table-cell table:formula="of:=[.A150]*[.B150]" office:value-type="float" office:value="429000">
            <text:p>4290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860">
            <text:p>2860</text:p>
          </table:table-cell>
          <table:table-cell table:formula="of:=[.A151]*[.B151]" office:value-type="float" office:value="431860">
            <text:p>43186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860">
            <text:p>2860</text:p>
          </table:table-cell>
          <table:table-cell table:formula="of:=[.A152]*[.B152]" office:value-type="float" office:value="434720">
            <text:p>43472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860">
            <text:p>2860</text:p>
          </table:table-cell>
          <table:table-cell table:formula="of:=[.A153]*[.B153]" office:value-type="float" office:value="437580">
            <text:p>43758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860">
            <text:p>2860</text:p>
          </table:table-cell>
          <table:table-cell table:formula="of:=[.A154]*[.B154]" office:value-type="float" office:value="440440">
            <text:p>44044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860">
            <text:p>2860</text:p>
          </table:table-cell>
          <table:table-cell table:formula="of:=[.A155]*[.B155]" office:value-type="float" office:value="443300">
            <text:p>44330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860">
            <text:p>2860</text:p>
          </table:table-cell>
          <table:table-cell table:formula="of:=[.A156]*[.B156]" office:value-type="float" office:value="446160">
            <text:p>44616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860">
            <text:p>2860</text:p>
          </table:table-cell>
          <table:table-cell table:formula="of:=[.A157]*[.B157]" office:value-type="float" office:value="449020">
            <text:p>44902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860">
            <text:p>2860</text:p>
          </table:table-cell>
          <table:table-cell table:formula="of:=[.A158]*[.B158]" office:value-type="float" office:value="451880">
            <text:p>45188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860">
            <text:p>2860</text:p>
          </table:table-cell>
          <table:table-cell table:formula="of:=[.A159]*[.B159]" office:value-type="float" office:value="454740">
            <text:p>45474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860">
            <text:p>2860</text:p>
          </table:table-cell>
          <table:table-cell table:formula="of:=[.A160]*[.B160]" office:value-type="float" office:value="457600">
            <text:p>4576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860">
            <text:p>2860</text:p>
          </table:table-cell>
          <table:table-cell table:formula="of:=[.A161]*[.B161]" office:value-type="float" office:value="460460">
            <text:p>46046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860">
            <text:p>2860</text:p>
          </table:table-cell>
          <table:table-cell table:formula="of:=[.A162]*[.B162]" office:value-type="float" office:value="463320">
            <text:p>46332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860">
            <text:p>2860</text:p>
          </table:table-cell>
          <table:table-cell table:formula="of:=[.A163]*[.B163]" office:value-type="float" office:value="466180">
            <text:p>46618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860">
            <text:p>2860</text:p>
          </table:table-cell>
          <table:table-cell table:formula="of:=[.A164]*[.B164]" office:value-type="float" office:value="469040">
            <text:p>46904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860">
            <text:p>2860</text:p>
          </table:table-cell>
          <table:table-cell table:formula="of:=[.A165]*[.B165]" office:value-type="float" office:value="471900">
            <text:p>47190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860">
            <text:p>2860</text:p>
          </table:table-cell>
          <table:table-cell table:formula="of:=[.A166]*[.B166]" office:value-type="float" office:value="474760">
            <text:p>47476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860">
            <text:p>2860</text:p>
          </table:table-cell>
          <table:table-cell table:formula="of:=[.A167]*[.B167]" office:value-type="float" office:value="477620">
            <text:p>47762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860">
            <text:p>2860</text:p>
          </table:table-cell>
          <table:table-cell table:formula="of:=[.A168]*[.B168]" office:value-type="float" office:value="480480">
            <text:p>48048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860">
            <text:p>2860</text:p>
          </table:table-cell>
          <table:table-cell table:formula="of:=[.A169]*[.B169]" office:value-type="float" office:value="483340">
            <text:p>48334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860">
            <text:p>2860</text:p>
          </table:table-cell>
          <table:table-cell table:formula="of:=[.A170]*[.B170]" office:value-type="float" office:value="486200">
            <text:p>4862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860">
            <text:p>2860</text:p>
          </table:table-cell>
          <table:table-cell table:formula="of:=[.A171]*[.B171]" office:value-type="float" office:value="489060">
            <text:p>48906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860">
            <text:p>2860</text:p>
          </table:table-cell>
          <table:table-cell table:formula="of:=[.A172]*[.B172]" office:value-type="float" office:value="491920">
            <text:p>49192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860">
            <text:p>2860</text:p>
          </table:table-cell>
          <table:table-cell table:formula="of:=[.A173]*[.B173]" office:value-type="float" office:value="494780">
            <text:p>49478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860">
            <text:p>2860</text:p>
          </table:table-cell>
          <table:table-cell table:formula="of:=[.A174]*[.B174]" office:value-type="float" office:value="497640">
            <text:p>49764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860">
            <text:p>2860</text:p>
          </table:table-cell>
          <table:table-cell table:formula="of:=[.A175]*[.B175]" office:value-type="float" office:value="500500">
            <text:p>50050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860">
            <text:p>2860</text:p>
          </table:table-cell>
          <table:table-cell table:formula="of:=[.A176]*[.B176]" office:value-type="float" office:value="503360">
            <text:p>50336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860">
            <text:p>2860</text:p>
          </table:table-cell>
          <table:table-cell table:formula="of:=[.A177]*[.B177]" office:value-type="float" office:value="506220">
            <text:p>50622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860">
            <text:p>2860</text:p>
          </table:table-cell>
          <table:table-cell table:formula="of:=[.A178]*[.B178]" office:value-type="float" office:value="509080">
            <text:p>50908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860">
            <text:p>2860</text:p>
          </table:table-cell>
          <table:table-cell table:formula="of:=[.A179]*[.B179]" office:value-type="float" office:value="511940">
            <text:p>51194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860">
            <text:p>2860</text:p>
          </table:table-cell>
          <table:table-cell table:formula="of:=[.A180]*[.B180]" office:value-type="float" office:value="514800">
            <text:p>5148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860">
            <text:p>2860</text:p>
          </table:table-cell>
          <table:table-cell table:formula="of:=[.A181]*[.B181]" office:value-type="float" office:value="517660">
            <text:p>51766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860">
            <text:p>2860</text:p>
          </table:table-cell>
          <table:table-cell table:formula="of:=[.A182]*[.B182]" office:value-type="float" office:value="520520">
            <text:p>52052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860">
            <text:p>2860</text:p>
          </table:table-cell>
          <table:table-cell table:formula="of:=[.A183]*[.B183]" office:value-type="float" office:value="523380">
            <text:p>52338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860">
            <text:p>2860</text:p>
          </table:table-cell>
          <table:table-cell table:formula="of:=[.A184]*[.B184]" office:value-type="float" office:value="526240">
            <text:p>52624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860">
            <text:p>2860</text:p>
          </table:table-cell>
          <table:table-cell table:formula="of:=[.A185]*[.B185]" office:value-type="float" office:value="529100">
            <text:p>52910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860">
            <text:p>2860</text:p>
          </table:table-cell>
          <table:table-cell table:formula="of:=[.A186]*[.B186]" office:value-type="float" office:value="531960">
            <text:p>53196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860">
            <text:p>2860</text:p>
          </table:table-cell>
          <table:table-cell table:formula="of:=[.A187]*[.B187]" office:value-type="float" office:value="534820">
            <text:p>53482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860">
            <text:p>2860</text:p>
          </table:table-cell>
          <table:table-cell table:formula="of:=[.A188]*[.B188]" office:value-type="float" office:value="537680">
            <text:p>53768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860">
            <text:p>2860</text:p>
          </table:table-cell>
          <table:table-cell table:formula="of:=[.A189]*[.B189]" office:value-type="float" office:value="540540">
            <text:p>54054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860">
            <text:p>2860</text:p>
          </table:table-cell>
          <table:table-cell table:formula="of:=[.A190]*[.B190]" office:value-type="float" office:value="543400">
            <text:p>5434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860">
            <text:p>2860</text:p>
          </table:table-cell>
          <table:table-cell table:formula="of:=[.A191]*[.B191]" office:value-type="float" office:value="546260">
            <text:p>54626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860">
            <text:p>2860</text:p>
          </table:table-cell>
          <table:table-cell table:formula="of:=[.A192]*[.B192]" office:value-type="float" office:value="549120">
            <text:p>549120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860">
            <text:p>2860</text:p>
          </table:table-cell>
          <table:table-cell table:formula="of:=[.A193]*[.B193]" office:value-type="float" office:value="551980">
            <text:p>551980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860">
            <text:p>2860</text:p>
          </table:table-cell>
          <table:table-cell table:formula="of:=[.A194]*[.B194]" office:value-type="float" office:value="554840">
            <text:p>554840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860">
            <text:p>2860</text:p>
          </table:table-cell>
          <table:table-cell table:formula="of:=[.A195]*[.B195]" office:value-type="float" office:value="557700">
            <text:p>55770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860">
            <text:p>2860</text:p>
          </table:table-cell>
          <table:table-cell table:formula="of:=[.A196]*[.B196]" office:value-type="float" office:value="560560">
            <text:p>560560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860">
            <text:p>2860</text:p>
          </table:table-cell>
          <table:table-cell table:formula="of:=[.A197]*[.B197]" office:value-type="float" office:value="563420">
            <text:p>56342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860">
            <text:p>2860</text:p>
          </table:table-cell>
          <table:table-cell table:formula="of:=[.A198]*[.B198]" office:value-type="float" office:value="566280">
            <text:p>566280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860">
            <text:p>2860</text:p>
          </table:table-cell>
          <table:table-cell table:formula="of:=[.A199]*[.B199]" office:value-type="float" office:value="569140">
            <text:p>569140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860">
            <text:p>2860</text:p>
          </table:table-cell>
          <table:table-cell table:formula="of:=[.A200]*[.B200]" office:value-type="float" office:value="572000">
            <text:p>5720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860">
            <text:p>2860</text:p>
          </table:table-cell>
          <table:table-cell table:formula="of:=[.A201]*[.B201]" office:value-type="float" office:value="574860">
            <text:p>574860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860">
            <text:p>2860</text:p>
          </table:table-cell>
          <table:table-cell table:formula="of:=[.A202]*[.B202]" office:value-type="float" office:value="577720">
            <text:p>577720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860">
            <text:p>2860</text:p>
          </table:table-cell>
          <table:table-cell table:formula="of:=[.A203]*[.B203]" office:value-type="float" office:value="580580">
            <text:p>580580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860">
            <text:p>2860</text:p>
          </table:table-cell>
          <table:table-cell table:formula="of:=[.A204]*[.B204]" office:value-type="float" office:value="583440">
            <text:p>583440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860">
            <text:p>2860</text:p>
          </table:table-cell>
          <table:table-cell table:formula="of:=[.A205]*[.B205]" office:value-type="float" office:value="586300">
            <text:p>586300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860">
            <text:p>2860</text:p>
          </table:table-cell>
          <table:table-cell table:formula="of:=[.A206]*[.B206]" office:value-type="float" office:value="589160">
            <text:p>589160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860">
            <text:p>2860</text:p>
          </table:table-cell>
          <table:table-cell table:formula="of:=[.A207]*[.B207]" office:value-type="float" office:value="592020">
            <text:p>592020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860">
            <text:p>2860</text:p>
          </table:table-cell>
          <table:table-cell table:formula="of:=[.A208]*[.B208]" office:value-type="float" office:value="594880">
            <text:p>594880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860">
            <text:p>2860</text:p>
          </table:table-cell>
          <table:table-cell table:formula="of:=[.A209]*[.B209]" office:value-type="float" office:value="597740">
            <text:p>597740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860">
            <text:p>2860</text:p>
          </table:table-cell>
          <table:table-cell table:formula="of:=[.A210]*[.B210]" office:value-type="float" office:value="600600">
            <text:p>60060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860">
            <text:p>2860</text:p>
          </table:table-cell>
          <table:table-cell table:formula="of:=[.A211]*[.B211]" office:value-type="float" office:value="603460">
            <text:p>603460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860">
            <text:p>2860</text:p>
          </table:table-cell>
          <table:table-cell table:formula="of:=[.A212]*[.B212]" office:value-type="float" office:value="606320">
            <text:p>606320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860">
            <text:p>2860</text:p>
          </table:table-cell>
          <table:table-cell table:formula="of:=[.A213]*[.B213]" office:value-type="float" office:value="609180">
            <text:p>609180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860">
            <text:p>2860</text:p>
          </table:table-cell>
          <table:table-cell table:formula="of:=[.A214]*[.B214]" office:value-type="float" office:value="612040">
            <text:p>612040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860">
            <text:p>2860</text:p>
          </table:table-cell>
          <table:table-cell table:formula="of:=[.A215]*[.B215]" office:value-type="float" office:value="614900">
            <text:p>614900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860">
            <text:p>2860</text:p>
          </table:table-cell>
          <table:table-cell table:formula="of:=[.A216]*[.B216]" office:value-type="float" office:value="617760">
            <text:p>617760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860">
            <text:p>2860</text:p>
          </table:table-cell>
          <table:table-cell table:formula="of:=[.A217]*[.B217]" office:value-type="float" office:value="620620">
            <text:p>620620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860">
            <text:p>2860</text:p>
          </table:table-cell>
          <table:table-cell table:formula="of:=[.A218]*[.B218]" office:value-type="float" office:value="623480">
            <text:p>623480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860">
            <text:p>2860</text:p>
          </table:table-cell>
          <table:table-cell table:formula="of:=[.A219]*[.B219]" office:value-type="float" office:value="626340">
            <text:p>626340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860">
            <text:p>2860</text:p>
          </table:table-cell>
          <table:table-cell table:formula="of:=[.A220]*[.B220]" office:value-type="float" office:value="629200">
            <text:p>62920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860">
            <text:p>2860</text:p>
          </table:table-cell>
          <table:table-cell table:formula="of:=[.A221]*[.B221]" office:value-type="float" office:value="632060">
            <text:p>632060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860">
            <text:p>2860</text:p>
          </table:table-cell>
          <table:table-cell table:formula="of:=[.A222]*[.B222]" office:value-type="float" office:value="634920">
            <text:p>634920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860">
            <text:p>2860</text:p>
          </table:table-cell>
          <table:table-cell table:formula="of:=[.A223]*[.B223]" office:value-type="float" office:value="637780">
            <text:p>637780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860">
            <text:p>2860</text:p>
          </table:table-cell>
          <table:table-cell table:formula="of:=[.A224]*[.B224]" office:value-type="float" office:value="640640">
            <text:p>640640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860">
            <text:p>2860</text:p>
          </table:table-cell>
          <table:table-cell table:formula="of:=[.A225]*[.B225]" office:value-type="float" office:value="643500">
            <text:p>64350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860">
            <text:p>2860</text:p>
          </table:table-cell>
          <table:table-cell table:formula="of:=[.A226]*[.B226]" office:value-type="float" office:value="646360">
            <text:p>646360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860">
            <text:p>2860</text:p>
          </table:table-cell>
          <table:table-cell table:formula="of:=[.A227]*[.B227]" office:value-type="float" office:value="649220">
            <text:p>649220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860">
            <text:p>2860</text:p>
          </table:table-cell>
          <table:table-cell table:formula="of:=[.A228]*[.B228]" office:value-type="float" office:value="652080">
            <text:p>652080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860">
            <text:p>2860</text:p>
          </table:table-cell>
          <table:table-cell table:formula="of:=[.A229]*[.B229]" office:value-type="float" office:value="654940">
            <text:p>654940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860">
            <text:p>2860</text:p>
          </table:table-cell>
          <table:table-cell table:formula="of:=[.A230]*[.B230]" office:value-type="float" office:value="657800">
            <text:p>65780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860">
            <text:p>2860</text:p>
          </table:table-cell>
          <table:table-cell table:formula="of:=[.A231]*[.B231]" office:value-type="float" office:value="660660">
            <text:p>660660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860">
            <text:p>2860</text:p>
          </table:table-cell>
          <table:table-cell table:formula="of:=[.A232]*[.B232]" office:value-type="float" office:value="663520">
            <text:p>663520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860">
            <text:p>2860</text:p>
          </table:table-cell>
          <table:table-cell table:formula="of:=[.A233]*[.B233]" office:value-type="float" office:value="666380">
            <text:p>666380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860">
            <text:p>2860</text:p>
          </table:table-cell>
          <table:table-cell table:formula="of:=[.A234]*[.B234]" office:value-type="float" office:value="669240">
            <text:p>669240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860">
            <text:p>2860</text:p>
          </table:table-cell>
          <table:table-cell table:formula="of:=[.A235]*[.B235]" office:value-type="float" office:value="672100">
            <text:p>67210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860">
            <text:p>2860</text:p>
          </table:table-cell>
          <table:table-cell table:formula="of:=[.A236]*[.B236]" office:value-type="float" office:value="674960">
            <text:p>67496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860">
            <text:p>2860</text:p>
          </table:table-cell>
          <table:table-cell table:formula="of:=[.A237]*[.B237]" office:value-type="float" office:value="677820">
            <text:p>67782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860">
            <text:p>2860</text:p>
          </table:table-cell>
          <table:table-cell table:formula="of:=[.A238]*[.B238]" office:value-type="float" office:value="680680">
            <text:p>68068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860">
            <text:p>2860</text:p>
          </table:table-cell>
          <table:table-cell table:formula="of:=[.A239]*[.B239]" office:value-type="float" office:value="683540">
            <text:p>68354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860">
            <text:p>2860</text:p>
          </table:table-cell>
          <table:table-cell table:formula="of:=[.A240]*[.B240]" office:value-type="float" office:value="686400">
            <text:p>6864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860">
            <text:p>2860</text:p>
          </table:table-cell>
          <table:table-cell table:formula="of:=[.A241]*[.B241]" office:value-type="float" office:value="689260">
            <text:p>68926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860">
            <text:p>2860</text:p>
          </table:table-cell>
          <table:table-cell table:formula="of:=[.A242]*[.B242]" office:value-type="float" office:value="692120">
            <text:p>69212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860">
            <text:p>2860</text:p>
          </table:table-cell>
          <table:table-cell table:formula="of:=[.A243]*[.B243]" office:value-type="float" office:value="694980">
            <text:p>69498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860">
            <text:p>2860</text:p>
          </table:table-cell>
          <table:table-cell table:formula="of:=[.A244]*[.B244]" office:value-type="float" office:value="697840">
            <text:p>69784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860">
            <text:p>2860</text:p>
          </table:table-cell>
          <table:table-cell table:formula="of:=[.A245]*[.B245]" office:value-type="float" office:value="700700">
            <text:p>70070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860">
            <text:p>2860</text:p>
          </table:table-cell>
          <table:table-cell table:formula="of:=[.A246]*[.B246]" office:value-type="float" office:value="703560">
            <text:p>70356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860">
            <text:p>2860</text:p>
          </table:table-cell>
          <table:table-cell table:formula="of:=[.A247]*[.B247]" office:value-type="float" office:value="706420">
            <text:p>70642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860">
            <text:p>2860</text:p>
          </table:table-cell>
          <table:table-cell table:formula="of:=[.A248]*[.B248]" office:value-type="float" office:value="709280">
            <text:p>70928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860">
            <text:p>2860</text:p>
          </table:table-cell>
          <table:table-cell table:formula="of:=[.A249]*[.B249]" office:value-type="float" office:value="712140">
            <text:p>71214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860">
            <text:p>2860</text:p>
          </table:table-cell>
          <table:table-cell table:formula="of:=[.A250]*[.B250]" office:value-type="float" office:value="715000">
            <text:p>7150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860">
            <text:p>2860</text:p>
          </table:table-cell>
          <table:table-cell table:formula="of:=[.A251]*[.B251]" office:value-type="float" office:value="717860">
            <text:p>71786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860">
            <text:p>2860</text:p>
          </table:table-cell>
          <table:table-cell table:formula="of:=[.A252]*[.B252]" office:value-type="float" office:value="720720">
            <text:p>72072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860">
            <text:p>2860</text:p>
          </table:table-cell>
          <table:table-cell table:formula="of:=[.A253]*[.B253]" office:value-type="float" office:value="723580">
            <text:p>72358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860">
            <text:p>2860</text:p>
          </table:table-cell>
          <table:table-cell table:formula="of:=[.A254]*[.B254]" office:value-type="float" office:value="726440">
            <text:p>72644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860">
            <text:p>2860</text:p>
          </table:table-cell>
          <table:table-cell table:formula="of:=[.A255]*[.B255]" office:value-type="float" office:value="729300">
            <text:p>72930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860">
            <text:p>2860</text:p>
          </table:table-cell>
          <table:table-cell table:formula="of:=[.A256]*[.B256]" office:value-type="float" office:value="732160">
            <text:p>73216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860">
            <text:p>2860</text:p>
          </table:table-cell>
          <table:table-cell table:formula="of:=[.A257]*[.B257]" office:value-type="float" office:value="735020">
            <text:p>73502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860">
            <text:p>2860</text:p>
          </table:table-cell>
          <table:table-cell table:formula="of:=[.A258]*[.B258]" office:value-type="float" office:value="737880">
            <text:p>73788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860">
            <text:p>2860</text:p>
          </table:table-cell>
          <table:table-cell table:formula="of:=[.A259]*[.B259]" office:value-type="float" office:value="740740">
            <text:p>74074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860">
            <text:p>2860</text:p>
          </table:table-cell>
          <table:table-cell table:formula="of:=[.A260]*[.B260]" office:value-type="float" office:value="743600">
            <text:p>7436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860">
            <text:p>2860</text:p>
          </table:table-cell>
          <table:table-cell table:formula="of:=[.A261]*[.B261]" office:value-type="float" office:value="746460">
            <text:p>74646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860">
            <text:p>2860</text:p>
          </table:table-cell>
          <table:table-cell table:formula="of:=[.A262]*[.B262]" office:value-type="float" office:value="749320">
            <text:p>74932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860">
            <text:p>2860</text:p>
          </table:table-cell>
          <table:table-cell table:formula="of:=[.A263]*[.B263]" office:value-type="float" office:value="752180">
            <text:p>75218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860">
            <text:p>2860</text:p>
          </table:table-cell>
          <table:table-cell table:formula="of:=[.A264]*[.B264]" office:value-type="float" office:value="755040">
            <text:p>75504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860">
            <text:p>2860</text:p>
          </table:table-cell>
          <table:table-cell table:formula="of:=[.A265]*[.B265]" office:value-type="float" office:value="757900">
            <text:p>75790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860">
            <text:p>2860</text:p>
          </table:table-cell>
          <table:table-cell table:formula="of:=[.A266]*[.B266]" office:value-type="float" office:value="760760">
            <text:p>76076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860">
            <text:p>2860</text:p>
          </table:table-cell>
          <table:table-cell table:formula="of:=[.A267]*[.B267]" office:value-type="float" office:value="763620">
            <text:p>76362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860">
            <text:p>2860</text:p>
          </table:table-cell>
          <table:table-cell table:formula="of:=[.A268]*[.B268]" office:value-type="float" office:value="766480">
            <text:p>76648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860">
            <text:p>2860</text:p>
          </table:table-cell>
          <table:table-cell table:formula="of:=[.A269]*[.B269]" office:value-type="float" office:value="769340">
            <text:p>76934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860">
            <text:p>2860</text:p>
          </table:table-cell>
          <table:table-cell table:formula="of:=[.A270]*[.B270]" office:value-type="float" office:value="772200">
            <text:p>7722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860">
            <text:p>2860</text:p>
          </table:table-cell>
          <table:table-cell table:formula="of:=[.A271]*[.B271]" office:value-type="float" office:value="775060">
            <text:p>77506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860">
            <text:p>2860</text:p>
          </table:table-cell>
          <table:table-cell table:formula="of:=[.A272]*[.B272]" office:value-type="float" office:value="777920">
            <text:p>77792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860">
            <text:p>2860</text:p>
          </table:table-cell>
          <table:table-cell table:formula="of:=[.A273]*[.B273]" office:value-type="float" office:value="780780">
            <text:p>78078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860">
            <text:p>2860</text:p>
          </table:table-cell>
          <table:table-cell table:formula="of:=[.A274]*[.B274]" office:value-type="float" office:value="783640">
            <text:p>78364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860">
            <text:p>2860</text:p>
          </table:table-cell>
          <table:table-cell table:formula="of:=[.A275]*[.B275]" office:value-type="float" office:value="786500">
            <text:p>78650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860">
            <text:p>2860</text:p>
          </table:table-cell>
          <table:table-cell table:formula="of:=[.A276]*[.B276]" office:value-type="float" office:value="789360">
            <text:p>78936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860">
            <text:p>2860</text:p>
          </table:table-cell>
          <table:table-cell table:formula="of:=[.A277]*[.B277]" office:value-type="float" office:value="792220">
            <text:p>79222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860">
            <text:p>2860</text:p>
          </table:table-cell>
          <table:table-cell table:formula="of:=[.A278]*[.B278]" office:value-type="float" office:value="795080">
            <text:p>79508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860">
            <text:p>2860</text:p>
          </table:table-cell>
          <table:table-cell table:formula="of:=[.A279]*[.B279]" office:value-type="float" office:value="797940">
            <text:p>79794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860">
            <text:p>2860</text:p>
          </table:table-cell>
          <table:table-cell table:formula="of:=[.A280]*[.B280]" office:value-type="float" office:value="800800">
            <text:p>8008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860">
            <text:p>2860</text:p>
          </table:table-cell>
          <table:table-cell table:formula="of:=[.A281]*[.B281]" office:value-type="float" office:value="803660">
            <text:p>803660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860">
            <text:p>2860</text:p>
          </table:table-cell>
          <table:table-cell table:formula="of:=[.A282]*[.B282]" office:value-type="float" office:value="806520">
            <text:p>806520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860">
            <text:p>2860</text:p>
          </table:table-cell>
          <table:table-cell table:formula="of:=[.A283]*[.B283]" office:value-type="float" office:value="809380">
            <text:p>809380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860">
            <text:p>2860</text:p>
          </table:table-cell>
          <table:table-cell table:formula="of:=[.A284]*[.B284]" office:value-type="float" office:value="812240">
            <text:p>812240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860">
            <text:p>2860</text:p>
          </table:table-cell>
          <table:table-cell table:formula="of:=[.A285]*[.B285]" office:value-type="float" office:value="815100">
            <text:p>815100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860">
            <text:p>2860</text:p>
          </table:table-cell>
          <table:table-cell table:formula="of:=[.A286]*[.B286]" office:value-type="float" office:value="817960">
            <text:p>817960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860">
            <text:p>2860</text:p>
          </table:table-cell>
          <table:table-cell table:formula="of:=[.A287]*[.B287]" office:value-type="float" office:value="820820">
            <text:p>820820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860">
            <text:p>2860</text:p>
          </table:table-cell>
          <table:table-cell table:formula="of:=[.A288]*[.B288]" office:value-type="float" office:value="823680">
            <text:p>823680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860">
            <text:p>2860</text:p>
          </table:table-cell>
          <table:table-cell table:formula="of:=[.A289]*[.B289]" office:value-type="float" office:value="826540">
            <text:p>826540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860">
            <text:p>2860</text:p>
          </table:table-cell>
          <table:table-cell table:formula="of:=[.A290]*[.B290]" office:value-type="float" office:value="829400">
            <text:p>82940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860">
            <text:p>2860</text:p>
          </table:table-cell>
          <table:table-cell table:formula="of:=[.A291]*[.B291]" office:value-type="float" office:value="832260">
            <text:p>832260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860">
            <text:p>2860</text:p>
          </table:table-cell>
          <table:table-cell table:formula="of:=[.A292]*[.B292]" office:value-type="float" office:value="835120">
            <text:p>835120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860">
            <text:p>2860</text:p>
          </table:table-cell>
          <table:table-cell table:formula="of:=[.A293]*[.B293]" office:value-type="float" office:value="837980">
            <text:p>837980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860">
            <text:p>2860</text:p>
          </table:table-cell>
          <table:table-cell table:formula="of:=[.A294]*[.B294]" office:value-type="float" office:value="840840">
            <text:p>840840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860">
            <text:p>2860</text:p>
          </table:table-cell>
          <table:table-cell table:formula="of:=[.A295]*[.B295]" office:value-type="float" office:value="843700">
            <text:p>843700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860">
            <text:p>2860</text:p>
          </table:table-cell>
          <table:table-cell table:formula="of:=[.A296]*[.B296]" office:value-type="float" office:value="846560">
            <text:p>846560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860">
            <text:p>2860</text:p>
          </table:table-cell>
          <table:table-cell table:formula="of:=[.A297]*[.B297]" office:value-type="float" office:value="849420">
            <text:p>849420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860">
            <text:p>2860</text:p>
          </table:table-cell>
          <table:table-cell table:formula="of:=[.A298]*[.B298]" office:value-type="float" office:value="852280">
            <text:p>852280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860">
            <text:p>2860</text:p>
          </table:table-cell>
          <table:table-cell table:formula="of:=[.A299]*[.B299]" office:value-type="float" office:value="855140">
            <text:p>855140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860">
            <text:p>2860</text:p>
          </table:table-cell>
          <table:table-cell table:formula="of:=[.A300]*[.B300]" office:value-type="float" office:value="858000">
            <text:p>8580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860">
            <text:p>2860</text:p>
          </table:table-cell>
          <table:table-cell table:formula="of:=[.A301]*[.B301]" office:value-type="float" office:value="860860">
            <text:p>860860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860">
            <text:p>2860</text:p>
          </table:table-cell>
          <table:table-cell table:formula="of:=[.A302]*[.B302]" office:value-type="float" office:value="863720">
            <text:p>863720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860">
            <text:p>2860</text:p>
          </table:table-cell>
          <table:table-cell table:formula="of:=[.A303]*[.B303]" office:value-type="float" office:value="866580">
            <text:p>866580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860">
            <text:p>2860</text:p>
          </table:table-cell>
          <table:table-cell table:formula="of:=[.A304]*[.B304]" office:value-type="float" office:value="869440">
            <text:p>869440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860">
            <text:p>2860</text:p>
          </table:table-cell>
          <table:table-cell table:formula="of:=[.A305]*[.B305]" office:value-type="float" office:value="872300">
            <text:p>872300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860">
            <text:p>2860</text:p>
          </table:table-cell>
          <table:table-cell table:formula="of:=[.A306]*[.B306]" office:value-type="float" office:value="875160">
            <text:p>875160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860">
            <text:p>2860</text:p>
          </table:table-cell>
          <table:table-cell table:formula="of:=[.A307]*[.B307]" office:value-type="float" office:value="878020">
            <text:p>878020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860">
            <text:p>2860</text:p>
          </table:table-cell>
          <table:table-cell table:formula="of:=[.A308]*[.B308]" office:value-type="float" office:value="880880">
            <text:p>880880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860">
            <text:p>2860</text:p>
          </table:table-cell>
          <table:table-cell table:formula="of:=[.A309]*[.B309]" office:value-type="float" office:value="883740">
            <text:p>883740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860">
            <text:p>2860</text:p>
          </table:table-cell>
          <table:table-cell table:formula="of:=[.A310]*[.B310]" office:value-type="float" office:value="886600">
            <text:p>88660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860">
            <text:p>2860</text:p>
          </table:table-cell>
          <table:table-cell table:formula="of:=[.A311]*[.B311]" office:value-type="float" office:value="889460">
            <text:p>889460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860">
            <text:p>2860</text:p>
          </table:table-cell>
          <table:table-cell table:formula="of:=[.A312]*[.B312]" office:value-type="float" office:value="892320">
            <text:p>892320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860">
            <text:p>2860</text:p>
          </table:table-cell>
          <table:table-cell table:formula="of:=[.A313]*[.B313]" office:value-type="float" office:value="895180">
            <text:p>895180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860">
            <text:p>2860</text:p>
          </table:table-cell>
          <table:table-cell table:formula="of:=[.A314]*[.B314]" office:value-type="float" office:value="898040">
            <text:p>898040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860">
            <text:p>2860</text:p>
          </table:table-cell>
          <table:table-cell table:formula="of:=[.A315]*[.B315]" office:value-type="float" office:value="900900">
            <text:p>900900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860">
            <text:p>2860</text:p>
          </table:table-cell>
          <table:table-cell table:formula="of:=[.A316]*[.B316]" office:value-type="float" office:value="903760">
            <text:p>903760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860">
            <text:p>2860</text:p>
          </table:table-cell>
          <table:table-cell table:formula="of:=[.A317]*[.B317]" office:value-type="float" office:value="906620">
            <text:p>906620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860">
            <text:p>2860</text:p>
          </table:table-cell>
          <table:table-cell table:formula="of:=[.A318]*[.B318]" office:value-type="float" office:value="909480">
            <text:p>909480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860">
            <text:p>2860</text:p>
          </table:table-cell>
          <table:table-cell table:formula="of:=[.A319]*[.B319]" office:value-type="float" office:value="912340">
            <text:p>912340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860">
            <text:p>2860</text:p>
          </table:table-cell>
          <table:table-cell table:formula="of:=[.A320]*[.B320]" office:value-type="float" office:value="915200">
            <text:p>91520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860">
            <text:p>2860</text:p>
          </table:table-cell>
          <table:table-cell table:formula="of:=[.A321]*[.B321]" office:value-type="float" office:value="918060">
            <text:p>918060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860">
            <text:p>2860</text:p>
          </table:table-cell>
          <table:table-cell table:formula="of:=[.A322]*[.B322]" office:value-type="float" office:value="920920">
            <text:p>920920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860">
            <text:p>2860</text:p>
          </table:table-cell>
          <table:table-cell table:formula="of:=[.A323]*[.B323]" office:value-type="float" office:value="923780">
            <text:p>92378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860">
            <text:p>2860</text:p>
          </table:table-cell>
          <table:table-cell table:formula="of:=[.A324]*[.B324]" office:value-type="float" office:value="926640">
            <text:p>92664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860">
            <text:p>2860</text:p>
          </table:table-cell>
          <table:table-cell table:formula="of:=[.A325]*[.B325]" office:value-type="float" office:value="929500">
            <text:p>92950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860">
            <text:p>2860</text:p>
          </table:table-cell>
          <table:table-cell table:formula="of:=[.A326]*[.B326]" office:value-type="float" office:value="932360">
            <text:p>93236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860">
            <text:p>2860</text:p>
          </table:table-cell>
          <table:table-cell table:formula="of:=[.A327]*[.B327]" office:value-type="float" office:value="935220">
            <text:p>93522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860">
            <text:p>2860</text:p>
          </table:table-cell>
          <table:table-cell table:formula="of:=[.A328]*[.B328]" office:value-type="float" office:value="938080">
            <text:p>93808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860">
            <text:p>2860</text:p>
          </table:table-cell>
          <table:table-cell table:formula="of:=[.A329]*[.B329]" office:value-type="float" office:value="940940">
            <text:p>94094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860">
            <text:p>2860</text:p>
          </table:table-cell>
          <table:table-cell table:formula="of:=[.A330]*[.B330]" office:value-type="float" office:value="943800">
            <text:p>9438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860">
            <text:p>2860</text:p>
          </table:table-cell>
          <table:table-cell table:formula="of:=[.A331]*[.B331]" office:value-type="float" office:value="946660">
            <text:p>94666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860">
            <text:p>2860</text:p>
          </table:table-cell>
          <table:table-cell table:formula="of:=[.A332]*[.B332]" office:value-type="float" office:value="949520">
            <text:p>94952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860">
            <text:p>2860</text:p>
          </table:table-cell>
          <table:table-cell table:formula="of:=[.A333]*[.B333]" office:value-type="float" office:value="952380">
            <text:p>95238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860">
            <text:p>2860</text:p>
          </table:table-cell>
          <table:table-cell table:formula="of:=[.A334]*[.B334]" office:value-type="float" office:value="955240">
            <text:p>95524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860">
            <text:p>2860</text:p>
          </table:table-cell>
          <table:table-cell table:formula="of:=[.A335]*[.B335]" office:value-type="float" office:value="958100">
            <text:p>95810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860">
            <text:p>2860</text:p>
          </table:table-cell>
          <table:table-cell table:formula="of:=[.A336]*[.B336]" office:value-type="float" office:value="960960">
            <text:p>96096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860">
            <text:p>2860</text:p>
          </table:table-cell>
          <table:table-cell table:formula="of:=[.A337]*[.B337]" office:value-type="float" office:value="963820">
            <text:p>96382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860">
            <text:p>2860</text:p>
          </table:table-cell>
          <table:table-cell table:formula="of:=[.A338]*[.B338]" office:value-type="float" office:value="966680">
            <text:p>96668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860">
            <text:p>2860</text:p>
          </table:table-cell>
          <table:table-cell table:formula="of:=[.A339]*[.B339]" office:value-type="float" office:value="969540">
            <text:p>96954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860">
            <text:p>2860</text:p>
          </table:table-cell>
          <table:table-cell table:formula="of:=[.A340]*[.B340]" office:value-type="float" office:value="972400">
            <text:p>9724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860">
            <text:p>2860</text:p>
          </table:table-cell>
          <table:table-cell table:formula="of:=[.A341]*[.B341]" office:value-type="float" office:value="975260">
            <text:p>97526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860">
            <text:p>2860</text:p>
          </table:table-cell>
          <table:table-cell table:formula="of:=[.A342]*[.B342]" office:value-type="float" office:value="978120">
            <text:p>97812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860">
            <text:p>2860</text:p>
          </table:table-cell>
          <table:table-cell table:formula="of:=[.A343]*[.B343]" office:value-type="float" office:value="980980">
            <text:p>98098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860">
            <text:p>2860</text:p>
          </table:table-cell>
          <table:table-cell table:formula="of:=[.A344]*[.B344]" office:value-type="float" office:value="983840">
            <text:p>98384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860">
            <text:p>2860</text:p>
          </table:table-cell>
          <table:table-cell table:formula="of:=[.A345]*[.B345]" office:value-type="float" office:value="986700">
            <text:p>98670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860">
            <text:p>2860</text:p>
          </table:table-cell>
          <table:table-cell table:formula="of:=[.A346]*[.B346]" office:value-type="float" office:value="989560">
            <text:p>98956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860">
            <text:p>2860</text:p>
          </table:table-cell>
          <table:table-cell table:formula="of:=[.A347]*[.B347]" office:value-type="float" office:value="992420">
            <text:p>99242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860">
            <text:p>2860</text:p>
          </table:table-cell>
          <table:table-cell table:formula="of:=[.A348]*[.B348]" office:value-type="float" office:value="995280">
            <text:p>99528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860">
            <text:p>2860</text:p>
          </table:table-cell>
          <table:table-cell table:formula="of:=[.A349]*[.B349]" office:value-type="float" office:value="998140">
            <text:p>99814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860">
            <text:p>2860</text:p>
          </table:table-cell>
          <table:table-cell table:formula="of:=[.A350]*[.B350]" office:value-type="float" office:value="1001000">
            <text:p>10010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860">
            <text:p>2860</text:p>
          </table:table-cell>
          <table:table-cell table:formula="of:=[.A351]*[.B351]" office:value-type="float" office:value="1003860">
            <text:p>100386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860">
            <text:p>2860</text:p>
          </table:table-cell>
          <table:table-cell table:formula="of:=[.A352]*[.B352]" office:value-type="float" office:value="1006720">
            <text:p>100672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860">
            <text:p>2860</text:p>
          </table:table-cell>
          <table:table-cell table:formula="of:=[.A353]*[.B353]" office:value-type="float" office:value="1009580">
            <text:p>100958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860">
            <text:p>2860</text:p>
          </table:table-cell>
          <table:table-cell table:formula="of:=[.A354]*[.B354]" office:value-type="float" office:value="1012440">
            <text:p>101244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860">
            <text:p>2860</text:p>
          </table:table-cell>
          <table:table-cell table:formula="of:=[.A355]*[.B355]" office:value-type="float" office:value="1015300">
            <text:p>101530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860">
            <text:p>2860</text:p>
          </table:table-cell>
          <table:table-cell table:formula="of:=[.A356]*[.B356]" office:value-type="float" office:value="1018160">
            <text:p>101816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860">
            <text:p>2860</text:p>
          </table:table-cell>
          <table:table-cell table:formula="of:=[.A357]*[.B357]" office:value-type="float" office:value="1021020">
            <text:p>102102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860">
            <text:p>2860</text:p>
          </table:table-cell>
          <table:table-cell table:formula="of:=[.A358]*[.B358]" office:value-type="float" office:value="1023880">
            <text:p>102388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860">
            <text:p>2860</text:p>
          </table:table-cell>
          <table:table-cell table:formula="of:=[.A359]*[.B359]" office:value-type="float" office:value="1026740">
            <text:p>102674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860">
            <text:p>2860</text:p>
          </table:table-cell>
          <table:table-cell table:formula="of:=[.A360]*[.B360]" office:value-type="float" office:value="1029600">
            <text:p>10296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860">
            <text:p>2860</text:p>
          </table:table-cell>
          <table:table-cell table:formula="of:=[.A361]*[.B361]" office:value-type="float" office:value="1032460">
            <text:p>103246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860">
            <text:p>2860</text:p>
          </table:table-cell>
          <table:table-cell table:formula="of:=[.A362]*[.B362]" office:value-type="float" office:value="1035320">
            <text:p>103532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860">
            <text:p>2860</text:p>
          </table:table-cell>
          <table:table-cell table:formula="of:=[.A363]*[.B363]" office:value-type="float" office:value="1038180">
            <text:p>103818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860">
            <text:p>2860</text:p>
          </table:table-cell>
          <table:table-cell table:formula="of:=[.A364]*[.B364]" office:value-type="float" office:value="1041040">
            <text:p>104104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860">
            <text:p>2860</text:p>
          </table:table-cell>
          <table:table-cell table:formula="of:=[.A365]*[.B365]" office:value-type="float" office:value="1043900">
            <text:p>104390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860">
            <text:p>2860</text:p>
          </table:table-cell>
          <table:table-cell table:formula="of:=[.A366]*[.B366]" office:value-type="float" office:value="1046760">
            <text:p>104676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860">
            <text:p>2860</text:p>
          </table:table-cell>
          <table:table-cell table:formula="of:=[.A367]*[.B367]" office:value-type="float" office:value="1049620">
            <text:p>104962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860">
            <text:p>2860</text:p>
          </table:table-cell>
          <table:table-cell table:formula="of:=[.A368]*[.B368]" office:value-type="float" office:value="1052480">
            <text:p>1052480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860">
            <text:p>2860</text:p>
          </table:table-cell>
          <table:table-cell table:formula="of:=[.A369]*[.B369]" office:value-type="float" office:value="1055340">
            <text:p>1055340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860">
            <text:p>2860</text:p>
          </table:table-cell>
          <table:table-cell table:formula="of:=[.A370]*[.B370]" office:value-type="float" office:value="1058200">
            <text:p>105820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860">
            <text:p>2860</text:p>
          </table:table-cell>
          <table:table-cell table:formula="of:=[.A371]*[.B371]" office:value-type="float" office:value="1061060">
            <text:p>106106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860">
            <text:p>2860</text:p>
          </table:table-cell>
          <table:table-cell table:formula="of:=[.A372]*[.B372]" office:value-type="float" office:value="1063920">
            <text:p>1063920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860">
            <text:p>2860</text:p>
          </table:table-cell>
          <table:table-cell table:formula="of:=[.A373]*[.B373]" office:value-type="float" office:value="1066780">
            <text:p>1066780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860">
            <text:p>2860</text:p>
          </table:table-cell>
          <table:table-cell table:formula="of:=[.A374]*[.B374]" office:value-type="float" office:value="1069640">
            <text:p>1069640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860">
            <text:p>2860</text:p>
          </table:table-cell>
          <table:table-cell table:formula="of:=[.A375]*[.B375]" office:value-type="float" office:value="1072500">
            <text:p>10725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860">
            <text:p>2860</text:p>
          </table:table-cell>
          <table:table-cell table:formula="of:=[.A376]*[.B376]" office:value-type="float" office:value="1075360">
            <text:p>107536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860">
            <text:p>2860</text:p>
          </table:table-cell>
          <table:table-cell table:formula="of:=[.A377]*[.B377]" office:value-type="float" office:value="1078220">
            <text:p>107822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860">
            <text:p>2860</text:p>
          </table:table-cell>
          <table:table-cell table:formula="of:=[.A378]*[.B378]" office:value-type="float" office:value="1081080">
            <text:p>1081080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860">
            <text:p>2860</text:p>
          </table:table-cell>
          <table:table-cell table:formula="of:=[.A379]*[.B379]" office:value-type="float" office:value="1083940">
            <text:p>1083940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860">
            <text:p>2860</text:p>
          </table:table-cell>
          <table:table-cell table:formula="of:=[.A380]*[.B380]" office:value-type="float" office:value="1086800">
            <text:p>108680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860">
            <text:p>2860</text:p>
          </table:table-cell>
          <table:table-cell table:formula="of:=[.A381]*[.B381]" office:value-type="float" office:value="1089660">
            <text:p>1089660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860">
            <text:p>2860</text:p>
          </table:table-cell>
          <table:table-cell table:formula="of:=[.A382]*[.B382]" office:value-type="float" office:value="1092520">
            <text:p>109252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860">
            <text:p>2860</text:p>
          </table:table-cell>
          <table:table-cell table:formula="of:=[.A383]*[.B383]" office:value-type="float" office:value="1095380">
            <text:p>109538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860">
            <text:p>2860</text:p>
          </table:table-cell>
          <table:table-cell table:formula="of:=[.A384]*[.B384]" office:value-type="float" office:value="1098240">
            <text:p>1098240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860">
            <text:p>2860</text:p>
          </table:table-cell>
          <table:table-cell table:formula="of:=[.A385]*[.B385]" office:value-type="float" office:value="1101100">
            <text:p>1101100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860">
            <text:p>2860</text:p>
          </table:table-cell>
          <table:table-cell table:formula="of:=[.A386]*[.B386]" office:value-type="float" office:value="1103960">
            <text:p>1103960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860">
            <text:p>2860</text:p>
          </table:table-cell>
          <table:table-cell table:formula="of:=[.A387]*[.B387]" office:value-type="float" office:value="1106820">
            <text:p>110682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860">
            <text:p>2860</text:p>
          </table:table-cell>
          <table:table-cell table:formula="of:=[.A388]*[.B388]" office:value-type="float" office:value="1109680">
            <text:p>110968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860">
            <text:p>2860</text:p>
          </table:table-cell>
          <table:table-cell table:formula="of:=[.A389]*[.B389]" office:value-type="float" office:value="1112540">
            <text:p>111254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860">
            <text:p>2860</text:p>
          </table:table-cell>
          <table:table-cell table:formula="of:=[.A390]*[.B390]" office:value-type="float" office:value="1115400">
            <text:p>111540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860">
            <text:p>2860</text:p>
          </table:table-cell>
          <table:table-cell table:formula="of:=[.A391]*[.B391]" office:value-type="float" office:value="1118260">
            <text:p>1118260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860">
            <text:p>2860</text:p>
          </table:table-cell>
          <table:table-cell table:formula="of:=[.A392]*[.B392]" office:value-type="float" office:value="1121120">
            <text:p>112112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860">
            <text:p>2860</text:p>
          </table:table-cell>
          <table:table-cell table:formula="of:=[.A393]*[.B393]" office:value-type="float" office:value="1123980">
            <text:p>1123980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860">
            <text:p>2860</text:p>
          </table:table-cell>
          <table:table-cell table:formula="of:=[.A394]*[.B394]" office:value-type="float" office:value="1126840">
            <text:p>112684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860">
            <text:p>2860</text:p>
          </table:table-cell>
          <table:table-cell table:formula="of:=[.A395]*[.B395]" office:value-type="float" office:value="1129700">
            <text:p>1129700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860">
            <text:p>2860</text:p>
          </table:table-cell>
          <table:table-cell table:formula="of:=[.A396]*[.B396]" office:value-type="float" office:value="1132560">
            <text:p>113256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860">
            <text:p>2860</text:p>
          </table:table-cell>
          <table:table-cell table:formula="of:=[.A397]*[.B397]" office:value-type="float" office:value="1135420">
            <text:p>1135420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860">
            <text:p>2860</text:p>
          </table:table-cell>
          <table:table-cell table:formula="of:=[.A398]*[.B398]" office:value-type="float" office:value="1138280">
            <text:p>1138280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860">
            <text:p>2860</text:p>
          </table:table-cell>
          <table:table-cell table:formula="of:=[.A399]*[.B399]" office:value-type="float" office:value="1141140">
            <text:p>1141140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860">
            <text:p>2860</text:p>
          </table:table-cell>
          <table:table-cell table:formula="of:=[.A400]*[.B400]" office:value-type="float" office:value="1144000">
            <text:p>11440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860">
            <text:p>2860</text:p>
          </table:table-cell>
          <table:table-cell table:formula="of:=[.A401]*[.B401]" office:value-type="float" office:value="1146860">
            <text:p>114686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860">
            <text:p>2860</text:p>
          </table:table-cell>
          <table:table-cell table:formula="of:=[.A402]*[.B402]" office:value-type="float" office:value="1149720">
            <text:p>1149720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860">
            <text:p>2860</text:p>
          </table:table-cell>
          <table:table-cell table:formula="of:=[.A403]*[.B403]" office:value-type="float" office:value="1152580">
            <text:p>115258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860">
            <text:p>2860</text:p>
          </table:table-cell>
          <table:table-cell table:formula="of:=[.A404]*[.B404]" office:value-type="float" office:value="1155440">
            <text:p>1155440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860">
            <text:p>2860</text:p>
          </table:table-cell>
          <table:table-cell table:formula="of:=[.A405]*[.B405]" office:value-type="float" office:value="1158300">
            <text:p>115830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860">
            <text:p>2860</text:p>
          </table:table-cell>
          <table:table-cell table:formula="of:=[.A406]*[.B406]" office:value-type="float" office:value="1161160">
            <text:p>116116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860">
            <text:p>2860</text:p>
          </table:table-cell>
          <table:table-cell table:formula="of:=[.A407]*[.B407]" office:value-type="float" office:value="1164020">
            <text:p>116402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860">
            <text:p>2860</text:p>
          </table:table-cell>
          <table:table-cell table:formula="of:=[.A408]*[.B408]" office:value-type="float" office:value="1166880">
            <text:p>116688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860">
            <text:p>2860</text:p>
          </table:table-cell>
          <table:table-cell table:formula="of:=[.A409]*[.B409]" office:value-type="float" office:value="1169740">
            <text:p>1169740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860">
            <text:p>2860</text:p>
          </table:table-cell>
          <table:table-cell table:formula="of:=[.A410]*[.B410]" office:value-type="float" office:value="1172600">
            <text:p>117260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860">
            <text:p>2860</text:p>
          </table:table-cell>
          <table:table-cell table:formula="of:=[.A411]*[.B411]" office:value-type="float" office:value="1175460">
            <text:p>1175460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860">
            <text:p>2860</text:p>
          </table:table-cell>
          <table:table-cell table:formula="of:=[.A412]*[.B412]" office:value-type="float" office:value="1178320">
            <text:p>1178320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860">
            <text:p>2860</text:p>
          </table:table-cell>
          <table:table-cell table:formula="of:=[.A413]*[.B413]" office:value-type="float" office:value="1181180">
            <text:p>1181180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860">
            <text:p>2860</text:p>
          </table:table-cell>
          <table:table-cell table:formula="of:=[.A414]*[.B414]" office:value-type="float" office:value="1184040">
            <text:p>1184040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860">
            <text:p>2860</text:p>
          </table:table-cell>
          <table:table-cell table:formula="of:=[.A415]*[.B415]" office:value-type="float" office:value="1186900">
            <text:p>1186900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860">
            <text:p>2860</text:p>
          </table:table-cell>
          <table:table-cell table:formula="of:=[.A416]*[.B416]" office:value-type="float" office:value="1189760">
            <text:p>1189760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860">
            <text:p>2860</text:p>
          </table:table-cell>
          <table:table-cell table:formula="of:=[.A417]*[.B417]" office:value-type="float" office:value="1192620">
            <text:p>1192620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860">
            <text:p>2860</text:p>
          </table:table-cell>
          <table:table-cell table:formula="of:=[.A418]*[.B418]" office:value-type="float" office:value="1195480">
            <text:p>1195480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860">
            <text:p>2860</text:p>
          </table:table-cell>
          <table:table-cell table:formula="of:=[.A419]*[.B419]" office:value-type="float" office:value="1198340">
            <text:p>1198340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860">
            <text:p>2860</text:p>
          </table:table-cell>
          <table:table-cell table:formula="of:=[.A420]*[.B420]" office:value-type="float" office:value="1201200">
            <text:p>120120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860">
            <text:p>2860</text:p>
          </table:table-cell>
          <table:table-cell table:formula="of:=[.A421]*[.B421]" office:value-type="float" office:value="1204060">
            <text:p>1204060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860">
            <text:p>2860</text:p>
          </table:table-cell>
          <table:table-cell table:formula="of:=[.A422]*[.B422]" office:value-type="float" office:value="1206920">
            <text:p>120692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860">
            <text:p>2860</text:p>
          </table:table-cell>
          <table:table-cell table:formula="of:=[.A423]*[.B423]" office:value-type="float" office:value="1209780">
            <text:p>120978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860">
            <text:p>2860</text:p>
          </table:table-cell>
          <table:table-cell table:formula="of:=[.A424]*[.B424]" office:value-type="float" office:value="1212640">
            <text:p>1212640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860">
            <text:p>2860</text:p>
          </table:table-cell>
          <table:table-cell table:formula="of:=[.A425]*[.B425]" office:value-type="float" office:value="1215500">
            <text:p>121550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860">
            <text:p>2860</text:p>
          </table:table-cell>
          <table:table-cell table:formula="of:=[.A426]*[.B426]" office:value-type="float" office:value="1218360">
            <text:p>121836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860">
            <text:p>2860</text:p>
          </table:table-cell>
          <table:table-cell table:formula="of:=[.A427]*[.B427]" office:value-type="float" office:value="1221220">
            <text:p>1221220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860">
            <text:p>2860</text:p>
          </table:table-cell>
          <table:table-cell table:formula="of:=[.A428]*[.B428]" office:value-type="float" office:value="1224080">
            <text:p>1224080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860">
            <text:p>2860</text:p>
          </table:table-cell>
          <table:table-cell table:formula="of:=[.A429]*[.B429]" office:value-type="float" office:value="1226940">
            <text:p>122694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860">
            <text:p>2860</text:p>
          </table:table-cell>
          <table:table-cell table:formula="of:=[.A430]*[.B430]" office:value-type="float" office:value="1229800">
            <text:p>122980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860">
            <text:p>2860</text:p>
          </table:table-cell>
          <table:table-cell table:formula="of:=[.A431]*[.B431]" office:value-type="float" office:value="1232660">
            <text:p>1232660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860">
            <text:p>2860</text:p>
          </table:table-cell>
          <table:table-cell table:formula="of:=[.A432]*[.B432]" office:value-type="float" office:value="1235520">
            <text:p>123552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860">
            <text:p>2860</text:p>
          </table:table-cell>
          <table:table-cell table:formula="of:=[.A433]*[.B433]" office:value-type="float" office:value="1238380">
            <text:p>1238380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860">
            <text:p>2860</text:p>
          </table:table-cell>
          <table:table-cell table:formula="of:=[.A434]*[.B434]" office:value-type="float" office:value="1241240">
            <text:p>1241240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860">
            <text:p>2860</text:p>
          </table:table-cell>
          <table:table-cell table:formula="of:=[.A435]*[.B435]" office:value-type="float" office:value="1244100">
            <text:p>1244100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860">
            <text:p>2860</text:p>
          </table:table-cell>
          <table:table-cell table:formula="of:=[.A436]*[.B436]" office:value-type="float" office:value="1246960">
            <text:p>1246960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860">
            <text:p>2860</text:p>
          </table:table-cell>
          <table:table-cell table:formula="of:=[.A437]*[.B437]" office:value-type="float" office:value="1249820">
            <text:p>124982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860">
            <text:p>2860</text:p>
          </table:table-cell>
          <table:table-cell table:formula="of:=[.A438]*[.B438]" office:value-type="float" office:value="1252680">
            <text:p>125268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860">
            <text:p>2860</text:p>
          </table:table-cell>
          <table:table-cell table:formula="of:=[.A439]*[.B439]" office:value-type="float" office:value="1255540">
            <text:p>1255540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860">
            <text:p>2860</text:p>
          </table:table-cell>
          <table:table-cell table:formula="of:=[.A440]*[.B440]" office:value-type="float" office:value="1258400">
            <text:p>125840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860">
            <text:p>2860</text:p>
          </table:table-cell>
          <table:table-cell table:formula="of:=[.A441]*[.B441]" office:value-type="float" office:value="1261260">
            <text:p>1261260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860">
            <text:p>2860</text:p>
          </table:table-cell>
          <table:table-cell table:formula="of:=[.A442]*[.B442]" office:value-type="float" office:value="1264120">
            <text:p>126412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860">
            <text:p>2860</text:p>
          </table:table-cell>
          <table:table-cell table:formula="of:=[.A443]*[.B443]" office:value-type="float" office:value="1266980">
            <text:p>1266980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860">
            <text:p>2860</text:p>
          </table:table-cell>
          <table:table-cell table:formula="of:=[.A444]*[.B444]" office:value-type="float" office:value="1269840">
            <text:p>126984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860">
            <text:p>2860</text:p>
          </table:table-cell>
          <table:table-cell table:formula="of:=[.A445]*[.B445]" office:value-type="float" office:value="1272700">
            <text:p>1272700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860">
            <text:p>2860</text:p>
          </table:table-cell>
          <table:table-cell table:formula="of:=[.A446]*[.B446]" office:value-type="float" office:value="1275560">
            <text:p>127556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860">
            <text:p>2860</text:p>
          </table:table-cell>
          <table:table-cell table:formula="of:=[.A447]*[.B447]" office:value-type="float" office:value="1278420">
            <text:p>1278420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860">
            <text:p>2860</text:p>
          </table:table-cell>
          <table:table-cell table:formula="of:=[.A448]*[.B448]" office:value-type="float" office:value="1281280">
            <text:p>128128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860">
            <text:p>2860</text:p>
          </table:table-cell>
          <table:table-cell table:formula="of:=[.A449]*[.B449]" office:value-type="float" office:value="1284140">
            <text:p>128414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860">
            <text:p>2860</text:p>
          </table:table-cell>
          <table:table-cell table:formula="of:=[.A450]*[.B450]" office:value-type="float" office:value="1287000">
            <text:p>128700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860">
            <text:p>2860</text:p>
          </table:table-cell>
          <table:table-cell table:formula="of:=[.A451]*[.B451]" office:value-type="float" office:value="1289860">
            <text:p>1289860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860">
            <text:p>2860</text:p>
          </table:table-cell>
          <table:table-cell table:formula="of:=[.A452]*[.B452]" office:value-type="float" office:value="1292720">
            <text:p>1292720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860">
            <text:p>2860</text:p>
          </table:table-cell>
          <table:table-cell table:formula="of:=[.A453]*[.B453]" office:value-type="float" office:value="1295580">
            <text:p>129558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860">
            <text:p>2860</text:p>
          </table:table-cell>
          <table:table-cell table:formula="of:=[.A454]*[.B454]" office:value-type="float" office:value="1298440">
            <text:p>129844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860">
            <text:p>2860</text:p>
          </table:table-cell>
          <table:table-cell table:formula="of:=[.A455]*[.B455]" office:value-type="float" office:value="1301300">
            <text:p>130130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860">
            <text:p>2860</text:p>
          </table:table-cell>
          <table:table-cell table:formula="of:=[.A456]*[.B456]" office:value-type="float" office:value="1304160">
            <text:p>130416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860">
            <text:p>2860</text:p>
          </table:table-cell>
          <table:table-cell table:formula="of:=[.A457]*[.B457]" office:value-type="float" office:value="1307020">
            <text:p>130702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860">
            <text:p>2860</text:p>
          </table:table-cell>
          <table:table-cell table:formula="of:=[.A458]*[.B458]" office:value-type="float" office:value="1309880">
            <text:p>130988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860">
            <text:p>2860</text:p>
          </table:table-cell>
          <table:table-cell table:formula="of:=[.A459]*[.B459]" office:value-type="float" office:value="1312740">
            <text:p>1312740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860">
            <text:p>2860</text:p>
          </table:table-cell>
          <table:table-cell table:formula="of:=[.A460]*[.B460]" office:value-type="float" office:value="1315600">
            <text:p>131560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860">
            <text:p>2860</text:p>
          </table:table-cell>
          <table:table-cell table:formula="of:=[.A461]*[.B461]" office:value-type="float" office:value="1318460">
            <text:p>131846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860">
            <text:p>2860</text:p>
          </table:table-cell>
          <table:table-cell table:formula="of:=[.A462]*[.B462]" office:value-type="float" office:value="1321320">
            <text:p>1321320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860">
            <text:p>2860</text:p>
          </table:table-cell>
          <table:table-cell table:formula="of:=[.A463]*[.B463]" office:value-type="float" office:value="1324180">
            <text:p>132418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860">
            <text:p>2860</text:p>
          </table:table-cell>
          <table:table-cell table:formula="of:=[.A464]*[.B464]" office:value-type="float" office:value="1327040">
            <text:p>132704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860">
            <text:p>2860</text:p>
          </table:table-cell>
          <table:table-cell table:formula="of:=[.A465]*[.B465]" office:value-type="float" office:value="1329900">
            <text:p>1329900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860">
            <text:p>2860</text:p>
          </table:table-cell>
          <table:table-cell table:formula="of:=[.A466]*[.B466]" office:value-type="float" office:value="1332760">
            <text:p>1332760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860">
            <text:p>2860</text:p>
          </table:table-cell>
          <table:table-cell table:formula="of:=[.A467]*[.B467]" office:value-type="float" office:value="1335620">
            <text:p>133562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860">
            <text:p>2860</text:p>
          </table:table-cell>
          <table:table-cell table:formula="of:=[.A468]*[.B468]" office:value-type="float" office:value="1338480">
            <text:p>133848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860">
            <text:p>2860</text:p>
          </table:table-cell>
          <table:table-cell table:formula="of:=[.A469]*[.B469]" office:value-type="float" office:value="1341340">
            <text:p>134134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860">
            <text:p>2860</text:p>
          </table:table-cell>
          <table:table-cell table:formula="of:=[.A470]*[.B470]" office:value-type="float" office:value="1344200">
            <text:p>134420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860">
            <text:p>2860</text:p>
          </table:table-cell>
          <table:table-cell table:formula="of:=[.A471]*[.B471]" office:value-type="float" office:value="1347060">
            <text:p>1347060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860">
            <text:p>2860</text:p>
          </table:table-cell>
          <table:table-cell table:formula="of:=[.A472]*[.B472]" office:value-type="float" office:value="1349920">
            <text:p>1349920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860">
            <text:p>2860</text:p>
          </table:table-cell>
          <table:table-cell table:formula="of:=[.A473]*[.B473]" office:value-type="float" office:value="1352780">
            <text:p>1352780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860">
            <text:p>2860</text:p>
          </table:table-cell>
          <table:table-cell table:formula="of:=[.A474]*[.B474]" office:value-type="float" office:value="1355640">
            <text:p>1355640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860">
            <text:p>2860</text:p>
          </table:table-cell>
          <table:table-cell table:formula="of:=[.A475]*[.B475]" office:value-type="float" office:value="1358500">
            <text:p>135850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860">
            <text:p>2860</text:p>
          </table:table-cell>
          <table:table-cell table:formula="of:=[.A476]*[.B476]" office:value-type="float" office:value="1361360">
            <text:p>1361360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860">
            <text:p>2860</text:p>
          </table:table-cell>
          <table:table-cell table:formula="of:=[.A477]*[.B477]" office:value-type="float" office:value="1364220">
            <text:p>1364220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860">
            <text:p>2860</text:p>
          </table:table-cell>
          <table:table-cell table:formula="of:=[.A478]*[.B478]" office:value-type="float" office:value="1367080">
            <text:p>1367080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860">
            <text:p>2860</text:p>
          </table:table-cell>
          <table:table-cell table:formula="of:=[.A479]*[.B479]" office:value-type="float" office:value="1369940">
            <text:p>1369940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860">
            <text:p>2860</text:p>
          </table:table-cell>
          <table:table-cell table:formula="of:=[.A480]*[.B480]" office:value-type="float" office:value="1372800">
            <text:p>137280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860">
            <text:p>2860</text:p>
          </table:table-cell>
          <table:table-cell table:formula="of:=[.A481]*[.B481]" office:value-type="float" office:value="1375660">
            <text:p>1375660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860">
            <text:p>2860</text:p>
          </table:table-cell>
          <table:table-cell table:formula="of:=[.A482]*[.B482]" office:value-type="float" office:value="1378520">
            <text:p>1378520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860">
            <text:p>2860</text:p>
          </table:table-cell>
          <table:table-cell table:formula="of:=[.A483]*[.B483]" office:value-type="float" office:value="1381380">
            <text:p>1381380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860">
            <text:p>2860</text:p>
          </table:table-cell>
          <table:table-cell table:formula="of:=[.A484]*[.B484]" office:value-type="float" office:value="1384240">
            <text:p>1384240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860">
            <text:p>2860</text:p>
          </table:table-cell>
          <table:table-cell table:formula="of:=[.A485]*[.B485]" office:value-type="float" office:value="1387100">
            <text:p>1387100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860">
            <text:p>2860</text:p>
          </table:table-cell>
          <table:table-cell table:formula="of:=[.A486]*[.B486]" office:value-type="float" office:value="1389960">
            <text:p>1389960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860">
            <text:p>2860</text:p>
          </table:table-cell>
          <table:table-cell table:formula="of:=[.A487]*[.B487]" office:value-type="float" office:value="1392820">
            <text:p>139282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860">
            <text:p>2860</text:p>
          </table:table-cell>
          <table:table-cell table:formula="of:=[.A488]*[.B488]" office:value-type="float" office:value="1395680">
            <text:p>1395680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860">
            <text:p>2860</text:p>
          </table:table-cell>
          <table:table-cell table:formula="of:=[.A489]*[.B489]" office:value-type="float" office:value="1398540">
            <text:p>1398540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860">
            <text:p>2860</text:p>
          </table:table-cell>
          <table:table-cell table:formula="of:=[.A490]*[.B490]" office:value-type="float" office:value="1401400">
            <text:p>140140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860">
            <text:p>2860</text:p>
          </table:table-cell>
          <table:table-cell table:formula="of:=[.A491]*[.B491]" office:value-type="float" office:value="1404260">
            <text:p>140426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860">
            <text:p>2860</text:p>
          </table:table-cell>
          <table:table-cell table:formula="of:=[.A492]*[.B492]" office:value-type="float" office:value="1407120">
            <text:p>140712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860">
            <text:p>2860</text:p>
          </table:table-cell>
          <table:table-cell table:formula="of:=[.A493]*[.B493]" office:value-type="float" office:value="1409980">
            <text:p>1409980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860">
            <text:p>2860</text:p>
          </table:table-cell>
          <table:table-cell table:formula="of:=[.A494]*[.B494]" office:value-type="float" office:value="1412840">
            <text:p>1412840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860">
            <text:p>2860</text:p>
          </table:table-cell>
          <table:table-cell table:formula="of:=[.A495]*[.B495]" office:value-type="float" office:value="1415700">
            <text:p>141570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860">
            <text:p>2860</text:p>
          </table:table-cell>
          <table:table-cell table:formula="of:=[.A496]*[.B496]" office:value-type="float" office:value="1418560">
            <text:p>1418560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860">
            <text:p>2860</text:p>
          </table:table-cell>
          <table:table-cell table:formula="of:=[.A497]*[.B497]" office:value-type="float" office:value="1421420">
            <text:p>142142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860">
            <text:p>2860</text:p>
          </table:table-cell>
          <table:table-cell table:formula="of:=[.A498]*[.B498]" office:value-type="float" office:value="1424280">
            <text:p>142428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860">
            <text:p>2860</text:p>
          </table:table-cell>
          <table:table-cell table:formula="of:=[.A499]*[.B499]" office:value-type="float" office:value="1427140">
            <text:p>1427140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860">
            <text:p>2860</text:p>
          </table:table-cell>
          <table:table-cell table:formula="of:=[.A500]*[.B500]" office:value-type="float" office:value="1430000">
            <text:p>1430000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4'.E2]*1.04" office:value-type="float" office:value="2974.4">
            <text:p>2974,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2974.4">
            <text:p>2974,4</text:p>
          </table:table-cell>
          <table:table-cell table:formula="of:=[.A5]*[.B5]" office:value-type="float" office:value="14872">
            <text:p>1487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2974.4">
            <text:p>2974,4</text:p>
          </table:table-cell>
          <table:table-cell table:formula="of:=[.A6]*[.B6]" office:value-type="float" office:value="17846.4">
            <text:p>17846,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2974.4">
            <text:p>2974,4</text:p>
          </table:table-cell>
          <table:table-cell table:formula="of:=[.A7]*[.B7]" office:value-type="float" office:value="20820.8">
            <text:p>20820,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2974.4">
            <text:p>2974,4</text:p>
          </table:table-cell>
          <table:table-cell table:formula="of:=[.A8]*[.B8]" office:value-type="float" office:value="23795.2">
            <text:p>23795,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2974.4">
            <text:p>2974,4</text:p>
          </table:table-cell>
          <table:table-cell table:formula="of:=[.A9]*[.B9]" office:value-type="float" office:value="26769.6">
            <text:p>26769,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2974.4">
            <text:p>2974,4</text:p>
          </table:table-cell>
          <table:table-cell table:formula="of:=[.A10]*[.B10]" office:value-type="float" office:value="29744">
            <text:p>2974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2974.4">
            <text:p>2974,4</text:p>
          </table:table-cell>
          <table:table-cell table:formula="of:=[.A11]*[.B11]" office:value-type="float" office:value="32718.4">
            <text:p>32718,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2974.4">
            <text:p>2974,4</text:p>
          </table:table-cell>
          <table:table-cell table:formula="of:=[.A12]*[.B12]" office:value-type="float" office:value="35692.8">
            <text:p>35692,8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2974.4">
            <text:p>2974,4</text:p>
          </table:table-cell>
          <table:table-cell table:formula="of:=[.A13]*[.B13]" office:value-type="float" office:value="38667.2">
            <text:p>38667,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2974.4">
            <text:p>2974,4</text:p>
          </table:table-cell>
          <table:table-cell table:formula="of:=[.A14]*[.B14]" office:value-type="float" office:value="41641.6">
            <text:p>41641,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2974.4">
            <text:p>2974,4</text:p>
          </table:table-cell>
          <table:table-cell table:formula="of:=[.A15]*[.B15]" office:value-type="float" office:value="44616">
            <text:p>4461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2974.4">
            <text:p>2974,4</text:p>
          </table:table-cell>
          <table:table-cell table:formula="of:=[.A16]*[.B16]" office:value-type="float" office:value="47590.4">
            <text:p>47590,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2974.4">
            <text:p>2974,4</text:p>
          </table:table-cell>
          <table:table-cell table:formula="of:=[.A17]*[.B17]" office:value-type="float" office:value="50564.8">
            <text:p>50564,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2974.4">
            <text:p>2974,4</text:p>
          </table:table-cell>
          <table:table-cell table:formula="of:=[.A18]*[.B18]" office:value-type="float" office:value="53539.2">
            <text:p>53539,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2974.4">
            <text:p>2974,4</text:p>
          </table:table-cell>
          <table:table-cell table:formula="of:=[.A19]*[.B19]" office:value-type="float" office:value="56513.6">
            <text:p>56513,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2974.4">
            <text:p>2974,4</text:p>
          </table:table-cell>
          <table:table-cell table:formula="of:=[.A20]*[.B20]" office:value-type="float" office:value="59488">
            <text:p>59488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2974.4">
            <text:p>2974,4</text:p>
          </table:table-cell>
          <table:table-cell table:formula="of:=[.A21]*[.B21]" office:value-type="float" office:value="62462.4">
            <text:p>62462,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2974.4">
            <text:p>2974,4</text:p>
          </table:table-cell>
          <table:table-cell table:formula="of:=[.A22]*[.B22]" office:value-type="float" office:value="65436.8">
            <text:p>65436,8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2974.4">
            <text:p>2974,4</text:p>
          </table:table-cell>
          <table:table-cell table:formula="of:=[.A23]*[.B23]" office:value-type="float" office:value="68411.2">
            <text:p>68411,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2974.4">
            <text:p>2974,4</text:p>
          </table:table-cell>
          <table:table-cell table:formula="of:=[.A24]*[.B24]" office:value-type="float" office:value="71385.6">
            <text:p>71385,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2974.4">
            <text:p>2974,4</text:p>
          </table:table-cell>
          <table:table-cell table:formula="of:=[.A25]*[.B25]" office:value-type="float" office:value="74360">
            <text:p>7436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2974.4">
            <text:p>2974,4</text:p>
          </table:table-cell>
          <table:table-cell table:formula="of:=[.A26]*[.B26]" office:value-type="float" office:value="77334.4">
            <text:p>77334,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2974.4">
            <text:p>2974,4</text:p>
          </table:table-cell>
          <table:table-cell table:formula="of:=[.A27]*[.B27]" office:value-type="float" office:value="80308.8">
            <text:p>80308,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2974.4">
            <text:p>2974,4</text:p>
          </table:table-cell>
          <table:table-cell table:formula="of:=[.A28]*[.B28]" office:value-type="float" office:value="83283.2">
            <text:p>83283,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2974.4">
            <text:p>2974,4</text:p>
          </table:table-cell>
          <table:table-cell table:formula="of:=[.A29]*[.B29]" office:value-type="float" office:value="86257.6">
            <text:p>86257,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2974.4">
            <text:p>2974,4</text:p>
          </table:table-cell>
          <table:table-cell table:formula="of:=[.A30]*[.B30]" office:value-type="float" office:value="89232">
            <text:p>8923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2974.4">
            <text:p>2974,4</text:p>
          </table:table-cell>
          <table:table-cell table:formula="of:=[.A31]*[.B31]" office:value-type="float" office:value="92206.4">
            <text:p>92206,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2974.4">
            <text:p>2974,4</text:p>
          </table:table-cell>
          <table:table-cell table:formula="of:=[.A32]*[.B32]" office:value-type="float" office:value="95180.8">
            <text:p>95180,8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2974.4">
            <text:p>2974,4</text:p>
          </table:table-cell>
          <table:table-cell table:formula="of:=[.A33]*[.B33]" office:value-type="float" office:value="98155.2">
            <text:p>98155,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2974.4">
            <text:p>2974,4</text:p>
          </table:table-cell>
          <table:table-cell table:formula="of:=[.A34]*[.B34]" office:value-type="float" office:value="101129.6">
            <text:p>101129,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2974.4">
            <text:p>2974,4</text:p>
          </table:table-cell>
          <table:table-cell table:formula="of:=[.A35]*[.B35]" office:value-type="float" office:value="104104">
            <text:p>104104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2974.4">
            <text:p>2974,4</text:p>
          </table:table-cell>
          <table:table-cell table:formula="of:=[.A36]*[.B36]" office:value-type="float" office:value="107078.4">
            <text:p>107078,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2974.4">
            <text:p>2974,4</text:p>
          </table:table-cell>
          <table:table-cell table:formula="of:=[.A37]*[.B37]" office:value-type="float" office:value="110052.8">
            <text:p>110052,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2974.4">
            <text:p>2974,4</text:p>
          </table:table-cell>
          <table:table-cell table:formula="of:=[.A38]*[.B38]" office:value-type="float" office:value="113027.2">
            <text:p>113027,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2974.4">
            <text:p>2974,4</text:p>
          </table:table-cell>
          <table:table-cell table:formula="of:=[.A39]*[.B39]" office:value-type="float" office:value="116001.6">
            <text:p>116001,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2974.4">
            <text:p>2974,4</text:p>
          </table:table-cell>
          <table:table-cell table:formula="of:=[.A40]*[.B40]" office:value-type="float" office:value="118976">
            <text:p>11897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2974.4">
            <text:p>2974,4</text:p>
          </table:table-cell>
          <table:table-cell table:formula="of:=[.A41]*[.B41]" office:value-type="float" office:value="121950.4">
            <text:p>121950,4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2974.4">
            <text:p>2974,4</text:p>
          </table:table-cell>
          <table:table-cell table:formula="of:=[.A42]*[.B42]" office:value-type="float" office:value="124924.8">
            <text:p>124924,8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2974.4">
            <text:p>2974,4</text:p>
          </table:table-cell>
          <table:table-cell table:formula="of:=[.A43]*[.B43]" office:value-type="float" office:value="127899.2">
            <text:p>127899,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2974.4">
            <text:p>2974,4</text:p>
          </table:table-cell>
          <table:table-cell table:formula="of:=[.A44]*[.B44]" office:value-type="float" office:value="130873.6">
            <text:p>130873,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2974.4">
            <text:p>2974,4</text:p>
          </table:table-cell>
          <table:table-cell table:formula="of:=[.A45]*[.B45]" office:value-type="float" office:value="133848">
            <text:p>133848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2974.4">
            <text:p>2974,4</text:p>
          </table:table-cell>
          <table:table-cell table:formula="of:=[.A46]*[.B46]" office:value-type="float" office:value="136822.4">
            <text:p>136822,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2974.4">
            <text:p>2974,4</text:p>
          </table:table-cell>
          <table:table-cell table:formula="of:=[.A47]*[.B47]" office:value-type="float" office:value="139796.8">
            <text:p>139796,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2974.4">
            <text:p>2974,4</text:p>
          </table:table-cell>
          <table:table-cell table:formula="of:=[.A48]*[.B48]" office:value-type="float" office:value="142771.2">
            <text:p>142771,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2974.4">
            <text:p>2974,4</text:p>
          </table:table-cell>
          <table:table-cell table:formula="of:=[.A49]*[.B49]" office:value-type="float" office:value="145745.6">
            <text:p>145745,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2974.4">
            <text:p>2974,4</text:p>
          </table:table-cell>
          <table:table-cell table:formula="of:=[.A50]*[.B50]" office:value-type="float" office:value="148720">
            <text:p>14872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2974.4">
            <text:p>2974,4</text:p>
          </table:table-cell>
          <table:table-cell table:formula="of:=[.A51]*[.B51]" office:value-type="float" office:value="151694.4">
            <text:p>151694,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2974.4">
            <text:p>2974,4</text:p>
          </table:table-cell>
          <table:table-cell table:formula="of:=[.A52]*[.B52]" office:value-type="float" office:value="154668.8">
            <text:p>154668,8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2974.4">
            <text:p>2974,4</text:p>
          </table:table-cell>
          <table:table-cell table:formula="of:=[.A53]*[.B53]" office:value-type="float" office:value="157643.2">
            <text:p>157643,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2974.4">
            <text:p>2974,4</text:p>
          </table:table-cell>
          <table:table-cell table:formula="of:=[.A54]*[.B54]" office:value-type="float" office:value="160617.6">
            <text:p>160617,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2974.4">
            <text:p>2974,4</text:p>
          </table:table-cell>
          <table:table-cell table:formula="of:=[.A55]*[.B55]" office:value-type="float" office:value="163592">
            <text:p>163592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2974.4">
            <text:p>2974,4</text:p>
          </table:table-cell>
          <table:table-cell table:formula="of:=[.A56]*[.B56]" office:value-type="float" office:value="166566.4">
            <text:p>166566,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2974.4">
            <text:p>2974,4</text:p>
          </table:table-cell>
          <table:table-cell table:formula="of:=[.A57]*[.B57]" office:value-type="float" office:value="169540.8">
            <text:p>169540,8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2974.4">
            <text:p>2974,4</text:p>
          </table:table-cell>
          <table:table-cell table:formula="of:=[.A58]*[.B58]" office:value-type="float" office:value="172515.2">
            <text:p>172515,2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2974.4">
            <text:p>2974,4</text:p>
          </table:table-cell>
          <table:table-cell table:formula="of:=[.A59]*[.B59]" office:value-type="float" office:value="175489.6">
            <text:p>175489,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2974.4">
            <text:p>2974,4</text:p>
          </table:table-cell>
          <table:table-cell table:formula="of:=[.A60]*[.B60]" office:value-type="float" office:value="178464">
            <text:p>178464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2974.4">
            <text:p>2974,4</text:p>
          </table:table-cell>
          <table:table-cell table:formula="of:=[.A61]*[.B61]" office:value-type="float" office:value="181438.4">
            <text:p>181438,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2974.4">
            <text:p>2974,4</text:p>
          </table:table-cell>
          <table:table-cell table:formula="of:=[.A62]*[.B62]" office:value-type="float" office:value="184412.8">
            <text:p>184412,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2974.4">
            <text:p>2974,4</text:p>
          </table:table-cell>
          <table:table-cell table:formula="of:=[.A63]*[.B63]" office:value-type="float" office:value="187387.2">
            <text:p>187387,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2974.4">
            <text:p>2974,4</text:p>
          </table:table-cell>
          <table:table-cell table:formula="of:=[.A64]*[.B64]" office:value-type="float" office:value="190361.6">
            <text:p>190361,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2974.4">
            <text:p>2974,4</text:p>
          </table:table-cell>
          <table:table-cell table:formula="of:=[.A65]*[.B65]" office:value-type="float" office:value="193336">
            <text:p>19333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2974.4">
            <text:p>2974,4</text:p>
          </table:table-cell>
          <table:table-cell table:formula="of:=[.A66]*[.B66]" office:value-type="float" office:value="196310.4">
            <text:p>196310,4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2974.4">
            <text:p>2974,4</text:p>
          </table:table-cell>
          <table:table-cell table:formula="of:=[.A67]*[.B67]" office:value-type="float" office:value="199284.8">
            <text:p>199284,8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2974.4">
            <text:p>2974,4</text:p>
          </table:table-cell>
          <table:table-cell table:formula="of:=[.A68]*[.B68]" office:value-type="float" office:value="202259.2">
            <text:p>202259,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2974.4">
            <text:p>2974,4</text:p>
          </table:table-cell>
          <table:table-cell table:formula="of:=[.A69]*[.B69]" office:value-type="float" office:value="205233.6">
            <text:p>205233,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2974.4">
            <text:p>2974,4</text:p>
          </table:table-cell>
          <table:table-cell table:formula="of:=[.A70]*[.B70]" office:value-type="float" office:value="208208">
            <text:p>208208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2974.4">
            <text:p>2974,4</text:p>
          </table:table-cell>
          <table:table-cell table:formula="of:=[.A71]*[.B71]" office:value-type="float" office:value="211182.4">
            <text:p>211182,4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2974.4">
            <text:p>2974,4</text:p>
          </table:table-cell>
          <table:table-cell table:formula="of:=[.A72]*[.B72]" office:value-type="float" office:value="214156.8">
            <text:p>214156,8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2974.4">
            <text:p>2974,4</text:p>
          </table:table-cell>
          <table:table-cell table:formula="of:=[.A73]*[.B73]" office:value-type="float" office:value="217131.2">
            <text:p>217131,2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2974.4">
            <text:p>2974,4</text:p>
          </table:table-cell>
          <table:table-cell table:formula="of:=[.A74]*[.B74]" office:value-type="float" office:value="220105.6">
            <text:p>220105,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2974.4">
            <text:p>2974,4</text:p>
          </table:table-cell>
          <table:table-cell table:formula="of:=[.A75]*[.B75]" office:value-type="float" office:value="223080">
            <text:p>22308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2974.4">
            <text:p>2974,4</text:p>
          </table:table-cell>
          <table:table-cell table:formula="of:=[.A76]*[.B76]" office:value-type="float" office:value="226054.4">
            <text:p>226054,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2974.4">
            <text:p>2974,4</text:p>
          </table:table-cell>
          <table:table-cell table:formula="of:=[.A77]*[.B77]" office:value-type="float" office:value="229028.8">
            <text:p>229028,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2974.4">
            <text:p>2974,4</text:p>
          </table:table-cell>
          <table:table-cell table:formula="of:=[.A78]*[.B78]" office:value-type="float" office:value="232003.2">
            <text:p>232003,2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2974.4">
            <text:p>2974,4</text:p>
          </table:table-cell>
          <table:table-cell table:formula="of:=[.A79]*[.B79]" office:value-type="float" office:value="234977.6">
            <text:p>234977,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2974.4">
            <text:p>2974,4</text:p>
          </table:table-cell>
          <table:table-cell table:formula="of:=[.A80]*[.B80]" office:value-type="float" office:value="237952">
            <text:p>237952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2974.4">
            <text:p>2974,4</text:p>
          </table:table-cell>
          <table:table-cell table:formula="of:=[.A81]*[.B81]" office:value-type="float" office:value="240926.4">
            <text:p>240926,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2974.4">
            <text:p>2974,4</text:p>
          </table:table-cell>
          <table:table-cell table:formula="of:=[.A82]*[.B82]" office:value-type="float" office:value="243900.8">
            <text:p>243900,8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2974.4">
            <text:p>2974,4</text:p>
          </table:table-cell>
          <table:table-cell table:formula="of:=[.A83]*[.B83]" office:value-type="float" office:value="246875.2">
            <text:p>246875,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2974.4">
            <text:p>2974,4</text:p>
          </table:table-cell>
          <table:table-cell table:formula="of:=[.A84]*[.B84]" office:value-type="float" office:value="249849.6">
            <text:p>249849,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2974.4">
            <text:p>2974,4</text:p>
          </table:table-cell>
          <table:table-cell table:formula="of:=[.A85]*[.B85]" office:value-type="float" office:value="252824">
            <text:p>25282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2974.4">
            <text:p>2974,4</text:p>
          </table:table-cell>
          <table:table-cell table:formula="of:=[.A86]*[.B86]" office:value-type="float" office:value="255798.4">
            <text:p>255798,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2974.4">
            <text:p>2974,4</text:p>
          </table:table-cell>
          <table:table-cell table:formula="of:=[.A87]*[.B87]" office:value-type="float" office:value="258772.8">
            <text:p>258772,8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2974.4">
            <text:p>2974,4</text:p>
          </table:table-cell>
          <table:table-cell table:formula="of:=[.A88]*[.B88]" office:value-type="float" office:value="261747.2">
            <text:p>261747,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2974.4">
            <text:p>2974,4</text:p>
          </table:table-cell>
          <table:table-cell table:formula="of:=[.A89]*[.B89]" office:value-type="float" office:value="264721.6">
            <text:p>264721,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2974.4">
            <text:p>2974,4</text:p>
          </table:table-cell>
          <table:table-cell table:formula="of:=[.A90]*[.B90]" office:value-type="float" office:value="267696">
            <text:p>26769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2974.4">
            <text:p>2974,4</text:p>
          </table:table-cell>
          <table:table-cell table:formula="of:=[.A91]*[.B91]" office:value-type="float" office:value="270670.4">
            <text:p>270670,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2974.4">
            <text:p>2974,4</text:p>
          </table:table-cell>
          <table:table-cell table:formula="of:=[.A92]*[.B92]" office:value-type="float" office:value="273644.8">
            <text:p>273644,8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2974.4">
            <text:p>2974,4</text:p>
          </table:table-cell>
          <table:table-cell table:formula="of:=[.A93]*[.B93]" office:value-type="float" office:value="276619.2">
            <text:p>276619,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2974.4">
            <text:p>2974,4</text:p>
          </table:table-cell>
          <table:table-cell table:formula="of:=[.A94]*[.B94]" office:value-type="float" office:value="279593.6">
            <text:p>279593,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2974.4">
            <text:p>2974,4</text:p>
          </table:table-cell>
          <table:table-cell table:formula="of:=[.A95]*[.B95]" office:value-type="float" office:value="282568">
            <text:p>282568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2974.4">
            <text:p>2974,4</text:p>
          </table:table-cell>
          <table:table-cell table:formula="of:=[.A96]*[.B96]" office:value-type="float" office:value="285542.4">
            <text:p>285542,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2974.4">
            <text:p>2974,4</text:p>
          </table:table-cell>
          <table:table-cell table:formula="of:=[.A97]*[.B97]" office:value-type="float" office:value="288516.8">
            <text:p>288516,8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2974.4">
            <text:p>2974,4</text:p>
          </table:table-cell>
          <table:table-cell table:formula="of:=[.A98]*[.B98]" office:value-type="float" office:value="291491.2">
            <text:p>291491,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2974.4">
            <text:p>2974,4</text:p>
          </table:table-cell>
          <table:table-cell table:formula="of:=[.A99]*[.B99]" office:value-type="float" office:value="294465.6">
            <text:p>294465,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2974.4">
            <text:p>2974,4</text:p>
          </table:table-cell>
          <table:table-cell table:formula="of:=[.A100]*[.B100]" office:value-type="float" office:value="297440">
            <text:p>29744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2974.4">
            <text:p>2974,4</text:p>
          </table:table-cell>
          <table:table-cell table:formula="of:=[.A101]*[.B101]" office:value-type="float" office:value="300414.4">
            <text:p>300414,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2974.4">
            <text:p>2974,4</text:p>
          </table:table-cell>
          <table:table-cell table:formula="of:=[.A102]*[.B102]" office:value-type="float" office:value="303388.8">
            <text:p>303388,8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2974.4">
            <text:p>2974,4</text:p>
          </table:table-cell>
          <table:table-cell table:formula="of:=[.A103]*[.B103]" office:value-type="float" office:value="306363.2">
            <text:p>306363,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2974.4">
            <text:p>2974,4</text:p>
          </table:table-cell>
          <table:table-cell table:formula="of:=[.A104]*[.B104]" office:value-type="float" office:value="309337.6">
            <text:p>309337,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2974.4">
            <text:p>2974,4</text:p>
          </table:table-cell>
          <table:table-cell table:formula="of:=[.A105]*[.B105]" office:value-type="float" office:value="312312">
            <text:p>312312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2974.4">
            <text:p>2974,4</text:p>
          </table:table-cell>
          <table:table-cell table:formula="of:=[.A106]*[.B106]" office:value-type="float" office:value="315286.4">
            <text:p>315286,4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2974.4">
            <text:p>2974,4</text:p>
          </table:table-cell>
          <table:table-cell table:formula="of:=[.A107]*[.B107]" office:value-type="float" office:value="318260.8">
            <text:p>318260,8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2974.4">
            <text:p>2974,4</text:p>
          </table:table-cell>
          <table:table-cell table:formula="of:=[.A108]*[.B108]" office:value-type="float" office:value="321235.2">
            <text:p>321235,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2974.4">
            <text:p>2974,4</text:p>
          </table:table-cell>
          <table:table-cell table:formula="of:=[.A109]*[.B109]" office:value-type="float" office:value="324209.6">
            <text:p>324209,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2974.4">
            <text:p>2974,4</text:p>
          </table:table-cell>
          <table:table-cell table:formula="of:=[.A110]*[.B110]" office:value-type="float" office:value="327184">
            <text:p>32718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2974.4">
            <text:p>2974,4</text:p>
          </table:table-cell>
          <table:table-cell table:formula="of:=[.A111]*[.B111]" office:value-type="float" office:value="330158.4">
            <text:p>330158,4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2974.4">
            <text:p>2974,4</text:p>
          </table:table-cell>
          <table:table-cell table:formula="of:=[.A112]*[.B112]" office:value-type="float" office:value="333132.8">
            <text:p>333132,8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2974.4">
            <text:p>2974,4</text:p>
          </table:table-cell>
          <table:table-cell table:formula="of:=[.A113]*[.B113]" office:value-type="float" office:value="336107.2">
            <text:p>336107,2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2974.4">
            <text:p>2974,4</text:p>
          </table:table-cell>
          <table:table-cell table:formula="of:=[.A114]*[.B114]" office:value-type="float" office:value="339081.6">
            <text:p>339081,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2974.4">
            <text:p>2974,4</text:p>
          </table:table-cell>
          <table:table-cell table:formula="of:=[.A115]*[.B115]" office:value-type="float" office:value="342056">
            <text:p>34205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2974.4">
            <text:p>2974,4</text:p>
          </table:table-cell>
          <table:table-cell table:formula="of:=[.A116]*[.B116]" office:value-type="float" office:value="345030.4">
            <text:p>345030,4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2974.4">
            <text:p>2974,4</text:p>
          </table:table-cell>
          <table:table-cell table:formula="of:=[.A117]*[.B117]" office:value-type="float" office:value="348004.8">
            <text:p>348004,8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2974.4">
            <text:p>2974,4</text:p>
          </table:table-cell>
          <table:table-cell table:formula="of:=[.A118]*[.B118]" office:value-type="float" office:value="350979.2">
            <text:p>350979,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2974.4">
            <text:p>2974,4</text:p>
          </table:table-cell>
          <table:table-cell table:formula="of:=[.A119]*[.B119]" office:value-type="float" office:value="353953.6">
            <text:p>353953,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2974.4">
            <text:p>2974,4</text:p>
          </table:table-cell>
          <table:table-cell table:formula="of:=[.A120]*[.B120]" office:value-type="float" office:value="356928">
            <text:p>356928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2974.4">
            <text:p>2974,4</text:p>
          </table:table-cell>
          <table:table-cell table:formula="of:=[.A121]*[.B121]" office:value-type="float" office:value="359902.4">
            <text:p>359902,4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2974.4">
            <text:p>2974,4</text:p>
          </table:table-cell>
          <table:table-cell table:formula="of:=[.A122]*[.B122]" office:value-type="float" office:value="362876.8">
            <text:p>362876,8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2974.4">
            <text:p>2974,4</text:p>
          </table:table-cell>
          <table:table-cell table:formula="of:=[.A123]*[.B123]" office:value-type="float" office:value="365851.2">
            <text:p>365851,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2974.4">
            <text:p>2974,4</text:p>
          </table:table-cell>
          <table:table-cell table:formula="of:=[.A124]*[.B124]" office:value-type="float" office:value="368825.6">
            <text:p>368825,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2974.4">
            <text:p>2974,4</text:p>
          </table:table-cell>
          <table:table-cell table:formula="of:=[.A125]*[.B125]" office:value-type="float" office:value="371800">
            <text:p>37180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2974.4">
            <text:p>2974,4</text:p>
          </table:table-cell>
          <table:table-cell table:formula="of:=[.A126]*[.B126]" office:value-type="float" office:value="374774.4">
            <text:p>374774,4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2974.4">
            <text:p>2974,4</text:p>
          </table:table-cell>
          <table:table-cell table:formula="of:=[.A127]*[.B127]" office:value-type="float" office:value="377748.8">
            <text:p>377748,8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2974.4">
            <text:p>2974,4</text:p>
          </table:table-cell>
          <table:table-cell table:formula="of:=[.A128]*[.B128]" office:value-type="float" office:value="380723.2">
            <text:p>380723,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2974.4">
            <text:p>2974,4</text:p>
          </table:table-cell>
          <table:table-cell table:formula="of:=[.A129]*[.B129]" office:value-type="float" office:value="383697.6">
            <text:p>383697,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2974.4">
            <text:p>2974,4</text:p>
          </table:table-cell>
          <table:table-cell table:formula="of:=[.A130]*[.B130]" office:value-type="float" office:value="386672">
            <text:p>38667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2974.4">
            <text:p>2974,4</text:p>
          </table:table-cell>
          <table:table-cell table:formula="of:=[.A131]*[.B131]" office:value-type="float" office:value="389646.4">
            <text:p>389646,4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2974.4">
            <text:p>2974,4</text:p>
          </table:table-cell>
          <table:table-cell table:formula="of:=[.A132]*[.B132]" office:value-type="float" office:value="392620.8">
            <text:p>392620,8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2974.4">
            <text:p>2974,4</text:p>
          </table:table-cell>
          <table:table-cell table:formula="of:=[.A133]*[.B133]" office:value-type="float" office:value="395595.2">
            <text:p>395595,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2974.4">
            <text:p>2974,4</text:p>
          </table:table-cell>
          <table:table-cell table:formula="of:=[.A134]*[.B134]" office:value-type="float" office:value="398569.6">
            <text:p>398569,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2974.4">
            <text:p>2974,4</text:p>
          </table:table-cell>
          <table:table-cell table:formula="of:=[.A135]*[.B135]" office:value-type="float" office:value="401544">
            <text:p>401544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2974.4">
            <text:p>2974,4</text:p>
          </table:table-cell>
          <table:table-cell table:formula="of:=[.A136]*[.B136]" office:value-type="float" office:value="404518.4">
            <text:p>404518,4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2974.4">
            <text:p>2974,4</text:p>
          </table:table-cell>
          <table:table-cell table:formula="of:=[.A137]*[.B137]" office:value-type="float" office:value="407492.8">
            <text:p>407492,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2974.4">
            <text:p>2974,4</text:p>
          </table:table-cell>
          <table:table-cell table:formula="of:=[.A138]*[.B138]" office:value-type="float" office:value="410467.2">
            <text:p>410467,2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2974.4">
            <text:p>2974,4</text:p>
          </table:table-cell>
          <table:table-cell table:formula="of:=[.A139]*[.B139]" office:value-type="float" office:value="413441.6">
            <text:p>413441,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2974.4">
            <text:p>2974,4</text:p>
          </table:table-cell>
          <table:table-cell table:formula="of:=[.A140]*[.B140]" office:value-type="float" office:value="416416">
            <text:p>41641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2974.4">
            <text:p>2974,4</text:p>
          </table:table-cell>
          <table:table-cell table:formula="of:=[.A141]*[.B141]" office:value-type="float" office:value="419390.4">
            <text:p>419390,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2974.4">
            <text:p>2974,4</text:p>
          </table:table-cell>
          <table:table-cell table:formula="of:=[.A142]*[.B142]" office:value-type="float" office:value="422364.8">
            <text:p>422364,8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2974.4">
            <text:p>2974,4</text:p>
          </table:table-cell>
          <table:table-cell table:formula="of:=[.A143]*[.B143]" office:value-type="float" office:value="425339.2">
            <text:p>425339,2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2974.4">
            <text:p>2974,4</text:p>
          </table:table-cell>
          <table:table-cell table:formula="of:=[.A144]*[.B144]" office:value-type="float" office:value="428313.6">
            <text:p>428313,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2974.4">
            <text:p>2974,4</text:p>
          </table:table-cell>
          <table:table-cell table:formula="of:=[.A145]*[.B145]" office:value-type="float" office:value="431288">
            <text:p>431288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2974.4">
            <text:p>2974,4</text:p>
          </table:table-cell>
          <table:table-cell table:formula="of:=[.A146]*[.B146]" office:value-type="float" office:value="434262.4">
            <text:p>434262,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2974.4">
            <text:p>2974,4</text:p>
          </table:table-cell>
          <table:table-cell table:formula="of:=[.A147]*[.B147]" office:value-type="float" office:value="437236.8">
            <text:p>437236,8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2974.4">
            <text:p>2974,4</text:p>
          </table:table-cell>
          <table:table-cell table:formula="of:=[.A148]*[.B148]" office:value-type="float" office:value="440211.2">
            <text:p>440211,2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2974.4">
            <text:p>2974,4</text:p>
          </table:table-cell>
          <table:table-cell table:formula="of:=[.A149]*[.B149]" office:value-type="float" office:value="443185.6">
            <text:p>443185,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2974.4">
            <text:p>2974,4</text:p>
          </table:table-cell>
          <table:table-cell table:formula="of:=[.A150]*[.B150]" office:value-type="float" office:value="446160">
            <text:p>44616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2974.4">
            <text:p>2974,4</text:p>
          </table:table-cell>
          <table:table-cell table:formula="of:=[.A151]*[.B151]" office:value-type="float" office:value="449134.4">
            <text:p>449134,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2974.4">
            <text:p>2974,4</text:p>
          </table:table-cell>
          <table:table-cell table:formula="of:=[.A152]*[.B152]" office:value-type="float" office:value="452108.8">
            <text:p>452108,8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2974.4">
            <text:p>2974,4</text:p>
          </table:table-cell>
          <table:table-cell table:formula="of:=[.A153]*[.B153]" office:value-type="float" office:value="455083.2">
            <text:p>455083,2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2974.4">
            <text:p>2974,4</text:p>
          </table:table-cell>
          <table:table-cell table:formula="of:=[.A154]*[.B154]" office:value-type="float" office:value="458057.6">
            <text:p>458057,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2974.4">
            <text:p>2974,4</text:p>
          </table:table-cell>
          <table:table-cell table:formula="of:=[.A155]*[.B155]" office:value-type="float" office:value="461032">
            <text:p>461032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2974.4">
            <text:p>2974,4</text:p>
          </table:table-cell>
          <table:table-cell table:formula="of:=[.A156]*[.B156]" office:value-type="float" office:value="464006.4">
            <text:p>464006,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2974.4">
            <text:p>2974,4</text:p>
          </table:table-cell>
          <table:table-cell table:formula="of:=[.A157]*[.B157]" office:value-type="float" office:value="466980.8">
            <text:p>466980,8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2974.4">
            <text:p>2974,4</text:p>
          </table:table-cell>
          <table:table-cell table:formula="of:=[.A158]*[.B158]" office:value-type="float" office:value="469955.2">
            <text:p>469955,2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2974.4">
            <text:p>2974,4</text:p>
          </table:table-cell>
          <table:table-cell table:formula="of:=[.A159]*[.B159]" office:value-type="float" office:value="472929.6">
            <text:p>472929,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2974.4">
            <text:p>2974,4</text:p>
          </table:table-cell>
          <table:table-cell table:formula="of:=[.A160]*[.B160]" office:value-type="float" office:value="475904">
            <text:p>47590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2974.4">
            <text:p>2974,4</text:p>
          </table:table-cell>
          <table:table-cell table:formula="of:=[.A161]*[.B161]" office:value-type="float" office:value="478878.4">
            <text:p>478878,4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2974.4">
            <text:p>2974,4</text:p>
          </table:table-cell>
          <table:table-cell table:formula="of:=[.A162]*[.B162]" office:value-type="float" office:value="481852.8">
            <text:p>481852,8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2974.4">
            <text:p>2974,4</text:p>
          </table:table-cell>
          <table:table-cell table:formula="of:=[.A163]*[.B163]" office:value-type="float" office:value="484827.2">
            <text:p>484827,2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2974.4">
            <text:p>2974,4</text:p>
          </table:table-cell>
          <table:table-cell table:formula="of:=[.A164]*[.B164]" office:value-type="float" office:value="487801.6">
            <text:p>487801,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2974.4">
            <text:p>2974,4</text:p>
          </table:table-cell>
          <table:table-cell table:formula="of:=[.A165]*[.B165]" office:value-type="float" office:value="490776">
            <text:p>49077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2974.4">
            <text:p>2974,4</text:p>
          </table:table-cell>
          <table:table-cell table:formula="of:=[.A166]*[.B166]" office:value-type="float" office:value="493750.4">
            <text:p>493750,4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2974.4">
            <text:p>2974,4</text:p>
          </table:table-cell>
          <table:table-cell table:formula="of:=[.A167]*[.B167]" office:value-type="float" office:value="496724.8">
            <text:p>496724,8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2974.4">
            <text:p>2974,4</text:p>
          </table:table-cell>
          <table:table-cell table:formula="of:=[.A168]*[.B168]" office:value-type="float" office:value="499699.2">
            <text:p>499699,2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2974.4">
            <text:p>2974,4</text:p>
          </table:table-cell>
          <table:table-cell table:formula="of:=[.A169]*[.B169]" office:value-type="float" office:value="502673.6">
            <text:p>502673,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2974.4">
            <text:p>2974,4</text:p>
          </table:table-cell>
          <table:table-cell table:formula="of:=[.A170]*[.B170]" office:value-type="float" office:value="505648">
            <text:p>505648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2974.4">
            <text:p>2974,4</text:p>
          </table:table-cell>
          <table:table-cell table:formula="of:=[.A171]*[.B171]" office:value-type="float" office:value="508622.4">
            <text:p>508622,4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2974.4">
            <text:p>2974,4</text:p>
          </table:table-cell>
          <table:table-cell table:formula="of:=[.A172]*[.B172]" office:value-type="float" office:value="511596.8">
            <text:p>511596,8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2974.4">
            <text:p>2974,4</text:p>
          </table:table-cell>
          <table:table-cell table:formula="of:=[.A173]*[.B173]" office:value-type="float" office:value="514571.2">
            <text:p>514571,2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2974.4">
            <text:p>2974,4</text:p>
          </table:table-cell>
          <table:table-cell table:formula="of:=[.A174]*[.B174]" office:value-type="float" office:value="517545.6">
            <text:p>517545,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2974.4">
            <text:p>2974,4</text:p>
          </table:table-cell>
          <table:table-cell table:formula="of:=[.A175]*[.B175]" office:value-type="float" office:value="520520">
            <text:p>52052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2974.4">
            <text:p>2974,4</text:p>
          </table:table-cell>
          <table:table-cell table:formula="of:=[.A176]*[.B176]" office:value-type="float" office:value="523494.4">
            <text:p>523494,4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2974.4">
            <text:p>2974,4</text:p>
          </table:table-cell>
          <table:table-cell table:formula="of:=[.A177]*[.B177]" office:value-type="float" office:value="526468.8">
            <text:p>526468,8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2974.4">
            <text:p>2974,4</text:p>
          </table:table-cell>
          <table:table-cell table:formula="of:=[.A178]*[.B178]" office:value-type="float" office:value="529443.2">
            <text:p>529443,2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2974.4">
            <text:p>2974,4</text:p>
          </table:table-cell>
          <table:table-cell table:formula="of:=[.A179]*[.B179]" office:value-type="float" office:value="532417.6">
            <text:p>532417,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2974.4">
            <text:p>2974,4</text:p>
          </table:table-cell>
          <table:table-cell table:formula="of:=[.A180]*[.B180]" office:value-type="float" office:value="535392">
            <text:p>535392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2974.4">
            <text:p>2974,4</text:p>
          </table:table-cell>
          <table:table-cell table:formula="of:=[.A181]*[.B181]" office:value-type="float" office:value="538366.4">
            <text:p>538366,4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2974.4">
            <text:p>2974,4</text:p>
          </table:table-cell>
          <table:table-cell table:formula="of:=[.A182]*[.B182]" office:value-type="float" office:value="541340.8">
            <text:p>541340,8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2974.4">
            <text:p>2974,4</text:p>
          </table:table-cell>
          <table:table-cell table:formula="of:=[.A183]*[.B183]" office:value-type="float" office:value="544315.2">
            <text:p>544315,2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2974.4">
            <text:p>2974,4</text:p>
          </table:table-cell>
          <table:table-cell table:formula="of:=[.A184]*[.B184]" office:value-type="float" office:value="547289.6">
            <text:p>547289,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2974.4">
            <text:p>2974,4</text:p>
          </table:table-cell>
          <table:table-cell table:formula="of:=[.A185]*[.B185]" office:value-type="float" office:value="550264">
            <text:p>55026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2974.4">
            <text:p>2974,4</text:p>
          </table:table-cell>
          <table:table-cell table:formula="of:=[.A186]*[.B186]" office:value-type="float" office:value="553238.4">
            <text:p>553238,4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2974.4">
            <text:p>2974,4</text:p>
          </table:table-cell>
          <table:table-cell table:formula="of:=[.A187]*[.B187]" office:value-type="float" office:value="556212.8">
            <text:p>556212,8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2974.4">
            <text:p>2974,4</text:p>
          </table:table-cell>
          <table:table-cell table:formula="of:=[.A188]*[.B188]" office:value-type="float" office:value="559187.2">
            <text:p>559187,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2974.4">
            <text:p>2974,4</text:p>
          </table:table-cell>
          <table:table-cell table:formula="of:=[.A189]*[.B189]" office:value-type="float" office:value="562161.6">
            <text:p>562161,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2974.4">
            <text:p>2974,4</text:p>
          </table:table-cell>
          <table:table-cell table:formula="of:=[.A190]*[.B190]" office:value-type="float" office:value="565136">
            <text:p>56513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2974.4">
            <text:p>2974,4</text:p>
          </table:table-cell>
          <table:table-cell table:formula="of:=[.A191]*[.B191]" office:value-type="float" office:value="568110.4">
            <text:p>568110,4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2974.4">
            <text:p>2974,4</text:p>
          </table:table-cell>
          <table:table-cell table:formula="of:=[.A192]*[.B192]" office:value-type="float" office:value="571084.8">
            <text:p>571084,8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2974.4">
            <text:p>2974,4</text:p>
          </table:table-cell>
          <table:table-cell table:formula="of:=[.A193]*[.B193]" office:value-type="float" office:value="574059.2">
            <text:p>574059,2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2974.4">
            <text:p>2974,4</text:p>
          </table:table-cell>
          <table:table-cell table:formula="of:=[.A194]*[.B194]" office:value-type="float" office:value="577033.6">
            <text:p>577033,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2974.4">
            <text:p>2974,4</text:p>
          </table:table-cell>
          <table:table-cell table:formula="of:=[.A195]*[.B195]" office:value-type="float" office:value="580008">
            <text:p>580008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2974.4">
            <text:p>2974,4</text:p>
          </table:table-cell>
          <table:table-cell table:formula="of:=[.A196]*[.B196]" office:value-type="float" office:value="582982.4">
            <text:p>582982,4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2974.4">
            <text:p>2974,4</text:p>
          </table:table-cell>
          <table:table-cell table:formula="of:=[.A197]*[.B197]" office:value-type="float" office:value="585956.8">
            <text:p>585956,8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2974.4">
            <text:p>2974,4</text:p>
          </table:table-cell>
          <table:table-cell table:formula="of:=[.A198]*[.B198]" office:value-type="float" office:value="588931.2">
            <text:p>588931,2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2974.4">
            <text:p>2974,4</text:p>
          </table:table-cell>
          <table:table-cell table:formula="of:=[.A199]*[.B199]" office:value-type="float" office:value="591905.6">
            <text:p>591905,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2974.4">
            <text:p>2974,4</text:p>
          </table:table-cell>
          <table:table-cell table:formula="of:=[.A200]*[.B200]" office:value-type="float" office:value="594880">
            <text:p>59488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2974.4">
            <text:p>2974,4</text:p>
          </table:table-cell>
          <table:table-cell table:formula="of:=[.A201]*[.B201]" office:value-type="float" office:value="597854.4">
            <text:p>597854,4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2974.4">
            <text:p>2974,4</text:p>
          </table:table-cell>
          <table:table-cell table:formula="of:=[.A202]*[.B202]" office:value-type="float" office:value="600828.8">
            <text:p>600828,8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2974.4">
            <text:p>2974,4</text:p>
          </table:table-cell>
          <table:table-cell table:formula="of:=[.A203]*[.B203]" office:value-type="float" office:value="603803.2">
            <text:p>603803,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2974.4">
            <text:p>2974,4</text:p>
          </table:table-cell>
          <table:table-cell table:formula="of:=[.A204]*[.B204]" office:value-type="float" office:value="606777.6">
            <text:p>606777,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2974.4">
            <text:p>2974,4</text:p>
          </table:table-cell>
          <table:table-cell table:formula="of:=[.A205]*[.B205]" office:value-type="float" office:value="609752">
            <text:p>609752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2974.4">
            <text:p>2974,4</text:p>
          </table:table-cell>
          <table:table-cell table:formula="of:=[.A206]*[.B206]" office:value-type="float" office:value="612726.4">
            <text:p>612726,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2974.4">
            <text:p>2974,4</text:p>
          </table:table-cell>
          <table:table-cell table:formula="of:=[.A207]*[.B207]" office:value-type="float" office:value="615700.8">
            <text:p>615700,8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2974.4">
            <text:p>2974,4</text:p>
          </table:table-cell>
          <table:table-cell table:formula="of:=[.A208]*[.B208]" office:value-type="float" office:value="618675.2">
            <text:p>618675,2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2974.4">
            <text:p>2974,4</text:p>
          </table:table-cell>
          <table:table-cell table:formula="of:=[.A209]*[.B209]" office:value-type="float" office:value="621649.6">
            <text:p>621649,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2974.4">
            <text:p>2974,4</text:p>
          </table:table-cell>
          <table:table-cell table:formula="of:=[.A210]*[.B210]" office:value-type="float" office:value="624624">
            <text:p>624624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2974.4">
            <text:p>2974,4</text:p>
          </table:table-cell>
          <table:table-cell table:formula="of:=[.A211]*[.B211]" office:value-type="float" office:value="627598.4">
            <text:p>627598,4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2974.4">
            <text:p>2974,4</text:p>
          </table:table-cell>
          <table:table-cell table:formula="of:=[.A212]*[.B212]" office:value-type="float" office:value="630572.8">
            <text:p>630572,8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2974.4">
            <text:p>2974,4</text:p>
          </table:table-cell>
          <table:table-cell table:formula="of:=[.A213]*[.B213]" office:value-type="float" office:value="633547.2">
            <text:p>633547,2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2974.4">
            <text:p>2974,4</text:p>
          </table:table-cell>
          <table:table-cell table:formula="of:=[.A214]*[.B214]" office:value-type="float" office:value="636521.6">
            <text:p>636521,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2974.4">
            <text:p>2974,4</text:p>
          </table:table-cell>
          <table:table-cell table:formula="of:=[.A215]*[.B215]" office:value-type="float" office:value="639496">
            <text:p>63949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2974.4">
            <text:p>2974,4</text:p>
          </table:table-cell>
          <table:table-cell table:formula="of:=[.A216]*[.B216]" office:value-type="float" office:value="642470.4">
            <text:p>642470,4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2974.4">
            <text:p>2974,4</text:p>
          </table:table-cell>
          <table:table-cell table:formula="of:=[.A217]*[.B217]" office:value-type="float" office:value="645444.8">
            <text:p>645444,8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2974.4">
            <text:p>2974,4</text:p>
          </table:table-cell>
          <table:table-cell table:formula="of:=[.A218]*[.B218]" office:value-type="float" office:value="648419.2">
            <text:p>648419,2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2974.4">
            <text:p>2974,4</text:p>
          </table:table-cell>
          <table:table-cell table:formula="of:=[.A219]*[.B219]" office:value-type="float" office:value="651393.6">
            <text:p>651393,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2974.4">
            <text:p>2974,4</text:p>
          </table:table-cell>
          <table:table-cell table:formula="of:=[.A220]*[.B220]" office:value-type="float" office:value="654368">
            <text:p>654368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2974.4">
            <text:p>2974,4</text:p>
          </table:table-cell>
          <table:table-cell table:formula="of:=[.A221]*[.B221]" office:value-type="float" office:value="657342.4">
            <text:p>657342,4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2974.4">
            <text:p>2974,4</text:p>
          </table:table-cell>
          <table:table-cell table:formula="of:=[.A222]*[.B222]" office:value-type="float" office:value="660316.8">
            <text:p>660316,8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2974.4">
            <text:p>2974,4</text:p>
          </table:table-cell>
          <table:table-cell table:formula="of:=[.A223]*[.B223]" office:value-type="float" office:value="663291.2">
            <text:p>663291,2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2974.4">
            <text:p>2974,4</text:p>
          </table:table-cell>
          <table:table-cell table:formula="of:=[.A224]*[.B224]" office:value-type="float" office:value="666265.6">
            <text:p>666265,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2974.4">
            <text:p>2974,4</text:p>
          </table:table-cell>
          <table:table-cell table:formula="of:=[.A225]*[.B225]" office:value-type="float" office:value="669240">
            <text:p>669240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2974.4">
            <text:p>2974,4</text:p>
          </table:table-cell>
          <table:table-cell table:formula="of:=[.A226]*[.B226]" office:value-type="float" office:value="672214.4">
            <text:p>672214,4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2974.4">
            <text:p>2974,4</text:p>
          </table:table-cell>
          <table:table-cell table:formula="of:=[.A227]*[.B227]" office:value-type="float" office:value="675188.8">
            <text:p>675188,8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2974.4">
            <text:p>2974,4</text:p>
          </table:table-cell>
          <table:table-cell table:formula="of:=[.A228]*[.B228]" office:value-type="float" office:value="678163.2">
            <text:p>678163,2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2974.4">
            <text:p>2974,4</text:p>
          </table:table-cell>
          <table:table-cell table:formula="of:=[.A229]*[.B229]" office:value-type="float" office:value="681137.6">
            <text:p>681137,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2974.4">
            <text:p>2974,4</text:p>
          </table:table-cell>
          <table:table-cell table:formula="of:=[.A230]*[.B230]" office:value-type="float" office:value="684112">
            <text:p>684112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2974.4">
            <text:p>2974,4</text:p>
          </table:table-cell>
          <table:table-cell table:formula="of:=[.A231]*[.B231]" office:value-type="float" office:value="687086.4">
            <text:p>687086,4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2974.4">
            <text:p>2974,4</text:p>
          </table:table-cell>
          <table:table-cell table:formula="of:=[.A232]*[.B232]" office:value-type="float" office:value="690060.8">
            <text:p>690060,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2974.4">
            <text:p>2974,4</text:p>
          </table:table-cell>
          <table:table-cell table:formula="of:=[.A233]*[.B233]" office:value-type="float" office:value="693035.2">
            <text:p>693035,2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2974.4">
            <text:p>2974,4</text:p>
          </table:table-cell>
          <table:table-cell table:formula="of:=[.A234]*[.B234]" office:value-type="float" office:value="696009.6">
            <text:p>696009,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2974.4">
            <text:p>2974,4</text:p>
          </table:table-cell>
          <table:table-cell table:formula="of:=[.A235]*[.B235]" office:value-type="float" office:value="698984">
            <text:p>698984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2974.4">
            <text:p>2974,4</text:p>
          </table:table-cell>
          <table:table-cell table:formula="of:=[.A236]*[.B236]" office:value-type="float" office:value="701958.4">
            <text:p>701958,4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2974.4">
            <text:p>2974,4</text:p>
          </table:table-cell>
          <table:table-cell table:formula="of:=[.A237]*[.B237]" office:value-type="float" office:value="704932.8">
            <text:p>704932,8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2974.4">
            <text:p>2974,4</text:p>
          </table:table-cell>
          <table:table-cell table:formula="of:=[.A238]*[.B238]" office:value-type="float" office:value="707907.2">
            <text:p>707907,2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2974.4">
            <text:p>2974,4</text:p>
          </table:table-cell>
          <table:table-cell table:formula="of:=[.A239]*[.B239]" office:value-type="float" office:value="710881.6">
            <text:p>710881,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2974.4">
            <text:p>2974,4</text:p>
          </table:table-cell>
          <table:table-cell table:formula="of:=[.A240]*[.B240]" office:value-type="float" office:value="713856">
            <text:p>71385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2974.4">
            <text:p>2974,4</text:p>
          </table:table-cell>
          <table:table-cell table:formula="of:=[.A241]*[.B241]" office:value-type="float" office:value="716830.4">
            <text:p>716830,4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2974.4">
            <text:p>2974,4</text:p>
          </table:table-cell>
          <table:table-cell table:formula="of:=[.A242]*[.B242]" office:value-type="float" office:value="719804.8">
            <text:p>719804,8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2974.4">
            <text:p>2974,4</text:p>
          </table:table-cell>
          <table:table-cell table:formula="of:=[.A243]*[.B243]" office:value-type="float" office:value="722779.2">
            <text:p>722779,2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2974.4">
            <text:p>2974,4</text:p>
          </table:table-cell>
          <table:table-cell table:formula="of:=[.A244]*[.B244]" office:value-type="float" office:value="725753.6">
            <text:p>725753,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2974.4">
            <text:p>2974,4</text:p>
          </table:table-cell>
          <table:table-cell table:formula="of:=[.A245]*[.B245]" office:value-type="float" office:value="728728">
            <text:p>728728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2974.4">
            <text:p>2974,4</text:p>
          </table:table-cell>
          <table:table-cell table:formula="of:=[.A246]*[.B246]" office:value-type="float" office:value="731702.4">
            <text:p>731702,4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2974.4">
            <text:p>2974,4</text:p>
          </table:table-cell>
          <table:table-cell table:formula="of:=[.A247]*[.B247]" office:value-type="float" office:value="734676.8">
            <text:p>734676,8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2974.4">
            <text:p>2974,4</text:p>
          </table:table-cell>
          <table:table-cell table:formula="of:=[.A248]*[.B248]" office:value-type="float" office:value="737651.2">
            <text:p>737651,2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2974.4">
            <text:p>2974,4</text:p>
          </table:table-cell>
          <table:table-cell table:formula="of:=[.A249]*[.B249]" office:value-type="float" office:value="740625.6">
            <text:p>740625,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2974.4">
            <text:p>2974,4</text:p>
          </table:table-cell>
          <table:table-cell table:formula="of:=[.A250]*[.B250]" office:value-type="float" office:value="743600">
            <text:p>7436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2974.4">
            <text:p>2974,4</text:p>
          </table:table-cell>
          <table:table-cell table:formula="of:=[.A251]*[.B251]" office:value-type="float" office:value="746574.4">
            <text:p>746574,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2974.4">
            <text:p>2974,4</text:p>
          </table:table-cell>
          <table:table-cell table:formula="of:=[.A252]*[.B252]" office:value-type="float" office:value="749548.8">
            <text:p>749548,8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2974.4">
            <text:p>2974,4</text:p>
          </table:table-cell>
          <table:table-cell table:formula="of:=[.A253]*[.B253]" office:value-type="float" office:value="752523.2">
            <text:p>752523,2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2974.4">
            <text:p>2974,4</text:p>
          </table:table-cell>
          <table:table-cell table:formula="of:=[.A254]*[.B254]" office:value-type="float" office:value="755497.6">
            <text:p>755497,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2974.4">
            <text:p>2974,4</text:p>
          </table:table-cell>
          <table:table-cell table:formula="of:=[.A255]*[.B255]" office:value-type="float" office:value="758472">
            <text:p>758472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2974.4">
            <text:p>2974,4</text:p>
          </table:table-cell>
          <table:table-cell table:formula="of:=[.A256]*[.B256]" office:value-type="float" office:value="761446.4">
            <text:p>761446,4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2974.4">
            <text:p>2974,4</text:p>
          </table:table-cell>
          <table:table-cell table:formula="of:=[.A257]*[.B257]" office:value-type="float" office:value="764420.8">
            <text:p>764420,8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2974.4">
            <text:p>2974,4</text:p>
          </table:table-cell>
          <table:table-cell table:formula="of:=[.A258]*[.B258]" office:value-type="float" office:value="767395.2">
            <text:p>767395,2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2974.4">
            <text:p>2974,4</text:p>
          </table:table-cell>
          <table:table-cell table:formula="of:=[.A259]*[.B259]" office:value-type="float" office:value="770369.6">
            <text:p>770369,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2974.4">
            <text:p>2974,4</text:p>
          </table:table-cell>
          <table:table-cell table:formula="of:=[.A260]*[.B260]" office:value-type="float" office:value="773344">
            <text:p>773344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2974.4">
            <text:p>2974,4</text:p>
          </table:table-cell>
          <table:table-cell table:formula="of:=[.A261]*[.B261]" office:value-type="float" office:value="776318.4">
            <text:p>776318,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2974.4">
            <text:p>2974,4</text:p>
          </table:table-cell>
          <table:table-cell table:formula="of:=[.A262]*[.B262]" office:value-type="float" office:value="779292.8">
            <text:p>779292,8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2974.4">
            <text:p>2974,4</text:p>
          </table:table-cell>
          <table:table-cell table:formula="of:=[.A263]*[.B263]" office:value-type="float" office:value="782267.2">
            <text:p>782267,2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2974.4">
            <text:p>2974,4</text:p>
          </table:table-cell>
          <table:table-cell table:formula="of:=[.A264]*[.B264]" office:value-type="float" office:value="785241.6">
            <text:p>785241,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2974.4">
            <text:p>2974,4</text:p>
          </table:table-cell>
          <table:table-cell table:formula="of:=[.A265]*[.B265]" office:value-type="float" office:value="788216">
            <text:p>78821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2974.4">
            <text:p>2974,4</text:p>
          </table:table-cell>
          <table:table-cell table:formula="of:=[.A266]*[.B266]" office:value-type="float" office:value="791190.4">
            <text:p>791190,4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2974.4">
            <text:p>2974,4</text:p>
          </table:table-cell>
          <table:table-cell table:formula="of:=[.A267]*[.B267]" office:value-type="float" office:value="794164.8">
            <text:p>794164,8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2974.4">
            <text:p>2974,4</text:p>
          </table:table-cell>
          <table:table-cell table:formula="of:=[.A268]*[.B268]" office:value-type="float" office:value="797139.2">
            <text:p>797139,2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2974.4">
            <text:p>2974,4</text:p>
          </table:table-cell>
          <table:table-cell table:formula="of:=[.A269]*[.B269]" office:value-type="float" office:value="800113.6">
            <text:p>800113,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2974.4">
            <text:p>2974,4</text:p>
          </table:table-cell>
          <table:table-cell table:formula="of:=[.A270]*[.B270]" office:value-type="float" office:value="803088">
            <text:p>803088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2974.4">
            <text:p>2974,4</text:p>
          </table:table-cell>
          <table:table-cell table:formula="of:=[.A271]*[.B271]" office:value-type="float" office:value="806062.4">
            <text:p>806062,4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2974.4">
            <text:p>2974,4</text:p>
          </table:table-cell>
          <table:table-cell table:formula="of:=[.A272]*[.B272]" office:value-type="float" office:value="809036.8">
            <text:p>809036,8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2974.4">
            <text:p>2974,4</text:p>
          </table:table-cell>
          <table:table-cell table:formula="of:=[.A273]*[.B273]" office:value-type="float" office:value="812011.2">
            <text:p>812011,2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2974.4">
            <text:p>2974,4</text:p>
          </table:table-cell>
          <table:table-cell table:formula="of:=[.A274]*[.B274]" office:value-type="float" office:value="814985.6">
            <text:p>814985,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2974.4">
            <text:p>2974,4</text:p>
          </table:table-cell>
          <table:table-cell table:formula="of:=[.A275]*[.B275]" office:value-type="float" office:value="817960">
            <text:p>81796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2974.4">
            <text:p>2974,4</text:p>
          </table:table-cell>
          <table:table-cell table:formula="of:=[.A276]*[.B276]" office:value-type="float" office:value="820934.4">
            <text:p>820934,4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2974.4">
            <text:p>2974,4</text:p>
          </table:table-cell>
          <table:table-cell table:formula="of:=[.A277]*[.B277]" office:value-type="float" office:value="823908.8">
            <text:p>823908,8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2974.4">
            <text:p>2974,4</text:p>
          </table:table-cell>
          <table:table-cell table:formula="of:=[.A278]*[.B278]" office:value-type="float" office:value="826883.2">
            <text:p>826883,2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2974.4">
            <text:p>2974,4</text:p>
          </table:table-cell>
          <table:table-cell table:formula="of:=[.A279]*[.B279]" office:value-type="float" office:value="829857.6">
            <text:p>829857,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2974.4">
            <text:p>2974,4</text:p>
          </table:table-cell>
          <table:table-cell table:formula="of:=[.A280]*[.B280]" office:value-type="float" office:value="832832">
            <text:p>832832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2974.4">
            <text:p>2974,4</text:p>
          </table:table-cell>
          <table:table-cell table:formula="of:=[.A281]*[.B281]" office:value-type="float" office:value="835806.4">
            <text:p>835806,4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2974.4">
            <text:p>2974,4</text:p>
          </table:table-cell>
          <table:table-cell table:formula="of:=[.A282]*[.B282]" office:value-type="float" office:value="838780.8">
            <text:p>838780,8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2974.4">
            <text:p>2974,4</text:p>
          </table:table-cell>
          <table:table-cell table:formula="of:=[.A283]*[.B283]" office:value-type="float" office:value="841755.2">
            <text:p>841755,2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2974.4">
            <text:p>2974,4</text:p>
          </table:table-cell>
          <table:table-cell table:formula="of:=[.A284]*[.B284]" office:value-type="float" office:value="844729.6">
            <text:p>844729,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2974.4">
            <text:p>2974,4</text:p>
          </table:table-cell>
          <table:table-cell table:formula="of:=[.A285]*[.B285]" office:value-type="float" office:value="847704">
            <text:p>847704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2974.4">
            <text:p>2974,4</text:p>
          </table:table-cell>
          <table:table-cell table:formula="of:=[.A286]*[.B286]" office:value-type="float" office:value="850678.4">
            <text:p>850678,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2974.4">
            <text:p>2974,4</text:p>
          </table:table-cell>
          <table:table-cell table:formula="of:=[.A287]*[.B287]" office:value-type="float" office:value="853652.8">
            <text:p>853652,8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2974.4">
            <text:p>2974,4</text:p>
          </table:table-cell>
          <table:table-cell table:formula="of:=[.A288]*[.B288]" office:value-type="float" office:value="856627.2">
            <text:p>856627,2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2974.4">
            <text:p>2974,4</text:p>
          </table:table-cell>
          <table:table-cell table:formula="of:=[.A289]*[.B289]" office:value-type="float" office:value="859601.6">
            <text:p>859601,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2974.4">
            <text:p>2974,4</text:p>
          </table:table-cell>
          <table:table-cell table:formula="of:=[.A290]*[.B290]" office:value-type="float" office:value="862576">
            <text:p>86257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2974.4">
            <text:p>2974,4</text:p>
          </table:table-cell>
          <table:table-cell table:formula="of:=[.A291]*[.B291]" office:value-type="float" office:value="865550.4">
            <text:p>865550,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2974.4">
            <text:p>2974,4</text:p>
          </table:table-cell>
          <table:table-cell table:formula="of:=[.A292]*[.B292]" office:value-type="float" office:value="868524.8">
            <text:p>868524,8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2974.4">
            <text:p>2974,4</text:p>
          </table:table-cell>
          <table:table-cell table:formula="of:=[.A293]*[.B293]" office:value-type="float" office:value="871499.2">
            <text:p>871499,2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2974.4">
            <text:p>2974,4</text:p>
          </table:table-cell>
          <table:table-cell table:formula="of:=[.A294]*[.B294]" office:value-type="float" office:value="874473.6">
            <text:p>874473,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2974.4">
            <text:p>2974,4</text:p>
          </table:table-cell>
          <table:table-cell table:formula="of:=[.A295]*[.B295]" office:value-type="float" office:value="877448">
            <text:p>877448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2974.4">
            <text:p>2974,4</text:p>
          </table:table-cell>
          <table:table-cell table:formula="of:=[.A296]*[.B296]" office:value-type="float" office:value="880422.4">
            <text:p>880422,4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2974.4">
            <text:p>2974,4</text:p>
          </table:table-cell>
          <table:table-cell table:formula="of:=[.A297]*[.B297]" office:value-type="float" office:value="883396.8">
            <text:p>883396,8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2974.4">
            <text:p>2974,4</text:p>
          </table:table-cell>
          <table:table-cell table:formula="of:=[.A298]*[.B298]" office:value-type="float" office:value="886371.2">
            <text:p>886371,2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2974.4">
            <text:p>2974,4</text:p>
          </table:table-cell>
          <table:table-cell table:formula="of:=[.A299]*[.B299]" office:value-type="float" office:value="889345.6">
            <text:p>889345,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2974.4">
            <text:p>2974,4</text:p>
          </table:table-cell>
          <table:table-cell table:formula="of:=[.A300]*[.B300]" office:value-type="float" office:value="892320">
            <text:p>89232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2974.4">
            <text:p>2974,4</text:p>
          </table:table-cell>
          <table:table-cell table:formula="of:=[.A301]*[.B301]" office:value-type="float" office:value="895294.4">
            <text:p>895294,4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2974.4">
            <text:p>2974,4</text:p>
          </table:table-cell>
          <table:table-cell table:formula="of:=[.A302]*[.B302]" office:value-type="float" office:value="898268.8">
            <text:p>898268,8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2974.4">
            <text:p>2974,4</text:p>
          </table:table-cell>
          <table:table-cell table:formula="of:=[.A303]*[.B303]" office:value-type="float" office:value="901243.2">
            <text:p>901243,2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2974.4">
            <text:p>2974,4</text:p>
          </table:table-cell>
          <table:table-cell table:formula="of:=[.A304]*[.B304]" office:value-type="float" office:value="904217.6">
            <text:p>904217,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2974.4">
            <text:p>2974,4</text:p>
          </table:table-cell>
          <table:table-cell table:formula="of:=[.A305]*[.B305]" office:value-type="float" office:value="907192">
            <text:p>90719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2974.4">
            <text:p>2974,4</text:p>
          </table:table-cell>
          <table:table-cell table:formula="of:=[.A306]*[.B306]" office:value-type="float" office:value="910166.4">
            <text:p>910166,4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2974.4">
            <text:p>2974,4</text:p>
          </table:table-cell>
          <table:table-cell table:formula="of:=[.A307]*[.B307]" office:value-type="float" office:value="913140.8">
            <text:p>913140,8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2974.4">
            <text:p>2974,4</text:p>
          </table:table-cell>
          <table:table-cell table:formula="of:=[.A308]*[.B308]" office:value-type="float" office:value="916115.2">
            <text:p>916115,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2974.4">
            <text:p>2974,4</text:p>
          </table:table-cell>
          <table:table-cell table:formula="of:=[.A309]*[.B309]" office:value-type="float" office:value="919089.6">
            <text:p>919089,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2974.4">
            <text:p>2974,4</text:p>
          </table:table-cell>
          <table:table-cell table:formula="of:=[.A310]*[.B310]" office:value-type="float" office:value="922064">
            <text:p>922064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2974.4">
            <text:p>2974,4</text:p>
          </table:table-cell>
          <table:table-cell table:formula="of:=[.A311]*[.B311]" office:value-type="float" office:value="925038.4">
            <text:p>925038,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2974.4">
            <text:p>2974,4</text:p>
          </table:table-cell>
          <table:table-cell table:formula="of:=[.A312]*[.B312]" office:value-type="float" office:value="928012.8">
            <text:p>928012,8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2974.4">
            <text:p>2974,4</text:p>
          </table:table-cell>
          <table:table-cell table:formula="of:=[.A313]*[.B313]" office:value-type="float" office:value="930987.2">
            <text:p>930987,2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2974.4">
            <text:p>2974,4</text:p>
          </table:table-cell>
          <table:table-cell table:formula="of:=[.A314]*[.B314]" office:value-type="float" office:value="933961.6">
            <text:p>933961,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2974.4">
            <text:p>2974,4</text:p>
          </table:table-cell>
          <table:table-cell table:formula="of:=[.A315]*[.B315]" office:value-type="float" office:value="936936">
            <text:p>93693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2974.4">
            <text:p>2974,4</text:p>
          </table:table-cell>
          <table:table-cell table:formula="of:=[.A316]*[.B316]" office:value-type="float" office:value="939910.4">
            <text:p>939910,4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2974.4">
            <text:p>2974,4</text:p>
          </table:table-cell>
          <table:table-cell table:formula="of:=[.A317]*[.B317]" office:value-type="float" office:value="942884.8">
            <text:p>942884,8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2974.4">
            <text:p>2974,4</text:p>
          </table:table-cell>
          <table:table-cell table:formula="of:=[.A318]*[.B318]" office:value-type="float" office:value="945859.2">
            <text:p>945859,2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2974.4">
            <text:p>2974,4</text:p>
          </table:table-cell>
          <table:table-cell table:formula="of:=[.A319]*[.B319]" office:value-type="float" office:value="948833.6">
            <text:p>948833,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2974.4">
            <text:p>2974,4</text:p>
          </table:table-cell>
          <table:table-cell table:formula="of:=[.A320]*[.B320]" office:value-type="float" office:value="951808">
            <text:p>951808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2974.4">
            <text:p>2974,4</text:p>
          </table:table-cell>
          <table:table-cell table:formula="of:=[.A321]*[.B321]" office:value-type="float" office:value="954782.4">
            <text:p>954782,4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2974.4">
            <text:p>2974,4</text:p>
          </table:table-cell>
          <table:table-cell table:formula="of:=[.A322]*[.B322]" office:value-type="float" office:value="957756.8">
            <text:p>957756,8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2974.4">
            <text:p>2974,4</text:p>
          </table:table-cell>
          <table:table-cell table:formula="of:=[.A323]*[.B323]" office:value-type="float" office:value="960731.2">
            <text:p>960731,2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2974.4">
            <text:p>2974,4</text:p>
          </table:table-cell>
          <table:table-cell table:formula="of:=[.A324]*[.B324]" office:value-type="float" office:value="963705.6">
            <text:p>963705,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2974.4">
            <text:p>2974,4</text:p>
          </table:table-cell>
          <table:table-cell table:formula="of:=[.A325]*[.B325]" office:value-type="float" office:value="966680">
            <text:p>96668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2974.4">
            <text:p>2974,4</text:p>
          </table:table-cell>
          <table:table-cell table:formula="of:=[.A326]*[.B326]" office:value-type="float" office:value="969654.4">
            <text:p>969654,4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2974.4">
            <text:p>2974,4</text:p>
          </table:table-cell>
          <table:table-cell table:formula="of:=[.A327]*[.B327]" office:value-type="float" office:value="972628.8">
            <text:p>972628,8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2974.4">
            <text:p>2974,4</text:p>
          </table:table-cell>
          <table:table-cell table:formula="of:=[.A328]*[.B328]" office:value-type="float" office:value="975603.2">
            <text:p>975603,2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2974.4">
            <text:p>2974,4</text:p>
          </table:table-cell>
          <table:table-cell table:formula="of:=[.A329]*[.B329]" office:value-type="float" office:value="978577.6">
            <text:p>978577,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2974.4">
            <text:p>2974,4</text:p>
          </table:table-cell>
          <table:table-cell table:formula="of:=[.A330]*[.B330]" office:value-type="float" office:value="981552">
            <text:p>981552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2974.4">
            <text:p>2974,4</text:p>
          </table:table-cell>
          <table:table-cell table:formula="of:=[.A331]*[.B331]" office:value-type="float" office:value="984526.4">
            <text:p>984526,4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2974.4">
            <text:p>2974,4</text:p>
          </table:table-cell>
          <table:table-cell table:formula="of:=[.A332]*[.B332]" office:value-type="float" office:value="987500.8">
            <text:p>987500,8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2974.4">
            <text:p>2974,4</text:p>
          </table:table-cell>
          <table:table-cell table:formula="of:=[.A333]*[.B333]" office:value-type="float" office:value="990475.2">
            <text:p>990475,2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2974.4">
            <text:p>2974,4</text:p>
          </table:table-cell>
          <table:table-cell table:formula="of:=[.A334]*[.B334]" office:value-type="float" office:value="993449.6">
            <text:p>993449,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2974.4">
            <text:p>2974,4</text:p>
          </table:table-cell>
          <table:table-cell table:formula="of:=[.A335]*[.B335]" office:value-type="float" office:value="996424">
            <text:p>99642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2974.4">
            <text:p>2974,4</text:p>
          </table:table-cell>
          <table:table-cell table:formula="of:=[.A336]*[.B336]" office:value-type="float" office:value="999398.4">
            <text:p>999398,4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2974.4">
            <text:p>2974,4</text:p>
          </table:table-cell>
          <table:table-cell table:formula="of:=[.A337]*[.B337]" office:value-type="float" office:value="1002372.8">
            <text:p>1002372,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2974.4">
            <text:p>2974,4</text:p>
          </table:table-cell>
          <table:table-cell table:formula="of:=[.A338]*[.B338]" office:value-type="float" office:value="1005347.2">
            <text:p>1005347,2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2974.4">
            <text:p>2974,4</text:p>
          </table:table-cell>
          <table:table-cell table:formula="of:=[.A339]*[.B339]" office:value-type="float" office:value="1008321.6">
            <text:p>1008321,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2974.4">
            <text:p>2974,4</text:p>
          </table:table-cell>
          <table:table-cell table:formula="of:=[.A340]*[.B340]" office:value-type="float" office:value="1011296">
            <text:p>101129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2974.4">
            <text:p>2974,4</text:p>
          </table:table-cell>
          <table:table-cell table:formula="of:=[.A341]*[.B341]" office:value-type="float" office:value="1014270.4">
            <text:p>1014270,4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2974.4">
            <text:p>2974,4</text:p>
          </table:table-cell>
          <table:table-cell table:formula="of:=[.A342]*[.B342]" office:value-type="float" office:value="1017244.8">
            <text:p>1017244,8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2974.4">
            <text:p>2974,4</text:p>
          </table:table-cell>
          <table:table-cell table:formula="of:=[.A343]*[.B343]" office:value-type="float" office:value="1020219.2">
            <text:p>1020219,2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2974.4">
            <text:p>2974,4</text:p>
          </table:table-cell>
          <table:table-cell table:formula="of:=[.A344]*[.B344]" office:value-type="float" office:value="1023193.6">
            <text:p>1023193,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2974.4">
            <text:p>2974,4</text:p>
          </table:table-cell>
          <table:table-cell table:formula="of:=[.A345]*[.B345]" office:value-type="float" office:value="1026168">
            <text:p>1026168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2974.4">
            <text:p>2974,4</text:p>
          </table:table-cell>
          <table:table-cell table:formula="of:=[.A346]*[.B346]" office:value-type="float" office:value="1029142.4">
            <text:p>1029142,4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2974.4">
            <text:p>2974,4</text:p>
          </table:table-cell>
          <table:table-cell table:formula="of:=[.A347]*[.B347]" office:value-type="float" office:value="1032116.8">
            <text:p>1032116,8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2974.4">
            <text:p>2974,4</text:p>
          </table:table-cell>
          <table:table-cell table:formula="of:=[.A348]*[.B348]" office:value-type="float" office:value="1035091.2">
            <text:p>1035091,2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2974.4">
            <text:p>2974,4</text:p>
          </table:table-cell>
          <table:table-cell table:formula="of:=[.A349]*[.B349]" office:value-type="float" office:value="1038065.6">
            <text:p>1038065,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2974.4">
            <text:p>2974,4</text:p>
          </table:table-cell>
          <table:table-cell table:formula="of:=[.A350]*[.B350]" office:value-type="float" office:value="1041040">
            <text:p>104104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2974.4">
            <text:p>2974,4</text:p>
          </table:table-cell>
          <table:table-cell table:formula="of:=[.A351]*[.B351]" office:value-type="float" office:value="1044014.4">
            <text:p>1044014,4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2974.4">
            <text:p>2974,4</text:p>
          </table:table-cell>
          <table:table-cell table:formula="of:=[.A352]*[.B352]" office:value-type="float" office:value="1046988.8">
            <text:p>1046988,8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2974.4">
            <text:p>2974,4</text:p>
          </table:table-cell>
          <table:table-cell table:formula="of:=[.A353]*[.B353]" office:value-type="float" office:value="1049963.2">
            <text:p>1049963,2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2974.4">
            <text:p>2974,4</text:p>
          </table:table-cell>
          <table:table-cell table:formula="of:=[.A354]*[.B354]" office:value-type="float" office:value="1052937.6">
            <text:p>1052937,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2974.4">
            <text:p>2974,4</text:p>
          </table:table-cell>
          <table:table-cell table:formula="of:=[.A355]*[.B355]" office:value-type="float" office:value="1055912">
            <text:p>1055912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2974.4">
            <text:p>2974,4</text:p>
          </table:table-cell>
          <table:table-cell table:formula="of:=[.A356]*[.B356]" office:value-type="float" office:value="1058886.4">
            <text:p>1058886,4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2974.4">
            <text:p>2974,4</text:p>
          </table:table-cell>
          <table:table-cell table:formula="of:=[.A357]*[.B357]" office:value-type="float" office:value="1061860.8">
            <text:p>1061860,8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2974.4">
            <text:p>2974,4</text:p>
          </table:table-cell>
          <table:table-cell table:formula="of:=[.A358]*[.B358]" office:value-type="float" office:value="1064835.2">
            <text:p>1064835,2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2974.4">
            <text:p>2974,4</text:p>
          </table:table-cell>
          <table:table-cell table:formula="of:=[.A359]*[.B359]" office:value-type="float" office:value="1067809.6">
            <text:p>1067809,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2974.4">
            <text:p>2974,4</text:p>
          </table:table-cell>
          <table:table-cell table:formula="of:=[.A360]*[.B360]" office:value-type="float" office:value="1070784">
            <text:p>1070784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2974.4">
            <text:p>2974,4</text:p>
          </table:table-cell>
          <table:table-cell table:formula="of:=[.A361]*[.B361]" office:value-type="float" office:value="1073758.4">
            <text:p>1073758,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2974.4">
            <text:p>2974,4</text:p>
          </table:table-cell>
          <table:table-cell table:formula="of:=[.A362]*[.B362]" office:value-type="float" office:value="1076732.8">
            <text:p>1076732,8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2974.4">
            <text:p>2974,4</text:p>
          </table:table-cell>
          <table:table-cell table:formula="of:=[.A363]*[.B363]" office:value-type="float" office:value="1079707.2">
            <text:p>1079707,2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2974.4">
            <text:p>2974,4</text:p>
          </table:table-cell>
          <table:table-cell table:formula="of:=[.A364]*[.B364]" office:value-type="float" office:value="1082681.6">
            <text:p>1082681,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2974.4">
            <text:p>2974,4</text:p>
          </table:table-cell>
          <table:table-cell table:formula="of:=[.A365]*[.B365]" office:value-type="float" office:value="1085656">
            <text:p>108565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2974.4">
            <text:p>2974,4</text:p>
          </table:table-cell>
          <table:table-cell table:formula="of:=[.A366]*[.B366]" office:value-type="float" office:value="1088630.4">
            <text:p>1088630,4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2974.4">
            <text:p>2974,4</text:p>
          </table:table-cell>
          <table:table-cell table:formula="of:=[.A367]*[.B367]" office:value-type="float" office:value="1091604.8">
            <text:p>1091604,8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2974.4">
            <text:p>2974,4</text:p>
          </table:table-cell>
          <table:table-cell table:formula="of:=[.A368]*[.B368]" office:value-type="float" office:value="1094579.2">
            <text:p>1094579,2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2974.4">
            <text:p>2974,4</text:p>
          </table:table-cell>
          <table:table-cell table:formula="of:=[.A369]*[.B369]" office:value-type="float" office:value="1097553.6">
            <text:p>1097553,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2974.4">
            <text:p>2974,4</text:p>
          </table:table-cell>
          <table:table-cell table:formula="of:=[.A370]*[.B370]" office:value-type="float" office:value="1100528">
            <text:p>1100528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2974.4">
            <text:p>2974,4</text:p>
          </table:table-cell>
          <table:table-cell table:formula="of:=[.A371]*[.B371]" office:value-type="float" office:value="1103502.4">
            <text:p>1103502,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2974.4">
            <text:p>2974,4</text:p>
          </table:table-cell>
          <table:table-cell table:formula="of:=[.A372]*[.B372]" office:value-type="float" office:value="1106476.8">
            <text:p>1106476,8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2974.4">
            <text:p>2974,4</text:p>
          </table:table-cell>
          <table:table-cell table:formula="of:=[.A373]*[.B373]" office:value-type="float" office:value="1109451.2">
            <text:p>1109451,2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2974.4">
            <text:p>2974,4</text:p>
          </table:table-cell>
          <table:table-cell table:formula="of:=[.A374]*[.B374]" office:value-type="float" office:value="1112425.6">
            <text:p>1112425,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2974.4">
            <text:p>2974,4</text:p>
          </table:table-cell>
          <table:table-cell table:formula="of:=[.A375]*[.B375]" office:value-type="float" office:value="1115400">
            <text:p>1115400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2974.4">
            <text:p>2974,4</text:p>
          </table:table-cell>
          <table:table-cell table:formula="of:=[.A376]*[.B376]" office:value-type="float" office:value="1118374.4">
            <text:p>1118374,4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2974.4">
            <text:p>2974,4</text:p>
          </table:table-cell>
          <table:table-cell table:formula="of:=[.A377]*[.B377]" office:value-type="float" office:value="1121348.8">
            <text:p>1121348,8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2974.4">
            <text:p>2974,4</text:p>
          </table:table-cell>
          <table:table-cell table:formula="of:=[.A378]*[.B378]" office:value-type="float" office:value="1124323.2">
            <text:p>1124323,2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2974.4">
            <text:p>2974,4</text:p>
          </table:table-cell>
          <table:table-cell table:formula="of:=[.A379]*[.B379]" office:value-type="float" office:value="1127297.6">
            <text:p>1127297,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2974.4">
            <text:p>2974,4</text:p>
          </table:table-cell>
          <table:table-cell table:formula="of:=[.A380]*[.B380]" office:value-type="float" office:value="1130272">
            <text:p>1130272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2974.4">
            <text:p>2974,4</text:p>
          </table:table-cell>
          <table:table-cell table:formula="of:=[.A381]*[.B381]" office:value-type="float" office:value="1133246.4">
            <text:p>1133246,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2974.4">
            <text:p>2974,4</text:p>
          </table:table-cell>
          <table:table-cell table:formula="of:=[.A382]*[.B382]" office:value-type="float" office:value="1136220.8">
            <text:p>1136220,8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2974.4">
            <text:p>2974,4</text:p>
          </table:table-cell>
          <table:table-cell table:formula="of:=[.A383]*[.B383]" office:value-type="float" office:value="1139195.2">
            <text:p>1139195,2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2974.4">
            <text:p>2974,4</text:p>
          </table:table-cell>
          <table:table-cell table:formula="of:=[.A384]*[.B384]" office:value-type="float" office:value="1142169.6">
            <text:p>1142169,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2974.4">
            <text:p>2974,4</text:p>
          </table:table-cell>
          <table:table-cell table:formula="of:=[.A385]*[.B385]" office:value-type="float" office:value="1145144">
            <text:p>114514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2974.4">
            <text:p>2974,4</text:p>
          </table:table-cell>
          <table:table-cell table:formula="of:=[.A386]*[.B386]" office:value-type="float" office:value="1148118.4">
            <text:p>1148118,4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2974.4">
            <text:p>2974,4</text:p>
          </table:table-cell>
          <table:table-cell table:formula="of:=[.A387]*[.B387]" office:value-type="float" office:value="1151092.8">
            <text:p>1151092,8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2974.4">
            <text:p>2974,4</text:p>
          </table:table-cell>
          <table:table-cell table:formula="of:=[.A388]*[.B388]" office:value-type="float" office:value="1154067.2">
            <text:p>1154067,2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2974.4">
            <text:p>2974,4</text:p>
          </table:table-cell>
          <table:table-cell table:formula="of:=[.A389]*[.B389]" office:value-type="float" office:value="1157041.6">
            <text:p>1157041,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2974.4">
            <text:p>2974,4</text:p>
          </table:table-cell>
          <table:table-cell table:formula="of:=[.A390]*[.B390]" office:value-type="float" office:value="1160016">
            <text:p>116001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2974.4">
            <text:p>2974,4</text:p>
          </table:table-cell>
          <table:table-cell table:formula="of:=[.A391]*[.B391]" office:value-type="float" office:value="1162990.4">
            <text:p>1162990,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2974.4">
            <text:p>2974,4</text:p>
          </table:table-cell>
          <table:table-cell table:formula="of:=[.A392]*[.B392]" office:value-type="float" office:value="1165964.8">
            <text:p>1165964,8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2974.4">
            <text:p>2974,4</text:p>
          </table:table-cell>
          <table:table-cell table:formula="of:=[.A393]*[.B393]" office:value-type="float" office:value="1168939.2">
            <text:p>1168939,2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2974.4">
            <text:p>2974,4</text:p>
          </table:table-cell>
          <table:table-cell table:formula="of:=[.A394]*[.B394]" office:value-type="float" office:value="1171913.6">
            <text:p>1171913,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2974.4">
            <text:p>2974,4</text:p>
          </table:table-cell>
          <table:table-cell table:formula="of:=[.A395]*[.B395]" office:value-type="float" office:value="1174888">
            <text:p>1174888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2974.4">
            <text:p>2974,4</text:p>
          </table:table-cell>
          <table:table-cell table:formula="of:=[.A396]*[.B396]" office:value-type="float" office:value="1177862.4">
            <text:p>1177862,4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2974.4">
            <text:p>2974,4</text:p>
          </table:table-cell>
          <table:table-cell table:formula="of:=[.A397]*[.B397]" office:value-type="float" office:value="1180836.8">
            <text:p>1180836,8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2974.4">
            <text:p>2974,4</text:p>
          </table:table-cell>
          <table:table-cell table:formula="of:=[.A398]*[.B398]" office:value-type="float" office:value="1183811.2">
            <text:p>1183811,2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2974.4">
            <text:p>2974,4</text:p>
          </table:table-cell>
          <table:table-cell table:formula="of:=[.A399]*[.B399]" office:value-type="float" office:value="1186785.6">
            <text:p>1186785,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2974.4">
            <text:p>2974,4</text:p>
          </table:table-cell>
          <table:table-cell table:formula="of:=[.A400]*[.B400]" office:value-type="float" office:value="1189760">
            <text:p>118976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2974.4">
            <text:p>2974,4</text:p>
          </table:table-cell>
          <table:table-cell table:formula="of:=[.A401]*[.B401]" office:value-type="float" office:value="1192734.4">
            <text:p>1192734,4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2974.4">
            <text:p>2974,4</text:p>
          </table:table-cell>
          <table:table-cell table:formula="of:=[.A402]*[.B402]" office:value-type="float" office:value="1195708.8">
            <text:p>1195708,8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2974.4">
            <text:p>2974,4</text:p>
          </table:table-cell>
          <table:table-cell table:formula="of:=[.A403]*[.B403]" office:value-type="float" office:value="1198683.2">
            <text:p>1198683,2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2974.4">
            <text:p>2974,4</text:p>
          </table:table-cell>
          <table:table-cell table:formula="of:=[.A404]*[.B404]" office:value-type="float" office:value="1201657.6">
            <text:p>1201657,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2974.4">
            <text:p>2974,4</text:p>
          </table:table-cell>
          <table:table-cell table:formula="of:=[.A405]*[.B405]" office:value-type="float" office:value="1204632">
            <text:p>1204632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2974.4">
            <text:p>2974,4</text:p>
          </table:table-cell>
          <table:table-cell table:formula="of:=[.A406]*[.B406]" office:value-type="float" office:value="1207606.4">
            <text:p>1207606,4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2974.4">
            <text:p>2974,4</text:p>
          </table:table-cell>
          <table:table-cell table:formula="of:=[.A407]*[.B407]" office:value-type="float" office:value="1210580.8">
            <text:p>1210580,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2974.4">
            <text:p>2974,4</text:p>
          </table:table-cell>
          <table:table-cell table:formula="of:=[.A408]*[.B408]" office:value-type="float" office:value="1213555.2">
            <text:p>1213555,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2974.4">
            <text:p>2974,4</text:p>
          </table:table-cell>
          <table:table-cell table:formula="of:=[.A409]*[.B409]" office:value-type="float" office:value="1216529.6">
            <text:p>1216529,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2974.4">
            <text:p>2974,4</text:p>
          </table:table-cell>
          <table:table-cell table:formula="of:=[.A410]*[.B410]" office:value-type="float" office:value="1219504">
            <text:p>121950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2974.4">
            <text:p>2974,4</text:p>
          </table:table-cell>
          <table:table-cell table:formula="of:=[.A411]*[.B411]" office:value-type="float" office:value="1222478.4">
            <text:p>1222478,4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2974.4">
            <text:p>2974,4</text:p>
          </table:table-cell>
          <table:table-cell table:formula="of:=[.A412]*[.B412]" office:value-type="float" office:value="1225452.8">
            <text:p>1225452,8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2974.4">
            <text:p>2974,4</text:p>
          </table:table-cell>
          <table:table-cell table:formula="of:=[.A413]*[.B413]" office:value-type="float" office:value="1228427.2">
            <text:p>1228427,2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2974.4">
            <text:p>2974,4</text:p>
          </table:table-cell>
          <table:table-cell table:formula="of:=[.A414]*[.B414]" office:value-type="float" office:value="1231401.6">
            <text:p>1231401,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2974.4">
            <text:p>2974,4</text:p>
          </table:table-cell>
          <table:table-cell table:formula="of:=[.A415]*[.B415]" office:value-type="float" office:value="1234376">
            <text:p>123437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2974.4">
            <text:p>2974,4</text:p>
          </table:table-cell>
          <table:table-cell table:formula="of:=[.A416]*[.B416]" office:value-type="float" office:value="1237350.4">
            <text:p>1237350,4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2974.4">
            <text:p>2974,4</text:p>
          </table:table-cell>
          <table:table-cell table:formula="of:=[.A417]*[.B417]" office:value-type="float" office:value="1240324.8">
            <text:p>1240324,8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2974.4">
            <text:p>2974,4</text:p>
          </table:table-cell>
          <table:table-cell table:formula="of:=[.A418]*[.B418]" office:value-type="float" office:value="1243299.2">
            <text:p>1243299,2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2974.4">
            <text:p>2974,4</text:p>
          </table:table-cell>
          <table:table-cell table:formula="of:=[.A419]*[.B419]" office:value-type="float" office:value="1246273.6">
            <text:p>1246273,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2974.4">
            <text:p>2974,4</text:p>
          </table:table-cell>
          <table:table-cell table:formula="of:=[.A420]*[.B420]" office:value-type="float" office:value="1249248">
            <text:p>1249248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2974.4">
            <text:p>2974,4</text:p>
          </table:table-cell>
          <table:table-cell table:formula="of:=[.A421]*[.B421]" office:value-type="float" office:value="1252222.4">
            <text:p>1252222,4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2974.4">
            <text:p>2974,4</text:p>
          </table:table-cell>
          <table:table-cell table:formula="of:=[.A422]*[.B422]" office:value-type="float" office:value="1255196.8">
            <text:p>1255196,8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2974.4">
            <text:p>2974,4</text:p>
          </table:table-cell>
          <table:table-cell table:formula="of:=[.A423]*[.B423]" office:value-type="float" office:value="1258171.2">
            <text:p>1258171,2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2974.4">
            <text:p>2974,4</text:p>
          </table:table-cell>
          <table:table-cell table:formula="of:=[.A424]*[.B424]" office:value-type="float" office:value="1261145.6">
            <text:p>1261145,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2974.4">
            <text:p>2974,4</text:p>
          </table:table-cell>
          <table:table-cell table:formula="of:=[.A425]*[.B425]" office:value-type="float" office:value="1264120">
            <text:p>1264120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2974.4">
            <text:p>2974,4</text:p>
          </table:table-cell>
          <table:table-cell table:formula="of:=[.A426]*[.B426]" office:value-type="float" office:value="1267094.4">
            <text:p>1267094,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2974.4">
            <text:p>2974,4</text:p>
          </table:table-cell>
          <table:table-cell table:formula="of:=[.A427]*[.B427]" office:value-type="float" office:value="1270068.8">
            <text:p>1270068,8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2974.4">
            <text:p>2974,4</text:p>
          </table:table-cell>
          <table:table-cell table:formula="of:=[.A428]*[.B428]" office:value-type="float" office:value="1273043.2">
            <text:p>1273043,2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2974.4">
            <text:p>2974,4</text:p>
          </table:table-cell>
          <table:table-cell table:formula="of:=[.A429]*[.B429]" office:value-type="float" office:value="1276017.6">
            <text:p>1276017,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2974.4">
            <text:p>2974,4</text:p>
          </table:table-cell>
          <table:table-cell table:formula="of:=[.A430]*[.B430]" office:value-type="float" office:value="1278992">
            <text:p>1278992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2974.4">
            <text:p>2974,4</text:p>
          </table:table-cell>
          <table:table-cell table:formula="of:=[.A431]*[.B431]" office:value-type="float" office:value="1281966.4">
            <text:p>1281966,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2974.4">
            <text:p>2974,4</text:p>
          </table:table-cell>
          <table:table-cell table:formula="of:=[.A432]*[.B432]" office:value-type="float" office:value="1284940.8">
            <text:p>1284940,8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2974.4">
            <text:p>2974,4</text:p>
          </table:table-cell>
          <table:table-cell table:formula="of:=[.A433]*[.B433]" office:value-type="float" office:value="1287915.2">
            <text:p>1287915,2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2974.4">
            <text:p>2974,4</text:p>
          </table:table-cell>
          <table:table-cell table:formula="of:=[.A434]*[.B434]" office:value-type="float" office:value="1290889.6">
            <text:p>1290889,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2974.4">
            <text:p>2974,4</text:p>
          </table:table-cell>
          <table:table-cell table:formula="of:=[.A435]*[.B435]" office:value-type="float" office:value="1293864">
            <text:p>1293864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2974.4">
            <text:p>2974,4</text:p>
          </table:table-cell>
          <table:table-cell table:formula="of:=[.A436]*[.B436]" office:value-type="float" office:value="1296838.4">
            <text:p>1296838,4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2974.4">
            <text:p>2974,4</text:p>
          </table:table-cell>
          <table:table-cell table:formula="of:=[.A437]*[.B437]" office:value-type="float" office:value="1299812.8">
            <text:p>1299812,8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2974.4">
            <text:p>2974,4</text:p>
          </table:table-cell>
          <table:table-cell table:formula="of:=[.A438]*[.B438]" office:value-type="float" office:value="1302787.2">
            <text:p>1302787,2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2974.4">
            <text:p>2974,4</text:p>
          </table:table-cell>
          <table:table-cell table:formula="of:=[.A439]*[.B439]" office:value-type="float" office:value="1305761.6">
            <text:p>1305761,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2974.4">
            <text:p>2974,4</text:p>
          </table:table-cell>
          <table:table-cell table:formula="of:=[.A440]*[.B440]" office:value-type="float" office:value="1308736">
            <text:p>130873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2974.4">
            <text:p>2974,4</text:p>
          </table:table-cell>
          <table:table-cell table:formula="of:=[.A441]*[.B441]" office:value-type="float" office:value="1311710.4">
            <text:p>1311710,4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2974.4">
            <text:p>2974,4</text:p>
          </table:table-cell>
          <table:table-cell table:formula="of:=[.A442]*[.B442]" office:value-type="float" office:value="1314684.8">
            <text:p>1314684,8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2974.4">
            <text:p>2974,4</text:p>
          </table:table-cell>
          <table:table-cell table:formula="of:=[.A443]*[.B443]" office:value-type="float" office:value="1317659.2">
            <text:p>1317659,2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2974.4">
            <text:p>2974,4</text:p>
          </table:table-cell>
          <table:table-cell table:formula="of:=[.A444]*[.B444]" office:value-type="float" office:value="1320633.6">
            <text:p>1320633,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2974.4">
            <text:p>2974,4</text:p>
          </table:table-cell>
          <table:table-cell table:formula="of:=[.A445]*[.B445]" office:value-type="float" office:value="1323608">
            <text:p>1323608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2974.4">
            <text:p>2974,4</text:p>
          </table:table-cell>
          <table:table-cell table:formula="of:=[.A446]*[.B446]" office:value-type="float" office:value="1326582.4">
            <text:p>1326582,4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2974.4">
            <text:p>2974,4</text:p>
          </table:table-cell>
          <table:table-cell table:formula="of:=[.A447]*[.B447]" office:value-type="float" office:value="1329556.8">
            <text:p>1329556,8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2974.4">
            <text:p>2974,4</text:p>
          </table:table-cell>
          <table:table-cell table:formula="of:=[.A448]*[.B448]" office:value-type="float" office:value="1332531.2">
            <text:p>1332531,2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2974.4">
            <text:p>2974,4</text:p>
          </table:table-cell>
          <table:table-cell table:formula="of:=[.A449]*[.B449]" office:value-type="float" office:value="1335505.6">
            <text:p>1335505,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2974.4">
            <text:p>2974,4</text:p>
          </table:table-cell>
          <table:table-cell table:formula="of:=[.A450]*[.B450]" office:value-type="float" office:value="1338480">
            <text:p>133848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2974.4">
            <text:p>2974,4</text:p>
          </table:table-cell>
          <table:table-cell table:formula="of:=[.A451]*[.B451]" office:value-type="float" office:value="1341454.4">
            <text:p>1341454,4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2974.4">
            <text:p>2974,4</text:p>
          </table:table-cell>
          <table:table-cell table:formula="of:=[.A452]*[.B452]" office:value-type="float" office:value="1344428.8">
            <text:p>1344428,8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2974.4">
            <text:p>2974,4</text:p>
          </table:table-cell>
          <table:table-cell table:formula="of:=[.A453]*[.B453]" office:value-type="float" office:value="1347403.2">
            <text:p>1347403,2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2974.4">
            <text:p>2974,4</text:p>
          </table:table-cell>
          <table:table-cell table:formula="of:=[.A454]*[.B454]" office:value-type="float" office:value="1350377.6">
            <text:p>1350377,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2974.4">
            <text:p>2974,4</text:p>
          </table:table-cell>
          <table:table-cell table:formula="of:=[.A455]*[.B455]" office:value-type="float" office:value="1353352">
            <text:p>1353352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2974.4">
            <text:p>2974,4</text:p>
          </table:table-cell>
          <table:table-cell table:formula="of:=[.A456]*[.B456]" office:value-type="float" office:value="1356326.4">
            <text:p>1356326,4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2974.4">
            <text:p>2974,4</text:p>
          </table:table-cell>
          <table:table-cell table:formula="of:=[.A457]*[.B457]" office:value-type="float" office:value="1359300.8">
            <text:p>1359300,8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2974.4">
            <text:p>2974,4</text:p>
          </table:table-cell>
          <table:table-cell table:formula="of:=[.A458]*[.B458]" office:value-type="float" office:value="1362275.2">
            <text:p>1362275,2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2974.4">
            <text:p>2974,4</text:p>
          </table:table-cell>
          <table:table-cell table:formula="of:=[.A459]*[.B459]" office:value-type="float" office:value="1365249.6">
            <text:p>1365249,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2974.4">
            <text:p>2974,4</text:p>
          </table:table-cell>
          <table:table-cell table:formula="of:=[.A460]*[.B460]" office:value-type="float" office:value="1368224">
            <text:p>1368224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2974.4">
            <text:p>2974,4</text:p>
          </table:table-cell>
          <table:table-cell table:formula="of:=[.A461]*[.B461]" office:value-type="float" office:value="1371198.4">
            <text:p>1371198,4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2974.4">
            <text:p>2974,4</text:p>
          </table:table-cell>
          <table:table-cell table:formula="of:=[.A462]*[.B462]" office:value-type="float" office:value="1374172.8">
            <text:p>1374172,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2974.4">
            <text:p>2974,4</text:p>
          </table:table-cell>
          <table:table-cell table:formula="of:=[.A463]*[.B463]" office:value-type="float" office:value="1377147.2">
            <text:p>1377147,2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2974.4">
            <text:p>2974,4</text:p>
          </table:table-cell>
          <table:table-cell table:formula="of:=[.A464]*[.B464]" office:value-type="float" office:value="1380121.6">
            <text:p>1380121,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2974.4">
            <text:p>2974,4</text:p>
          </table:table-cell>
          <table:table-cell table:formula="of:=[.A465]*[.B465]" office:value-type="float" office:value="1383096">
            <text:p>138309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2974.4">
            <text:p>2974,4</text:p>
          </table:table-cell>
          <table:table-cell table:formula="of:=[.A466]*[.B466]" office:value-type="float" office:value="1386070.4">
            <text:p>1386070,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2974.4">
            <text:p>2974,4</text:p>
          </table:table-cell>
          <table:table-cell table:formula="of:=[.A467]*[.B467]" office:value-type="float" office:value="1389044.8">
            <text:p>1389044,8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2974.4">
            <text:p>2974,4</text:p>
          </table:table-cell>
          <table:table-cell table:formula="of:=[.A468]*[.B468]" office:value-type="float" office:value="1392019.2">
            <text:p>1392019,2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2974.4">
            <text:p>2974,4</text:p>
          </table:table-cell>
          <table:table-cell table:formula="of:=[.A469]*[.B469]" office:value-type="float" office:value="1394993.6">
            <text:p>1394993,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2974.4">
            <text:p>2974,4</text:p>
          </table:table-cell>
          <table:table-cell table:formula="of:=[.A470]*[.B470]" office:value-type="float" office:value="1397968">
            <text:p>1397968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2974.4">
            <text:p>2974,4</text:p>
          </table:table-cell>
          <table:table-cell table:formula="of:=[.A471]*[.B471]" office:value-type="float" office:value="1400942.4">
            <text:p>1400942,4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2974.4">
            <text:p>2974,4</text:p>
          </table:table-cell>
          <table:table-cell table:formula="of:=[.A472]*[.B472]" office:value-type="float" office:value="1403916.8">
            <text:p>1403916,8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2974.4">
            <text:p>2974,4</text:p>
          </table:table-cell>
          <table:table-cell table:formula="of:=[.A473]*[.B473]" office:value-type="float" office:value="1406891.2">
            <text:p>1406891,2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2974.4">
            <text:p>2974,4</text:p>
          </table:table-cell>
          <table:table-cell table:formula="of:=[.A474]*[.B474]" office:value-type="float" office:value="1409865.6">
            <text:p>1409865,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2974.4">
            <text:p>2974,4</text:p>
          </table:table-cell>
          <table:table-cell table:formula="of:=[.A475]*[.B475]" office:value-type="float" office:value="1412840">
            <text:p>1412840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2974.4">
            <text:p>2974,4</text:p>
          </table:table-cell>
          <table:table-cell table:formula="of:=[.A476]*[.B476]" office:value-type="float" office:value="1415814.4">
            <text:p>1415814,4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2974.4">
            <text:p>2974,4</text:p>
          </table:table-cell>
          <table:table-cell table:formula="of:=[.A477]*[.B477]" office:value-type="float" office:value="1418788.8">
            <text:p>1418788,8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2974.4">
            <text:p>2974,4</text:p>
          </table:table-cell>
          <table:table-cell table:formula="of:=[.A478]*[.B478]" office:value-type="float" office:value="1421763.2">
            <text:p>1421763,2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2974.4">
            <text:p>2974,4</text:p>
          </table:table-cell>
          <table:table-cell table:formula="of:=[.A479]*[.B479]" office:value-type="float" office:value="1424737.6">
            <text:p>1424737,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2974.4">
            <text:p>2974,4</text:p>
          </table:table-cell>
          <table:table-cell table:formula="of:=[.A480]*[.B480]" office:value-type="float" office:value="1427712">
            <text:p>1427712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2974.4">
            <text:p>2974,4</text:p>
          </table:table-cell>
          <table:table-cell table:formula="of:=[.A481]*[.B481]" office:value-type="float" office:value="1430686.4">
            <text:p>1430686,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2974.4">
            <text:p>2974,4</text:p>
          </table:table-cell>
          <table:table-cell table:formula="of:=[.A482]*[.B482]" office:value-type="float" office:value="1433660.8">
            <text:p>1433660,8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2974.4">
            <text:p>2974,4</text:p>
          </table:table-cell>
          <table:table-cell table:formula="of:=[.A483]*[.B483]" office:value-type="float" office:value="1436635.2">
            <text:p>1436635,2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2974.4">
            <text:p>2974,4</text:p>
          </table:table-cell>
          <table:table-cell table:formula="of:=[.A484]*[.B484]" office:value-type="float" office:value="1439609.6">
            <text:p>1439609,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2974.4">
            <text:p>2974,4</text:p>
          </table:table-cell>
          <table:table-cell table:formula="of:=[.A485]*[.B485]" office:value-type="float" office:value="1442584">
            <text:p>1442584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2974.4">
            <text:p>2974,4</text:p>
          </table:table-cell>
          <table:table-cell table:formula="of:=[.A486]*[.B486]" office:value-type="float" office:value="1445558.4">
            <text:p>1445558,4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2974.4">
            <text:p>2974,4</text:p>
          </table:table-cell>
          <table:table-cell table:formula="of:=[.A487]*[.B487]" office:value-type="float" office:value="1448532.8">
            <text:p>1448532,8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2974.4">
            <text:p>2974,4</text:p>
          </table:table-cell>
          <table:table-cell table:formula="of:=[.A488]*[.B488]" office:value-type="float" office:value="1451507.2">
            <text:p>1451507,2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2974.4">
            <text:p>2974,4</text:p>
          </table:table-cell>
          <table:table-cell table:formula="of:=[.A489]*[.B489]" office:value-type="float" office:value="1454481.6">
            <text:p>1454481,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2974.4">
            <text:p>2974,4</text:p>
          </table:table-cell>
          <table:table-cell table:formula="of:=[.A490]*[.B490]" office:value-type="float" office:value="1457456">
            <text:p>145745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2974.4">
            <text:p>2974,4</text:p>
          </table:table-cell>
          <table:table-cell table:formula="of:=[.A491]*[.B491]" office:value-type="float" office:value="1460430.4">
            <text:p>1460430,4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2974.4">
            <text:p>2974,4</text:p>
          </table:table-cell>
          <table:table-cell table:formula="of:=[.A492]*[.B492]" office:value-type="float" office:value="1463404.8">
            <text:p>1463404,8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2974.4">
            <text:p>2974,4</text:p>
          </table:table-cell>
          <table:table-cell table:formula="of:=[.A493]*[.B493]" office:value-type="float" office:value="1466379.2">
            <text:p>1466379,2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2974.4">
            <text:p>2974,4</text:p>
          </table:table-cell>
          <table:table-cell table:formula="of:=[.A494]*[.B494]" office:value-type="float" office:value="1469353.6">
            <text:p>1469353,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2974.4">
            <text:p>2974,4</text:p>
          </table:table-cell>
          <table:table-cell table:formula="of:=[.A495]*[.B495]" office:value-type="float" office:value="1472328">
            <text:p>1472328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2974.4">
            <text:p>2974,4</text:p>
          </table:table-cell>
          <table:table-cell table:formula="of:=[.A496]*[.B496]" office:value-type="float" office:value="1475302.4">
            <text:p>1475302,4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2974.4">
            <text:p>2974,4</text:p>
          </table:table-cell>
          <table:table-cell table:formula="of:=[.A497]*[.B497]" office:value-type="float" office:value="1478276.8">
            <text:p>1478276,8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2974.4">
            <text:p>2974,4</text:p>
          </table:table-cell>
          <table:table-cell table:formula="of:=[.A498]*[.B498]" office:value-type="float" office:value="1481251.2">
            <text:p>1481251,2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2974.4">
            <text:p>2974,4</text:p>
          </table:table-cell>
          <table:table-cell table:formula="of:=[.A499]*[.B499]" office:value-type="float" office:value="1484225.6">
            <text:p>1484225,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2974.4">
            <text:p>2974,4</text:p>
          </table:table-cell>
          <table:table-cell table:formula="of:=[.A500]*[.B500]" office:value-type="float" office:value="1487200">
            <text:p>1487200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5'.E2]*1.04" office:value-type="float" office:value="3093.376">
            <text:p>3093,37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3093.376">
            <text:p>3093,376</text:p>
          </table:table-cell>
          <table:table-cell table:formula="of:=[.A5]*[.B5]" office:value-type="float" office:value="15466.88">
            <text:p>15466,8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3093.376">
            <text:p>3093,376</text:p>
          </table:table-cell>
          <table:table-cell table:formula="of:=[.A6]*[.B6]" office:value-type="float" office:value="18560.256">
            <text:p>18560,25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3093.376">
            <text:p>3093,376</text:p>
          </table:table-cell>
          <table:table-cell table:formula="of:=[.A7]*[.B7]" office:value-type="float" office:value="21653.632">
            <text:p>21653,6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3093.376">
            <text:p>3093,376</text:p>
          </table:table-cell>
          <table:table-cell table:formula="of:=[.A8]*[.B8]" office:value-type="float" office:value="24747.008">
            <text:p>24747,00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3093.376">
            <text:p>3093,376</text:p>
          </table:table-cell>
          <table:table-cell table:formula="of:=[.A9]*[.B9]" office:value-type="float" office:value="27840.384">
            <text:p>27840,38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3093.376">
            <text:p>3093,376</text:p>
          </table:table-cell>
          <table:table-cell table:formula="of:=[.A10]*[.B10]" office:value-type="float" office:value="30933.76">
            <text:p>30933,7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3093.376">
            <text:p>3093,376</text:p>
          </table:table-cell>
          <table:table-cell table:formula="of:=[.A11]*[.B11]" office:value-type="float" office:value="34027.136">
            <text:p>34027,13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3093.376">
            <text:p>3093,376</text:p>
          </table:table-cell>
          <table:table-cell table:formula="of:=[.A12]*[.B12]" office:value-type="float" office:value="37120.512">
            <text:p>37120,5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3093.376">
            <text:p>3093,376</text:p>
          </table:table-cell>
          <table:table-cell table:formula="of:=[.A13]*[.B13]" office:value-type="float" office:value="40213.888">
            <text:p>40213,88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3093.376">
            <text:p>3093,376</text:p>
          </table:table-cell>
          <table:table-cell table:formula="of:=[.A14]*[.B14]" office:value-type="float" office:value="43307.264">
            <text:p>43307,26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3093.376">
            <text:p>3093,376</text:p>
          </table:table-cell>
          <table:table-cell table:formula="of:=[.A15]*[.B15]" office:value-type="float" office:value="46400.64">
            <text:p>46400,6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3093.376">
            <text:p>3093,376</text:p>
          </table:table-cell>
          <table:table-cell table:formula="of:=[.A16]*[.B16]" office:value-type="float" office:value="49494.016">
            <text:p>49494,0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3093.376">
            <text:p>3093,376</text:p>
          </table:table-cell>
          <table:table-cell table:formula="of:=[.A17]*[.B17]" office:value-type="float" office:value="52587.392">
            <text:p>52587,39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3093.376">
            <text:p>3093,376</text:p>
          </table:table-cell>
          <table:table-cell table:formula="of:=[.A18]*[.B18]" office:value-type="float" office:value="55680.768">
            <text:p>55680,76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3093.376">
            <text:p>3093,376</text:p>
          </table:table-cell>
          <table:table-cell table:formula="of:=[.A19]*[.B19]" office:value-type="float" office:value="58774.144">
            <text:p>58774,14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3093.376">
            <text:p>3093,376</text:p>
          </table:table-cell>
          <table:table-cell table:formula="of:=[.A20]*[.B20]" office:value-type="float" office:value="61867.52">
            <text:p>61867,5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3093.376">
            <text:p>3093,376</text:p>
          </table:table-cell>
          <table:table-cell table:formula="of:=[.A21]*[.B21]" office:value-type="float" office:value="64960.896">
            <text:p>64960,89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3093.376">
            <text:p>3093,376</text:p>
          </table:table-cell>
          <table:table-cell table:formula="of:=[.A22]*[.B22]" office:value-type="float" office:value="68054.272">
            <text:p>68054,27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3093.376">
            <text:p>3093,376</text:p>
          </table:table-cell>
          <table:table-cell table:formula="of:=[.A23]*[.B23]" office:value-type="float" office:value="71147.648">
            <text:p>71147,64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3093.376">
            <text:p>3093,376</text:p>
          </table:table-cell>
          <table:table-cell table:formula="of:=[.A24]*[.B24]" office:value-type="float" office:value="74241.024">
            <text:p>74241,0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3093.376">
            <text:p>3093,376</text:p>
          </table:table-cell>
          <table:table-cell table:formula="of:=[.A25]*[.B25]" office:value-type="float" office:value="77334.4">
            <text:p>77334,4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3093.376">
            <text:p>3093,376</text:p>
          </table:table-cell>
          <table:table-cell table:formula="of:=[.A26]*[.B26]" office:value-type="float" office:value="80427.776">
            <text:p>80427,77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3093.376">
            <text:p>3093,376</text:p>
          </table:table-cell>
          <table:table-cell table:formula="of:=[.A27]*[.B27]" office:value-type="float" office:value="83521.152">
            <text:p>83521,15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3093.376">
            <text:p>3093,376</text:p>
          </table:table-cell>
          <table:table-cell table:formula="of:=[.A28]*[.B28]" office:value-type="float" office:value="86614.528">
            <text:p>86614,5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3093.376">
            <text:p>3093,376</text:p>
          </table:table-cell>
          <table:table-cell table:formula="of:=[.A29]*[.B29]" office:value-type="float" office:value="89707.904">
            <text:p>89707,90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3093.376">
            <text:p>3093,376</text:p>
          </table:table-cell>
          <table:table-cell table:formula="of:=[.A30]*[.B30]" office:value-type="float" office:value="92801.28">
            <text:p>92801,28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3093.376">
            <text:p>3093,376</text:p>
          </table:table-cell>
          <table:table-cell table:formula="of:=[.A31]*[.B31]" office:value-type="float" office:value="95894.656">
            <text:p>95894,65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3093.376">
            <text:p>3093,376</text:p>
          </table:table-cell>
          <table:table-cell table:formula="of:=[.A32]*[.B32]" office:value-type="float" office:value="98988.032">
            <text:p>98988,0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3093.376">
            <text:p>3093,376</text:p>
          </table:table-cell>
          <table:table-cell table:formula="of:=[.A33]*[.B33]" office:value-type="float" office:value="102081.408">
            <text:p>102081,40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3093.376">
            <text:p>3093,376</text:p>
          </table:table-cell>
          <table:table-cell table:formula="of:=[.A34]*[.B34]" office:value-type="float" office:value="105174.784">
            <text:p>105174,78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3093.376">
            <text:p>3093,376</text:p>
          </table:table-cell>
          <table:table-cell table:formula="of:=[.A35]*[.B35]" office:value-type="float" office:value="108268.16">
            <text:p>108268,1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3093.376">
            <text:p>3093,376</text:p>
          </table:table-cell>
          <table:table-cell table:formula="of:=[.A36]*[.B36]" office:value-type="float" office:value="111361.536">
            <text:p>111361,5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3093.376">
            <text:p>3093,376</text:p>
          </table:table-cell>
          <table:table-cell table:formula="of:=[.A37]*[.B37]" office:value-type="float" office:value="114454.912">
            <text:p>114454,91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3093.376">
            <text:p>3093,376</text:p>
          </table:table-cell>
          <table:table-cell table:formula="of:=[.A38]*[.B38]" office:value-type="float" office:value="117548.288">
            <text:p>117548,28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3093.376">
            <text:p>3093,376</text:p>
          </table:table-cell>
          <table:table-cell table:formula="of:=[.A39]*[.B39]" office:value-type="float" office:value="120641.664">
            <text:p>120641,66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3093.376">
            <text:p>3093,376</text:p>
          </table:table-cell>
          <table:table-cell table:formula="of:=[.A40]*[.B40]" office:value-type="float" office:value="123735.04">
            <text:p>123735,0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3093.376">
            <text:p>3093,376</text:p>
          </table:table-cell>
          <table:table-cell table:formula="of:=[.A41]*[.B41]" office:value-type="float" office:value="126828.416">
            <text:p>126828,41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3093.376">
            <text:p>3093,376</text:p>
          </table:table-cell>
          <table:table-cell table:formula="of:=[.A42]*[.B42]" office:value-type="float" office:value="129921.792">
            <text:p>129921,79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3093.376">
            <text:p>3093,376</text:p>
          </table:table-cell>
          <table:table-cell table:formula="of:=[.A43]*[.B43]" office:value-type="float" office:value="133015.168">
            <text:p>133015,168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3093.376">
            <text:p>3093,376</text:p>
          </table:table-cell>
          <table:table-cell table:formula="of:=[.A44]*[.B44]" office:value-type="float" office:value="136108.544">
            <text:p>136108,5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3093.376">
            <text:p>3093,376</text:p>
          </table:table-cell>
          <table:table-cell table:formula="of:=[.A45]*[.B45]" office:value-type="float" office:value="139201.92">
            <text:p>139201,9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3093.376">
            <text:p>3093,376</text:p>
          </table:table-cell>
          <table:table-cell table:formula="of:=[.A46]*[.B46]" office:value-type="float" office:value="142295.296">
            <text:p>142295,29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3093.376">
            <text:p>3093,376</text:p>
          </table:table-cell>
          <table:table-cell table:formula="of:=[.A47]*[.B47]" office:value-type="float" office:value="145388.672">
            <text:p>145388,67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3093.376">
            <text:p>3093,376</text:p>
          </table:table-cell>
          <table:table-cell table:formula="of:=[.A48]*[.B48]" office:value-type="float" office:value="148482.048">
            <text:p>148482,0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3093.376">
            <text:p>3093,376</text:p>
          </table:table-cell>
          <table:table-cell table:formula="of:=[.A49]*[.B49]" office:value-type="float" office:value="151575.424">
            <text:p>151575,42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3093.376">
            <text:p>3093,376</text:p>
          </table:table-cell>
          <table:table-cell table:formula="of:=[.A50]*[.B50]" office:value-type="float" office:value="154668.8">
            <text:p>154668,8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3093.376">
            <text:p>3093,376</text:p>
          </table:table-cell>
          <table:table-cell table:formula="of:=[.A51]*[.B51]" office:value-type="float" office:value="157762.176">
            <text:p>157762,17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3093.376">
            <text:p>3093,376</text:p>
          </table:table-cell>
          <table:table-cell table:formula="of:=[.A52]*[.B52]" office:value-type="float" office:value="160855.552">
            <text:p>160855,55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3093.376">
            <text:p>3093,376</text:p>
          </table:table-cell>
          <table:table-cell table:formula="of:=[.A53]*[.B53]" office:value-type="float" office:value="163948.928">
            <text:p>163948,928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3093.376">
            <text:p>3093,376</text:p>
          </table:table-cell>
          <table:table-cell table:formula="of:=[.A54]*[.B54]" office:value-type="float" office:value="167042.304">
            <text:p>167042,30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3093.376">
            <text:p>3093,376</text:p>
          </table:table-cell>
          <table:table-cell table:formula="of:=[.A55]*[.B55]" office:value-type="float" office:value="170135.68">
            <text:p>170135,68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3093.376">
            <text:p>3093,376</text:p>
          </table:table-cell>
          <table:table-cell table:formula="of:=[.A56]*[.B56]" office:value-type="float" office:value="173229.056">
            <text:p>173229,0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3093.376">
            <text:p>3093,376</text:p>
          </table:table-cell>
          <table:table-cell table:formula="of:=[.A57]*[.B57]" office:value-type="float" office:value="176322.432">
            <text:p>176322,43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3093.376">
            <text:p>3093,376</text:p>
          </table:table-cell>
          <table:table-cell table:formula="of:=[.A58]*[.B58]" office:value-type="float" office:value="179415.808">
            <text:p>179415,80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3093.376">
            <text:p>3093,376</text:p>
          </table:table-cell>
          <table:table-cell table:formula="of:=[.A59]*[.B59]" office:value-type="float" office:value="182509.184">
            <text:p>182509,18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3093.376">
            <text:p>3093,376</text:p>
          </table:table-cell>
          <table:table-cell table:formula="of:=[.A60]*[.B60]" office:value-type="float" office:value="185602.56">
            <text:p>185602,5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3093.376">
            <text:p>3093,376</text:p>
          </table:table-cell>
          <table:table-cell table:formula="of:=[.A61]*[.B61]" office:value-type="float" office:value="188695.936">
            <text:p>188695,93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3093.376">
            <text:p>3093,376</text:p>
          </table:table-cell>
          <table:table-cell table:formula="of:=[.A62]*[.B62]" office:value-type="float" office:value="191789.312">
            <text:p>191789,31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3093.376">
            <text:p>3093,376</text:p>
          </table:table-cell>
          <table:table-cell table:formula="of:=[.A63]*[.B63]" office:value-type="float" office:value="194882.688">
            <text:p>194882,688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3093.376">
            <text:p>3093,376</text:p>
          </table:table-cell>
          <table:table-cell table:formula="of:=[.A64]*[.B64]" office:value-type="float" office:value="197976.064">
            <text:p>197976,0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3093.376">
            <text:p>3093,376</text:p>
          </table:table-cell>
          <table:table-cell table:formula="of:=[.A65]*[.B65]" office:value-type="float" office:value="201069.44">
            <text:p>201069,44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3093.376">
            <text:p>3093,376</text:p>
          </table:table-cell>
          <table:table-cell table:formula="of:=[.A66]*[.B66]" office:value-type="float" office:value="204162.816">
            <text:p>204162,81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3093.376">
            <text:p>3093,376</text:p>
          </table:table-cell>
          <table:table-cell table:formula="of:=[.A67]*[.B67]" office:value-type="float" office:value="207256.192">
            <text:p>207256,19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3093.376">
            <text:p>3093,376</text:p>
          </table:table-cell>
          <table:table-cell table:formula="of:=[.A68]*[.B68]" office:value-type="float" office:value="210349.568">
            <text:p>210349,5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3093.376">
            <text:p>3093,376</text:p>
          </table:table-cell>
          <table:table-cell table:formula="of:=[.A69]*[.B69]" office:value-type="float" office:value="213442.944">
            <text:p>213442,944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3093.376">
            <text:p>3093,376</text:p>
          </table:table-cell>
          <table:table-cell table:formula="of:=[.A70]*[.B70]" office:value-type="float" office:value="216536.32">
            <text:p>216536,32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3093.376">
            <text:p>3093,376</text:p>
          </table:table-cell>
          <table:table-cell table:formula="of:=[.A71]*[.B71]" office:value-type="float" office:value="219629.696">
            <text:p>219629,69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3093.376">
            <text:p>3093,376</text:p>
          </table:table-cell>
          <table:table-cell table:formula="of:=[.A72]*[.B72]" office:value-type="float" office:value="222723.072">
            <text:p>222723,0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3093.376">
            <text:p>3093,376</text:p>
          </table:table-cell>
          <table:table-cell table:formula="of:=[.A73]*[.B73]" office:value-type="float" office:value="225816.448">
            <text:p>225816,44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3093.376">
            <text:p>3093,376</text:p>
          </table:table-cell>
          <table:table-cell table:formula="of:=[.A74]*[.B74]" office:value-type="float" office:value="228909.824">
            <text:p>228909,82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3093.376">
            <text:p>3093,376</text:p>
          </table:table-cell>
          <table:table-cell table:formula="of:=[.A75]*[.B75]" office:value-type="float" office:value="232003.2">
            <text:p>232003,2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3093.376">
            <text:p>3093,376</text:p>
          </table:table-cell>
          <table:table-cell table:formula="of:=[.A76]*[.B76]" office:value-type="float" office:value="235096.576">
            <text:p>235096,5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3093.376">
            <text:p>3093,376</text:p>
          </table:table-cell>
          <table:table-cell table:formula="of:=[.A77]*[.B77]" office:value-type="float" office:value="238189.952">
            <text:p>238189,952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3093.376">
            <text:p>3093,376</text:p>
          </table:table-cell>
          <table:table-cell table:formula="of:=[.A78]*[.B78]" office:value-type="float" office:value="241283.328">
            <text:p>241283,32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3093.376">
            <text:p>3093,376</text:p>
          </table:table-cell>
          <table:table-cell table:formula="of:=[.A79]*[.B79]" office:value-type="float" office:value="244376.704">
            <text:p>244376,70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3093.376">
            <text:p>3093,376</text:p>
          </table:table-cell>
          <table:table-cell table:formula="of:=[.A80]*[.B80]" office:value-type="float" office:value="247470.08">
            <text:p>247470,0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3093.376">
            <text:p>3093,376</text:p>
          </table:table-cell>
          <table:table-cell table:formula="of:=[.A81]*[.B81]" office:value-type="float" office:value="250563.456">
            <text:p>250563,45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3093.376">
            <text:p>3093,376</text:p>
          </table:table-cell>
          <table:table-cell table:formula="of:=[.A82]*[.B82]" office:value-type="float" office:value="253656.832">
            <text:p>253656,83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3093.376">
            <text:p>3093,376</text:p>
          </table:table-cell>
          <table:table-cell table:formula="of:=[.A83]*[.B83]" office:value-type="float" office:value="256750.208">
            <text:p>256750,208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3093.376">
            <text:p>3093,376</text:p>
          </table:table-cell>
          <table:table-cell table:formula="of:=[.A84]*[.B84]" office:value-type="float" office:value="259843.584">
            <text:p>259843,5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3093.376">
            <text:p>3093,376</text:p>
          </table:table-cell>
          <table:table-cell table:formula="of:=[.A85]*[.B85]" office:value-type="float" office:value="262936.96">
            <text:p>262936,9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3093.376">
            <text:p>3093,376</text:p>
          </table:table-cell>
          <table:table-cell table:formula="of:=[.A86]*[.B86]" office:value-type="float" office:value="266030.336">
            <text:p>266030,33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3093.376">
            <text:p>3093,376</text:p>
          </table:table-cell>
          <table:table-cell table:formula="of:=[.A87]*[.B87]" office:value-type="float" office:value="269123.712">
            <text:p>269123,712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3093.376">
            <text:p>3093,376</text:p>
          </table:table-cell>
          <table:table-cell table:formula="of:=[.A88]*[.B88]" office:value-type="float" office:value="272217.088">
            <text:p>272217,0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3093.376">
            <text:p>3093,376</text:p>
          </table:table-cell>
          <table:table-cell table:formula="of:=[.A89]*[.B89]" office:value-type="float" office:value="275310.464">
            <text:p>275310,46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3093.376">
            <text:p>3093,376</text:p>
          </table:table-cell>
          <table:table-cell table:formula="of:=[.A90]*[.B90]" office:value-type="float" office:value="278403.84">
            <text:p>278403,8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3093.376">
            <text:p>3093,376</text:p>
          </table:table-cell>
          <table:table-cell table:formula="of:=[.A91]*[.B91]" office:value-type="float" office:value="281497.216">
            <text:p>281497,21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3093.376">
            <text:p>3093,376</text:p>
          </table:table-cell>
          <table:table-cell table:formula="of:=[.A92]*[.B92]" office:value-type="float" office:value="284590.592">
            <text:p>284590,5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3093.376">
            <text:p>3093,376</text:p>
          </table:table-cell>
          <table:table-cell table:formula="of:=[.A93]*[.B93]" office:value-type="float" office:value="287683.968">
            <text:p>287683,968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3093.376">
            <text:p>3093,376</text:p>
          </table:table-cell>
          <table:table-cell table:formula="of:=[.A94]*[.B94]" office:value-type="float" office:value="290777.344">
            <text:p>290777,34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3093.376">
            <text:p>3093,376</text:p>
          </table:table-cell>
          <table:table-cell table:formula="of:=[.A95]*[.B95]" office:value-type="float" office:value="293870.72">
            <text:p>293870,7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3093.376">
            <text:p>3093,376</text:p>
          </table:table-cell>
          <table:table-cell table:formula="of:=[.A96]*[.B96]" office:value-type="float" office:value="296964.096">
            <text:p>296964,0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3093.376">
            <text:p>3093,376</text:p>
          </table:table-cell>
          <table:table-cell table:formula="of:=[.A97]*[.B97]" office:value-type="float" office:value="300057.472">
            <text:p>300057,472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3093.376">
            <text:p>3093,376</text:p>
          </table:table-cell>
          <table:table-cell table:formula="of:=[.A98]*[.B98]" office:value-type="float" office:value="303150.848">
            <text:p>303150,84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3093.376">
            <text:p>3093,376</text:p>
          </table:table-cell>
          <table:table-cell table:formula="of:=[.A99]*[.B99]" office:value-type="float" office:value="306244.224">
            <text:p>306244,22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3093.376">
            <text:p>3093,376</text:p>
          </table:table-cell>
          <table:table-cell table:formula="of:=[.A100]*[.B100]" office:value-type="float" office:value="309337.6">
            <text:p>309337,6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3093.376">
            <text:p>3093,376</text:p>
          </table:table-cell>
          <table:table-cell table:formula="of:=[.A101]*[.B101]" office:value-type="float" office:value="312430.976">
            <text:p>312430,97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3093.376">
            <text:p>3093,376</text:p>
          </table:table-cell>
          <table:table-cell table:formula="of:=[.A102]*[.B102]" office:value-type="float" office:value="315524.352">
            <text:p>315524,35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3093.376">
            <text:p>3093,376</text:p>
          </table:table-cell>
          <table:table-cell table:formula="of:=[.A103]*[.B103]" office:value-type="float" office:value="318617.728">
            <text:p>318617,728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3093.376">
            <text:p>3093,376</text:p>
          </table:table-cell>
          <table:table-cell table:formula="of:=[.A104]*[.B104]" office:value-type="float" office:value="321711.104">
            <text:p>321711,10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3093.376">
            <text:p>3093,376</text:p>
          </table:table-cell>
          <table:table-cell table:formula="of:=[.A105]*[.B105]" office:value-type="float" office:value="324804.48">
            <text:p>324804,48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3093.376">
            <text:p>3093,376</text:p>
          </table:table-cell>
          <table:table-cell table:formula="of:=[.A106]*[.B106]" office:value-type="float" office:value="327897.856">
            <text:p>327897,85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3093.376">
            <text:p>3093,376</text:p>
          </table:table-cell>
          <table:table-cell table:formula="of:=[.A107]*[.B107]" office:value-type="float" office:value="330991.232">
            <text:p>330991,23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3093.376">
            <text:p>3093,376</text:p>
          </table:table-cell>
          <table:table-cell table:formula="of:=[.A108]*[.B108]" office:value-type="float" office:value="334084.608">
            <text:p>334084,60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3093.376">
            <text:p>3093,376</text:p>
          </table:table-cell>
          <table:table-cell table:formula="of:=[.A109]*[.B109]" office:value-type="float" office:value="337177.984">
            <text:p>337177,98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3093.376">
            <text:p>3093,376</text:p>
          </table:table-cell>
          <table:table-cell table:formula="of:=[.A110]*[.B110]" office:value-type="float" office:value="340271.36">
            <text:p>340271,3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3093.376">
            <text:p>3093,376</text:p>
          </table:table-cell>
          <table:table-cell table:formula="of:=[.A111]*[.B111]" office:value-type="float" office:value="343364.736">
            <text:p>343364,73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3093.376">
            <text:p>3093,376</text:p>
          </table:table-cell>
          <table:table-cell table:formula="of:=[.A112]*[.B112]" office:value-type="float" office:value="346458.112">
            <text:p>346458,11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3093.376">
            <text:p>3093,376</text:p>
          </table:table-cell>
          <table:table-cell table:formula="of:=[.A113]*[.B113]" office:value-type="float" office:value="349551.488">
            <text:p>349551,488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3093.376">
            <text:p>3093,376</text:p>
          </table:table-cell>
          <table:table-cell table:formula="of:=[.A114]*[.B114]" office:value-type="float" office:value="352644.864">
            <text:p>352644,86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3093.376">
            <text:p>3093,376</text:p>
          </table:table-cell>
          <table:table-cell table:formula="of:=[.A115]*[.B115]" office:value-type="float" office:value="355738.24">
            <text:p>355738,2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3093.376">
            <text:p>3093,376</text:p>
          </table:table-cell>
          <table:table-cell table:formula="of:=[.A116]*[.B116]" office:value-type="float" office:value="358831.616">
            <text:p>358831,61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3093.376">
            <text:p>3093,376</text:p>
          </table:table-cell>
          <table:table-cell table:formula="of:=[.A117]*[.B117]" office:value-type="float" office:value="361924.992">
            <text:p>361924,99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3093.376">
            <text:p>3093,376</text:p>
          </table:table-cell>
          <table:table-cell table:formula="of:=[.A118]*[.B118]" office:value-type="float" office:value="365018.368">
            <text:p>365018,36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3093.376">
            <text:p>3093,376</text:p>
          </table:table-cell>
          <table:table-cell table:formula="of:=[.A119]*[.B119]" office:value-type="float" office:value="368111.744">
            <text:p>368111,74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3093.376">
            <text:p>3093,376</text:p>
          </table:table-cell>
          <table:table-cell table:formula="of:=[.A120]*[.B120]" office:value-type="float" office:value="371205.12">
            <text:p>371205,1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3093.376">
            <text:p>3093,376</text:p>
          </table:table-cell>
          <table:table-cell table:formula="of:=[.A121]*[.B121]" office:value-type="float" office:value="374298.496">
            <text:p>374298,49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3093.376">
            <text:p>3093,376</text:p>
          </table:table-cell>
          <table:table-cell table:formula="of:=[.A122]*[.B122]" office:value-type="float" office:value="377391.872">
            <text:p>377391,87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3093.376">
            <text:p>3093,376</text:p>
          </table:table-cell>
          <table:table-cell table:formula="of:=[.A123]*[.B123]" office:value-type="float" office:value="380485.248">
            <text:p>380485,248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3093.376">
            <text:p>3093,376</text:p>
          </table:table-cell>
          <table:table-cell table:formula="of:=[.A124]*[.B124]" office:value-type="float" office:value="383578.624">
            <text:p>383578,62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3093.376">
            <text:p>3093,376</text:p>
          </table:table-cell>
          <table:table-cell table:formula="of:=[.A125]*[.B125]" office:value-type="float" office:value="386672">
            <text:p>386672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3093.376">
            <text:p>3093,376</text:p>
          </table:table-cell>
          <table:table-cell table:formula="of:=[.A126]*[.B126]" office:value-type="float" office:value="389765.376">
            <text:p>389765,37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3093.376">
            <text:p>3093,376</text:p>
          </table:table-cell>
          <table:table-cell table:formula="of:=[.A127]*[.B127]" office:value-type="float" office:value="392858.752">
            <text:p>392858,75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3093.376">
            <text:p>3093,376</text:p>
          </table:table-cell>
          <table:table-cell table:formula="of:=[.A128]*[.B128]" office:value-type="float" office:value="395952.128">
            <text:p>395952,12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3093.376">
            <text:p>3093,376</text:p>
          </table:table-cell>
          <table:table-cell table:formula="of:=[.A129]*[.B129]" office:value-type="float" office:value="399045.504">
            <text:p>399045,50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3093.376">
            <text:p>3093,376</text:p>
          </table:table-cell>
          <table:table-cell table:formula="of:=[.A130]*[.B130]" office:value-type="float" office:value="402138.88">
            <text:p>402138,88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3093.376">
            <text:p>3093,376</text:p>
          </table:table-cell>
          <table:table-cell table:formula="of:=[.A131]*[.B131]" office:value-type="float" office:value="405232.256">
            <text:p>405232,25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3093.376">
            <text:p>3093,376</text:p>
          </table:table-cell>
          <table:table-cell table:formula="of:=[.A132]*[.B132]" office:value-type="float" office:value="408325.632">
            <text:p>408325,63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3093.376">
            <text:p>3093,376</text:p>
          </table:table-cell>
          <table:table-cell table:formula="of:=[.A133]*[.B133]" office:value-type="float" office:value="411419.008">
            <text:p>411419,008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3093.376">
            <text:p>3093,376</text:p>
          </table:table-cell>
          <table:table-cell table:formula="of:=[.A134]*[.B134]" office:value-type="float" office:value="414512.384">
            <text:p>414512,38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3093.376">
            <text:p>3093,376</text:p>
          </table:table-cell>
          <table:table-cell table:formula="of:=[.A135]*[.B135]" office:value-type="float" office:value="417605.76">
            <text:p>417605,7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3093.376">
            <text:p>3093,376</text:p>
          </table:table-cell>
          <table:table-cell table:formula="of:=[.A136]*[.B136]" office:value-type="float" office:value="420699.136">
            <text:p>420699,13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3093.376">
            <text:p>3093,376</text:p>
          </table:table-cell>
          <table:table-cell table:formula="of:=[.A137]*[.B137]" office:value-type="float" office:value="423792.512">
            <text:p>423792,512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3093.376">
            <text:p>3093,376</text:p>
          </table:table-cell>
          <table:table-cell table:formula="of:=[.A138]*[.B138]" office:value-type="float" office:value="426885.888">
            <text:p>426885,88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3093.376">
            <text:p>3093,376</text:p>
          </table:table-cell>
          <table:table-cell table:formula="of:=[.A139]*[.B139]" office:value-type="float" office:value="429979.264">
            <text:p>429979,264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3093.376">
            <text:p>3093,376</text:p>
          </table:table-cell>
          <table:table-cell table:formula="of:=[.A140]*[.B140]" office:value-type="float" office:value="433072.64">
            <text:p>433072,6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3093.376">
            <text:p>3093,376</text:p>
          </table:table-cell>
          <table:table-cell table:formula="of:=[.A141]*[.B141]" office:value-type="float" office:value="436166.016">
            <text:p>436166,01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3093.376">
            <text:p>3093,376</text:p>
          </table:table-cell>
          <table:table-cell table:formula="of:=[.A142]*[.B142]" office:value-type="float" office:value="439259.392">
            <text:p>439259,39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3093.376">
            <text:p>3093,376</text:p>
          </table:table-cell>
          <table:table-cell table:formula="of:=[.A143]*[.B143]" office:value-type="float" office:value="442352.768">
            <text:p>442352,768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3093.376">
            <text:p>3093,376</text:p>
          </table:table-cell>
          <table:table-cell table:formula="of:=[.A144]*[.B144]" office:value-type="float" office:value="445446.144">
            <text:p>445446,14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3093.376">
            <text:p>3093,376</text:p>
          </table:table-cell>
          <table:table-cell table:formula="of:=[.A145]*[.B145]" office:value-type="float" office:value="448539.52">
            <text:p>448539,52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3093.376">
            <text:p>3093,376</text:p>
          </table:table-cell>
          <table:table-cell table:formula="of:=[.A146]*[.B146]" office:value-type="float" office:value="451632.896">
            <text:p>451632,89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3093.376">
            <text:p>3093,376</text:p>
          </table:table-cell>
          <table:table-cell table:formula="of:=[.A147]*[.B147]" office:value-type="float" office:value="454726.272">
            <text:p>454726,27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3093.376">
            <text:p>3093,376</text:p>
          </table:table-cell>
          <table:table-cell table:formula="of:=[.A148]*[.B148]" office:value-type="float" office:value="457819.648">
            <text:p>457819,64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3093.376">
            <text:p>3093,376</text:p>
          </table:table-cell>
          <table:table-cell table:formula="of:=[.A149]*[.B149]" office:value-type="float" office:value="460913.024">
            <text:p>460913,02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3093.376">
            <text:p>3093,376</text:p>
          </table:table-cell>
          <table:table-cell table:formula="of:=[.A150]*[.B150]" office:value-type="float" office:value="464006.4">
            <text:p>464006,4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3093.376">
            <text:p>3093,376</text:p>
          </table:table-cell>
          <table:table-cell table:formula="of:=[.A151]*[.B151]" office:value-type="float" office:value="467099.776">
            <text:p>467099,77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3093.376">
            <text:p>3093,376</text:p>
          </table:table-cell>
          <table:table-cell table:formula="of:=[.A152]*[.B152]" office:value-type="float" office:value="470193.152">
            <text:p>470193,15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3093.376">
            <text:p>3093,376</text:p>
          </table:table-cell>
          <table:table-cell table:formula="of:=[.A153]*[.B153]" office:value-type="float" office:value="473286.528">
            <text:p>473286,52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3093.376">
            <text:p>3093,376</text:p>
          </table:table-cell>
          <table:table-cell table:formula="of:=[.A154]*[.B154]" office:value-type="float" office:value="476379.904">
            <text:p>476379,90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3093.376">
            <text:p>3093,376</text:p>
          </table:table-cell>
          <table:table-cell table:formula="of:=[.A155]*[.B155]" office:value-type="float" office:value="479473.28">
            <text:p>479473,28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3093.376">
            <text:p>3093,376</text:p>
          </table:table-cell>
          <table:table-cell table:formula="of:=[.A156]*[.B156]" office:value-type="float" office:value="482566.656">
            <text:p>482566,65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3093.376">
            <text:p>3093,376</text:p>
          </table:table-cell>
          <table:table-cell table:formula="of:=[.A157]*[.B157]" office:value-type="float" office:value="485660.032">
            <text:p>485660,032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3093.376">
            <text:p>3093,376</text:p>
          </table:table-cell>
          <table:table-cell table:formula="of:=[.A158]*[.B158]" office:value-type="float" office:value="488753.408">
            <text:p>488753,40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3093.376">
            <text:p>3093,376</text:p>
          </table:table-cell>
          <table:table-cell table:formula="of:=[.A159]*[.B159]" office:value-type="float" office:value="491846.784">
            <text:p>491846,784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3093.376">
            <text:p>3093,376</text:p>
          </table:table-cell>
          <table:table-cell table:formula="of:=[.A160]*[.B160]" office:value-type="float" office:value="494940.16">
            <text:p>494940,1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3093.376">
            <text:p>3093,376</text:p>
          </table:table-cell>
          <table:table-cell table:formula="of:=[.A161]*[.B161]" office:value-type="float" office:value="498033.536">
            <text:p>498033,53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3093.376">
            <text:p>3093,376</text:p>
          </table:table-cell>
          <table:table-cell table:formula="of:=[.A162]*[.B162]" office:value-type="float" office:value="501126.912">
            <text:p>501126,91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3093.376">
            <text:p>3093,376</text:p>
          </table:table-cell>
          <table:table-cell table:formula="of:=[.A163]*[.B163]" office:value-type="float" office:value="504220.288">
            <text:p>504220,288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3093.376">
            <text:p>3093,376</text:p>
          </table:table-cell>
          <table:table-cell table:formula="of:=[.A164]*[.B164]" office:value-type="float" office:value="507313.664">
            <text:p>507313,66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3093.376">
            <text:p>3093,376</text:p>
          </table:table-cell>
          <table:table-cell table:formula="of:=[.A165]*[.B165]" office:value-type="float" office:value="510407.04">
            <text:p>510407,04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3093.376">
            <text:p>3093,376</text:p>
          </table:table-cell>
          <table:table-cell table:formula="of:=[.A166]*[.B166]" office:value-type="float" office:value="513500.416">
            <text:p>513500,41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3093.376">
            <text:p>3093,376</text:p>
          </table:table-cell>
          <table:table-cell table:formula="of:=[.A167]*[.B167]" office:value-type="float" office:value="516593.792">
            <text:p>516593,792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3093.376">
            <text:p>3093,376</text:p>
          </table:table-cell>
          <table:table-cell table:formula="of:=[.A168]*[.B168]" office:value-type="float" office:value="519687.168">
            <text:p>519687,16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3093.376">
            <text:p>3093,376</text:p>
          </table:table-cell>
          <table:table-cell table:formula="of:=[.A169]*[.B169]" office:value-type="float" office:value="522780.544">
            <text:p>522780,544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3093.376">
            <text:p>3093,376</text:p>
          </table:table-cell>
          <table:table-cell table:formula="of:=[.A170]*[.B170]" office:value-type="float" office:value="525873.92">
            <text:p>525873,92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3093.376">
            <text:p>3093,376</text:p>
          </table:table-cell>
          <table:table-cell table:formula="of:=[.A171]*[.B171]" office:value-type="float" office:value="528967.296">
            <text:p>528967,29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3093.376">
            <text:p>3093,376</text:p>
          </table:table-cell>
          <table:table-cell table:formula="of:=[.A172]*[.B172]" office:value-type="float" office:value="532060.672">
            <text:p>532060,67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3093.376">
            <text:p>3093,376</text:p>
          </table:table-cell>
          <table:table-cell table:formula="of:=[.A173]*[.B173]" office:value-type="float" office:value="535154.048">
            <text:p>535154,048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3093.376">
            <text:p>3093,376</text:p>
          </table:table-cell>
          <table:table-cell table:formula="of:=[.A174]*[.B174]" office:value-type="float" office:value="538247.424">
            <text:p>538247,42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3093.376">
            <text:p>3093,376</text:p>
          </table:table-cell>
          <table:table-cell table:formula="of:=[.A175]*[.B175]" office:value-type="float" office:value="541340.8">
            <text:p>541340,8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3093.376">
            <text:p>3093,376</text:p>
          </table:table-cell>
          <table:table-cell table:formula="of:=[.A176]*[.B176]" office:value-type="float" office:value="544434.176">
            <text:p>544434,17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3093.376">
            <text:p>3093,376</text:p>
          </table:table-cell>
          <table:table-cell table:formula="of:=[.A177]*[.B177]" office:value-type="float" office:value="547527.552">
            <text:p>547527,552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3093.376">
            <text:p>3093,376</text:p>
          </table:table-cell>
          <table:table-cell table:formula="of:=[.A178]*[.B178]" office:value-type="float" office:value="550620.928">
            <text:p>550620,92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3093.376">
            <text:p>3093,376</text:p>
          </table:table-cell>
          <table:table-cell table:formula="of:=[.A179]*[.B179]" office:value-type="float" office:value="553714.304">
            <text:p>553714,30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3093.376">
            <text:p>3093,376</text:p>
          </table:table-cell>
          <table:table-cell table:formula="of:=[.A180]*[.B180]" office:value-type="float" office:value="556807.68">
            <text:p>556807,68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3093.376">
            <text:p>3093,376</text:p>
          </table:table-cell>
          <table:table-cell table:formula="of:=[.A181]*[.B181]" office:value-type="float" office:value="559901.056">
            <text:p>559901,05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3093.376">
            <text:p>3093,376</text:p>
          </table:table-cell>
          <table:table-cell table:formula="of:=[.A182]*[.B182]" office:value-type="float" office:value="562994.432">
            <text:p>562994,43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3093.376">
            <text:p>3093,376</text:p>
          </table:table-cell>
          <table:table-cell table:formula="of:=[.A183]*[.B183]" office:value-type="float" office:value="566087.808">
            <text:p>566087,808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3093.376">
            <text:p>3093,376</text:p>
          </table:table-cell>
          <table:table-cell table:formula="of:=[.A184]*[.B184]" office:value-type="float" office:value="569181.184">
            <text:p>569181,18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3093.376">
            <text:p>3093,376</text:p>
          </table:table-cell>
          <table:table-cell table:formula="of:=[.A185]*[.B185]" office:value-type="float" office:value="572274.56">
            <text:p>572274,5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3093.376">
            <text:p>3093,376</text:p>
          </table:table-cell>
          <table:table-cell table:formula="of:=[.A186]*[.B186]" office:value-type="float" office:value="575367.936">
            <text:p>575367,93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3093.376">
            <text:p>3093,376</text:p>
          </table:table-cell>
          <table:table-cell table:formula="of:=[.A187]*[.B187]" office:value-type="float" office:value="578461.312">
            <text:p>578461,312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3093.376">
            <text:p>3093,376</text:p>
          </table:table-cell>
          <table:table-cell table:formula="of:=[.A188]*[.B188]" office:value-type="float" office:value="581554.688">
            <text:p>581554,68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3093.376">
            <text:p>3093,376</text:p>
          </table:table-cell>
          <table:table-cell table:formula="of:=[.A189]*[.B189]" office:value-type="float" office:value="584648.064">
            <text:p>584648,06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3093.376">
            <text:p>3093,376</text:p>
          </table:table-cell>
          <table:table-cell table:formula="of:=[.A190]*[.B190]" office:value-type="float" office:value="587741.44">
            <text:p>587741,44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3093.376">
            <text:p>3093,376</text:p>
          </table:table-cell>
          <table:table-cell table:formula="of:=[.A191]*[.B191]" office:value-type="float" office:value="590834.816">
            <text:p>590834,81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3093.376">
            <text:p>3093,376</text:p>
          </table:table-cell>
          <table:table-cell table:formula="of:=[.A192]*[.B192]" office:value-type="float" office:value="593928.192">
            <text:p>593928,19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3093.376">
            <text:p>3093,376</text:p>
          </table:table-cell>
          <table:table-cell table:formula="of:=[.A193]*[.B193]" office:value-type="float" office:value="597021.568">
            <text:p>597021,568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3093.376">
            <text:p>3093,376</text:p>
          </table:table-cell>
          <table:table-cell table:formula="of:=[.A194]*[.B194]" office:value-type="float" office:value="600114.944">
            <text:p>600114,94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3093.376">
            <text:p>3093,376</text:p>
          </table:table-cell>
          <table:table-cell table:formula="of:=[.A195]*[.B195]" office:value-type="float" office:value="603208.32">
            <text:p>603208,32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3093.376">
            <text:p>3093,376</text:p>
          </table:table-cell>
          <table:table-cell table:formula="of:=[.A196]*[.B196]" office:value-type="float" office:value="606301.696">
            <text:p>606301,69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3093.376">
            <text:p>3093,376</text:p>
          </table:table-cell>
          <table:table-cell table:formula="of:=[.A197]*[.B197]" office:value-type="float" office:value="609395.072">
            <text:p>609395,07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3093.376">
            <text:p>3093,376</text:p>
          </table:table-cell>
          <table:table-cell table:formula="of:=[.A198]*[.B198]" office:value-type="float" office:value="612488.448">
            <text:p>612488,44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3093.376">
            <text:p>3093,376</text:p>
          </table:table-cell>
          <table:table-cell table:formula="of:=[.A199]*[.B199]" office:value-type="float" office:value="615581.824">
            <text:p>615581,82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3093.376">
            <text:p>3093,376</text:p>
          </table:table-cell>
          <table:table-cell table:formula="of:=[.A200]*[.B200]" office:value-type="float" office:value="618675.2">
            <text:p>618675,2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3093.376">
            <text:p>3093,376</text:p>
          </table:table-cell>
          <table:table-cell table:formula="of:=[.A201]*[.B201]" office:value-type="float" office:value="621768.576">
            <text:p>621768,57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3093.376">
            <text:p>3093,376</text:p>
          </table:table-cell>
          <table:table-cell table:formula="of:=[.A202]*[.B202]" office:value-type="float" office:value="624861.952">
            <text:p>624861,95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3093.376">
            <text:p>3093,376</text:p>
          </table:table-cell>
          <table:table-cell table:formula="of:=[.A203]*[.B203]" office:value-type="float" office:value="627955.328">
            <text:p>627955,328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3093.376">
            <text:p>3093,376</text:p>
          </table:table-cell>
          <table:table-cell table:formula="of:=[.A204]*[.B204]" office:value-type="float" office:value="631048.704">
            <text:p>631048,70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3093.376">
            <text:p>3093,376</text:p>
          </table:table-cell>
          <table:table-cell table:formula="of:=[.A205]*[.B205]" office:value-type="float" office:value="634142.08">
            <text:p>634142,08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3093.376">
            <text:p>3093,376</text:p>
          </table:table-cell>
          <table:table-cell table:formula="of:=[.A206]*[.B206]" office:value-type="float" office:value="637235.456">
            <text:p>637235,45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3093.376">
            <text:p>3093,376</text:p>
          </table:table-cell>
          <table:table-cell table:formula="of:=[.A207]*[.B207]" office:value-type="float" office:value="640328.832">
            <text:p>640328,832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3093.376">
            <text:p>3093,376</text:p>
          </table:table-cell>
          <table:table-cell table:formula="of:=[.A208]*[.B208]" office:value-type="float" office:value="643422.208">
            <text:p>643422,20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3093.376">
            <text:p>3093,376</text:p>
          </table:table-cell>
          <table:table-cell table:formula="of:=[.A209]*[.B209]" office:value-type="float" office:value="646515.584">
            <text:p>646515,584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3093.376">
            <text:p>3093,376</text:p>
          </table:table-cell>
          <table:table-cell table:formula="of:=[.A210]*[.B210]" office:value-type="float" office:value="649608.96">
            <text:p>649608,9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3093.376">
            <text:p>3093,376</text:p>
          </table:table-cell>
          <table:table-cell table:formula="of:=[.A211]*[.B211]" office:value-type="float" office:value="652702.336">
            <text:p>652702,33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3093.376">
            <text:p>3093,376</text:p>
          </table:table-cell>
          <table:table-cell table:formula="of:=[.A212]*[.B212]" office:value-type="float" office:value="655795.712">
            <text:p>655795,71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3093.376">
            <text:p>3093,376</text:p>
          </table:table-cell>
          <table:table-cell table:formula="of:=[.A213]*[.B213]" office:value-type="float" office:value="658889.088">
            <text:p>658889,088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3093.376">
            <text:p>3093,376</text:p>
          </table:table-cell>
          <table:table-cell table:formula="of:=[.A214]*[.B214]" office:value-type="float" office:value="661982.464">
            <text:p>661982,46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3093.376">
            <text:p>3093,376</text:p>
          </table:table-cell>
          <table:table-cell table:formula="of:=[.A215]*[.B215]" office:value-type="float" office:value="665075.84">
            <text:p>665075,84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3093.376">
            <text:p>3093,376</text:p>
          </table:table-cell>
          <table:table-cell table:formula="of:=[.A216]*[.B216]" office:value-type="float" office:value="668169.216">
            <text:p>668169,21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3093.376">
            <text:p>3093,376</text:p>
          </table:table-cell>
          <table:table-cell table:formula="of:=[.A217]*[.B217]" office:value-type="float" office:value="671262.592">
            <text:p>671262,592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3093.376">
            <text:p>3093,376</text:p>
          </table:table-cell>
          <table:table-cell table:formula="of:=[.A218]*[.B218]" office:value-type="float" office:value="674355.968">
            <text:p>674355,96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3093.376">
            <text:p>3093,376</text:p>
          </table:table-cell>
          <table:table-cell table:formula="of:=[.A219]*[.B219]" office:value-type="float" office:value="677449.344">
            <text:p>677449,344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3093.376">
            <text:p>3093,376</text:p>
          </table:table-cell>
          <table:table-cell table:formula="of:=[.A220]*[.B220]" office:value-type="float" office:value="680542.72">
            <text:p>680542,72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3093.376">
            <text:p>3093,376</text:p>
          </table:table-cell>
          <table:table-cell table:formula="of:=[.A221]*[.B221]" office:value-type="float" office:value="683636.096">
            <text:p>683636,09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3093.376">
            <text:p>3093,376</text:p>
          </table:table-cell>
          <table:table-cell table:formula="of:=[.A222]*[.B222]" office:value-type="float" office:value="686729.472">
            <text:p>686729,47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3093.376">
            <text:p>3093,376</text:p>
          </table:table-cell>
          <table:table-cell table:formula="of:=[.A223]*[.B223]" office:value-type="float" office:value="689822.848">
            <text:p>689822,848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3093.376">
            <text:p>3093,376</text:p>
          </table:table-cell>
          <table:table-cell table:formula="of:=[.A224]*[.B224]" office:value-type="float" office:value="692916.224">
            <text:p>692916,22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3093.376">
            <text:p>3093,376</text:p>
          </table:table-cell>
          <table:table-cell table:formula="of:=[.A225]*[.B225]" office:value-type="float" office:value="696009.6">
            <text:p>696009,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3093.376">
            <text:p>3093,376</text:p>
          </table:table-cell>
          <table:table-cell table:formula="of:=[.A226]*[.B226]" office:value-type="float" office:value="699102.976">
            <text:p>699102,97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3093.376">
            <text:p>3093,376</text:p>
          </table:table-cell>
          <table:table-cell table:formula="of:=[.A227]*[.B227]" office:value-type="float" office:value="702196.352">
            <text:p>702196,35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3093.376">
            <text:p>3093,376</text:p>
          </table:table-cell>
          <table:table-cell table:formula="of:=[.A228]*[.B228]" office:value-type="float" office:value="705289.728">
            <text:p>705289,72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3093.376">
            <text:p>3093,376</text:p>
          </table:table-cell>
          <table:table-cell table:formula="of:=[.A229]*[.B229]" office:value-type="float" office:value="708383.104">
            <text:p>708383,10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3093.376">
            <text:p>3093,376</text:p>
          </table:table-cell>
          <table:table-cell table:formula="of:=[.A230]*[.B230]" office:value-type="float" office:value="711476.48">
            <text:p>711476,48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3093.376">
            <text:p>3093,376</text:p>
          </table:table-cell>
          <table:table-cell table:formula="of:=[.A231]*[.B231]" office:value-type="float" office:value="714569.856">
            <text:p>714569,85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3093.376">
            <text:p>3093,376</text:p>
          </table:table-cell>
          <table:table-cell table:formula="of:=[.A232]*[.B232]" office:value-type="float" office:value="717663.232">
            <text:p>717663,23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3093.376">
            <text:p>3093,376</text:p>
          </table:table-cell>
          <table:table-cell table:formula="of:=[.A233]*[.B233]" office:value-type="float" office:value="720756.608">
            <text:p>720756,608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3093.376">
            <text:p>3093,376</text:p>
          </table:table-cell>
          <table:table-cell table:formula="of:=[.A234]*[.B234]" office:value-type="float" office:value="723849.984">
            <text:p>723849,98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3093.376">
            <text:p>3093,376</text:p>
          </table:table-cell>
          <table:table-cell table:formula="of:=[.A235]*[.B235]" office:value-type="float" office:value="726943.36">
            <text:p>726943,3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3093.376">
            <text:p>3093,376</text:p>
          </table:table-cell>
          <table:table-cell table:formula="of:=[.A236]*[.B236]" office:value-type="float" office:value="730036.736">
            <text:p>730036,73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3093.376">
            <text:p>3093,376</text:p>
          </table:table-cell>
          <table:table-cell table:formula="of:=[.A237]*[.B237]" office:value-type="float" office:value="733130.112">
            <text:p>733130,112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3093.376">
            <text:p>3093,376</text:p>
          </table:table-cell>
          <table:table-cell table:formula="of:=[.A238]*[.B238]" office:value-type="float" office:value="736223.488">
            <text:p>736223,48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3093.376">
            <text:p>3093,376</text:p>
          </table:table-cell>
          <table:table-cell table:formula="of:=[.A239]*[.B239]" office:value-type="float" office:value="739316.864">
            <text:p>739316,86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3093.376">
            <text:p>3093,376</text:p>
          </table:table-cell>
          <table:table-cell table:formula="of:=[.A240]*[.B240]" office:value-type="float" office:value="742410.24">
            <text:p>742410,24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3093.376">
            <text:p>3093,376</text:p>
          </table:table-cell>
          <table:table-cell table:formula="of:=[.A241]*[.B241]" office:value-type="float" office:value="745503.616">
            <text:p>745503,61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3093.376">
            <text:p>3093,376</text:p>
          </table:table-cell>
          <table:table-cell table:formula="of:=[.A242]*[.B242]" office:value-type="float" office:value="748596.992">
            <text:p>748596,99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3093.376">
            <text:p>3093,376</text:p>
          </table:table-cell>
          <table:table-cell table:formula="of:=[.A243]*[.B243]" office:value-type="float" office:value="751690.368">
            <text:p>751690,368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3093.376">
            <text:p>3093,376</text:p>
          </table:table-cell>
          <table:table-cell table:formula="of:=[.A244]*[.B244]" office:value-type="float" office:value="754783.744">
            <text:p>754783,74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3093.376">
            <text:p>3093,376</text:p>
          </table:table-cell>
          <table:table-cell table:formula="of:=[.A245]*[.B245]" office:value-type="float" office:value="757877.12">
            <text:p>757877,12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3093.376">
            <text:p>3093,376</text:p>
          </table:table-cell>
          <table:table-cell table:formula="of:=[.A246]*[.B246]" office:value-type="float" office:value="760970.496">
            <text:p>760970,49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3093.376">
            <text:p>3093,376</text:p>
          </table:table-cell>
          <table:table-cell table:formula="of:=[.A247]*[.B247]" office:value-type="float" office:value="764063.872">
            <text:p>764063,872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3093.376">
            <text:p>3093,376</text:p>
          </table:table-cell>
          <table:table-cell table:formula="of:=[.A248]*[.B248]" office:value-type="float" office:value="767157.248">
            <text:p>767157,24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3093.376">
            <text:p>3093,376</text:p>
          </table:table-cell>
          <table:table-cell table:formula="of:=[.A249]*[.B249]" office:value-type="float" office:value="770250.624">
            <text:p>770250,62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3093.376">
            <text:p>3093,376</text:p>
          </table:table-cell>
          <table:table-cell table:formula="of:=[.A250]*[.B250]" office:value-type="float" office:value="773344">
            <text:p>773344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3093.376">
            <text:p>3093,376</text:p>
          </table:table-cell>
          <table:table-cell table:formula="of:=[.A251]*[.B251]" office:value-type="float" office:value="776437.376">
            <text:p>776437,37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3093.376">
            <text:p>3093,376</text:p>
          </table:table-cell>
          <table:table-cell table:formula="of:=[.A252]*[.B252]" office:value-type="float" office:value="779530.752">
            <text:p>779530,75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3093.376">
            <text:p>3093,376</text:p>
          </table:table-cell>
          <table:table-cell table:formula="of:=[.A253]*[.B253]" office:value-type="float" office:value="782624.128">
            <text:p>782624,128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3093.376">
            <text:p>3093,376</text:p>
          </table:table-cell>
          <table:table-cell table:formula="of:=[.A254]*[.B254]" office:value-type="float" office:value="785717.504">
            <text:p>785717,50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3093.376">
            <text:p>3093,376</text:p>
          </table:table-cell>
          <table:table-cell table:formula="of:=[.A255]*[.B255]" office:value-type="float" office:value="788810.88">
            <text:p>788810,88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3093.376">
            <text:p>3093,376</text:p>
          </table:table-cell>
          <table:table-cell table:formula="of:=[.A256]*[.B256]" office:value-type="float" office:value="791904.256">
            <text:p>791904,25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3093.376">
            <text:p>3093,376</text:p>
          </table:table-cell>
          <table:table-cell table:formula="of:=[.A257]*[.B257]" office:value-type="float" office:value="794997.632">
            <text:p>794997,632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3093.376">
            <text:p>3093,376</text:p>
          </table:table-cell>
          <table:table-cell table:formula="of:=[.A258]*[.B258]" office:value-type="float" office:value="798091.008">
            <text:p>798091,00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3093.376">
            <text:p>3093,376</text:p>
          </table:table-cell>
          <table:table-cell table:formula="of:=[.A259]*[.B259]" office:value-type="float" office:value="801184.384">
            <text:p>801184,38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3093.376">
            <text:p>3093,376</text:p>
          </table:table-cell>
          <table:table-cell table:formula="of:=[.A260]*[.B260]" office:value-type="float" office:value="804277.76">
            <text:p>804277,7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3093.376">
            <text:p>3093,376</text:p>
          </table:table-cell>
          <table:table-cell table:formula="of:=[.A261]*[.B261]" office:value-type="float" office:value="807371.136">
            <text:p>807371,13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3093.376">
            <text:p>3093,376</text:p>
          </table:table-cell>
          <table:table-cell table:formula="of:=[.A262]*[.B262]" office:value-type="float" office:value="810464.512">
            <text:p>810464,51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3093.376">
            <text:p>3093,376</text:p>
          </table:table-cell>
          <table:table-cell table:formula="of:=[.A263]*[.B263]" office:value-type="float" office:value="813557.888">
            <text:p>813557,888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3093.376">
            <text:p>3093,376</text:p>
          </table:table-cell>
          <table:table-cell table:formula="of:=[.A264]*[.B264]" office:value-type="float" office:value="816651.264">
            <text:p>816651,26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3093.376">
            <text:p>3093,376</text:p>
          </table:table-cell>
          <table:table-cell table:formula="of:=[.A265]*[.B265]" office:value-type="float" office:value="819744.64">
            <text:p>819744,6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3093.376">
            <text:p>3093,376</text:p>
          </table:table-cell>
          <table:table-cell table:formula="of:=[.A266]*[.B266]" office:value-type="float" office:value="822838.016">
            <text:p>822838,01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3093.376">
            <text:p>3093,376</text:p>
          </table:table-cell>
          <table:table-cell table:formula="of:=[.A267]*[.B267]" office:value-type="float" office:value="825931.392">
            <text:p>825931,392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3093.376">
            <text:p>3093,376</text:p>
          </table:table-cell>
          <table:table-cell table:formula="of:=[.A268]*[.B268]" office:value-type="float" office:value="829024.768">
            <text:p>829024,76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3093.376">
            <text:p>3093,376</text:p>
          </table:table-cell>
          <table:table-cell table:formula="of:=[.A269]*[.B269]" office:value-type="float" office:value="832118.144">
            <text:p>832118,144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3093.376">
            <text:p>3093,376</text:p>
          </table:table-cell>
          <table:table-cell table:formula="of:=[.A270]*[.B270]" office:value-type="float" office:value="835211.52">
            <text:p>835211,52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3093.376">
            <text:p>3093,376</text:p>
          </table:table-cell>
          <table:table-cell table:formula="of:=[.A271]*[.B271]" office:value-type="float" office:value="838304.896">
            <text:p>838304,89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3093.376">
            <text:p>3093,376</text:p>
          </table:table-cell>
          <table:table-cell table:formula="of:=[.A272]*[.B272]" office:value-type="float" office:value="841398.272">
            <text:p>841398,27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3093.376">
            <text:p>3093,376</text:p>
          </table:table-cell>
          <table:table-cell table:formula="of:=[.A273]*[.B273]" office:value-type="float" office:value="844491.648">
            <text:p>844491,648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3093.376">
            <text:p>3093,376</text:p>
          </table:table-cell>
          <table:table-cell table:formula="of:=[.A274]*[.B274]" office:value-type="float" office:value="847585.024">
            <text:p>847585,02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3093.376">
            <text:p>3093,376</text:p>
          </table:table-cell>
          <table:table-cell table:formula="of:=[.A275]*[.B275]" office:value-type="float" office:value="850678.4">
            <text:p>850678,4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3093.376">
            <text:p>3093,376</text:p>
          </table:table-cell>
          <table:table-cell table:formula="of:=[.A276]*[.B276]" office:value-type="float" office:value="853771.776">
            <text:p>853771,77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3093.376">
            <text:p>3093,376</text:p>
          </table:table-cell>
          <table:table-cell table:formula="of:=[.A277]*[.B277]" office:value-type="float" office:value="856865.152">
            <text:p>856865,152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3093.376">
            <text:p>3093,376</text:p>
          </table:table-cell>
          <table:table-cell table:formula="of:=[.A278]*[.B278]" office:value-type="float" office:value="859958.528">
            <text:p>859958,52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3093.376">
            <text:p>3093,376</text:p>
          </table:table-cell>
          <table:table-cell table:formula="of:=[.A279]*[.B279]" office:value-type="float" office:value="863051.904">
            <text:p>863051,904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3093.376">
            <text:p>3093,376</text:p>
          </table:table-cell>
          <table:table-cell table:formula="of:=[.A280]*[.B280]" office:value-type="float" office:value="866145.28">
            <text:p>866145,28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3093.376">
            <text:p>3093,376</text:p>
          </table:table-cell>
          <table:table-cell table:formula="of:=[.A281]*[.B281]" office:value-type="float" office:value="869238.656">
            <text:p>869238,65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3093.376">
            <text:p>3093,376</text:p>
          </table:table-cell>
          <table:table-cell table:formula="of:=[.A282]*[.B282]" office:value-type="float" office:value="872332.032">
            <text:p>872332,03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3093.376">
            <text:p>3093,376</text:p>
          </table:table-cell>
          <table:table-cell table:formula="of:=[.A283]*[.B283]" office:value-type="float" office:value="875425.408">
            <text:p>875425,408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3093.376">
            <text:p>3093,376</text:p>
          </table:table-cell>
          <table:table-cell table:formula="of:=[.A284]*[.B284]" office:value-type="float" office:value="878518.784">
            <text:p>878518,78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3093.376">
            <text:p>3093,376</text:p>
          </table:table-cell>
          <table:table-cell table:formula="of:=[.A285]*[.B285]" office:value-type="float" office:value="881612.16">
            <text:p>881612,1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3093.376">
            <text:p>3093,376</text:p>
          </table:table-cell>
          <table:table-cell table:formula="of:=[.A286]*[.B286]" office:value-type="float" office:value="884705.536">
            <text:p>884705,53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3093.376">
            <text:p>3093,376</text:p>
          </table:table-cell>
          <table:table-cell table:formula="of:=[.A287]*[.B287]" office:value-type="float" office:value="887798.912">
            <text:p>887798,912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3093.376">
            <text:p>3093,376</text:p>
          </table:table-cell>
          <table:table-cell table:formula="of:=[.A288]*[.B288]" office:value-type="float" office:value="890892.288">
            <text:p>890892,28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3093.376">
            <text:p>3093,376</text:p>
          </table:table-cell>
          <table:table-cell table:formula="of:=[.A289]*[.B289]" office:value-type="float" office:value="893985.664">
            <text:p>893985,664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3093.376">
            <text:p>3093,376</text:p>
          </table:table-cell>
          <table:table-cell table:formula="of:=[.A290]*[.B290]" office:value-type="float" office:value="897079.04">
            <text:p>897079,04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3093.376">
            <text:p>3093,376</text:p>
          </table:table-cell>
          <table:table-cell table:formula="of:=[.A291]*[.B291]" office:value-type="float" office:value="900172.416">
            <text:p>900172,41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3093.376">
            <text:p>3093,376</text:p>
          </table:table-cell>
          <table:table-cell table:formula="of:=[.A292]*[.B292]" office:value-type="float" office:value="903265.792">
            <text:p>903265,79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3093.376">
            <text:p>3093,376</text:p>
          </table:table-cell>
          <table:table-cell table:formula="of:=[.A293]*[.B293]" office:value-type="float" office:value="906359.168">
            <text:p>906359,168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3093.376">
            <text:p>3093,376</text:p>
          </table:table-cell>
          <table:table-cell table:formula="of:=[.A294]*[.B294]" office:value-type="float" office:value="909452.544">
            <text:p>909452,54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3093.376">
            <text:p>3093,376</text:p>
          </table:table-cell>
          <table:table-cell table:formula="of:=[.A295]*[.B295]" office:value-type="float" office:value="912545.92">
            <text:p>912545,92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3093.376">
            <text:p>3093,376</text:p>
          </table:table-cell>
          <table:table-cell table:formula="of:=[.A296]*[.B296]" office:value-type="float" office:value="915639.296">
            <text:p>915639,29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3093.376">
            <text:p>3093,376</text:p>
          </table:table-cell>
          <table:table-cell table:formula="of:=[.A297]*[.B297]" office:value-type="float" office:value="918732.672">
            <text:p>918732,672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3093.376">
            <text:p>3093,376</text:p>
          </table:table-cell>
          <table:table-cell table:formula="of:=[.A298]*[.B298]" office:value-type="float" office:value="921826.048">
            <text:p>921826,04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3093.376">
            <text:p>3093,376</text:p>
          </table:table-cell>
          <table:table-cell table:formula="of:=[.A299]*[.B299]" office:value-type="float" office:value="924919.424">
            <text:p>924919,42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3093.376">
            <text:p>3093,376</text:p>
          </table:table-cell>
          <table:table-cell table:formula="of:=[.A300]*[.B300]" office:value-type="float" office:value="928012.8">
            <text:p>928012,8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3093.376">
            <text:p>3093,376</text:p>
          </table:table-cell>
          <table:table-cell table:formula="of:=[.A301]*[.B301]" office:value-type="float" office:value="931106.176">
            <text:p>931106,17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3093.376">
            <text:p>3093,376</text:p>
          </table:table-cell>
          <table:table-cell table:formula="of:=[.A302]*[.B302]" office:value-type="float" office:value="934199.552">
            <text:p>934199,55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3093.376">
            <text:p>3093,376</text:p>
          </table:table-cell>
          <table:table-cell table:formula="of:=[.A303]*[.B303]" office:value-type="float" office:value="937292.928">
            <text:p>937292,928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3093.376">
            <text:p>3093,376</text:p>
          </table:table-cell>
          <table:table-cell table:formula="of:=[.A304]*[.B304]" office:value-type="float" office:value="940386.304">
            <text:p>940386,30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3093.376">
            <text:p>3093,376</text:p>
          </table:table-cell>
          <table:table-cell table:formula="of:=[.A305]*[.B305]" office:value-type="float" office:value="943479.68">
            <text:p>943479,68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3093.376">
            <text:p>3093,376</text:p>
          </table:table-cell>
          <table:table-cell table:formula="of:=[.A306]*[.B306]" office:value-type="float" office:value="946573.056">
            <text:p>946573,05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3093.376">
            <text:p>3093,376</text:p>
          </table:table-cell>
          <table:table-cell table:formula="of:=[.A307]*[.B307]" office:value-type="float" office:value="949666.432">
            <text:p>949666,43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3093.376">
            <text:p>3093,376</text:p>
          </table:table-cell>
          <table:table-cell table:formula="of:=[.A308]*[.B308]" office:value-type="float" office:value="952759.808">
            <text:p>952759,80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3093.376">
            <text:p>3093,376</text:p>
          </table:table-cell>
          <table:table-cell table:formula="of:=[.A309]*[.B309]" office:value-type="float" office:value="955853.184">
            <text:p>955853,184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3093.376">
            <text:p>3093,376</text:p>
          </table:table-cell>
          <table:table-cell table:formula="of:=[.A310]*[.B310]" office:value-type="float" office:value="958946.56">
            <text:p>958946,5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3093.376">
            <text:p>3093,376</text:p>
          </table:table-cell>
          <table:table-cell table:formula="of:=[.A311]*[.B311]" office:value-type="float" office:value="962039.936">
            <text:p>962039,93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3093.376">
            <text:p>3093,376</text:p>
          </table:table-cell>
          <table:table-cell table:formula="of:=[.A312]*[.B312]" office:value-type="float" office:value="965133.312">
            <text:p>965133,31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3093.376">
            <text:p>3093,376</text:p>
          </table:table-cell>
          <table:table-cell table:formula="of:=[.A313]*[.B313]" office:value-type="float" office:value="968226.688">
            <text:p>968226,688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3093.376">
            <text:p>3093,376</text:p>
          </table:table-cell>
          <table:table-cell table:formula="of:=[.A314]*[.B314]" office:value-type="float" office:value="971320.064">
            <text:p>971320,06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3093.376">
            <text:p>3093,376</text:p>
          </table:table-cell>
          <table:table-cell table:formula="of:=[.A315]*[.B315]" office:value-type="float" office:value="974413.44">
            <text:p>974413,4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3093.376">
            <text:p>3093,376</text:p>
          </table:table-cell>
          <table:table-cell table:formula="of:=[.A316]*[.B316]" office:value-type="float" office:value="977506.816">
            <text:p>977506,81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3093.376">
            <text:p>3093,376</text:p>
          </table:table-cell>
          <table:table-cell table:formula="of:=[.A317]*[.B317]" office:value-type="float" office:value="980600.192">
            <text:p>980600,192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3093.376">
            <text:p>3093,376</text:p>
          </table:table-cell>
          <table:table-cell table:formula="of:=[.A318]*[.B318]" office:value-type="float" office:value="983693.568">
            <text:p>983693,56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3093.376">
            <text:p>3093,376</text:p>
          </table:table-cell>
          <table:table-cell table:formula="of:=[.A319]*[.B319]" office:value-type="float" office:value="986786.944">
            <text:p>986786,94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3093.376">
            <text:p>3093,376</text:p>
          </table:table-cell>
          <table:table-cell table:formula="of:=[.A320]*[.B320]" office:value-type="float" office:value="989880.32">
            <text:p>989880,32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3093.376">
            <text:p>3093,376</text:p>
          </table:table-cell>
          <table:table-cell table:formula="of:=[.A321]*[.B321]" office:value-type="float" office:value="992973.696">
            <text:p>992973,69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3093.376">
            <text:p>3093,376</text:p>
          </table:table-cell>
          <table:table-cell table:formula="of:=[.A322]*[.B322]" office:value-type="float" office:value="996067.072">
            <text:p>996067,07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3093.376">
            <text:p>3093,376</text:p>
          </table:table-cell>
          <table:table-cell table:formula="of:=[.A323]*[.B323]" office:value-type="float" office:value="999160.448">
            <text:p>999160,448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3093.376">
            <text:p>3093,376</text:p>
          </table:table-cell>
          <table:table-cell table:formula="of:=[.A324]*[.B324]" office:value-type="float" office:value="1002253.824">
            <text:p>1002253,82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3093.376">
            <text:p>3093,376</text:p>
          </table:table-cell>
          <table:table-cell table:formula="of:=[.A325]*[.B325]" office:value-type="float" office:value="1005347.2">
            <text:p>1005347,2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3093.376">
            <text:p>3093,376</text:p>
          </table:table-cell>
          <table:table-cell table:formula="of:=[.A326]*[.B326]" office:value-type="float" office:value="1008440.576">
            <text:p>1008440,57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3093.376">
            <text:p>3093,376</text:p>
          </table:table-cell>
          <table:table-cell table:formula="of:=[.A327]*[.B327]" office:value-type="float" office:value="1011533.952">
            <text:p>1011533,952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3093.376">
            <text:p>3093,376</text:p>
          </table:table-cell>
          <table:table-cell table:formula="of:=[.A328]*[.B328]" office:value-type="float" office:value="1014627.328">
            <text:p>1014627,32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3093.376">
            <text:p>3093,376</text:p>
          </table:table-cell>
          <table:table-cell table:formula="of:=[.A329]*[.B329]" office:value-type="float" office:value="1017720.704">
            <text:p>1017720,70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3093.376">
            <text:p>3093,376</text:p>
          </table:table-cell>
          <table:table-cell table:formula="of:=[.A330]*[.B330]" office:value-type="float" office:value="1020814.08">
            <text:p>1020814,08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3093.376">
            <text:p>3093,376</text:p>
          </table:table-cell>
          <table:table-cell table:formula="of:=[.A331]*[.B331]" office:value-type="float" office:value="1023907.456">
            <text:p>1023907,45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3093.376">
            <text:p>3093,376</text:p>
          </table:table-cell>
          <table:table-cell table:formula="of:=[.A332]*[.B332]" office:value-type="float" office:value="1027000.832">
            <text:p>1027000,83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3093.376">
            <text:p>3093,376</text:p>
          </table:table-cell>
          <table:table-cell table:formula="of:=[.A333]*[.B333]" office:value-type="float" office:value="1030094.208">
            <text:p>1030094,208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3093.376">
            <text:p>3093,376</text:p>
          </table:table-cell>
          <table:table-cell table:formula="of:=[.A334]*[.B334]" office:value-type="float" office:value="1033187.584">
            <text:p>1033187,58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3093.376">
            <text:p>3093,376</text:p>
          </table:table-cell>
          <table:table-cell table:formula="of:=[.A335]*[.B335]" office:value-type="float" office:value="1036280.96">
            <text:p>1036280,9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3093.376">
            <text:p>3093,376</text:p>
          </table:table-cell>
          <table:table-cell table:formula="of:=[.A336]*[.B336]" office:value-type="float" office:value="1039374.336">
            <text:p>1039374,33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3093.376">
            <text:p>3093,376</text:p>
          </table:table-cell>
          <table:table-cell table:formula="of:=[.A337]*[.B337]" office:value-type="float" office:value="1042467.712">
            <text:p>1042467,712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3093.376">
            <text:p>3093,376</text:p>
          </table:table-cell>
          <table:table-cell table:formula="of:=[.A338]*[.B338]" office:value-type="float" office:value="1045561.088">
            <text:p>1045561,08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3093.376">
            <text:p>3093,376</text:p>
          </table:table-cell>
          <table:table-cell table:formula="of:=[.A339]*[.B339]" office:value-type="float" office:value="1048654.464">
            <text:p>1048654,46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3093.376">
            <text:p>3093,376</text:p>
          </table:table-cell>
          <table:table-cell table:formula="of:=[.A340]*[.B340]" office:value-type="float" office:value="1051747.84">
            <text:p>1051747,84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3093.376">
            <text:p>3093,376</text:p>
          </table:table-cell>
          <table:table-cell table:formula="of:=[.A341]*[.B341]" office:value-type="float" office:value="1054841.216">
            <text:p>1054841,21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3093.376">
            <text:p>3093,376</text:p>
          </table:table-cell>
          <table:table-cell table:formula="of:=[.A342]*[.B342]" office:value-type="float" office:value="1057934.592">
            <text:p>1057934,59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3093.376">
            <text:p>3093,376</text:p>
          </table:table-cell>
          <table:table-cell table:formula="of:=[.A343]*[.B343]" office:value-type="float" office:value="1061027.968">
            <text:p>1061027,968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3093.376">
            <text:p>3093,376</text:p>
          </table:table-cell>
          <table:table-cell table:formula="of:=[.A344]*[.B344]" office:value-type="float" office:value="1064121.344">
            <text:p>1064121,34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3093.376">
            <text:p>3093,376</text:p>
          </table:table-cell>
          <table:table-cell table:formula="of:=[.A345]*[.B345]" office:value-type="float" office:value="1067214.72">
            <text:p>1067214,72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3093.376">
            <text:p>3093,376</text:p>
          </table:table-cell>
          <table:table-cell table:formula="of:=[.A346]*[.B346]" office:value-type="float" office:value="1070308.096">
            <text:p>1070308,09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3093.376">
            <text:p>3093,376</text:p>
          </table:table-cell>
          <table:table-cell table:formula="of:=[.A347]*[.B347]" office:value-type="float" office:value="1073401.472">
            <text:p>1073401,472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3093.376">
            <text:p>3093,376</text:p>
          </table:table-cell>
          <table:table-cell table:formula="of:=[.A348]*[.B348]" office:value-type="float" office:value="1076494.848">
            <text:p>1076494,84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3093.376">
            <text:p>3093,376</text:p>
          </table:table-cell>
          <table:table-cell table:formula="of:=[.A349]*[.B349]" office:value-type="float" office:value="1079588.224">
            <text:p>1079588,224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3093.376">
            <text:p>3093,376</text:p>
          </table:table-cell>
          <table:table-cell table:formula="of:=[.A350]*[.B350]" office:value-type="float" office:value="1082681.6">
            <text:p>1082681,6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3093.376">
            <text:p>3093,376</text:p>
          </table:table-cell>
          <table:table-cell table:formula="of:=[.A351]*[.B351]" office:value-type="float" office:value="1085774.976">
            <text:p>1085774,97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3093.376">
            <text:p>3093,376</text:p>
          </table:table-cell>
          <table:table-cell table:formula="of:=[.A352]*[.B352]" office:value-type="float" office:value="1088868.352">
            <text:p>1088868,35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3093.376">
            <text:p>3093,376</text:p>
          </table:table-cell>
          <table:table-cell table:formula="of:=[.A353]*[.B353]" office:value-type="float" office:value="1091961.728">
            <text:p>1091961,728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3093.376">
            <text:p>3093,376</text:p>
          </table:table-cell>
          <table:table-cell table:formula="of:=[.A354]*[.B354]" office:value-type="float" office:value="1095055.104">
            <text:p>1095055,10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3093.376">
            <text:p>3093,376</text:p>
          </table:table-cell>
          <table:table-cell table:formula="of:=[.A355]*[.B355]" office:value-type="float" office:value="1098148.48">
            <text:p>1098148,48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3093.376">
            <text:p>3093,376</text:p>
          </table:table-cell>
          <table:table-cell table:formula="of:=[.A356]*[.B356]" office:value-type="float" office:value="1101241.856">
            <text:p>1101241,8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3093.376">
            <text:p>3093,376</text:p>
          </table:table-cell>
          <table:table-cell table:formula="of:=[.A357]*[.B357]" office:value-type="float" office:value="1104335.232">
            <text:p>1104335,232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3093.376">
            <text:p>3093,376</text:p>
          </table:table-cell>
          <table:table-cell table:formula="of:=[.A358]*[.B358]" office:value-type="float" office:value="1107428.608">
            <text:p>1107428,60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3093.376">
            <text:p>3093,376</text:p>
          </table:table-cell>
          <table:table-cell table:formula="of:=[.A359]*[.B359]" office:value-type="float" office:value="1110521.984">
            <text:p>1110521,98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3093.376">
            <text:p>3093,376</text:p>
          </table:table-cell>
          <table:table-cell table:formula="of:=[.A360]*[.B360]" office:value-type="float" office:value="1113615.36">
            <text:p>1113615,3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3093.376">
            <text:p>3093,376</text:p>
          </table:table-cell>
          <table:table-cell table:formula="of:=[.A361]*[.B361]" office:value-type="float" office:value="1116708.736">
            <text:p>1116708,73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3093.376">
            <text:p>3093,376</text:p>
          </table:table-cell>
          <table:table-cell table:formula="of:=[.A362]*[.B362]" office:value-type="float" office:value="1119802.112">
            <text:p>1119802,11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3093.376">
            <text:p>3093,376</text:p>
          </table:table-cell>
          <table:table-cell table:formula="of:=[.A363]*[.B363]" office:value-type="float" office:value="1122895.488">
            <text:p>1122895,488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3093.376">
            <text:p>3093,376</text:p>
          </table:table-cell>
          <table:table-cell table:formula="of:=[.A364]*[.B364]" office:value-type="float" office:value="1125988.864">
            <text:p>1125988,86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3093.376">
            <text:p>3093,376</text:p>
          </table:table-cell>
          <table:table-cell table:formula="of:=[.A365]*[.B365]" office:value-type="float" office:value="1129082.24">
            <text:p>1129082,24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3093.376">
            <text:p>3093,376</text:p>
          </table:table-cell>
          <table:table-cell table:formula="of:=[.A366]*[.B366]" office:value-type="float" office:value="1132175.616">
            <text:p>1132175,61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3093.376">
            <text:p>3093,376</text:p>
          </table:table-cell>
          <table:table-cell table:formula="of:=[.A367]*[.B367]" office:value-type="float" office:value="1135268.992">
            <text:p>1135268,992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3093.376">
            <text:p>3093,376</text:p>
          </table:table-cell>
          <table:table-cell table:formula="of:=[.A368]*[.B368]" office:value-type="float" office:value="1138362.368">
            <text:p>1138362,36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3093.376">
            <text:p>3093,376</text:p>
          </table:table-cell>
          <table:table-cell table:formula="of:=[.A369]*[.B369]" office:value-type="float" office:value="1141455.744">
            <text:p>1141455,744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3093.376">
            <text:p>3093,376</text:p>
          </table:table-cell>
          <table:table-cell table:formula="of:=[.A370]*[.B370]" office:value-type="float" office:value="1144549.12">
            <text:p>1144549,12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3093.376">
            <text:p>3093,376</text:p>
          </table:table-cell>
          <table:table-cell table:formula="of:=[.A371]*[.B371]" office:value-type="float" office:value="1147642.496">
            <text:p>1147642,49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3093.376">
            <text:p>3093,376</text:p>
          </table:table-cell>
          <table:table-cell table:formula="of:=[.A372]*[.B372]" office:value-type="float" office:value="1150735.872">
            <text:p>1150735,87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3093.376">
            <text:p>3093,376</text:p>
          </table:table-cell>
          <table:table-cell table:formula="of:=[.A373]*[.B373]" office:value-type="float" office:value="1153829.248">
            <text:p>1153829,248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3093.376">
            <text:p>3093,376</text:p>
          </table:table-cell>
          <table:table-cell table:formula="of:=[.A374]*[.B374]" office:value-type="float" office:value="1156922.624">
            <text:p>1156922,62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3093.376">
            <text:p>3093,376</text:p>
          </table:table-cell>
          <table:table-cell table:formula="of:=[.A375]*[.B375]" office:value-type="float" office:value="1160016">
            <text:p>1160016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3093.376">
            <text:p>3093,376</text:p>
          </table:table-cell>
          <table:table-cell table:formula="of:=[.A376]*[.B376]" office:value-type="float" office:value="1163109.376">
            <text:p>1163109,37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3093.376">
            <text:p>3093,376</text:p>
          </table:table-cell>
          <table:table-cell table:formula="of:=[.A377]*[.B377]" office:value-type="float" office:value="1166202.752">
            <text:p>1166202,752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3093.376">
            <text:p>3093,376</text:p>
          </table:table-cell>
          <table:table-cell table:formula="of:=[.A378]*[.B378]" office:value-type="float" office:value="1169296.128">
            <text:p>1169296,12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3093.376">
            <text:p>3093,376</text:p>
          </table:table-cell>
          <table:table-cell table:formula="of:=[.A379]*[.B379]" office:value-type="float" office:value="1172389.504">
            <text:p>1172389,50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3093.376">
            <text:p>3093,376</text:p>
          </table:table-cell>
          <table:table-cell table:formula="of:=[.A380]*[.B380]" office:value-type="float" office:value="1175482.88">
            <text:p>1175482,88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3093.376">
            <text:p>3093,376</text:p>
          </table:table-cell>
          <table:table-cell table:formula="of:=[.A381]*[.B381]" office:value-type="float" office:value="1178576.256">
            <text:p>1178576,25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3093.376">
            <text:p>3093,376</text:p>
          </table:table-cell>
          <table:table-cell table:formula="of:=[.A382]*[.B382]" office:value-type="float" office:value="1181669.632">
            <text:p>1181669,63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3093.376">
            <text:p>3093,376</text:p>
          </table:table-cell>
          <table:table-cell table:formula="of:=[.A383]*[.B383]" office:value-type="float" office:value="1184763.008">
            <text:p>1184763,008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3093.376">
            <text:p>3093,376</text:p>
          </table:table-cell>
          <table:table-cell table:formula="of:=[.A384]*[.B384]" office:value-type="float" office:value="1187856.384">
            <text:p>1187856,38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3093.376">
            <text:p>3093,376</text:p>
          </table:table-cell>
          <table:table-cell table:formula="of:=[.A385]*[.B385]" office:value-type="float" office:value="1190949.76">
            <text:p>1190949,7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3093.376">
            <text:p>3093,376</text:p>
          </table:table-cell>
          <table:table-cell table:formula="of:=[.A386]*[.B386]" office:value-type="float" office:value="1194043.136">
            <text:p>1194043,13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3093.376">
            <text:p>3093,376</text:p>
          </table:table-cell>
          <table:table-cell table:formula="of:=[.A387]*[.B387]" office:value-type="float" office:value="1197136.512">
            <text:p>1197136,512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3093.376">
            <text:p>3093,376</text:p>
          </table:table-cell>
          <table:table-cell table:formula="of:=[.A388]*[.B388]" office:value-type="float" office:value="1200229.888">
            <text:p>1200229,88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3093.376">
            <text:p>3093,376</text:p>
          </table:table-cell>
          <table:table-cell table:formula="of:=[.A389]*[.B389]" office:value-type="float" office:value="1203323.264">
            <text:p>1203323,264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3093.376">
            <text:p>3093,376</text:p>
          </table:table-cell>
          <table:table-cell table:formula="of:=[.A390]*[.B390]" office:value-type="float" office:value="1206416.64">
            <text:p>1206416,6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3093.376">
            <text:p>3093,376</text:p>
          </table:table-cell>
          <table:table-cell table:formula="of:=[.A391]*[.B391]" office:value-type="float" office:value="1209510.016">
            <text:p>1209510,01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3093.376">
            <text:p>3093,376</text:p>
          </table:table-cell>
          <table:table-cell table:formula="of:=[.A392]*[.B392]" office:value-type="float" office:value="1212603.392">
            <text:p>1212603,39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3093.376">
            <text:p>3093,376</text:p>
          </table:table-cell>
          <table:table-cell table:formula="of:=[.A393]*[.B393]" office:value-type="float" office:value="1215696.768">
            <text:p>1215696,768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3093.376">
            <text:p>3093,376</text:p>
          </table:table-cell>
          <table:table-cell table:formula="of:=[.A394]*[.B394]" office:value-type="float" office:value="1218790.144">
            <text:p>1218790,14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3093.376">
            <text:p>3093,376</text:p>
          </table:table-cell>
          <table:table-cell table:formula="of:=[.A395]*[.B395]" office:value-type="float" office:value="1221883.52">
            <text:p>1221883,52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3093.376">
            <text:p>3093,376</text:p>
          </table:table-cell>
          <table:table-cell table:formula="of:=[.A396]*[.B396]" office:value-type="float" office:value="1224976.896">
            <text:p>1224976,89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3093.376">
            <text:p>3093,376</text:p>
          </table:table-cell>
          <table:table-cell table:formula="of:=[.A397]*[.B397]" office:value-type="float" office:value="1228070.272">
            <text:p>1228070,272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3093.376">
            <text:p>3093,376</text:p>
          </table:table-cell>
          <table:table-cell table:formula="of:=[.A398]*[.B398]" office:value-type="float" office:value="1231163.648">
            <text:p>1231163,64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3093.376">
            <text:p>3093,376</text:p>
          </table:table-cell>
          <table:table-cell table:formula="of:=[.A399]*[.B399]" office:value-type="float" office:value="1234257.024">
            <text:p>1234257,02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3093.376">
            <text:p>3093,376</text:p>
          </table:table-cell>
          <table:table-cell table:formula="of:=[.A400]*[.B400]" office:value-type="float" office:value="1237350.4">
            <text:p>1237350,4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3093.376">
            <text:p>3093,376</text:p>
          </table:table-cell>
          <table:table-cell table:formula="of:=[.A401]*[.B401]" office:value-type="float" office:value="1240443.776">
            <text:p>1240443,77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3093.376">
            <text:p>3093,376</text:p>
          </table:table-cell>
          <table:table-cell table:formula="of:=[.A402]*[.B402]" office:value-type="float" office:value="1243537.152">
            <text:p>1243537,15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3093.376">
            <text:p>3093,376</text:p>
          </table:table-cell>
          <table:table-cell table:formula="of:=[.A403]*[.B403]" office:value-type="float" office:value="1246630.528">
            <text:p>1246630,528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3093.376">
            <text:p>3093,376</text:p>
          </table:table-cell>
          <table:table-cell table:formula="of:=[.A404]*[.B404]" office:value-type="float" office:value="1249723.904">
            <text:p>1249723,90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3093.376">
            <text:p>3093,376</text:p>
          </table:table-cell>
          <table:table-cell table:formula="of:=[.A405]*[.B405]" office:value-type="float" office:value="1252817.28">
            <text:p>1252817,28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3093.376">
            <text:p>3093,376</text:p>
          </table:table-cell>
          <table:table-cell table:formula="of:=[.A406]*[.B406]" office:value-type="float" office:value="1255910.656">
            <text:p>1255910,65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3093.376">
            <text:p>3093,376</text:p>
          </table:table-cell>
          <table:table-cell table:formula="of:=[.A407]*[.B407]" office:value-type="float" office:value="1259004.032">
            <text:p>1259004,032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3093.376">
            <text:p>3093,376</text:p>
          </table:table-cell>
          <table:table-cell table:formula="of:=[.A408]*[.B408]" office:value-type="float" office:value="1262097.408">
            <text:p>1262097,40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3093.376">
            <text:p>3093,376</text:p>
          </table:table-cell>
          <table:table-cell table:formula="of:=[.A409]*[.B409]" office:value-type="float" office:value="1265190.784">
            <text:p>1265190,784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3093.376">
            <text:p>3093,376</text:p>
          </table:table-cell>
          <table:table-cell table:formula="of:=[.A410]*[.B410]" office:value-type="float" office:value="1268284.16">
            <text:p>1268284,1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3093.376">
            <text:p>3093,376</text:p>
          </table:table-cell>
          <table:table-cell table:formula="of:=[.A411]*[.B411]" office:value-type="float" office:value="1271377.536">
            <text:p>1271377,53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3093.376">
            <text:p>3093,376</text:p>
          </table:table-cell>
          <table:table-cell table:formula="of:=[.A412]*[.B412]" office:value-type="float" office:value="1274470.912">
            <text:p>1274470,91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3093.376">
            <text:p>3093,376</text:p>
          </table:table-cell>
          <table:table-cell table:formula="of:=[.A413]*[.B413]" office:value-type="float" office:value="1277564.288">
            <text:p>1277564,28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3093.376">
            <text:p>3093,376</text:p>
          </table:table-cell>
          <table:table-cell table:formula="of:=[.A414]*[.B414]" office:value-type="float" office:value="1280657.664">
            <text:p>1280657,66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3093.376">
            <text:p>3093,376</text:p>
          </table:table-cell>
          <table:table-cell table:formula="of:=[.A415]*[.B415]" office:value-type="float" office:value="1283751.04">
            <text:p>1283751,04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3093.376">
            <text:p>3093,376</text:p>
          </table:table-cell>
          <table:table-cell table:formula="of:=[.A416]*[.B416]" office:value-type="float" office:value="1286844.416">
            <text:p>1286844,41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3093.376">
            <text:p>3093,376</text:p>
          </table:table-cell>
          <table:table-cell table:formula="of:=[.A417]*[.B417]" office:value-type="float" office:value="1289937.792">
            <text:p>1289937,792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3093.376">
            <text:p>3093,376</text:p>
          </table:table-cell>
          <table:table-cell table:formula="of:=[.A418]*[.B418]" office:value-type="float" office:value="1293031.168">
            <text:p>1293031,16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3093.376">
            <text:p>3093,376</text:p>
          </table:table-cell>
          <table:table-cell table:formula="of:=[.A419]*[.B419]" office:value-type="float" office:value="1296124.544">
            <text:p>1296124,54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3093.376">
            <text:p>3093,376</text:p>
          </table:table-cell>
          <table:table-cell table:formula="of:=[.A420]*[.B420]" office:value-type="float" office:value="1299217.92">
            <text:p>1299217,92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3093.376">
            <text:p>3093,376</text:p>
          </table:table-cell>
          <table:table-cell table:formula="of:=[.A421]*[.B421]" office:value-type="float" office:value="1302311.296">
            <text:p>1302311,29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3093.376">
            <text:p>3093,376</text:p>
          </table:table-cell>
          <table:table-cell table:formula="of:=[.A422]*[.B422]" office:value-type="float" office:value="1305404.672">
            <text:p>1305404,67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3093.376">
            <text:p>3093,376</text:p>
          </table:table-cell>
          <table:table-cell table:formula="of:=[.A423]*[.B423]" office:value-type="float" office:value="1308498.048">
            <text:p>1308498,048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3093.376">
            <text:p>3093,376</text:p>
          </table:table-cell>
          <table:table-cell table:formula="of:=[.A424]*[.B424]" office:value-type="float" office:value="1311591.424">
            <text:p>1311591,42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3093.376">
            <text:p>3093,376</text:p>
          </table:table-cell>
          <table:table-cell table:formula="of:=[.A425]*[.B425]" office:value-type="float" office:value="1314684.8">
            <text:p>1314684,8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3093.376">
            <text:p>3093,376</text:p>
          </table:table-cell>
          <table:table-cell table:formula="of:=[.A426]*[.B426]" office:value-type="float" office:value="1317778.176">
            <text:p>1317778,17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3093.376">
            <text:p>3093,376</text:p>
          </table:table-cell>
          <table:table-cell table:formula="of:=[.A427]*[.B427]" office:value-type="float" office:value="1320871.552">
            <text:p>1320871,552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3093.376">
            <text:p>3093,376</text:p>
          </table:table-cell>
          <table:table-cell table:formula="of:=[.A428]*[.B428]" office:value-type="float" office:value="1323964.928">
            <text:p>1323964,92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3093.376">
            <text:p>3093,376</text:p>
          </table:table-cell>
          <table:table-cell table:formula="of:=[.A429]*[.B429]" office:value-type="float" office:value="1327058.304">
            <text:p>1327058,304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3093.376">
            <text:p>3093,376</text:p>
          </table:table-cell>
          <table:table-cell table:formula="of:=[.A430]*[.B430]" office:value-type="float" office:value="1330151.68">
            <text:p>1330151,68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3093.376">
            <text:p>3093,376</text:p>
          </table:table-cell>
          <table:table-cell table:formula="of:=[.A431]*[.B431]" office:value-type="float" office:value="1333245.056">
            <text:p>1333245,05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3093.376">
            <text:p>3093,376</text:p>
          </table:table-cell>
          <table:table-cell table:formula="of:=[.A432]*[.B432]" office:value-type="float" office:value="1336338.432">
            <text:p>1336338,43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3093.376">
            <text:p>3093,376</text:p>
          </table:table-cell>
          <table:table-cell table:formula="of:=[.A433]*[.B433]" office:value-type="float" office:value="1339431.808">
            <text:p>1339431,808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3093.376">
            <text:p>3093,376</text:p>
          </table:table-cell>
          <table:table-cell table:formula="of:=[.A434]*[.B434]" office:value-type="float" office:value="1342525.184">
            <text:p>1342525,18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3093.376">
            <text:p>3093,376</text:p>
          </table:table-cell>
          <table:table-cell table:formula="of:=[.A435]*[.B435]" office:value-type="float" office:value="1345618.56">
            <text:p>1345618,5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3093.376">
            <text:p>3093,376</text:p>
          </table:table-cell>
          <table:table-cell table:formula="of:=[.A436]*[.B436]" office:value-type="float" office:value="1348711.936">
            <text:p>1348711,93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3093.376">
            <text:p>3093,376</text:p>
          </table:table-cell>
          <table:table-cell table:formula="of:=[.A437]*[.B437]" office:value-type="float" office:value="1351805.312">
            <text:p>1351805,312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3093.376">
            <text:p>3093,376</text:p>
          </table:table-cell>
          <table:table-cell table:formula="of:=[.A438]*[.B438]" office:value-type="float" office:value="1354898.688">
            <text:p>1354898,68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3093.376">
            <text:p>3093,376</text:p>
          </table:table-cell>
          <table:table-cell table:formula="of:=[.A439]*[.B439]" office:value-type="float" office:value="1357992.064">
            <text:p>1357992,06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3093.376">
            <text:p>3093,376</text:p>
          </table:table-cell>
          <table:table-cell table:formula="of:=[.A440]*[.B440]" office:value-type="float" office:value="1361085.44">
            <text:p>1361085,44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3093.376">
            <text:p>3093,376</text:p>
          </table:table-cell>
          <table:table-cell table:formula="of:=[.A441]*[.B441]" office:value-type="float" office:value="1364178.816">
            <text:p>1364178,81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3093.376">
            <text:p>3093,376</text:p>
          </table:table-cell>
          <table:table-cell table:formula="of:=[.A442]*[.B442]" office:value-type="float" office:value="1367272.192">
            <text:p>1367272,19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3093.376">
            <text:p>3093,376</text:p>
          </table:table-cell>
          <table:table-cell table:formula="of:=[.A443]*[.B443]" office:value-type="float" office:value="1370365.568">
            <text:p>1370365,568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3093.376">
            <text:p>3093,376</text:p>
          </table:table-cell>
          <table:table-cell table:formula="of:=[.A444]*[.B444]" office:value-type="float" office:value="1373458.944">
            <text:p>1373458,94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3093.376">
            <text:p>3093,376</text:p>
          </table:table-cell>
          <table:table-cell table:formula="of:=[.A445]*[.B445]" office:value-type="float" office:value="1376552.32">
            <text:p>1376552,32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3093.376">
            <text:p>3093,376</text:p>
          </table:table-cell>
          <table:table-cell table:formula="of:=[.A446]*[.B446]" office:value-type="float" office:value="1379645.696">
            <text:p>1379645,69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3093.376">
            <text:p>3093,376</text:p>
          </table:table-cell>
          <table:table-cell table:formula="of:=[.A447]*[.B447]" office:value-type="float" office:value="1382739.072">
            <text:p>1382739,072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3093.376">
            <text:p>3093,376</text:p>
          </table:table-cell>
          <table:table-cell table:formula="of:=[.A448]*[.B448]" office:value-type="float" office:value="1385832.448">
            <text:p>1385832,44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3093.376">
            <text:p>3093,376</text:p>
          </table:table-cell>
          <table:table-cell table:formula="of:=[.A449]*[.B449]" office:value-type="float" office:value="1388925.824">
            <text:p>1388925,824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3093.376">
            <text:p>3093,376</text:p>
          </table:table-cell>
          <table:table-cell table:formula="of:=[.A450]*[.B450]" office:value-type="float" office:value="1392019.2">
            <text:p>1392019,2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3093.376">
            <text:p>3093,376</text:p>
          </table:table-cell>
          <table:table-cell table:formula="of:=[.A451]*[.B451]" office:value-type="float" office:value="1395112.576">
            <text:p>1395112,57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3093.376">
            <text:p>3093,376</text:p>
          </table:table-cell>
          <table:table-cell table:formula="of:=[.A452]*[.B452]" office:value-type="float" office:value="1398205.952">
            <text:p>1398205,95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3093.376">
            <text:p>3093,376</text:p>
          </table:table-cell>
          <table:table-cell table:formula="of:=[.A453]*[.B453]" office:value-type="float" office:value="1401299.328">
            <text:p>1401299,328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3093.376">
            <text:p>3093,376</text:p>
          </table:table-cell>
          <table:table-cell table:formula="of:=[.A454]*[.B454]" office:value-type="float" office:value="1404392.704">
            <text:p>1404392,70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3093.376">
            <text:p>3093,376</text:p>
          </table:table-cell>
          <table:table-cell table:formula="of:=[.A455]*[.B455]" office:value-type="float" office:value="1407486.08">
            <text:p>1407486,08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3093.376">
            <text:p>3093,376</text:p>
          </table:table-cell>
          <table:table-cell table:formula="of:=[.A456]*[.B456]" office:value-type="float" office:value="1410579.456">
            <text:p>1410579,45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3093.376">
            <text:p>3093,376</text:p>
          </table:table-cell>
          <table:table-cell table:formula="of:=[.A457]*[.B457]" office:value-type="float" office:value="1413672.832">
            <text:p>1413672,832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3093.376">
            <text:p>3093,376</text:p>
          </table:table-cell>
          <table:table-cell table:formula="of:=[.A458]*[.B458]" office:value-type="float" office:value="1416766.208">
            <text:p>1416766,20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3093.376">
            <text:p>3093,376</text:p>
          </table:table-cell>
          <table:table-cell table:formula="of:=[.A459]*[.B459]" office:value-type="float" office:value="1419859.584">
            <text:p>1419859,584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3093.376">
            <text:p>3093,376</text:p>
          </table:table-cell>
          <table:table-cell table:formula="of:=[.A460]*[.B460]" office:value-type="float" office:value="1422952.96">
            <text:p>1422952,9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3093.376">
            <text:p>3093,376</text:p>
          </table:table-cell>
          <table:table-cell table:formula="of:=[.A461]*[.B461]" office:value-type="float" office:value="1426046.336">
            <text:p>1426046,33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3093.376">
            <text:p>3093,376</text:p>
          </table:table-cell>
          <table:table-cell table:formula="of:=[.A462]*[.B462]" office:value-type="float" office:value="1429139.712">
            <text:p>1429139,71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3093.376">
            <text:p>3093,376</text:p>
          </table:table-cell>
          <table:table-cell table:formula="of:=[.A463]*[.B463]" office:value-type="float" office:value="1432233.088">
            <text:p>1432233,088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3093.376">
            <text:p>3093,376</text:p>
          </table:table-cell>
          <table:table-cell table:formula="of:=[.A464]*[.B464]" office:value-type="float" office:value="1435326.464">
            <text:p>1435326,46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3093.376">
            <text:p>3093,376</text:p>
          </table:table-cell>
          <table:table-cell table:formula="of:=[.A465]*[.B465]" office:value-type="float" office:value="1438419.84">
            <text:p>1438419,84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3093.376">
            <text:p>3093,376</text:p>
          </table:table-cell>
          <table:table-cell table:formula="of:=[.A466]*[.B466]" office:value-type="float" office:value="1441513.216">
            <text:p>1441513,21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3093.376">
            <text:p>3093,376</text:p>
          </table:table-cell>
          <table:table-cell table:formula="of:=[.A467]*[.B467]" office:value-type="float" office:value="1444606.592">
            <text:p>1444606,592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3093.376">
            <text:p>3093,376</text:p>
          </table:table-cell>
          <table:table-cell table:formula="of:=[.A468]*[.B468]" office:value-type="float" office:value="1447699.968">
            <text:p>1447699,96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3093.376">
            <text:p>3093,376</text:p>
          </table:table-cell>
          <table:table-cell table:formula="of:=[.A469]*[.B469]" office:value-type="float" office:value="1450793.344">
            <text:p>1450793,344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3093.376">
            <text:p>3093,376</text:p>
          </table:table-cell>
          <table:table-cell table:formula="of:=[.A470]*[.B470]" office:value-type="float" office:value="1453886.72">
            <text:p>1453886,72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3093.376">
            <text:p>3093,376</text:p>
          </table:table-cell>
          <table:table-cell table:formula="of:=[.A471]*[.B471]" office:value-type="float" office:value="1456980.096">
            <text:p>1456980,09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3093.376">
            <text:p>3093,376</text:p>
          </table:table-cell>
          <table:table-cell table:formula="of:=[.A472]*[.B472]" office:value-type="float" office:value="1460073.472">
            <text:p>1460073,47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3093.376">
            <text:p>3093,376</text:p>
          </table:table-cell>
          <table:table-cell table:formula="of:=[.A473]*[.B473]" office:value-type="float" office:value="1463166.848">
            <text:p>1463166,848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3093.376">
            <text:p>3093,376</text:p>
          </table:table-cell>
          <table:table-cell table:formula="of:=[.A474]*[.B474]" office:value-type="float" office:value="1466260.224">
            <text:p>1466260,22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3093.376">
            <text:p>3093,376</text:p>
          </table:table-cell>
          <table:table-cell table:formula="of:=[.A475]*[.B475]" office:value-type="float" office:value="1469353.6">
            <text:p>1469353,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3093.376">
            <text:p>3093,376</text:p>
          </table:table-cell>
          <table:table-cell table:formula="of:=[.A476]*[.B476]" office:value-type="float" office:value="1472446.976">
            <text:p>1472446,97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3093.376">
            <text:p>3093,376</text:p>
          </table:table-cell>
          <table:table-cell table:formula="of:=[.A477]*[.B477]" office:value-type="float" office:value="1475540.352">
            <text:p>1475540,352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3093.376">
            <text:p>3093,376</text:p>
          </table:table-cell>
          <table:table-cell table:formula="of:=[.A478]*[.B478]" office:value-type="float" office:value="1478633.728">
            <text:p>1478633,72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3093.376">
            <text:p>3093,376</text:p>
          </table:table-cell>
          <table:table-cell table:formula="of:=[.A479]*[.B479]" office:value-type="float" office:value="1481727.104">
            <text:p>1481727,104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3093.376">
            <text:p>3093,376</text:p>
          </table:table-cell>
          <table:table-cell table:formula="of:=[.A480]*[.B480]" office:value-type="float" office:value="1484820.48">
            <text:p>1484820,48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3093.376">
            <text:p>3093,376</text:p>
          </table:table-cell>
          <table:table-cell table:formula="of:=[.A481]*[.B481]" office:value-type="float" office:value="1487913.856">
            <text:p>1487913,85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3093.376">
            <text:p>3093,376</text:p>
          </table:table-cell>
          <table:table-cell table:formula="of:=[.A482]*[.B482]" office:value-type="float" office:value="1491007.232">
            <text:p>1491007,23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3093.376">
            <text:p>3093,376</text:p>
          </table:table-cell>
          <table:table-cell table:formula="of:=[.A483]*[.B483]" office:value-type="float" office:value="1494100.608">
            <text:p>1494100,608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3093.376">
            <text:p>3093,376</text:p>
          </table:table-cell>
          <table:table-cell table:formula="of:=[.A484]*[.B484]" office:value-type="float" office:value="1497193.984">
            <text:p>1497193,98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3093.376">
            <text:p>3093,376</text:p>
          </table:table-cell>
          <table:table-cell table:formula="of:=[.A485]*[.B485]" office:value-type="float" office:value="1500287.36">
            <text:p>1500287,3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3093.376">
            <text:p>3093,376</text:p>
          </table:table-cell>
          <table:table-cell table:formula="of:=[.A486]*[.B486]" office:value-type="float" office:value="1503380.736">
            <text:p>1503380,73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3093.376">
            <text:p>3093,376</text:p>
          </table:table-cell>
          <table:table-cell table:formula="of:=[.A487]*[.B487]" office:value-type="float" office:value="1506474.112">
            <text:p>1506474,112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3093.376">
            <text:p>3093,376</text:p>
          </table:table-cell>
          <table:table-cell table:formula="of:=[.A488]*[.B488]" office:value-type="float" office:value="1509567.488">
            <text:p>1509567,48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3093.376">
            <text:p>3093,376</text:p>
          </table:table-cell>
          <table:table-cell table:formula="of:=[.A489]*[.B489]" office:value-type="float" office:value="1512660.864">
            <text:p>1512660,86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3093.376">
            <text:p>3093,376</text:p>
          </table:table-cell>
          <table:table-cell table:formula="of:=[.A490]*[.B490]" office:value-type="float" office:value="1515754.24">
            <text:p>1515754,24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3093.376">
            <text:p>3093,376</text:p>
          </table:table-cell>
          <table:table-cell table:formula="of:=[.A491]*[.B491]" office:value-type="float" office:value="1518847.616">
            <text:p>1518847,61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3093.376">
            <text:p>3093,376</text:p>
          </table:table-cell>
          <table:table-cell table:formula="of:=[.A492]*[.B492]" office:value-type="float" office:value="1521940.992">
            <text:p>1521940,99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3093.376">
            <text:p>3093,376</text:p>
          </table:table-cell>
          <table:table-cell table:formula="of:=[.A493]*[.B493]" office:value-type="float" office:value="1525034.368">
            <text:p>1525034,368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3093.376">
            <text:p>3093,376</text:p>
          </table:table-cell>
          <table:table-cell table:formula="of:=[.A494]*[.B494]" office:value-type="float" office:value="1528127.744">
            <text:p>1528127,74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3093.376">
            <text:p>3093,376</text:p>
          </table:table-cell>
          <table:table-cell table:formula="of:=[.A495]*[.B495]" office:value-type="float" office:value="1531221.12">
            <text:p>1531221,12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3093.376">
            <text:p>3093,376</text:p>
          </table:table-cell>
          <table:table-cell table:formula="of:=[.A496]*[.B496]" office:value-type="float" office:value="1534314.496">
            <text:p>1534314,49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3093.376">
            <text:p>3093,376</text:p>
          </table:table-cell>
          <table:table-cell table:formula="of:=[.A497]*[.B497]" office:value-type="float" office:value="1537407.872">
            <text:p>1537407,872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3093.376">
            <text:p>3093,376</text:p>
          </table:table-cell>
          <table:table-cell table:formula="of:=[.A498]*[.B498]" office:value-type="float" office:value="1540501.248">
            <text:p>1540501,24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3093.376">
            <text:p>3093,376</text:p>
          </table:table-cell>
          <table:table-cell table:formula="of:=[.A499]*[.B499]" office:value-type="float" office:value="1543594.624">
            <text:p>1543594,62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3093.376">
            <text:p>3093,376</text:p>
          </table:table-cell>
          <table:table-cell table:formula="of:=[.A500]*[.B500]" office:value-type="float" office:value="1546688">
            <text:p>1546688</text:p>
          </table:table-cell>
          <table:table-cell table:number-columns-repeated="2"/>
        </table:table-row>
      </table:table>
      <table:table table:name="2017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6'.E2]*1.04" office:value-type="float" office:value="3217.11104">
            <text:p>3217,1110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3217.11104">
            <text:p>3217,11104</text:p>
          </table:table-cell>
          <table:table-cell table:formula="of:=[.A5]*[.B5]" office:value-type="float" office:value="16085.5552">
            <text:p>16085,555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3217.11104">
            <text:p>3217,11104</text:p>
          </table:table-cell>
          <table:table-cell table:formula="of:=[.A6]*[.B6]" office:value-type="float" office:value="19302.66624">
            <text:p>19302,66624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3217.11104">
            <text:p>3217,11104</text:p>
          </table:table-cell>
          <table:table-cell table:formula="of:=[.A7]*[.B7]" office:value-type="float" office:value="22519.77728">
            <text:p>22519,7772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3217.11104">
            <text:p>3217,11104</text:p>
          </table:table-cell>
          <table:table-cell table:formula="of:=[.A8]*[.B8]" office:value-type="float" office:value="25736.88832">
            <text:p>25736,8883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3217.11104">
            <text:p>3217,11104</text:p>
          </table:table-cell>
          <table:table-cell table:formula="of:=[.A9]*[.B9]" office:value-type="float" office:value="28953.99936">
            <text:p>28953,99936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3217.11104">
            <text:p>3217,11104</text:p>
          </table:table-cell>
          <table:table-cell table:formula="of:=[.A10]*[.B10]" office:value-type="float" office:value="32171.1104">
            <text:p>32171,1104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3217.11104">
            <text:p>3217,11104</text:p>
          </table:table-cell>
          <table:table-cell table:formula="of:=[.A11]*[.B11]" office:value-type="float" office:value="35388.22144">
            <text:p>35388,22144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3217.11104">
            <text:p>3217,11104</text:p>
          </table:table-cell>
          <table:table-cell table:formula="of:=[.A12]*[.B12]" office:value-type="float" office:value="38605.33248">
            <text:p>38605,33248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3217.11104">
            <text:p>3217,11104</text:p>
          </table:table-cell>
          <table:table-cell table:formula="of:=[.A13]*[.B13]" office:value-type="float" office:value="41822.44352">
            <text:p>41822,4435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3217.11104">
            <text:p>3217,11104</text:p>
          </table:table-cell>
          <table:table-cell table:formula="of:=[.A14]*[.B14]" office:value-type="float" office:value="45039.55456">
            <text:p>45039,5545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3217.11104">
            <text:p>3217,11104</text:p>
          </table:table-cell>
          <table:table-cell table:formula="of:=[.A15]*[.B15]" office:value-type="float" office:value="48256.6656">
            <text:p>48256,665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3217.11104">
            <text:p>3217,11104</text:p>
          </table:table-cell>
          <table:table-cell table:formula="of:=[.A16]*[.B16]" office:value-type="float" office:value="51473.77664">
            <text:p>51473,77664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3217.11104">
            <text:p>3217,11104</text:p>
          </table:table-cell>
          <table:table-cell table:formula="of:=[.A17]*[.B17]" office:value-type="float" office:value="54690.88768">
            <text:p>54690,88768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3217.11104">
            <text:p>3217,11104</text:p>
          </table:table-cell>
          <table:table-cell table:formula="of:=[.A18]*[.B18]" office:value-type="float" office:value="57907.99872">
            <text:p>57907,9987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3217.11104">
            <text:p>3217,11104</text:p>
          </table:table-cell>
          <table:table-cell table:formula="of:=[.A19]*[.B19]" office:value-type="float" office:value="61125.10976">
            <text:p>61125,1097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3217.11104">
            <text:p>3217,11104</text:p>
          </table:table-cell>
          <table:table-cell table:formula="of:=[.A20]*[.B20]" office:value-type="float" office:value="64342.2208">
            <text:p>64342,2208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3217.11104">
            <text:p>3217,11104</text:p>
          </table:table-cell>
          <table:table-cell table:formula="of:=[.A21]*[.B21]" office:value-type="float" office:value="67559.33184">
            <text:p>67559,3318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3217.11104">
            <text:p>3217,11104</text:p>
          </table:table-cell>
          <table:table-cell table:formula="of:=[.A22]*[.B22]" office:value-type="float" office:value="70776.44288">
            <text:p>70776,44288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3217.11104">
            <text:p>3217,11104</text:p>
          </table:table-cell>
          <table:table-cell table:formula="of:=[.A23]*[.B23]" office:value-type="float" office:value="73993.55392">
            <text:p>73993,5539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3217.11104">
            <text:p>3217,11104</text:p>
          </table:table-cell>
          <table:table-cell table:formula="of:=[.A24]*[.B24]" office:value-type="float" office:value="77210.66496">
            <text:p>77210,6649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3217.11104">
            <text:p>3217,11104</text:p>
          </table:table-cell>
          <table:table-cell table:formula="of:=[.A25]*[.B25]" office:value-type="float" office:value="80427.776">
            <text:p>80427,776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3217.11104">
            <text:p>3217,11104</text:p>
          </table:table-cell>
          <table:table-cell table:formula="of:=[.A26]*[.B26]" office:value-type="float" office:value="83644.88704">
            <text:p>83644,88704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3217.11104">
            <text:p>3217,11104</text:p>
          </table:table-cell>
          <table:table-cell table:formula="of:=[.A27]*[.B27]" office:value-type="float" office:value="86861.99808">
            <text:p>86861,99808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3217.11104">
            <text:p>3217,11104</text:p>
          </table:table-cell>
          <table:table-cell table:formula="of:=[.A28]*[.B28]" office:value-type="float" office:value="90079.10912">
            <text:p>90079,1091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3217.11104">
            <text:p>3217,11104</text:p>
          </table:table-cell>
          <table:table-cell table:formula="of:=[.A29]*[.B29]" office:value-type="float" office:value="93296.22016">
            <text:p>93296,2201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3217.11104">
            <text:p>3217,11104</text:p>
          </table:table-cell>
          <table:table-cell table:formula="of:=[.A30]*[.B30]" office:value-type="float" office:value="96513.3312">
            <text:p>96513,331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3217.11104">
            <text:p>3217,11104</text:p>
          </table:table-cell>
          <table:table-cell table:formula="of:=[.A31]*[.B31]" office:value-type="float" office:value="99730.44224">
            <text:p>99730,4422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3217.11104">
            <text:p>3217,11104</text:p>
          </table:table-cell>
          <table:table-cell table:formula="of:=[.A32]*[.B32]" office:value-type="float" office:value="102947.55328">
            <text:p>102947,55328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3217.11104">
            <text:p>3217,11104</text:p>
          </table:table-cell>
          <table:table-cell table:formula="of:=[.A33]*[.B33]" office:value-type="float" office:value="106164.66432">
            <text:p>106164,6643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3217.11104">
            <text:p>3217,11104</text:p>
          </table:table-cell>
          <table:table-cell table:formula="of:=[.A34]*[.B34]" office:value-type="float" office:value="109381.77536">
            <text:p>109381,77536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3217.11104">
            <text:p>3217,11104</text:p>
          </table:table-cell>
          <table:table-cell table:formula="of:=[.A35]*[.B35]" office:value-type="float" office:value="112598.8864">
            <text:p>112598,8864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3217.11104">
            <text:p>3217,11104</text:p>
          </table:table-cell>
          <table:table-cell table:formula="of:=[.A36]*[.B36]" office:value-type="float" office:value="115815.99744">
            <text:p>115815,9974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3217.11104">
            <text:p>3217,11104</text:p>
          </table:table-cell>
          <table:table-cell table:formula="of:=[.A37]*[.B37]" office:value-type="float" office:value="119033.10848">
            <text:p>119033,10848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3217.11104">
            <text:p>3217,11104</text:p>
          </table:table-cell>
          <table:table-cell table:formula="of:=[.A38]*[.B38]" office:value-type="float" office:value="122250.21952">
            <text:p>122250,2195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3217.11104">
            <text:p>3217,11104</text:p>
          </table:table-cell>
          <table:table-cell table:formula="of:=[.A39]*[.B39]" office:value-type="float" office:value="125467.33056">
            <text:p>125467,3305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3217.11104">
            <text:p>3217,11104</text:p>
          </table:table-cell>
          <table:table-cell table:formula="of:=[.A40]*[.B40]" office:value-type="float" office:value="128684.4416">
            <text:p>128684,4416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3217.11104">
            <text:p>3217,11104</text:p>
          </table:table-cell>
          <table:table-cell table:formula="of:=[.A41]*[.B41]" office:value-type="float" office:value="131901.55264">
            <text:p>131901,55264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3217.11104">
            <text:p>3217,11104</text:p>
          </table:table-cell>
          <table:table-cell table:formula="of:=[.A42]*[.B42]" office:value-type="float" office:value="135118.66368">
            <text:p>135118,66368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3217.11104">
            <text:p>3217,11104</text:p>
          </table:table-cell>
          <table:table-cell table:formula="of:=[.A43]*[.B43]" office:value-type="float" office:value="138335.77472">
            <text:p>138335,7747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3217.11104">
            <text:p>3217,11104</text:p>
          </table:table-cell>
          <table:table-cell table:formula="of:=[.A44]*[.B44]" office:value-type="float" office:value="141552.88576">
            <text:p>141552,8857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3217.11104">
            <text:p>3217,11104</text:p>
          </table:table-cell>
          <table:table-cell table:formula="of:=[.A45]*[.B45]" office:value-type="float" office:value="144769.9968">
            <text:p>144769,9968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3217.11104">
            <text:p>3217,11104</text:p>
          </table:table-cell>
          <table:table-cell table:formula="of:=[.A46]*[.B46]" office:value-type="float" office:value="147987.10784">
            <text:p>147987,1078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3217.11104">
            <text:p>3217,11104</text:p>
          </table:table-cell>
          <table:table-cell table:formula="of:=[.A47]*[.B47]" office:value-type="float" office:value="151204.21888">
            <text:p>151204,2188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3217.11104">
            <text:p>3217,11104</text:p>
          </table:table-cell>
          <table:table-cell table:formula="of:=[.A48]*[.B48]" office:value-type="float" office:value="154421.32992">
            <text:p>154421,3299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3217.11104">
            <text:p>3217,11104</text:p>
          </table:table-cell>
          <table:table-cell table:formula="of:=[.A49]*[.B49]" office:value-type="float" office:value="157638.44096">
            <text:p>157638,4409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3217.11104">
            <text:p>3217,11104</text:p>
          </table:table-cell>
          <table:table-cell table:formula="of:=[.A50]*[.B50]" office:value-type="float" office:value="160855.552">
            <text:p>160855,55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3217.11104">
            <text:p>3217,11104</text:p>
          </table:table-cell>
          <table:table-cell table:formula="of:=[.A51]*[.B51]" office:value-type="float" office:value="164072.66304">
            <text:p>164072,6630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3217.11104">
            <text:p>3217,11104</text:p>
          </table:table-cell>
          <table:table-cell table:formula="of:=[.A52]*[.B52]" office:value-type="float" office:value="167289.77408">
            <text:p>167289,77408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3217.11104">
            <text:p>3217,11104</text:p>
          </table:table-cell>
          <table:table-cell table:formula="of:=[.A53]*[.B53]" office:value-type="float" office:value="170506.88512">
            <text:p>170506,8851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3217.11104">
            <text:p>3217,11104</text:p>
          </table:table-cell>
          <table:table-cell table:formula="of:=[.A54]*[.B54]" office:value-type="float" office:value="173723.99616">
            <text:p>173723,9961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3217.11104">
            <text:p>3217,11104</text:p>
          </table:table-cell>
          <table:table-cell table:formula="of:=[.A55]*[.B55]" office:value-type="float" office:value="176941.1072">
            <text:p>176941,1072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3217.11104">
            <text:p>3217,11104</text:p>
          </table:table-cell>
          <table:table-cell table:formula="of:=[.A56]*[.B56]" office:value-type="float" office:value="180158.21824">
            <text:p>180158,2182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3217.11104">
            <text:p>3217,11104</text:p>
          </table:table-cell>
          <table:table-cell table:formula="of:=[.A57]*[.B57]" office:value-type="float" office:value="183375.32928">
            <text:p>183375,32928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3217.11104">
            <text:p>3217,11104</text:p>
          </table:table-cell>
          <table:table-cell table:formula="of:=[.A58]*[.B58]" office:value-type="float" office:value="186592.44032">
            <text:p>186592,44032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3217.11104">
            <text:p>3217,11104</text:p>
          </table:table-cell>
          <table:table-cell table:formula="of:=[.A59]*[.B59]" office:value-type="float" office:value="189809.55136">
            <text:p>189809,5513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3217.11104">
            <text:p>3217,11104</text:p>
          </table:table-cell>
          <table:table-cell table:formula="of:=[.A60]*[.B60]" office:value-type="float" office:value="193026.6624">
            <text:p>193026,6624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3217.11104">
            <text:p>3217,11104</text:p>
          </table:table-cell>
          <table:table-cell table:formula="of:=[.A61]*[.B61]" office:value-type="float" office:value="196243.77344">
            <text:p>196243,7734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3217.11104">
            <text:p>3217,11104</text:p>
          </table:table-cell>
          <table:table-cell table:formula="of:=[.A62]*[.B62]" office:value-type="float" office:value="199460.88448">
            <text:p>199460,8844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3217.11104">
            <text:p>3217,11104</text:p>
          </table:table-cell>
          <table:table-cell table:formula="of:=[.A63]*[.B63]" office:value-type="float" office:value="202677.99552">
            <text:p>202677,9955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3217.11104">
            <text:p>3217,11104</text:p>
          </table:table-cell>
          <table:table-cell table:formula="of:=[.A64]*[.B64]" office:value-type="float" office:value="205895.10656">
            <text:p>205895,10656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3217.11104">
            <text:p>3217,11104</text:p>
          </table:table-cell>
          <table:table-cell table:formula="of:=[.A65]*[.B65]" office:value-type="float" office:value="209112.2176">
            <text:p>209112,2176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3217.11104">
            <text:p>3217,11104</text:p>
          </table:table-cell>
          <table:table-cell table:formula="of:=[.A66]*[.B66]" office:value-type="float" office:value="212329.32864">
            <text:p>212329,32864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3217.11104">
            <text:p>3217,11104</text:p>
          </table:table-cell>
          <table:table-cell table:formula="of:=[.A67]*[.B67]" office:value-type="float" office:value="215546.43968">
            <text:p>215546,43968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3217.11104">
            <text:p>3217,11104</text:p>
          </table:table-cell>
          <table:table-cell table:formula="of:=[.A68]*[.B68]" office:value-type="float" office:value="218763.55072">
            <text:p>218763,55072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3217.11104">
            <text:p>3217,11104</text:p>
          </table:table-cell>
          <table:table-cell table:formula="of:=[.A69]*[.B69]" office:value-type="float" office:value="221980.66176">
            <text:p>221980,66176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3217.11104">
            <text:p>3217,11104</text:p>
          </table:table-cell>
          <table:table-cell table:formula="of:=[.A70]*[.B70]" office:value-type="float" office:value="225197.7728">
            <text:p>225197,7728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3217.11104">
            <text:p>3217,11104</text:p>
          </table:table-cell>
          <table:table-cell table:formula="of:=[.A71]*[.B71]" office:value-type="float" office:value="228414.88384">
            <text:p>228414,88384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3217.11104">
            <text:p>3217,11104</text:p>
          </table:table-cell>
          <table:table-cell table:formula="of:=[.A72]*[.B72]" office:value-type="float" office:value="231631.99488">
            <text:p>231631,99488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3217.11104">
            <text:p>3217,11104</text:p>
          </table:table-cell>
          <table:table-cell table:formula="of:=[.A73]*[.B73]" office:value-type="float" office:value="234849.10592">
            <text:p>234849,10592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3217.11104">
            <text:p>3217,11104</text:p>
          </table:table-cell>
          <table:table-cell table:formula="of:=[.A74]*[.B74]" office:value-type="float" office:value="238066.21696">
            <text:p>238066,21696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3217.11104">
            <text:p>3217,11104</text:p>
          </table:table-cell>
          <table:table-cell table:formula="of:=[.A75]*[.B75]" office:value-type="float" office:value="241283.328">
            <text:p>241283,328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3217.11104">
            <text:p>3217,11104</text:p>
          </table:table-cell>
          <table:table-cell table:formula="of:=[.A76]*[.B76]" office:value-type="float" office:value="244500.43904">
            <text:p>244500,43904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3217.11104">
            <text:p>3217,11104</text:p>
          </table:table-cell>
          <table:table-cell table:formula="of:=[.A77]*[.B77]" office:value-type="float" office:value="247717.55008">
            <text:p>247717,5500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3217.11104">
            <text:p>3217,11104</text:p>
          </table:table-cell>
          <table:table-cell table:formula="of:=[.A78]*[.B78]" office:value-type="float" office:value="250934.66112">
            <text:p>250934,66112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3217.11104">
            <text:p>3217,11104</text:p>
          </table:table-cell>
          <table:table-cell table:formula="of:=[.A79]*[.B79]" office:value-type="float" office:value="254151.77216">
            <text:p>254151,77216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3217.11104">
            <text:p>3217,11104</text:p>
          </table:table-cell>
          <table:table-cell table:formula="of:=[.A80]*[.B80]" office:value-type="float" office:value="257368.8832">
            <text:p>257368,8832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3217.11104">
            <text:p>3217,11104</text:p>
          </table:table-cell>
          <table:table-cell table:formula="of:=[.A81]*[.B81]" office:value-type="float" office:value="260585.99424">
            <text:p>260585,99424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3217.11104">
            <text:p>3217,11104</text:p>
          </table:table-cell>
          <table:table-cell table:formula="of:=[.A82]*[.B82]" office:value-type="float" office:value="263803.10528">
            <text:p>263803,10528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3217.11104">
            <text:p>3217,11104</text:p>
          </table:table-cell>
          <table:table-cell table:formula="of:=[.A83]*[.B83]" office:value-type="float" office:value="267020.21632">
            <text:p>267020,2163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3217.11104">
            <text:p>3217,11104</text:p>
          </table:table-cell>
          <table:table-cell table:formula="of:=[.A84]*[.B84]" office:value-type="float" office:value="270237.32736">
            <text:p>270237,32736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3217.11104">
            <text:p>3217,11104</text:p>
          </table:table-cell>
          <table:table-cell table:formula="of:=[.A85]*[.B85]" office:value-type="float" office:value="273454.4384">
            <text:p>273454,438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3217.11104">
            <text:p>3217,11104</text:p>
          </table:table-cell>
          <table:table-cell table:formula="of:=[.A86]*[.B86]" office:value-type="float" office:value="276671.54944">
            <text:p>276671,54944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3217.11104">
            <text:p>3217,11104</text:p>
          </table:table-cell>
          <table:table-cell table:formula="of:=[.A87]*[.B87]" office:value-type="float" office:value="279888.66048">
            <text:p>279888,66048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3217.11104">
            <text:p>3217,11104</text:p>
          </table:table-cell>
          <table:table-cell table:formula="of:=[.A88]*[.B88]" office:value-type="float" office:value="283105.77152">
            <text:p>283105,7715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3217.11104">
            <text:p>3217,11104</text:p>
          </table:table-cell>
          <table:table-cell table:formula="of:=[.A89]*[.B89]" office:value-type="float" office:value="286322.88256">
            <text:p>286322,88256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3217.11104">
            <text:p>3217,11104</text:p>
          </table:table-cell>
          <table:table-cell table:formula="of:=[.A90]*[.B90]" office:value-type="float" office:value="289539.9936">
            <text:p>289539,993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3217.11104">
            <text:p>3217,11104</text:p>
          </table:table-cell>
          <table:table-cell table:formula="of:=[.A91]*[.B91]" office:value-type="float" office:value="292757.10464">
            <text:p>292757,1046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3217.11104">
            <text:p>3217,11104</text:p>
          </table:table-cell>
          <table:table-cell table:formula="of:=[.A92]*[.B92]" office:value-type="float" office:value="295974.21568">
            <text:p>295974,21568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3217.11104">
            <text:p>3217,11104</text:p>
          </table:table-cell>
          <table:table-cell table:formula="of:=[.A93]*[.B93]" office:value-type="float" office:value="299191.32672">
            <text:p>299191,3267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3217.11104">
            <text:p>3217,11104</text:p>
          </table:table-cell>
          <table:table-cell table:formula="of:=[.A94]*[.B94]" office:value-type="float" office:value="302408.43776">
            <text:p>302408,43776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3217.11104">
            <text:p>3217,11104</text:p>
          </table:table-cell>
          <table:table-cell table:formula="of:=[.A95]*[.B95]" office:value-type="float" office:value="305625.5488">
            <text:p>305625,5488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3217.11104">
            <text:p>3217,11104</text:p>
          </table:table-cell>
          <table:table-cell table:formula="of:=[.A96]*[.B96]" office:value-type="float" office:value="308842.65984">
            <text:p>308842,65984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3217.11104">
            <text:p>3217,11104</text:p>
          </table:table-cell>
          <table:table-cell table:formula="of:=[.A97]*[.B97]" office:value-type="float" office:value="312059.77088">
            <text:p>312059,77088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3217.11104">
            <text:p>3217,11104</text:p>
          </table:table-cell>
          <table:table-cell table:formula="of:=[.A98]*[.B98]" office:value-type="float" office:value="315276.88192">
            <text:p>315276,8819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3217.11104">
            <text:p>3217,11104</text:p>
          </table:table-cell>
          <table:table-cell table:formula="of:=[.A99]*[.B99]" office:value-type="float" office:value="318493.99296">
            <text:p>318493,9929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3217.11104">
            <text:p>3217,11104</text:p>
          </table:table-cell>
          <table:table-cell table:formula="of:=[.A100]*[.B100]" office:value-type="float" office:value="321711.104">
            <text:p>321711,104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3217.11104">
            <text:p>3217,11104</text:p>
          </table:table-cell>
          <table:table-cell table:formula="of:=[.A101]*[.B101]" office:value-type="float" office:value="324928.21504">
            <text:p>324928,2150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3217.11104">
            <text:p>3217,11104</text:p>
          </table:table-cell>
          <table:table-cell table:formula="of:=[.A102]*[.B102]" office:value-type="float" office:value="328145.32608">
            <text:p>328145,32608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3217.11104">
            <text:p>3217,11104</text:p>
          </table:table-cell>
          <table:table-cell table:formula="of:=[.A103]*[.B103]" office:value-type="float" office:value="331362.43712">
            <text:p>331362,4371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3217.11104">
            <text:p>3217,11104</text:p>
          </table:table-cell>
          <table:table-cell table:formula="of:=[.A104]*[.B104]" office:value-type="float" office:value="334579.54816">
            <text:p>334579,54816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3217.11104">
            <text:p>3217,11104</text:p>
          </table:table-cell>
          <table:table-cell table:formula="of:=[.A105]*[.B105]" office:value-type="float" office:value="337796.6592">
            <text:p>337796,6592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3217.11104">
            <text:p>3217,11104</text:p>
          </table:table-cell>
          <table:table-cell table:formula="of:=[.A106]*[.B106]" office:value-type="float" office:value="341013.77024">
            <text:p>341013,77024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3217.11104">
            <text:p>3217,11104</text:p>
          </table:table-cell>
          <table:table-cell table:formula="of:=[.A107]*[.B107]" office:value-type="float" office:value="344230.88128">
            <text:p>344230,88128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3217.11104">
            <text:p>3217,11104</text:p>
          </table:table-cell>
          <table:table-cell table:formula="of:=[.A108]*[.B108]" office:value-type="float" office:value="347447.99232">
            <text:p>347447,9923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3217.11104">
            <text:p>3217,11104</text:p>
          </table:table-cell>
          <table:table-cell table:formula="of:=[.A109]*[.B109]" office:value-type="float" office:value="350665.10336">
            <text:p>350665,1033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3217.11104">
            <text:p>3217,11104</text:p>
          </table:table-cell>
          <table:table-cell table:formula="of:=[.A110]*[.B110]" office:value-type="float" office:value="353882.2144">
            <text:p>353882,2144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3217.11104">
            <text:p>3217,11104</text:p>
          </table:table-cell>
          <table:table-cell table:formula="of:=[.A111]*[.B111]" office:value-type="float" office:value="357099.32544">
            <text:p>357099,32544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3217.11104">
            <text:p>3217,11104</text:p>
          </table:table-cell>
          <table:table-cell table:formula="of:=[.A112]*[.B112]" office:value-type="float" office:value="360316.43648">
            <text:p>360316,43648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3217.11104">
            <text:p>3217,11104</text:p>
          </table:table-cell>
          <table:table-cell table:formula="of:=[.A113]*[.B113]" office:value-type="float" office:value="363533.54752">
            <text:p>363533,54752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3217.11104">
            <text:p>3217,11104</text:p>
          </table:table-cell>
          <table:table-cell table:formula="of:=[.A114]*[.B114]" office:value-type="float" office:value="366750.65856">
            <text:p>366750,6585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3217.11104">
            <text:p>3217,11104</text:p>
          </table:table-cell>
          <table:table-cell table:formula="of:=[.A115]*[.B115]" office:value-type="float" office:value="369967.7696">
            <text:p>369967,7696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3217.11104">
            <text:p>3217,11104</text:p>
          </table:table-cell>
          <table:table-cell table:formula="of:=[.A116]*[.B116]" office:value-type="float" office:value="373184.88064">
            <text:p>373184,88064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3217.11104">
            <text:p>3217,11104</text:p>
          </table:table-cell>
          <table:table-cell table:formula="of:=[.A117]*[.B117]" office:value-type="float" office:value="376401.99168">
            <text:p>376401,99168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3217.11104">
            <text:p>3217,11104</text:p>
          </table:table-cell>
          <table:table-cell table:formula="of:=[.A118]*[.B118]" office:value-type="float" office:value="379619.10272">
            <text:p>379619,1027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3217.11104">
            <text:p>3217,11104</text:p>
          </table:table-cell>
          <table:table-cell table:formula="of:=[.A119]*[.B119]" office:value-type="float" office:value="382836.21376">
            <text:p>382836,21376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3217.11104">
            <text:p>3217,11104</text:p>
          </table:table-cell>
          <table:table-cell table:formula="of:=[.A120]*[.B120]" office:value-type="float" office:value="386053.3248">
            <text:p>386053,3248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3217.11104">
            <text:p>3217,11104</text:p>
          </table:table-cell>
          <table:table-cell table:formula="of:=[.A121]*[.B121]" office:value-type="float" office:value="389270.43584">
            <text:p>389270,43584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3217.11104">
            <text:p>3217,11104</text:p>
          </table:table-cell>
          <table:table-cell table:formula="of:=[.A122]*[.B122]" office:value-type="float" office:value="392487.54688">
            <text:p>392487,54688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3217.11104">
            <text:p>3217,11104</text:p>
          </table:table-cell>
          <table:table-cell table:formula="of:=[.A123]*[.B123]" office:value-type="float" office:value="395704.65792">
            <text:p>395704,6579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3217.11104">
            <text:p>3217,11104</text:p>
          </table:table-cell>
          <table:table-cell table:formula="of:=[.A124]*[.B124]" office:value-type="float" office:value="398921.76896">
            <text:p>398921,7689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3217.11104">
            <text:p>3217,11104</text:p>
          </table:table-cell>
          <table:table-cell table:formula="of:=[.A125]*[.B125]" office:value-type="float" office:value="402138.88">
            <text:p>402138,88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3217.11104">
            <text:p>3217,11104</text:p>
          </table:table-cell>
          <table:table-cell table:formula="of:=[.A126]*[.B126]" office:value-type="float" office:value="405355.99104">
            <text:p>405355,99104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3217.11104">
            <text:p>3217,11104</text:p>
          </table:table-cell>
          <table:table-cell table:formula="of:=[.A127]*[.B127]" office:value-type="float" office:value="408573.10208">
            <text:p>408573,10208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3217.11104">
            <text:p>3217,11104</text:p>
          </table:table-cell>
          <table:table-cell table:formula="of:=[.A128]*[.B128]" office:value-type="float" office:value="411790.21312">
            <text:p>411790,2131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3217.11104">
            <text:p>3217,11104</text:p>
          </table:table-cell>
          <table:table-cell table:formula="of:=[.A129]*[.B129]" office:value-type="float" office:value="415007.32416">
            <text:p>415007,32416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3217.11104">
            <text:p>3217,11104</text:p>
          </table:table-cell>
          <table:table-cell table:formula="of:=[.A130]*[.B130]" office:value-type="float" office:value="418224.4352">
            <text:p>418224,435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3217.11104">
            <text:p>3217,11104</text:p>
          </table:table-cell>
          <table:table-cell table:formula="of:=[.A131]*[.B131]" office:value-type="float" office:value="421441.54624">
            <text:p>421441,54624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3217.11104">
            <text:p>3217,11104</text:p>
          </table:table-cell>
          <table:table-cell table:formula="of:=[.A132]*[.B132]" office:value-type="float" office:value="424658.65728">
            <text:p>424658,65728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3217.11104">
            <text:p>3217,11104</text:p>
          </table:table-cell>
          <table:table-cell table:formula="of:=[.A133]*[.B133]" office:value-type="float" office:value="427875.76832">
            <text:p>427875,7683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3217.11104">
            <text:p>3217,11104</text:p>
          </table:table-cell>
          <table:table-cell table:formula="of:=[.A134]*[.B134]" office:value-type="float" office:value="431092.87936">
            <text:p>431092,87936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3217.11104">
            <text:p>3217,11104</text:p>
          </table:table-cell>
          <table:table-cell table:formula="of:=[.A135]*[.B135]" office:value-type="float" office:value="434309.9904">
            <text:p>434309,9904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3217.11104">
            <text:p>3217,11104</text:p>
          </table:table-cell>
          <table:table-cell table:formula="of:=[.A136]*[.B136]" office:value-type="float" office:value="437527.10144">
            <text:p>437527,10144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3217.11104">
            <text:p>3217,11104</text:p>
          </table:table-cell>
          <table:table-cell table:formula="of:=[.A137]*[.B137]" office:value-type="float" office:value="440744.21248">
            <text:p>440744,2124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3217.11104">
            <text:p>3217,11104</text:p>
          </table:table-cell>
          <table:table-cell table:formula="of:=[.A138]*[.B138]" office:value-type="float" office:value="443961.32352">
            <text:p>443961,32352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3217.11104">
            <text:p>3217,11104</text:p>
          </table:table-cell>
          <table:table-cell table:formula="of:=[.A139]*[.B139]" office:value-type="float" office:value="447178.43456">
            <text:p>447178,43456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3217.11104">
            <text:p>3217,11104</text:p>
          </table:table-cell>
          <table:table-cell table:formula="of:=[.A140]*[.B140]" office:value-type="float" office:value="450395.5456">
            <text:p>450395,545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3217.11104">
            <text:p>3217,11104</text:p>
          </table:table-cell>
          <table:table-cell table:formula="of:=[.A141]*[.B141]" office:value-type="float" office:value="453612.65664">
            <text:p>453612,6566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3217.11104">
            <text:p>3217,11104</text:p>
          </table:table-cell>
          <table:table-cell table:formula="of:=[.A142]*[.B142]" office:value-type="float" office:value="456829.76768">
            <text:p>456829,76768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3217.11104">
            <text:p>3217,11104</text:p>
          </table:table-cell>
          <table:table-cell table:formula="of:=[.A143]*[.B143]" office:value-type="float" office:value="460046.87872">
            <text:p>460046,87872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3217.11104">
            <text:p>3217,11104</text:p>
          </table:table-cell>
          <table:table-cell table:formula="of:=[.A144]*[.B144]" office:value-type="float" office:value="463263.98976">
            <text:p>463263,98976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3217.11104">
            <text:p>3217,11104</text:p>
          </table:table-cell>
          <table:table-cell table:formula="of:=[.A145]*[.B145]" office:value-type="float" office:value="466481.1008">
            <text:p>466481,1008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3217.11104">
            <text:p>3217,11104</text:p>
          </table:table-cell>
          <table:table-cell table:formula="of:=[.A146]*[.B146]" office:value-type="float" office:value="469698.21184">
            <text:p>469698,2118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3217.11104">
            <text:p>3217,11104</text:p>
          </table:table-cell>
          <table:table-cell table:formula="of:=[.A147]*[.B147]" office:value-type="float" office:value="472915.32288">
            <text:p>472915,32288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3217.11104">
            <text:p>3217,11104</text:p>
          </table:table-cell>
          <table:table-cell table:formula="of:=[.A148]*[.B148]" office:value-type="float" office:value="476132.43392">
            <text:p>476132,43392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3217.11104">
            <text:p>3217,11104</text:p>
          </table:table-cell>
          <table:table-cell table:formula="of:=[.A149]*[.B149]" office:value-type="float" office:value="479349.54496">
            <text:p>479349,5449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3217.11104">
            <text:p>3217,11104</text:p>
          </table:table-cell>
          <table:table-cell table:formula="of:=[.A150]*[.B150]" office:value-type="float" office:value="482566.656">
            <text:p>482566,656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3217.11104">
            <text:p>3217,11104</text:p>
          </table:table-cell>
          <table:table-cell table:formula="of:=[.A151]*[.B151]" office:value-type="float" office:value="485783.76704">
            <text:p>485783,7670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3217.11104">
            <text:p>3217,11104</text:p>
          </table:table-cell>
          <table:table-cell table:formula="of:=[.A152]*[.B152]" office:value-type="float" office:value="489000.87808">
            <text:p>489000,87808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3217.11104">
            <text:p>3217,11104</text:p>
          </table:table-cell>
          <table:table-cell table:formula="of:=[.A153]*[.B153]" office:value-type="float" office:value="492217.98912">
            <text:p>492217,98912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3217.11104">
            <text:p>3217,11104</text:p>
          </table:table-cell>
          <table:table-cell table:formula="of:=[.A154]*[.B154]" office:value-type="float" office:value="495435.10016">
            <text:p>495435,1001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3217.11104">
            <text:p>3217,11104</text:p>
          </table:table-cell>
          <table:table-cell table:formula="of:=[.A155]*[.B155]" office:value-type="float" office:value="498652.2112">
            <text:p>498652,2112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3217.11104">
            <text:p>3217,11104</text:p>
          </table:table-cell>
          <table:table-cell table:formula="of:=[.A156]*[.B156]" office:value-type="float" office:value="501869.32224">
            <text:p>501869,3222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3217.11104">
            <text:p>3217,11104</text:p>
          </table:table-cell>
          <table:table-cell table:formula="of:=[.A157]*[.B157]" office:value-type="float" office:value="505086.43328">
            <text:p>505086,43328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3217.11104">
            <text:p>3217,11104</text:p>
          </table:table-cell>
          <table:table-cell table:formula="of:=[.A158]*[.B158]" office:value-type="float" office:value="508303.54432">
            <text:p>508303,54432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3217.11104">
            <text:p>3217,11104</text:p>
          </table:table-cell>
          <table:table-cell table:formula="of:=[.A159]*[.B159]" office:value-type="float" office:value="511520.65536">
            <text:p>511520,6553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3217.11104">
            <text:p>3217,11104</text:p>
          </table:table-cell>
          <table:table-cell table:formula="of:=[.A160]*[.B160]" office:value-type="float" office:value="514737.7664">
            <text:p>514737,7664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3217.11104">
            <text:p>3217,11104</text:p>
          </table:table-cell>
          <table:table-cell table:formula="of:=[.A161]*[.B161]" office:value-type="float" office:value="517954.87744">
            <text:p>517954,87744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3217.11104">
            <text:p>3217,11104</text:p>
          </table:table-cell>
          <table:table-cell table:formula="of:=[.A162]*[.B162]" office:value-type="float" office:value="521171.98848">
            <text:p>521171,98848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3217.11104">
            <text:p>3217,11104</text:p>
          </table:table-cell>
          <table:table-cell table:formula="of:=[.A163]*[.B163]" office:value-type="float" office:value="524389.09952">
            <text:p>524389,09952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3217.11104">
            <text:p>3217,11104</text:p>
          </table:table-cell>
          <table:table-cell table:formula="of:=[.A164]*[.B164]" office:value-type="float" office:value="527606.21056">
            <text:p>527606,21056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3217.11104">
            <text:p>3217,11104</text:p>
          </table:table-cell>
          <table:table-cell table:formula="of:=[.A165]*[.B165]" office:value-type="float" office:value="530823.3216">
            <text:p>530823,3216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3217.11104">
            <text:p>3217,11104</text:p>
          </table:table-cell>
          <table:table-cell table:formula="of:=[.A166]*[.B166]" office:value-type="float" office:value="534040.43264">
            <text:p>534040,43264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3217.11104">
            <text:p>3217,11104</text:p>
          </table:table-cell>
          <table:table-cell table:formula="of:=[.A167]*[.B167]" office:value-type="float" office:value="537257.54368">
            <text:p>537257,54368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3217.11104">
            <text:p>3217,11104</text:p>
          </table:table-cell>
          <table:table-cell table:formula="of:=[.A168]*[.B168]" office:value-type="float" office:value="540474.65472">
            <text:p>540474,65472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3217.11104">
            <text:p>3217,11104</text:p>
          </table:table-cell>
          <table:table-cell table:formula="of:=[.A169]*[.B169]" office:value-type="float" office:value="543691.76576">
            <text:p>543691,76576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3217.11104">
            <text:p>3217,11104</text:p>
          </table:table-cell>
          <table:table-cell table:formula="of:=[.A170]*[.B170]" office:value-type="float" office:value="546908.8768">
            <text:p>546908,8768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3217.11104">
            <text:p>3217,11104</text:p>
          </table:table-cell>
          <table:table-cell table:formula="of:=[.A171]*[.B171]" office:value-type="float" office:value="550125.98784">
            <text:p>550125,98784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3217.11104">
            <text:p>3217,11104</text:p>
          </table:table-cell>
          <table:table-cell table:formula="of:=[.A172]*[.B172]" office:value-type="float" office:value="553343.09888">
            <text:p>553343,09888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3217.11104">
            <text:p>3217,11104</text:p>
          </table:table-cell>
          <table:table-cell table:formula="of:=[.A173]*[.B173]" office:value-type="float" office:value="556560.20992">
            <text:p>556560,20992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3217.11104">
            <text:p>3217,11104</text:p>
          </table:table-cell>
          <table:table-cell table:formula="of:=[.A174]*[.B174]" office:value-type="float" office:value="559777.32096">
            <text:p>559777,32096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3217.11104">
            <text:p>3217,11104</text:p>
          </table:table-cell>
          <table:table-cell table:formula="of:=[.A175]*[.B175]" office:value-type="float" office:value="562994.432">
            <text:p>562994,432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3217.11104">
            <text:p>3217,11104</text:p>
          </table:table-cell>
          <table:table-cell table:formula="of:=[.A176]*[.B176]" office:value-type="float" office:value="566211.54304">
            <text:p>566211,54304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3217.11104">
            <text:p>3217,11104</text:p>
          </table:table-cell>
          <table:table-cell table:formula="of:=[.A177]*[.B177]" office:value-type="float" office:value="569428.65408">
            <text:p>569428,65408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3217.11104">
            <text:p>3217,11104</text:p>
          </table:table-cell>
          <table:table-cell table:formula="of:=[.A178]*[.B178]" office:value-type="float" office:value="572645.76512">
            <text:p>572645,76512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3217.11104">
            <text:p>3217,11104</text:p>
          </table:table-cell>
          <table:table-cell table:formula="of:=[.A179]*[.B179]" office:value-type="float" office:value="575862.87616">
            <text:p>575862,87616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3217.11104">
            <text:p>3217,11104</text:p>
          </table:table-cell>
          <table:table-cell table:formula="of:=[.A180]*[.B180]" office:value-type="float" office:value="579079.9872">
            <text:p>579079,9872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3217.11104">
            <text:p>3217,11104</text:p>
          </table:table-cell>
          <table:table-cell table:formula="of:=[.A181]*[.B181]" office:value-type="float" office:value="582297.09824">
            <text:p>582297,09824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3217.11104">
            <text:p>3217,11104</text:p>
          </table:table-cell>
          <table:table-cell table:formula="of:=[.A182]*[.B182]" office:value-type="float" office:value="585514.20928">
            <text:p>585514,20928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3217.11104">
            <text:p>3217,11104</text:p>
          </table:table-cell>
          <table:table-cell table:formula="of:=[.A183]*[.B183]" office:value-type="float" office:value="588731.32032">
            <text:p>588731,32032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3217.11104">
            <text:p>3217,11104</text:p>
          </table:table-cell>
          <table:table-cell table:formula="of:=[.A184]*[.B184]" office:value-type="float" office:value="591948.43136">
            <text:p>591948,43136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3217.11104">
            <text:p>3217,11104</text:p>
          </table:table-cell>
          <table:table-cell table:formula="of:=[.A185]*[.B185]" office:value-type="float" office:value="595165.5424">
            <text:p>595165,542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3217.11104">
            <text:p>3217,11104</text:p>
          </table:table-cell>
          <table:table-cell table:formula="of:=[.A186]*[.B186]" office:value-type="float" office:value="598382.65344">
            <text:p>598382,65344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3217.11104">
            <text:p>3217,11104</text:p>
          </table:table-cell>
          <table:table-cell table:formula="of:=[.A187]*[.B187]" office:value-type="float" office:value="601599.76448">
            <text:p>601599,76448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3217.11104">
            <text:p>3217,11104</text:p>
          </table:table-cell>
          <table:table-cell table:formula="of:=[.A188]*[.B188]" office:value-type="float" office:value="604816.87552">
            <text:p>604816,8755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3217.11104">
            <text:p>3217,11104</text:p>
          </table:table-cell>
          <table:table-cell table:formula="of:=[.A189]*[.B189]" office:value-type="float" office:value="608033.98656">
            <text:p>608033,98656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3217.11104">
            <text:p>3217,11104</text:p>
          </table:table-cell>
          <table:table-cell table:formula="of:=[.A190]*[.B190]" office:value-type="float" office:value="611251.0976">
            <text:p>611251,0976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3217.11104">
            <text:p>3217,11104</text:p>
          </table:table-cell>
          <table:table-cell table:formula="of:=[.A191]*[.B191]" office:value-type="float" office:value="614468.20864">
            <text:p>614468,20864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3217.11104">
            <text:p>3217,11104</text:p>
          </table:table-cell>
          <table:table-cell table:formula="of:=[.A192]*[.B192]" office:value-type="float" office:value="617685.31968">
            <text:p>617685,31968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3217.11104">
            <text:p>3217,11104</text:p>
          </table:table-cell>
          <table:table-cell table:formula="of:=[.A193]*[.B193]" office:value-type="float" office:value="620902.43072">
            <text:p>620902,43072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3217.11104">
            <text:p>3217,11104</text:p>
          </table:table-cell>
          <table:table-cell table:formula="of:=[.A194]*[.B194]" office:value-type="float" office:value="624119.54176">
            <text:p>624119,54176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3217.11104">
            <text:p>3217,11104</text:p>
          </table:table-cell>
          <table:table-cell table:formula="of:=[.A195]*[.B195]" office:value-type="float" office:value="627336.6528">
            <text:p>627336,6528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3217.11104">
            <text:p>3217,11104</text:p>
          </table:table-cell>
          <table:table-cell table:formula="of:=[.A196]*[.B196]" office:value-type="float" office:value="630553.76384">
            <text:p>630553,76384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3217.11104">
            <text:p>3217,11104</text:p>
          </table:table-cell>
          <table:table-cell table:formula="of:=[.A197]*[.B197]" office:value-type="float" office:value="633770.87488">
            <text:p>633770,87488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3217.11104">
            <text:p>3217,11104</text:p>
          </table:table-cell>
          <table:table-cell table:formula="of:=[.A198]*[.B198]" office:value-type="float" office:value="636987.98592">
            <text:p>636987,98592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3217.11104">
            <text:p>3217,11104</text:p>
          </table:table-cell>
          <table:table-cell table:formula="of:=[.A199]*[.B199]" office:value-type="float" office:value="640205.09696">
            <text:p>640205,09696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3217.11104">
            <text:p>3217,11104</text:p>
          </table:table-cell>
          <table:table-cell table:formula="of:=[.A200]*[.B200]" office:value-type="float" office:value="643422.208">
            <text:p>643422,208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3217.11104">
            <text:p>3217,11104</text:p>
          </table:table-cell>
          <table:table-cell table:formula="of:=[.A201]*[.B201]" office:value-type="float" office:value="646639.31904">
            <text:p>646639,31904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3217.11104">
            <text:p>3217,11104</text:p>
          </table:table-cell>
          <table:table-cell table:formula="of:=[.A202]*[.B202]" office:value-type="float" office:value="649856.43008">
            <text:p>649856,43008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3217.11104">
            <text:p>3217,11104</text:p>
          </table:table-cell>
          <table:table-cell table:formula="of:=[.A203]*[.B203]" office:value-type="float" office:value="653073.54112">
            <text:p>653073,5411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3217.11104">
            <text:p>3217,11104</text:p>
          </table:table-cell>
          <table:table-cell table:formula="of:=[.A204]*[.B204]" office:value-type="float" office:value="656290.65216">
            <text:p>656290,65216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3217.11104">
            <text:p>3217,11104</text:p>
          </table:table-cell>
          <table:table-cell table:formula="of:=[.A205]*[.B205]" office:value-type="float" office:value="659507.7632">
            <text:p>659507,7632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3217.11104">
            <text:p>3217,11104</text:p>
          </table:table-cell>
          <table:table-cell table:formula="of:=[.A206]*[.B206]" office:value-type="float" office:value="662724.87424">
            <text:p>662724,8742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3217.11104">
            <text:p>3217,11104</text:p>
          </table:table-cell>
          <table:table-cell table:formula="of:=[.A207]*[.B207]" office:value-type="float" office:value="665941.98528">
            <text:p>665941,98528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3217.11104">
            <text:p>3217,11104</text:p>
          </table:table-cell>
          <table:table-cell table:formula="of:=[.A208]*[.B208]" office:value-type="float" office:value="669159.09632">
            <text:p>669159,09632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3217.11104">
            <text:p>3217,11104</text:p>
          </table:table-cell>
          <table:table-cell table:formula="of:=[.A209]*[.B209]" office:value-type="float" office:value="672376.20736">
            <text:p>672376,20736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3217.11104">
            <text:p>3217,11104</text:p>
          </table:table-cell>
          <table:table-cell table:formula="of:=[.A210]*[.B210]" office:value-type="float" office:value="675593.3184">
            <text:p>675593,3184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3217.11104">
            <text:p>3217,11104</text:p>
          </table:table-cell>
          <table:table-cell table:formula="of:=[.A211]*[.B211]" office:value-type="float" office:value="678810.42944">
            <text:p>678810,42944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3217.11104">
            <text:p>3217,11104</text:p>
          </table:table-cell>
          <table:table-cell table:formula="of:=[.A212]*[.B212]" office:value-type="float" office:value="682027.54048">
            <text:p>682027,54048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3217.11104">
            <text:p>3217,11104</text:p>
          </table:table-cell>
          <table:table-cell table:formula="of:=[.A213]*[.B213]" office:value-type="float" office:value="685244.65152">
            <text:p>685244,65152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3217.11104">
            <text:p>3217,11104</text:p>
          </table:table-cell>
          <table:table-cell table:formula="of:=[.A214]*[.B214]" office:value-type="float" office:value="688461.76256">
            <text:p>688461,76256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3217.11104">
            <text:p>3217,11104</text:p>
          </table:table-cell>
          <table:table-cell table:formula="of:=[.A215]*[.B215]" office:value-type="float" office:value="691678.8736">
            <text:p>691678,873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3217.11104">
            <text:p>3217,11104</text:p>
          </table:table-cell>
          <table:table-cell table:formula="of:=[.A216]*[.B216]" office:value-type="float" office:value="694895.98464">
            <text:p>694895,98464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3217.11104">
            <text:p>3217,11104</text:p>
          </table:table-cell>
          <table:table-cell table:formula="of:=[.A217]*[.B217]" office:value-type="float" office:value="698113.09568">
            <text:p>698113,09568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3217.11104">
            <text:p>3217,11104</text:p>
          </table:table-cell>
          <table:table-cell table:formula="of:=[.A218]*[.B218]" office:value-type="float" office:value="701330.20672">
            <text:p>701330,20672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3217.11104">
            <text:p>3217,11104</text:p>
          </table:table-cell>
          <table:table-cell table:formula="of:=[.A219]*[.B219]" office:value-type="float" office:value="704547.31776">
            <text:p>704547,31776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3217.11104">
            <text:p>3217,11104</text:p>
          </table:table-cell>
          <table:table-cell table:formula="of:=[.A220]*[.B220]" office:value-type="float" office:value="707764.4288">
            <text:p>707764,4288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3217.11104">
            <text:p>3217,11104</text:p>
          </table:table-cell>
          <table:table-cell table:formula="of:=[.A221]*[.B221]" office:value-type="float" office:value="710981.53984">
            <text:p>710981,53984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3217.11104">
            <text:p>3217,11104</text:p>
          </table:table-cell>
          <table:table-cell table:formula="of:=[.A222]*[.B222]" office:value-type="float" office:value="714198.65088">
            <text:p>714198,65088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3217.11104">
            <text:p>3217,11104</text:p>
          </table:table-cell>
          <table:table-cell table:formula="of:=[.A223]*[.B223]" office:value-type="float" office:value="717415.76192">
            <text:p>717415,76192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3217.11104">
            <text:p>3217,11104</text:p>
          </table:table-cell>
          <table:table-cell table:formula="of:=[.A224]*[.B224]" office:value-type="float" office:value="720632.87296">
            <text:p>720632,87296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3217.11104">
            <text:p>3217,11104</text:p>
          </table:table-cell>
          <table:table-cell table:formula="of:=[.A225]*[.B225]" office:value-type="float" office:value="723849.984">
            <text:p>723849,984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3217.11104">
            <text:p>3217,11104</text:p>
          </table:table-cell>
          <table:table-cell table:formula="of:=[.A226]*[.B226]" office:value-type="float" office:value="727067.09504">
            <text:p>727067,09504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3217.11104">
            <text:p>3217,11104</text:p>
          </table:table-cell>
          <table:table-cell table:formula="of:=[.A227]*[.B227]" office:value-type="float" office:value="730284.20608">
            <text:p>730284,20608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3217.11104">
            <text:p>3217,11104</text:p>
          </table:table-cell>
          <table:table-cell table:formula="of:=[.A228]*[.B228]" office:value-type="float" office:value="733501.31712">
            <text:p>733501,31712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3217.11104">
            <text:p>3217,11104</text:p>
          </table:table-cell>
          <table:table-cell table:formula="of:=[.A229]*[.B229]" office:value-type="float" office:value="736718.42816">
            <text:p>736718,42816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3217.11104">
            <text:p>3217,11104</text:p>
          </table:table-cell>
          <table:table-cell table:formula="of:=[.A230]*[.B230]" office:value-type="float" office:value="739935.5392">
            <text:p>739935,5392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3217.11104">
            <text:p>3217,11104</text:p>
          </table:table-cell>
          <table:table-cell table:formula="of:=[.A231]*[.B231]" office:value-type="float" office:value="743152.65024">
            <text:p>743152,65024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3217.11104">
            <text:p>3217,11104</text:p>
          </table:table-cell>
          <table:table-cell table:formula="of:=[.A232]*[.B232]" office:value-type="float" office:value="746369.76128">
            <text:p>746369,76128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3217.11104">
            <text:p>3217,11104</text:p>
          </table:table-cell>
          <table:table-cell table:formula="of:=[.A233]*[.B233]" office:value-type="float" office:value="749586.87232">
            <text:p>749586,87232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3217.11104">
            <text:p>3217,11104</text:p>
          </table:table-cell>
          <table:table-cell table:formula="of:=[.A234]*[.B234]" office:value-type="float" office:value="752803.98336">
            <text:p>752803,98336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3217.11104">
            <text:p>3217,11104</text:p>
          </table:table-cell>
          <table:table-cell table:formula="of:=[.A235]*[.B235]" office:value-type="float" office:value="756021.0944">
            <text:p>756021,0944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3217.11104">
            <text:p>3217,11104</text:p>
          </table:table-cell>
          <table:table-cell table:formula="of:=[.A236]*[.B236]" office:value-type="float" office:value="759238.20544">
            <text:p>759238,20544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3217.11104">
            <text:p>3217,11104</text:p>
          </table:table-cell>
          <table:table-cell table:formula="of:=[.A237]*[.B237]" office:value-type="float" office:value="762455.31648">
            <text:p>762455,31648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3217.11104">
            <text:p>3217,11104</text:p>
          </table:table-cell>
          <table:table-cell table:formula="of:=[.A238]*[.B238]" office:value-type="float" office:value="765672.42752">
            <text:p>765672,42752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3217.11104">
            <text:p>3217,11104</text:p>
          </table:table-cell>
          <table:table-cell table:formula="of:=[.A239]*[.B239]" office:value-type="float" office:value="768889.53856">
            <text:p>768889,53856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3217.11104">
            <text:p>3217,11104</text:p>
          </table:table-cell>
          <table:table-cell table:formula="of:=[.A240]*[.B240]" office:value-type="float" office:value="772106.6496">
            <text:p>772106,6496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3217.11104">
            <text:p>3217,11104</text:p>
          </table:table-cell>
          <table:table-cell table:formula="of:=[.A241]*[.B241]" office:value-type="float" office:value="775323.76064">
            <text:p>775323,76064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3217.11104">
            <text:p>3217,11104</text:p>
          </table:table-cell>
          <table:table-cell table:formula="of:=[.A242]*[.B242]" office:value-type="float" office:value="778540.87168">
            <text:p>778540,87168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3217.11104">
            <text:p>3217,11104</text:p>
          </table:table-cell>
          <table:table-cell table:formula="of:=[.A243]*[.B243]" office:value-type="float" office:value="781757.98272">
            <text:p>781757,98272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3217.11104">
            <text:p>3217,11104</text:p>
          </table:table-cell>
          <table:table-cell table:formula="of:=[.A244]*[.B244]" office:value-type="float" office:value="784975.09376">
            <text:p>784975,09376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3217.11104">
            <text:p>3217,11104</text:p>
          </table:table-cell>
          <table:table-cell table:formula="of:=[.A245]*[.B245]" office:value-type="float" office:value="788192.2048">
            <text:p>788192,2048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3217.11104">
            <text:p>3217,11104</text:p>
          </table:table-cell>
          <table:table-cell table:formula="of:=[.A246]*[.B246]" office:value-type="float" office:value="791409.31584">
            <text:p>791409,31584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3217.11104">
            <text:p>3217,11104</text:p>
          </table:table-cell>
          <table:table-cell table:formula="of:=[.A247]*[.B247]" office:value-type="float" office:value="794626.42688">
            <text:p>794626,42688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3217.11104">
            <text:p>3217,11104</text:p>
          </table:table-cell>
          <table:table-cell table:formula="of:=[.A248]*[.B248]" office:value-type="float" office:value="797843.53792">
            <text:p>797843,53792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3217.11104">
            <text:p>3217,11104</text:p>
          </table:table-cell>
          <table:table-cell table:formula="of:=[.A249]*[.B249]" office:value-type="float" office:value="801060.64896">
            <text:p>801060,64896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3217.11104">
            <text:p>3217,11104</text:p>
          </table:table-cell>
          <table:table-cell table:formula="of:=[.A250]*[.B250]" office:value-type="float" office:value="804277.76">
            <text:p>804277,7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3217.11104">
            <text:p>3217,11104</text:p>
          </table:table-cell>
          <table:table-cell table:formula="of:=[.A251]*[.B251]" office:value-type="float" office:value="807494.87104">
            <text:p>807494,87104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3217.11104">
            <text:p>3217,11104</text:p>
          </table:table-cell>
          <table:table-cell table:formula="of:=[.A252]*[.B252]" office:value-type="float" office:value="810711.98208">
            <text:p>810711,98208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3217.11104">
            <text:p>3217,11104</text:p>
          </table:table-cell>
          <table:table-cell table:formula="of:=[.A253]*[.B253]" office:value-type="float" office:value="813929.09312">
            <text:p>813929,09312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3217.11104">
            <text:p>3217,11104</text:p>
          </table:table-cell>
          <table:table-cell table:formula="of:=[.A254]*[.B254]" office:value-type="float" office:value="817146.20416">
            <text:p>817146,20416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3217.11104">
            <text:p>3217,11104</text:p>
          </table:table-cell>
          <table:table-cell table:formula="of:=[.A255]*[.B255]" office:value-type="float" office:value="820363.3152">
            <text:p>820363,3152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3217.11104">
            <text:p>3217,11104</text:p>
          </table:table-cell>
          <table:table-cell table:formula="of:=[.A256]*[.B256]" office:value-type="float" office:value="823580.42624">
            <text:p>823580,42624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3217.11104">
            <text:p>3217,11104</text:p>
          </table:table-cell>
          <table:table-cell table:formula="of:=[.A257]*[.B257]" office:value-type="float" office:value="826797.53728">
            <text:p>826797,53728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3217.11104">
            <text:p>3217,11104</text:p>
          </table:table-cell>
          <table:table-cell table:formula="of:=[.A258]*[.B258]" office:value-type="float" office:value="830014.64832">
            <text:p>830014,64832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3217.11104">
            <text:p>3217,11104</text:p>
          </table:table-cell>
          <table:table-cell table:formula="of:=[.A259]*[.B259]" office:value-type="float" office:value="833231.75936">
            <text:p>833231,75936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3217.11104">
            <text:p>3217,11104</text:p>
          </table:table-cell>
          <table:table-cell table:formula="of:=[.A260]*[.B260]" office:value-type="float" office:value="836448.8704">
            <text:p>836448,8704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3217.11104">
            <text:p>3217,11104</text:p>
          </table:table-cell>
          <table:table-cell table:formula="of:=[.A261]*[.B261]" office:value-type="float" office:value="839665.98144">
            <text:p>839665,98144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3217.11104">
            <text:p>3217,11104</text:p>
          </table:table-cell>
          <table:table-cell table:formula="of:=[.A262]*[.B262]" office:value-type="float" office:value="842883.09248">
            <text:p>842883,09248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3217.11104">
            <text:p>3217,11104</text:p>
          </table:table-cell>
          <table:table-cell table:formula="of:=[.A263]*[.B263]" office:value-type="float" office:value="846100.20352">
            <text:p>846100,20352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3217.11104">
            <text:p>3217,11104</text:p>
          </table:table-cell>
          <table:table-cell table:formula="of:=[.A264]*[.B264]" office:value-type="float" office:value="849317.31456">
            <text:p>849317,31456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3217.11104">
            <text:p>3217,11104</text:p>
          </table:table-cell>
          <table:table-cell table:formula="of:=[.A265]*[.B265]" office:value-type="float" office:value="852534.4256">
            <text:p>852534,4256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3217.11104">
            <text:p>3217,11104</text:p>
          </table:table-cell>
          <table:table-cell table:formula="of:=[.A266]*[.B266]" office:value-type="float" office:value="855751.53664">
            <text:p>855751,53664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3217.11104">
            <text:p>3217,11104</text:p>
          </table:table-cell>
          <table:table-cell table:formula="of:=[.A267]*[.B267]" office:value-type="float" office:value="858968.64768">
            <text:p>858968,64768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3217.11104">
            <text:p>3217,11104</text:p>
          </table:table-cell>
          <table:table-cell table:formula="of:=[.A268]*[.B268]" office:value-type="float" office:value="862185.75872">
            <text:p>862185,75872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3217.11104">
            <text:p>3217,11104</text:p>
          </table:table-cell>
          <table:table-cell table:formula="of:=[.A269]*[.B269]" office:value-type="float" office:value="865402.86976">
            <text:p>865402,86976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3217.11104">
            <text:p>3217,11104</text:p>
          </table:table-cell>
          <table:table-cell table:formula="of:=[.A270]*[.B270]" office:value-type="float" office:value="868619.9808">
            <text:p>868619,9808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3217.11104">
            <text:p>3217,11104</text:p>
          </table:table-cell>
          <table:table-cell table:formula="of:=[.A271]*[.B271]" office:value-type="float" office:value="871837.09184">
            <text:p>871837,09184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3217.11104">
            <text:p>3217,11104</text:p>
          </table:table-cell>
          <table:table-cell table:formula="of:=[.A272]*[.B272]" office:value-type="float" office:value="875054.20288">
            <text:p>875054,20288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3217.11104">
            <text:p>3217,11104</text:p>
          </table:table-cell>
          <table:table-cell table:formula="of:=[.A273]*[.B273]" office:value-type="float" office:value="878271.31392">
            <text:p>878271,31392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3217.11104">
            <text:p>3217,11104</text:p>
          </table:table-cell>
          <table:table-cell table:formula="of:=[.A274]*[.B274]" office:value-type="float" office:value="881488.42496">
            <text:p>881488,42496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3217.11104">
            <text:p>3217,11104</text:p>
          </table:table-cell>
          <table:table-cell table:formula="of:=[.A275]*[.B275]" office:value-type="float" office:value="884705.536">
            <text:p>884705,536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3217.11104">
            <text:p>3217,11104</text:p>
          </table:table-cell>
          <table:table-cell table:formula="of:=[.A276]*[.B276]" office:value-type="float" office:value="887922.64704">
            <text:p>887922,64704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3217.11104">
            <text:p>3217,11104</text:p>
          </table:table-cell>
          <table:table-cell table:formula="of:=[.A277]*[.B277]" office:value-type="float" office:value="891139.75808">
            <text:p>891139,75808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3217.11104">
            <text:p>3217,11104</text:p>
          </table:table-cell>
          <table:table-cell table:formula="of:=[.A278]*[.B278]" office:value-type="float" office:value="894356.86912">
            <text:p>894356,86912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3217.11104">
            <text:p>3217,11104</text:p>
          </table:table-cell>
          <table:table-cell table:formula="of:=[.A279]*[.B279]" office:value-type="float" office:value="897573.98016">
            <text:p>897573,9801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3217.11104">
            <text:p>3217,11104</text:p>
          </table:table-cell>
          <table:table-cell table:formula="of:=[.A280]*[.B280]" office:value-type="float" office:value="900791.0912">
            <text:p>900791,0912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3217.11104">
            <text:p>3217,11104</text:p>
          </table:table-cell>
          <table:table-cell table:formula="of:=[.A281]*[.B281]" office:value-type="float" office:value="904008.20224">
            <text:p>904008,20224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3217.11104">
            <text:p>3217,11104</text:p>
          </table:table-cell>
          <table:table-cell table:formula="of:=[.A282]*[.B282]" office:value-type="float" office:value="907225.31328">
            <text:p>907225,31328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3217.11104">
            <text:p>3217,11104</text:p>
          </table:table-cell>
          <table:table-cell table:formula="of:=[.A283]*[.B283]" office:value-type="float" office:value="910442.42432">
            <text:p>910442,42432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3217.11104">
            <text:p>3217,11104</text:p>
          </table:table-cell>
          <table:table-cell table:formula="of:=[.A284]*[.B284]" office:value-type="float" office:value="913659.53536">
            <text:p>913659,5353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3217.11104">
            <text:p>3217,11104</text:p>
          </table:table-cell>
          <table:table-cell table:formula="of:=[.A285]*[.B285]" office:value-type="float" office:value="916876.6464">
            <text:p>916876,6464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3217.11104">
            <text:p>3217,11104</text:p>
          </table:table-cell>
          <table:table-cell table:formula="of:=[.A286]*[.B286]" office:value-type="float" office:value="920093.75744">
            <text:p>920093,75744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3217.11104">
            <text:p>3217,11104</text:p>
          </table:table-cell>
          <table:table-cell table:formula="of:=[.A287]*[.B287]" office:value-type="float" office:value="923310.86848">
            <text:p>923310,86848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3217.11104">
            <text:p>3217,11104</text:p>
          </table:table-cell>
          <table:table-cell table:formula="of:=[.A288]*[.B288]" office:value-type="float" office:value="926527.97952">
            <text:p>926527,97952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3217.11104">
            <text:p>3217,11104</text:p>
          </table:table-cell>
          <table:table-cell table:formula="of:=[.A289]*[.B289]" office:value-type="float" office:value="929745.09056">
            <text:p>929745,09056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3217.11104">
            <text:p>3217,11104</text:p>
          </table:table-cell>
          <table:table-cell table:formula="of:=[.A290]*[.B290]" office:value-type="float" office:value="932962.2016">
            <text:p>932962,2016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3217.11104">
            <text:p>3217,11104</text:p>
          </table:table-cell>
          <table:table-cell table:formula="of:=[.A291]*[.B291]" office:value-type="float" office:value="936179.31264">
            <text:p>936179,3126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3217.11104">
            <text:p>3217,11104</text:p>
          </table:table-cell>
          <table:table-cell table:formula="of:=[.A292]*[.B292]" office:value-type="float" office:value="939396.42368">
            <text:p>939396,42368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3217.11104">
            <text:p>3217,11104</text:p>
          </table:table-cell>
          <table:table-cell table:formula="of:=[.A293]*[.B293]" office:value-type="float" office:value="942613.53472">
            <text:p>942613,53472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3217.11104">
            <text:p>3217,11104</text:p>
          </table:table-cell>
          <table:table-cell table:formula="of:=[.A294]*[.B294]" office:value-type="float" office:value="945830.64576">
            <text:p>945830,64576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3217.11104">
            <text:p>3217,11104</text:p>
          </table:table-cell>
          <table:table-cell table:formula="of:=[.A295]*[.B295]" office:value-type="float" office:value="949047.7568">
            <text:p>949047,7568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3217.11104">
            <text:p>3217,11104</text:p>
          </table:table-cell>
          <table:table-cell table:formula="of:=[.A296]*[.B296]" office:value-type="float" office:value="952264.86784">
            <text:p>952264,86784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3217.11104">
            <text:p>3217,11104</text:p>
          </table:table-cell>
          <table:table-cell table:formula="of:=[.A297]*[.B297]" office:value-type="float" office:value="955481.97888">
            <text:p>955481,97888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3217.11104">
            <text:p>3217,11104</text:p>
          </table:table-cell>
          <table:table-cell table:formula="of:=[.A298]*[.B298]" office:value-type="float" office:value="958699.08992">
            <text:p>958699,08992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3217.11104">
            <text:p>3217,11104</text:p>
          </table:table-cell>
          <table:table-cell table:formula="of:=[.A299]*[.B299]" office:value-type="float" office:value="961916.20096">
            <text:p>961916,20096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3217.11104">
            <text:p>3217,11104</text:p>
          </table:table-cell>
          <table:table-cell table:formula="of:=[.A300]*[.B300]" office:value-type="float" office:value="965133.312">
            <text:p>965133,312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3217.11104">
            <text:p>3217,11104</text:p>
          </table:table-cell>
          <table:table-cell table:formula="of:=[.A301]*[.B301]" office:value-type="float" office:value="968350.42304">
            <text:p>968350,42304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3217.11104">
            <text:p>3217,11104</text:p>
          </table:table-cell>
          <table:table-cell table:formula="of:=[.A302]*[.B302]" office:value-type="float" office:value="971567.53408">
            <text:p>971567,53408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3217.11104">
            <text:p>3217,11104</text:p>
          </table:table-cell>
          <table:table-cell table:formula="of:=[.A303]*[.B303]" office:value-type="float" office:value="974784.64512">
            <text:p>974784,64512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3217.11104">
            <text:p>3217,11104</text:p>
          </table:table-cell>
          <table:table-cell table:formula="of:=[.A304]*[.B304]" office:value-type="float" office:value="978001.75616">
            <text:p>978001,7561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3217.11104">
            <text:p>3217,11104</text:p>
          </table:table-cell>
          <table:table-cell table:formula="of:=[.A305]*[.B305]" office:value-type="float" office:value="981218.8672">
            <text:p>981218,867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3217.11104">
            <text:p>3217,11104</text:p>
          </table:table-cell>
          <table:table-cell table:formula="of:=[.A306]*[.B306]" office:value-type="float" office:value="984435.97824">
            <text:p>984435,97824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3217.11104">
            <text:p>3217,11104</text:p>
          </table:table-cell>
          <table:table-cell table:formula="of:=[.A307]*[.B307]" office:value-type="float" office:value="987653.08928">
            <text:p>987653,08928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3217.11104">
            <text:p>3217,11104</text:p>
          </table:table-cell>
          <table:table-cell table:formula="of:=[.A308]*[.B308]" office:value-type="float" office:value="990870.20032">
            <text:p>990870,2003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3217.11104">
            <text:p>3217,11104</text:p>
          </table:table-cell>
          <table:table-cell table:formula="of:=[.A309]*[.B309]" office:value-type="float" office:value="994087.31136">
            <text:p>994087,31136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3217.11104">
            <text:p>3217,11104</text:p>
          </table:table-cell>
          <table:table-cell table:formula="of:=[.A310]*[.B310]" office:value-type="float" office:value="997304.4224">
            <text:p>997304,4224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3217.11104">
            <text:p>3217,11104</text:p>
          </table:table-cell>
          <table:table-cell table:formula="of:=[.A311]*[.B311]" office:value-type="float" office:value="1000521.53344">
            <text:p>1000521,53344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3217.11104">
            <text:p>3217,11104</text:p>
          </table:table-cell>
          <table:table-cell table:formula="of:=[.A312]*[.B312]" office:value-type="float" office:value="1003738.64448">
            <text:p>1003738,64448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3217.11104">
            <text:p>3217,11104</text:p>
          </table:table-cell>
          <table:table-cell table:formula="of:=[.A313]*[.B313]" office:value-type="float" office:value="1006955.75552">
            <text:p>1006955,75552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3217.11104">
            <text:p>3217,11104</text:p>
          </table:table-cell>
          <table:table-cell table:formula="of:=[.A314]*[.B314]" office:value-type="float" office:value="1010172.86656">
            <text:p>1010172,86656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3217.11104">
            <text:p>3217,11104</text:p>
          </table:table-cell>
          <table:table-cell table:formula="of:=[.A315]*[.B315]" office:value-type="float" office:value="1013389.9776">
            <text:p>1013389,9776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3217.11104">
            <text:p>3217,11104</text:p>
          </table:table-cell>
          <table:table-cell table:formula="of:=[.A316]*[.B316]" office:value-type="float" office:value="1016607.08864">
            <text:p>1016607,08864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3217.11104">
            <text:p>3217,11104</text:p>
          </table:table-cell>
          <table:table-cell table:formula="of:=[.A317]*[.B317]" office:value-type="float" office:value="1019824.19968">
            <text:p>1019824,19968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3217.11104">
            <text:p>3217,11104</text:p>
          </table:table-cell>
          <table:table-cell table:formula="of:=[.A318]*[.B318]" office:value-type="float" office:value="1023041.31072">
            <text:p>1023041,31072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3217.11104">
            <text:p>3217,11104</text:p>
          </table:table-cell>
          <table:table-cell table:formula="of:=[.A319]*[.B319]" office:value-type="float" office:value="1026258.42176">
            <text:p>1026258,42176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3217.11104">
            <text:p>3217,11104</text:p>
          </table:table-cell>
          <table:table-cell table:formula="of:=[.A320]*[.B320]" office:value-type="float" office:value="1029475.5328">
            <text:p>1029475,5328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3217.11104">
            <text:p>3217,11104</text:p>
          </table:table-cell>
          <table:table-cell table:formula="of:=[.A321]*[.B321]" office:value-type="float" office:value="1032692.64384">
            <text:p>1032692,64384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3217.11104">
            <text:p>3217,11104</text:p>
          </table:table-cell>
          <table:table-cell table:formula="of:=[.A322]*[.B322]" office:value-type="float" office:value="1035909.75488">
            <text:p>1035909,75488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3217.11104">
            <text:p>3217,11104</text:p>
          </table:table-cell>
          <table:table-cell table:formula="of:=[.A323]*[.B323]" office:value-type="float" office:value="1039126.86592">
            <text:p>1039126,86592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3217.11104">
            <text:p>3217,11104</text:p>
          </table:table-cell>
          <table:table-cell table:formula="of:=[.A324]*[.B324]" office:value-type="float" office:value="1042343.97696">
            <text:p>1042343,97696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3217.11104">
            <text:p>3217,11104</text:p>
          </table:table-cell>
          <table:table-cell table:formula="of:=[.A325]*[.B325]" office:value-type="float" office:value="1045561.088">
            <text:p>1045561,088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3217.11104">
            <text:p>3217,11104</text:p>
          </table:table-cell>
          <table:table-cell table:formula="of:=[.A326]*[.B326]" office:value-type="float" office:value="1048778.19904">
            <text:p>1048778,19904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3217.11104">
            <text:p>3217,11104</text:p>
          </table:table-cell>
          <table:table-cell table:formula="of:=[.A327]*[.B327]" office:value-type="float" office:value="1051995.31008">
            <text:p>1051995,31008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3217.11104">
            <text:p>3217,11104</text:p>
          </table:table-cell>
          <table:table-cell table:formula="of:=[.A328]*[.B328]" office:value-type="float" office:value="1055212.42112">
            <text:p>1055212,42112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3217.11104">
            <text:p>3217,11104</text:p>
          </table:table-cell>
          <table:table-cell table:formula="of:=[.A329]*[.B329]" office:value-type="float" office:value="1058429.53216">
            <text:p>1058429,53216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3217.11104">
            <text:p>3217,11104</text:p>
          </table:table-cell>
          <table:table-cell table:formula="of:=[.A330]*[.B330]" office:value-type="float" office:value="1061646.6432">
            <text:p>1061646,6432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3217.11104">
            <text:p>3217,11104</text:p>
          </table:table-cell>
          <table:table-cell table:formula="of:=[.A331]*[.B331]" office:value-type="float" office:value="1064863.75424">
            <text:p>1064863,75424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3217.11104">
            <text:p>3217,11104</text:p>
          </table:table-cell>
          <table:table-cell table:formula="of:=[.A332]*[.B332]" office:value-type="float" office:value="1068080.86528">
            <text:p>1068080,86528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3217.11104">
            <text:p>3217,11104</text:p>
          </table:table-cell>
          <table:table-cell table:formula="of:=[.A333]*[.B333]" office:value-type="float" office:value="1071297.97632">
            <text:p>1071297,97632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3217.11104">
            <text:p>3217,11104</text:p>
          </table:table-cell>
          <table:table-cell table:formula="of:=[.A334]*[.B334]" office:value-type="float" office:value="1074515.08736">
            <text:p>1074515,08736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3217.11104">
            <text:p>3217,11104</text:p>
          </table:table-cell>
          <table:table-cell table:formula="of:=[.A335]*[.B335]" office:value-type="float" office:value="1077732.1984">
            <text:p>1077732,198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3217.11104">
            <text:p>3217,11104</text:p>
          </table:table-cell>
          <table:table-cell table:formula="of:=[.A336]*[.B336]" office:value-type="float" office:value="1080949.30944">
            <text:p>1080949,30944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3217.11104">
            <text:p>3217,11104</text:p>
          </table:table-cell>
          <table:table-cell table:formula="of:=[.A337]*[.B337]" office:value-type="float" office:value="1084166.42048">
            <text:p>1084166,4204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3217.11104">
            <text:p>3217,11104</text:p>
          </table:table-cell>
          <table:table-cell table:formula="of:=[.A338]*[.B338]" office:value-type="float" office:value="1087383.53152">
            <text:p>1087383,53152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3217.11104">
            <text:p>3217,11104</text:p>
          </table:table-cell>
          <table:table-cell table:formula="of:=[.A339]*[.B339]" office:value-type="float" office:value="1090600.64256">
            <text:p>1090600,64256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3217.11104">
            <text:p>3217,11104</text:p>
          </table:table-cell>
          <table:table-cell table:formula="of:=[.A340]*[.B340]" office:value-type="float" office:value="1093817.7536">
            <text:p>1093817,7536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3217.11104">
            <text:p>3217,11104</text:p>
          </table:table-cell>
          <table:table-cell table:formula="of:=[.A341]*[.B341]" office:value-type="float" office:value="1097034.86464">
            <text:p>1097034,86464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3217.11104">
            <text:p>3217,11104</text:p>
          </table:table-cell>
          <table:table-cell table:formula="of:=[.A342]*[.B342]" office:value-type="float" office:value="1100251.97568">
            <text:p>1100251,97568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3217.11104">
            <text:p>3217,11104</text:p>
          </table:table-cell>
          <table:table-cell table:formula="of:=[.A343]*[.B343]" office:value-type="float" office:value="1103469.08672">
            <text:p>1103469,08672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3217.11104">
            <text:p>3217,11104</text:p>
          </table:table-cell>
          <table:table-cell table:formula="of:=[.A344]*[.B344]" office:value-type="float" office:value="1106686.19776">
            <text:p>1106686,19776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3217.11104">
            <text:p>3217,11104</text:p>
          </table:table-cell>
          <table:table-cell table:formula="of:=[.A345]*[.B345]" office:value-type="float" office:value="1109903.3088">
            <text:p>1109903,3088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3217.11104">
            <text:p>3217,11104</text:p>
          </table:table-cell>
          <table:table-cell table:formula="of:=[.A346]*[.B346]" office:value-type="float" office:value="1113120.41984">
            <text:p>1113120,41984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3217.11104">
            <text:p>3217,11104</text:p>
          </table:table-cell>
          <table:table-cell table:formula="of:=[.A347]*[.B347]" office:value-type="float" office:value="1116337.53088">
            <text:p>1116337,53088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3217.11104">
            <text:p>3217,11104</text:p>
          </table:table-cell>
          <table:table-cell table:formula="of:=[.A348]*[.B348]" office:value-type="float" office:value="1119554.64192">
            <text:p>1119554,64192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3217.11104">
            <text:p>3217,11104</text:p>
          </table:table-cell>
          <table:table-cell table:formula="of:=[.A349]*[.B349]" office:value-type="float" office:value="1122771.75296">
            <text:p>1122771,75296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3217.11104">
            <text:p>3217,11104</text:p>
          </table:table-cell>
          <table:table-cell table:formula="of:=[.A350]*[.B350]" office:value-type="float" office:value="1125988.864">
            <text:p>1125988,864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3217.11104">
            <text:p>3217,11104</text:p>
          </table:table-cell>
          <table:table-cell table:formula="of:=[.A351]*[.B351]" office:value-type="float" office:value="1129205.97504">
            <text:p>1129205,97504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3217.11104">
            <text:p>3217,11104</text:p>
          </table:table-cell>
          <table:table-cell table:formula="of:=[.A352]*[.B352]" office:value-type="float" office:value="1132423.08608">
            <text:p>1132423,08608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3217.11104">
            <text:p>3217,11104</text:p>
          </table:table-cell>
          <table:table-cell table:formula="of:=[.A353]*[.B353]" office:value-type="float" office:value="1135640.19712">
            <text:p>1135640,19712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3217.11104">
            <text:p>3217,11104</text:p>
          </table:table-cell>
          <table:table-cell table:formula="of:=[.A354]*[.B354]" office:value-type="float" office:value="1138857.30816">
            <text:p>1138857,30816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3217.11104">
            <text:p>3217,11104</text:p>
          </table:table-cell>
          <table:table-cell table:formula="of:=[.A355]*[.B355]" office:value-type="float" office:value="1142074.4192">
            <text:p>1142074,4192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3217.11104">
            <text:p>3217,11104</text:p>
          </table:table-cell>
          <table:table-cell table:formula="of:=[.A356]*[.B356]" office:value-type="float" office:value="1145291.53024">
            <text:p>1145291,53024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3217.11104">
            <text:p>3217,11104</text:p>
          </table:table-cell>
          <table:table-cell table:formula="of:=[.A357]*[.B357]" office:value-type="float" office:value="1148508.64128">
            <text:p>1148508,64128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3217.11104">
            <text:p>3217,11104</text:p>
          </table:table-cell>
          <table:table-cell table:formula="of:=[.A358]*[.B358]" office:value-type="float" office:value="1151725.75232">
            <text:p>1151725,75232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3217.11104">
            <text:p>3217,11104</text:p>
          </table:table-cell>
          <table:table-cell table:formula="of:=[.A359]*[.B359]" office:value-type="float" office:value="1154942.86336">
            <text:p>1154942,8633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3217.11104">
            <text:p>3217,11104</text:p>
          </table:table-cell>
          <table:table-cell table:formula="of:=[.A360]*[.B360]" office:value-type="float" office:value="1158159.9744">
            <text:p>1158159,9744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3217.11104">
            <text:p>3217,11104</text:p>
          </table:table-cell>
          <table:table-cell table:formula="of:=[.A361]*[.B361]" office:value-type="float" office:value="1161377.08544">
            <text:p>1161377,0854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3217.11104">
            <text:p>3217,11104</text:p>
          </table:table-cell>
          <table:table-cell table:formula="of:=[.A362]*[.B362]" office:value-type="float" office:value="1164594.19648">
            <text:p>1164594,19648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3217.11104">
            <text:p>3217,11104</text:p>
          </table:table-cell>
          <table:table-cell table:formula="of:=[.A363]*[.B363]" office:value-type="float" office:value="1167811.30752">
            <text:p>1167811,30752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3217.11104">
            <text:p>3217,11104</text:p>
          </table:table-cell>
          <table:table-cell table:formula="of:=[.A364]*[.B364]" office:value-type="float" office:value="1171028.41856">
            <text:p>1171028,41856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3217.11104">
            <text:p>3217,11104</text:p>
          </table:table-cell>
          <table:table-cell table:formula="of:=[.A365]*[.B365]" office:value-type="float" office:value="1174245.5296">
            <text:p>1174245,5296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3217.11104">
            <text:p>3217,11104</text:p>
          </table:table-cell>
          <table:table-cell table:formula="of:=[.A366]*[.B366]" office:value-type="float" office:value="1177462.64064">
            <text:p>1177462,64064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3217.11104">
            <text:p>3217,11104</text:p>
          </table:table-cell>
          <table:table-cell table:formula="of:=[.A367]*[.B367]" office:value-type="float" office:value="1180679.75168">
            <text:p>1180679,75168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3217.11104">
            <text:p>3217,11104</text:p>
          </table:table-cell>
          <table:table-cell table:formula="of:=[.A368]*[.B368]" office:value-type="float" office:value="1183896.86272">
            <text:p>1183896,86272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3217.11104">
            <text:p>3217,11104</text:p>
          </table:table-cell>
          <table:table-cell table:formula="of:=[.A369]*[.B369]" office:value-type="float" office:value="1187113.97376">
            <text:p>1187113,97376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3217.11104">
            <text:p>3217,11104</text:p>
          </table:table-cell>
          <table:table-cell table:formula="of:=[.A370]*[.B370]" office:value-type="float" office:value="1190331.0848">
            <text:p>1190331,0848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3217.11104">
            <text:p>3217,11104</text:p>
          </table:table-cell>
          <table:table-cell table:formula="of:=[.A371]*[.B371]" office:value-type="float" office:value="1193548.19584">
            <text:p>1193548,1958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3217.11104">
            <text:p>3217,11104</text:p>
          </table:table-cell>
          <table:table-cell table:formula="of:=[.A372]*[.B372]" office:value-type="float" office:value="1196765.30688">
            <text:p>1196765,30688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3217.11104">
            <text:p>3217,11104</text:p>
          </table:table-cell>
          <table:table-cell table:formula="of:=[.A373]*[.B373]" office:value-type="float" office:value="1199982.41792">
            <text:p>1199982,41792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3217.11104">
            <text:p>3217,11104</text:p>
          </table:table-cell>
          <table:table-cell table:formula="of:=[.A374]*[.B374]" office:value-type="float" office:value="1203199.52896">
            <text:p>1203199,52896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3217.11104">
            <text:p>3217,11104</text:p>
          </table:table-cell>
          <table:table-cell table:formula="of:=[.A375]*[.B375]" office:value-type="float" office:value="1206416.64">
            <text:p>1206416,64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3217.11104">
            <text:p>3217,11104</text:p>
          </table:table-cell>
          <table:table-cell table:formula="of:=[.A376]*[.B376]" office:value-type="float" office:value="1209633.75104">
            <text:p>1209633,75104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3217.11104">
            <text:p>3217,11104</text:p>
          </table:table-cell>
          <table:table-cell table:formula="of:=[.A377]*[.B377]" office:value-type="float" office:value="1212850.86208">
            <text:p>1212850,86208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3217.11104">
            <text:p>3217,11104</text:p>
          </table:table-cell>
          <table:table-cell table:formula="of:=[.A378]*[.B378]" office:value-type="float" office:value="1216067.97312">
            <text:p>1216067,97312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3217.11104">
            <text:p>3217,11104</text:p>
          </table:table-cell>
          <table:table-cell table:formula="of:=[.A379]*[.B379]" office:value-type="float" office:value="1219285.08416">
            <text:p>1219285,08416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3217.11104">
            <text:p>3217,11104</text:p>
          </table:table-cell>
          <table:table-cell table:formula="of:=[.A380]*[.B380]" office:value-type="float" office:value="1222502.1952">
            <text:p>1222502,1952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3217.11104">
            <text:p>3217,11104</text:p>
          </table:table-cell>
          <table:table-cell table:formula="of:=[.A381]*[.B381]" office:value-type="float" office:value="1225719.30624">
            <text:p>1225719,3062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3217.11104">
            <text:p>3217,11104</text:p>
          </table:table-cell>
          <table:table-cell table:formula="of:=[.A382]*[.B382]" office:value-type="float" office:value="1228936.41728">
            <text:p>1228936,41728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3217.11104">
            <text:p>3217,11104</text:p>
          </table:table-cell>
          <table:table-cell table:formula="of:=[.A383]*[.B383]" office:value-type="float" office:value="1232153.52832">
            <text:p>1232153,52832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3217.11104">
            <text:p>3217,11104</text:p>
          </table:table-cell>
          <table:table-cell table:formula="of:=[.A384]*[.B384]" office:value-type="float" office:value="1235370.63936">
            <text:p>1235370,63936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3217.11104">
            <text:p>3217,11104</text:p>
          </table:table-cell>
          <table:table-cell table:formula="of:=[.A385]*[.B385]" office:value-type="float" office:value="1238587.7504">
            <text:p>1238587,750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3217.11104">
            <text:p>3217,11104</text:p>
          </table:table-cell>
          <table:table-cell table:formula="of:=[.A386]*[.B386]" office:value-type="float" office:value="1241804.86144">
            <text:p>1241804,86144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3217.11104">
            <text:p>3217,11104</text:p>
          </table:table-cell>
          <table:table-cell table:formula="of:=[.A387]*[.B387]" office:value-type="float" office:value="1245021.97248">
            <text:p>1245021,97248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3217.11104">
            <text:p>3217,11104</text:p>
          </table:table-cell>
          <table:table-cell table:formula="of:=[.A388]*[.B388]" office:value-type="float" office:value="1248239.08352">
            <text:p>1248239,08352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3217.11104">
            <text:p>3217,11104</text:p>
          </table:table-cell>
          <table:table-cell table:formula="of:=[.A389]*[.B389]" office:value-type="float" office:value="1251456.19456">
            <text:p>1251456,19456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3217.11104">
            <text:p>3217,11104</text:p>
          </table:table-cell>
          <table:table-cell table:formula="of:=[.A390]*[.B390]" office:value-type="float" office:value="1254673.3056">
            <text:p>1254673,3056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3217.11104">
            <text:p>3217,11104</text:p>
          </table:table-cell>
          <table:table-cell table:formula="of:=[.A391]*[.B391]" office:value-type="float" office:value="1257890.41664">
            <text:p>1257890,41664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3217.11104">
            <text:p>3217,11104</text:p>
          </table:table-cell>
          <table:table-cell table:formula="of:=[.A392]*[.B392]" office:value-type="float" office:value="1261107.52768">
            <text:p>1261107,52768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3217.11104">
            <text:p>3217,11104</text:p>
          </table:table-cell>
          <table:table-cell table:formula="of:=[.A393]*[.B393]" office:value-type="float" office:value="1264324.63872">
            <text:p>1264324,63872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3217.11104">
            <text:p>3217,11104</text:p>
          </table:table-cell>
          <table:table-cell table:formula="of:=[.A394]*[.B394]" office:value-type="float" office:value="1267541.74976">
            <text:p>1267541,74976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3217.11104">
            <text:p>3217,11104</text:p>
          </table:table-cell>
          <table:table-cell table:formula="of:=[.A395]*[.B395]" office:value-type="float" office:value="1270758.8608">
            <text:p>1270758,8608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3217.11104">
            <text:p>3217,11104</text:p>
          </table:table-cell>
          <table:table-cell table:formula="of:=[.A396]*[.B396]" office:value-type="float" office:value="1273975.97184">
            <text:p>1273975,97184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3217.11104">
            <text:p>3217,11104</text:p>
          </table:table-cell>
          <table:table-cell table:formula="of:=[.A397]*[.B397]" office:value-type="float" office:value="1277193.08288">
            <text:p>1277193,08288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3217.11104">
            <text:p>3217,11104</text:p>
          </table:table-cell>
          <table:table-cell table:formula="of:=[.A398]*[.B398]" office:value-type="float" office:value="1280410.19392">
            <text:p>1280410,19392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3217.11104">
            <text:p>3217,11104</text:p>
          </table:table-cell>
          <table:table-cell table:formula="of:=[.A399]*[.B399]" office:value-type="float" office:value="1283627.30496">
            <text:p>1283627,3049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3217.11104">
            <text:p>3217,11104</text:p>
          </table:table-cell>
          <table:table-cell table:formula="of:=[.A400]*[.B400]" office:value-type="float" office:value="1286844.416">
            <text:p>1286844,416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3217.11104">
            <text:p>3217,11104</text:p>
          </table:table-cell>
          <table:table-cell table:formula="of:=[.A401]*[.B401]" office:value-type="float" office:value="1290061.52704">
            <text:p>1290061,52704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3217.11104">
            <text:p>3217,11104</text:p>
          </table:table-cell>
          <table:table-cell table:formula="of:=[.A402]*[.B402]" office:value-type="float" office:value="1293278.63808">
            <text:p>1293278,63808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3217.11104">
            <text:p>3217,11104</text:p>
          </table:table-cell>
          <table:table-cell table:formula="of:=[.A403]*[.B403]" office:value-type="float" office:value="1296495.74912">
            <text:p>1296495,74912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3217.11104">
            <text:p>3217,11104</text:p>
          </table:table-cell>
          <table:table-cell table:formula="of:=[.A404]*[.B404]" office:value-type="float" office:value="1299712.86016">
            <text:p>1299712,86016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3217.11104">
            <text:p>3217,11104</text:p>
          </table:table-cell>
          <table:table-cell table:formula="of:=[.A405]*[.B405]" office:value-type="float" office:value="1302929.9712">
            <text:p>1302929,9712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3217.11104">
            <text:p>3217,11104</text:p>
          </table:table-cell>
          <table:table-cell table:formula="of:=[.A406]*[.B406]" office:value-type="float" office:value="1306147.08224">
            <text:p>1306147,08224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3217.11104">
            <text:p>3217,11104</text:p>
          </table:table-cell>
          <table:table-cell table:formula="of:=[.A407]*[.B407]" office:value-type="float" office:value="1309364.19328">
            <text:p>1309364,1932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3217.11104">
            <text:p>3217,11104</text:p>
          </table:table-cell>
          <table:table-cell table:formula="of:=[.A408]*[.B408]" office:value-type="float" office:value="1312581.30432">
            <text:p>1312581,3043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3217.11104">
            <text:p>3217,11104</text:p>
          </table:table-cell>
          <table:table-cell table:formula="of:=[.A409]*[.B409]" office:value-type="float" office:value="1315798.41536">
            <text:p>1315798,41536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3217.11104">
            <text:p>3217,11104</text:p>
          </table:table-cell>
          <table:table-cell table:formula="of:=[.A410]*[.B410]" office:value-type="float" office:value="1319015.5264">
            <text:p>1319015,526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3217.11104">
            <text:p>3217,11104</text:p>
          </table:table-cell>
          <table:table-cell table:formula="of:=[.A411]*[.B411]" office:value-type="float" office:value="1322232.63744">
            <text:p>1322232,63744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3217.11104">
            <text:p>3217,11104</text:p>
          </table:table-cell>
          <table:table-cell table:formula="of:=[.A412]*[.B412]" office:value-type="float" office:value="1325449.74848">
            <text:p>1325449,74848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3217.11104">
            <text:p>3217,11104</text:p>
          </table:table-cell>
          <table:table-cell table:formula="of:=[.A413]*[.B413]" office:value-type="float" office:value="1328666.85952">
            <text:p>1328666,85952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3217.11104">
            <text:p>3217,11104</text:p>
          </table:table-cell>
          <table:table-cell table:formula="of:=[.A414]*[.B414]" office:value-type="float" office:value="1331883.97056">
            <text:p>1331883,97056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3217.11104">
            <text:p>3217,11104</text:p>
          </table:table-cell>
          <table:table-cell table:formula="of:=[.A415]*[.B415]" office:value-type="float" office:value="1335101.0816">
            <text:p>1335101,0816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3217.11104">
            <text:p>3217,11104</text:p>
          </table:table-cell>
          <table:table-cell table:formula="of:=[.A416]*[.B416]" office:value-type="float" office:value="1338318.19264">
            <text:p>1338318,19264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3217.11104">
            <text:p>3217,11104</text:p>
          </table:table-cell>
          <table:table-cell table:formula="of:=[.A417]*[.B417]" office:value-type="float" office:value="1341535.30368">
            <text:p>1341535,30368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3217.11104">
            <text:p>3217,11104</text:p>
          </table:table-cell>
          <table:table-cell table:formula="of:=[.A418]*[.B418]" office:value-type="float" office:value="1344752.41472">
            <text:p>1344752,41472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3217.11104">
            <text:p>3217,11104</text:p>
          </table:table-cell>
          <table:table-cell table:formula="of:=[.A419]*[.B419]" office:value-type="float" office:value="1347969.52576">
            <text:p>1347969,52576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3217.11104">
            <text:p>3217,11104</text:p>
          </table:table-cell>
          <table:table-cell table:formula="of:=[.A420]*[.B420]" office:value-type="float" office:value="1351186.6368">
            <text:p>1351186,6368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3217.11104">
            <text:p>3217,11104</text:p>
          </table:table-cell>
          <table:table-cell table:formula="of:=[.A421]*[.B421]" office:value-type="float" office:value="1354403.74784">
            <text:p>1354403,74784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3217.11104">
            <text:p>3217,11104</text:p>
          </table:table-cell>
          <table:table-cell table:formula="of:=[.A422]*[.B422]" office:value-type="float" office:value="1357620.85888">
            <text:p>1357620,85888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3217.11104">
            <text:p>3217,11104</text:p>
          </table:table-cell>
          <table:table-cell table:formula="of:=[.A423]*[.B423]" office:value-type="float" office:value="1360837.96992">
            <text:p>1360837,96992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3217.11104">
            <text:p>3217,11104</text:p>
          </table:table-cell>
          <table:table-cell table:formula="of:=[.A424]*[.B424]" office:value-type="float" office:value="1364055.08096">
            <text:p>1364055,08096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3217.11104">
            <text:p>3217,11104</text:p>
          </table:table-cell>
          <table:table-cell table:formula="of:=[.A425]*[.B425]" office:value-type="float" office:value="1367272.192">
            <text:p>1367272,192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3217.11104">
            <text:p>3217,11104</text:p>
          </table:table-cell>
          <table:table-cell table:formula="of:=[.A426]*[.B426]" office:value-type="float" office:value="1370489.30304">
            <text:p>1370489,3030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3217.11104">
            <text:p>3217,11104</text:p>
          </table:table-cell>
          <table:table-cell table:formula="of:=[.A427]*[.B427]" office:value-type="float" office:value="1373706.41408">
            <text:p>1373706,41408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3217.11104">
            <text:p>3217,11104</text:p>
          </table:table-cell>
          <table:table-cell table:formula="of:=[.A428]*[.B428]" office:value-type="float" office:value="1376923.52512">
            <text:p>1376923,52512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3217.11104">
            <text:p>3217,11104</text:p>
          </table:table-cell>
          <table:table-cell table:formula="of:=[.A429]*[.B429]" office:value-type="float" office:value="1380140.63616">
            <text:p>1380140,63616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3217.11104">
            <text:p>3217,11104</text:p>
          </table:table-cell>
          <table:table-cell table:formula="of:=[.A430]*[.B430]" office:value-type="float" office:value="1383357.7472">
            <text:p>1383357,7472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3217.11104">
            <text:p>3217,11104</text:p>
          </table:table-cell>
          <table:table-cell table:formula="of:=[.A431]*[.B431]" office:value-type="float" office:value="1386574.85824">
            <text:p>1386574,85824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3217.11104">
            <text:p>3217,11104</text:p>
          </table:table-cell>
          <table:table-cell table:formula="of:=[.A432]*[.B432]" office:value-type="float" office:value="1389791.96928">
            <text:p>1389791,96928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3217.11104">
            <text:p>3217,11104</text:p>
          </table:table-cell>
          <table:table-cell table:formula="of:=[.A433]*[.B433]" office:value-type="float" office:value="1393009.08032">
            <text:p>1393009,08032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3217.11104">
            <text:p>3217,11104</text:p>
          </table:table-cell>
          <table:table-cell table:formula="of:=[.A434]*[.B434]" office:value-type="float" office:value="1396226.19136">
            <text:p>1396226,19136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3217.11104">
            <text:p>3217,11104</text:p>
          </table:table-cell>
          <table:table-cell table:formula="of:=[.A435]*[.B435]" office:value-type="float" office:value="1399443.3024">
            <text:p>1399443,3024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3217.11104">
            <text:p>3217,11104</text:p>
          </table:table-cell>
          <table:table-cell table:formula="of:=[.A436]*[.B436]" office:value-type="float" office:value="1402660.41344">
            <text:p>1402660,41344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3217.11104">
            <text:p>3217,11104</text:p>
          </table:table-cell>
          <table:table-cell table:formula="of:=[.A437]*[.B437]" office:value-type="float" office:value="1405877.52448">
            <text:p>1405877,52448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3217.11104">
            <text:p>3217,11104</text:p>
          </table:table-cell>
          <table:table-cell table:formula="of:=[.A438]*[.B438]" office:value-type="float" office:value="1409094.63552">
            <text:p>1409094,63552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3217.11104">
            <text:p>3217,11104</text:p>
          </table:table-cell>
          <table:table-cell table:formula="of:=[.A439]*[.B439]" office:value-type="float" office:value="1412311.74656">
            <text:p>1412311,74656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3217.11104">
            <text:p>3217,11104</text:p>
          </table:table-cell>
          <table:table-cell table:formula="of:=[.A440]*[.B440]" office:value-type="float" office:value="1415528.8576">
            <text:p>1415528,8576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3217.11104">
            <text:p>3217,11104</text:p>
          </table:table-cell>
          <table:table-cell table:formula="of:=[.A441]*[.B441]" office:value-type="float" office:value="1418745.96864">
            <text:p>1418745,96864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3217.11104">
            <text:p>3217,11104</text:p>
          </table:table-cell>
          <table:table-cell table:formula="of:=[.A442]*[.B442]" office:value-type="float" office:value="1421963.07968">
            <text:p>1421963,07968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3217.11104">
            <text:p>3217,11104</text:p>
          </table:table-cell>
          <table:table-cell table:formula="of:=[.A443]*[.B443]" office:value-type="float" office:value="1425180.19072">
            <text:p>1425180,19072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3217.11104">
            <text:p>3217,11104</text:p>
          </table:table-cell>
          <table:table-cell table:formula="of:=[.A444]*[.B444]" office:value-type="float" office:value="1428397.30176">
            <text:p>1428397,3017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3217.11104">
            <text:p>3217,11104</text:p>
          </table:table-cell>
          <table:table-cell table:formula="of:=[.A445]*[.B445]" office:value-type="float" office:value="1431614.4128">
            <text:p>1431614,4128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3217.11104">
            <text:p>3217,11104</text:p>
          </table:table-cell>
          <table:table-cell table:formula="of:=[.A446]*[.B446]" office:value-type="float" office:value="1434831.52384">
            <text:p>1434831,52384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3217.11104">
            <text:p>3217,11104</text:p>
          </table:table-cell>
          <table:table-cell table:formula="of:=[.A447]*[.B447]" office:value-type="float" office:value="1438048.63488">
            <text:p>1438048,63488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3217.11104">
            <text:p>3217,11104</text:p>
          </table:table-cell>
          <table:table-cell table:formula="of:=[.A448]*[.B448]" office:value-type="float" office:value="1441265.74592">
            <text:p>1441265,74592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3217.11104">
            <text:p>3217,11104</text:p>
          </table:table-cell>
          <table:table-cell table:formula="of:=[.A449]*[.B449]" office:value-type="float" office:value="1444482.85696">
            <text:p>1444482,85696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3217.11104">
            <text:p>3217,11104</text:p>
          </table:table-cell>
          <table:table-cell table:formula="of:=[.A450]*[.B450]" office:value-type="float" office:value="1447699.968">
            <text:p>1447699,968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3217.11104">
            <text:p>3217,11104</text:p>
          </table:table-cell>
          <table:table-cell table:formula="of:=[.A451]*[.B451]" office:value-type="float" office:value="1450917.07904">
            <text:p>1450917,07904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3217.11104">
            <text:p>3217,11104</text:p>
          </table:table-cell>
          <table:table-cell table:formula="of:=[.A452]*[.B452]" office:value-type="float" office:value="1454134.19008">
            <text:p>1454134,19008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3217.11104">
            <text:p>3217,11104</text:p>
          </table:table-cell>
          <table:table-cell table:formula="of:=[.A453]*[.B453]" office:value-type="float" office:value="1457351.30112">
            <text:p>1457351,30112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3217.11104">
            <text:p>3217,11104</text:p>
          </table:table-cell>
          <table:table-cell table:formula="of:=[.A454]*[.B454]" office:value-type="float" office:value="1460568.41216">
            <text:p>1460568,41216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3217.11104">
            <text:p>3217,11104</text:p>
          </table:table-cell>
          <table:table-cell table:formula="of:=[.A455]*[.B455]" office:value-type="float" office:value="1463785.5232">
            <text:p>1463785,5232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3217.11104">
            <text:p>3217,11104</text:p>
          </table:table-cell>
          <table:table-cell table:formula="of:=[.A456]*[.B456]" office:value-type="float" office:value="1467002.63424">
            <text:p>1467002,63424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3217.11104">
            <text:p>3217,11104</text:p>
          </table:table-cell>
          <table:table-cell table:formula="of:=[.A457]*[.B457]" office:value-type="float" office:value="1470219.74528">
            <text:p>1470219,74528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3217.11104">
            <text:p>3217,11104</text:p>
          </table:table-cell>
          <table:table-cell table:formula="of:=[.A458]*[.B458]" office:value-type="float" office:value="1473436.85632">
            <text:p>1473436,85632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3217.11104">
            <text:p>3217,11104</text:p>
          </table:table-cell>
          <table:table-cell table:formula="of:=[.A459]*[.B459]" office:value-type="float" office:value="1476653.96736">
            <text:p>1476653,9673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3217.11104">
            <text:p>3217,11104</text:p>
          </table:table-cell>
          <table:table-cell table:formula="of:=[.A460]*[.B460]" office:value-type="float" office:value="1479871.0784">
            <text:p>1479871,0784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3217.11104">
            <text:p>3217,11104</text:p>
          </table:table-cell>
          <table:table-cell table:formula="of:=[.A461]*[.B461]" office:value-type="float" office:value="1483088.18944">
            <text:p>1483088,18944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3217.11104">
            <text:p>3217,11104</text:p>
          </table:table-cell>
          <table:table-cell table:formula="of:=[.A462]*[.B462]" office:value-type="float" office:value="1486305.30048">
            <text:p>1486305,3004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3217.11104">
            <text:p>3217,11104</text:p>
          </table:table-cell>
          <table:table-cell table:formula="of:=[.A463]*[.B463]" office:value-type="float" office:value="1489522.41152">
            <text:p>1489522,41152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3217.11104">
            <text:p>3217,11104</text:p>
          </table:table-cell>
          <table:table-cell table:formula="of:=[.A464]*[.B464]" office:value-type="float" office:value="1492739.52256">
            <text:p>1492739,52256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3217.11104">
            <text:p>3217,11104</text:p>
          </table:table-cell>
          <table:table-cell table:formula="of:=[.A465]*[.B465]" office:value-type="float" office:value="1495956.6336">
            <text:p>1495956,6336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3217.11104">
            <text:p>3217,11104</text:p>
          </table:table-cell>
          <table:table-cell table:formula="of:=[.A466]*[.B466]" office:value-type="float" office:value="1499173.74464">
            <text:p>1499173,74464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3217.11104">
            <text:p>3217,11104</text:p>
          </table:table-cell>
          <table:table-cell table:formula="of:=[.A467]*[.B467]" office:value-type="float" office:value="1502390.85568">
            <text:p>1502390,85568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3217.11104">
            <text:p>3217,11104</text:p>
          </table:table-cell>
          <table:table-cell table:formula="of:=[.A468]*[.B468]" office:value-type="float" office:value="1505607.96672">
            <text:p>1505607,96672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3217.11104">
            <text:p>3217,11104</text:p>
          </table:table-cell>
          <table:table-cell table:formula="of:=[.A469]*[.B469]" office:value-type="float" office:value="1508825.07776">
            <text:p>1508825,07776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3217.11104">
            <text:p>3217,11104</text:p>
          </table:table-cell>
          <table:table-cell table:formula="of:=[.A470]*[.B470]" office:value-type="float" office:value="1512042.1888">
            <text:p>1512042,1888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3217.11104">
            <text:p>3217,11104</text:p>
          </table:table-cell>
          <table:table-cell table:formula="of:=[.A471]*[.B471]" office:value-type="float" office:value="1515259.29984">
            <text:p>1515259,29984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3217.11104">
            <text:p>3217,11104</text:p>
          </table:table-cell>
          <table:table-cell table:formula="of:=[.A472]*[.B472]" office:value-type="float" office:value="1518476.41088">
            <text:p>1518476,41088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3217.11104">
            <text:p>3217,11104</text:p>
          </table:table-cell>
          <table:table-cell table:formula="of:=[.A473]*[.B473]" office:value-type="float" office:value="1521693.52192">
            <text:p>1521693,52192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3217.11104">
            <text:p>3217,11104</text:p>
          </table:table-cell>
          <table:table-cell table:formula="of:=[.A474]*[.B474]" office:value-type="float" office:value="1524910.63296">
            <text:p>1524910,63296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3217.11104">
            <text:p>3217,11104</text:p>
          </table:table-cell>
          <table:table-cell table:formula="of:=[.A475]*[.B475]" office:value-type="float" office:value="1528127.744">
            <text:p>1528127,744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3217.11104">
            <text:p>3217,11104</text:p>
          </table:table-cell>
          <table:table-cell table:formula="of:=[.A476]*[.B476]" office:value-type="float" office:value="1531344.85504">
            <text:p>1531344,85504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3217.11104">
            <text:p>3217,11104</text:p>
          </table:table-cell>
          <table:table-cell table:formula="of:=[.A477]*[.B477]" office:value-type="float" office:value="1534561.96608">
            <text:p>1534561,96608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3217.11104">
            <text:p>3217,11104</text:p>
          </table:table-cell>
          <table:table-cell table:formula="of:=[.A478]*[.B478]" office:value-type="float" office:value="1537779.07712">
            <text:p>1537779,07712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3217.11104">
            <text:p>3217,11104</text:p>
          </table:table-cell>
          <table:table-cell table:formula="of:=[.A479]*[.B479]" office:value-type="float" office:value="1540996.18816">
            <text:p>1540996,1881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3217.11104">
            <text:p>3217,11104</text:p>
          </table:table-cell>
          <table:table-cell table:formula="of:=[.A480]*[.B480]" office:value-type="float" office:value="1544213.2992">
            <text:p>1544213,2992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3217.11104">
            <text:p>3217,11104</text:p>
          </table:table-cell>
          <table:table-cell table:formula="of:=[.A481]*[.B481]" office:value-type="float" office:value="1547430.41024">
            <text:p>1547430,41024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3217.11104">
            <text:p>3217,11104</text:p>
          </table:table-cell>
          <table:table-cell table:formula="of:=[.A482]*[.B482]" office:value-type="float" office:value="1550647.52128">
            <text:p>1550647,52128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3217.11104">
            <text:p>3217,11104</text:p>
          </table:table-cell>
          <table:table-cell table:formula="of:=[.A483]*[.B483]" office:value-type="float" office:value="1553864.63232">
            <text:p>1553864,63232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3217.11104">
            <text:p>3217,11104</text:p>
          </table:table-cell>
          <table:table-cell table:formula="of:=[.A484]*[.B484]" office:value-type="float" office:value="1557081.74336">
            <text:p>1557081,74336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3217.11104">
            <text:p>3217,11104</text:p>
          </table:table-cell>
          <table:table-cell table:formula="of:=[.A485]*[.B485]" office:value-type="float" office:value="1560298.8544">
            <text:p>1560298,8544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3217.11104">
            <text:p>3217,11104</text:p>
          </table:table-cell>
          <table:table-cell table:formula="of:=[.A486]*[.B486]" office:value-type="float" office:value="1563515.96544">
            <text:p>1563515,96544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3217.11104">
            <text:p>3217,11104</text:p>
          </table:table-cell>
          <table:table-cell table:formula="of:=[.A487]*[.B487]" office:value-type="float" office:value="1566733.07648">
            <text:p>1566733,07648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3217.11104">
            <text:p>3217,11104</text:p>
          </table:table-cell>
          <table:table-cell table:formula="of:=[.A488]*[.B488]" office:value-type="float" office:value="1569950.18752">
            <text:p>1569950,18752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3217.11104">
            <text:p>3217,11104</text:p>
          </table:table-cell>
          <table:table-cell table:formula="of:=[.A489]*[.B489]" office:value-type="float" office:value="1573167.29856">
            <text:p>1573167,29856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3217.11104">
            <text:p>3217,11104</text:p>
          </table:table-cell>
          <table:table-cell table:formula="of:=[.A490]*[.B490]" office:value-type="float" office:value="1576384.4096">
            <text:p>1576384,4096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3217.11104">
            <text:p>3217,11104</text:p>
          </table:table-cell>
          <table:table-cell table:formula="of:=[.A491]*[.B491]" office:value-type="float" office:value="1579601.52064">
            <text:p>1579601,52064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3217.11104">
            <text:p>3217,11104</text:p>
          </table:table-cell>
          <table:table-cell table:formula="of:=[.A492]*[.B492]" office:value-type="float" office:value="1582818.63168">
            <text:p>1582818,63168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3217.11104">
            <text:p>3217,11104</text:p>
          </table:table-cell>
          <table:table-cell table:formula="of:=[.A493]*[.B493]" office:value-type="float" office:value="1586035.74272">
            <text:p>1586035,74272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3217.11104">
            <text:p>3217,11104</text:p>
          </table:table-cell>
          <table:table-cell table:formula="of:=[.A494]*[.B494]" office:value-type="float" office:value="1589252.85376">
            <text:p>1589252,8537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3217.11104">
            <text:p>3217,11104</text:p>
          </table:table-cell>
          <table:table-cell table:formula="of:=[.A495]*[.B495]" office:value-type="float" office:value="1592469.9648">
            <text:p>1592469,9648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3217.11104">
            <text:p>3217,11104</text:p>
          </table:table-cell>
          <table:table-cell table:formula="of:=[.A496]*[.B496]" office:value-type="float" office:value="1595687.07584">
            <text:p>1595687,07584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3217.11104">
            <text:p>3217,11104</text:p>
          </table:table-cell>
          <table:table-cell table:formula="of:=[.A497]*[.B497]" office:value-type="float" office:value="1598904.18688">
            <text:p>1598904,18688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3217.11104">
            <text:p>3217,11104</text:p>
          </table:table-cell>
          <table:table-cell table:formula="of:=[.A498]*[.B498]" office:value-type="float" office:value="1602121.29792">
            <text:p>1602121,29792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3217.11104">
            <text:p>3217,11104</text:p>
          </table:table-cell>
          <table:table-cell table:formula="of:=[.A499]*[.B499]" office:value-type="float" office:value="1605338.40896">
            <text:p>1605338,40896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3217.11104">
            <text:p>3217,11104</text:p>
          </table:table-cell>
          <table:table-cell table:formula="of:=[.A500]*[.B500]" office:value-type="float" office:value="1608555.52">
            <text:p>1608555,52</text:p>
          </table:table-cell>
          <table:table-cell table:number-columns-repeated="2"/>
        </table:table-row>
      </table:table>
      <table:table table:name="2018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er user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C2]/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'2017'.E2]*1.04" office:value-type="float" office:value="3345.7954816">
            <text:p>3345,795481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" office:value-type="float" office:value="3345.7954816">
            <text:p>3345,7954816</text:p>
          </table:table-cell>
          <table:table-cell table:formula="of:=[.A5]*[.B5]" office:value-type="float" office:value="16728.977408">
            <text:p>16728,97740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" office:value-type="float" office:value="3345.7954816">
            <text:p>3345,7954816</text:p>
          </table:table-cell>
          <table:table-cell table:formula="of:=[.A6]*[.B6]" office:value-type="float" office:value="20074.7728896">
            <text:p>20074,772889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" office:value-type="float" office:value="3345.7954816">
            <text:p>3345,7954816</text:p>
          </table:table-cell>
          <table:table-cell table:formula="of:=[.A7]*[.B7]" office:value-type="float" office:value="23420.5683712">
            <text:p>23420,568371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" office:value-type="float" office:value="3345.7954816">
            <text:p>3345,7954816</text:p>
          </table:table-cell>
          <table:table-cell table:formula="of:=[.A8]*[.B8]" office:value-type="float" office:value="26766.3638528">
            <text:p>26766,363852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" office:value-type="float" office:value="3345.7954816">
            <text:p>3345,7954816</text:p>
          </table:table-cell>
          <table:table-cell table:formula="of:=[.A9]*[.B9]" office:value-type="float" office:value="30112.1593344">
            <text:p>30112,159334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" office:value-type="float" office:value="3345.7954816">
            <text:p>3345,7954816</text:p>
          </table:table-cell>
          <table:table-cell table:formula="of:=[.A10]*[.B10]" office:value-type="float" office:value="33457.954816">
            <text:p>33457,95481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" office:value-type="float" office:value="3345.7954816">
            <text:p>3345,7954816</text:p>
          </table:table-cell>
          <table:table-cell table:formula="of:=[.A11]*[.B11]" office:value-type="float" office:value="36803.7502976">
            <text:p>36803,7502976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E$2]" office:value-type="float" office:value="3345.7954816">
            <text:p>3345,7954816</text:p>
          </table:table-cell>
          <table:table-cell table:formula="of:=[.A12]*[.B12]" office:value-type="float" office:value="40149.5457792">
            <text:p>40149,545779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E$2]" office:value-type="float" office:value="3345.7954816">
            <text:p>3345,7954816</text:p>
          </table:table-cell>
          <table:table-cell table:formula="of:=[.A13]*[.B13]" office:value-type="float" office:value="43495.3412608">
            <text:p>43495,341260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E$2]" office:value-type="float" office:value="3345.7954816">
            <text:p>3345,7954816</text:p>
          </table:table-cell>
          <table:table-cell table:formula="of:=[.A14]*[.B14]" office:value-type="float" office:value="46841.1367424">
            <text:p>46841,136742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E$2]" office:value-type="float" office:value="3345.7954816">
            <text:p>3345,7954816</text:p>
          </table:table-cell>
          <table:table-cell table:formula="of:=[.A15]*[.B15]" office:value-type="float" office:value="50186.932224">
            <text:p>50186,93222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E$2]" office:value-type="float" office:value="3345.7954816">
            <text:p>3345,7954816</text:p>
          </table:table-cell>
          <table:table-cell table:formula="of:=[.A16]*[.B16]" office:value-type="float" office:value="53532.7277056">
            <text:p>53532,727705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E$2]" office:value-type="float" office:value="3345.7954816">
            <text:p>3345,7954816</text:p>
          </table:table-cell>
          <table:table-cell table:formula="of:=[.A17]*[.B17]" office:value-type="float" office:value="56878.5231872">
            <text:p>56878,523187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E$2]" office:value-type="float" office:value="3345.7954816">
            <text:p>3345,7954816</text:p>
          </table:table-cell>
          <table:table-cell table:formula="of:=[.A18]*[.B18]" office:value-type="float" office:value="60224.3186688">
            <text:p>60224,318668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E$2]" office:value-type="float" office:value="3345.7954816">
            <text:p>3345,7954816</text:p>
          </table:table-cell>
          <table:table-cell table:formula="of:=[.A19]*[.B19]" office:value-type="float" office:value="63570.1141504">
            <text:p>63570,114150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E$2]" office:value-type="float" office:value="3345.7954816">
            <text:p>3345,7954816</text:p>
          </table:table-cell>
          <table:table-cell table:formula="of:=[.A20]*[.B20]" office:value-type="float" office:value="66915.909632">
            <text:p>66915,90963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E$2]" office:value-type="float" office:value="3345.7954816">
            <text:p>3345,7954816</text:p>
          </table:table-cell>
          <table:table-cell table:formula="of:=[.A21]*[.B21]" office:value-type="float" office:value="70261.7051136">
            <text:p>70261,705113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E$2]" office:value-type="float" office:value="3345.7954816">
            <text:p>3345,7954816</text:p>
          </table:table-cell>
          <table:table-cell table:formula="of:=[.A22]*[.B22]" office:value-type="float" office:value="73607.5005952">
            <text:p>73607,500595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E$2]" office:value-type="float" office:value="3345.7954816">
            <text:p>3345,7954816</text:p>
          </table:table-cell>
          <table:table-cell table:formula="of:=[.A23]*[.B23]" office:value-type="float" office:value="76953.2960768">
            <text:p>76953,296076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E$2]" office:value-type="float" office:value="3345.7954816">
            <text:p>3345,7954816</text:p>
          </table:table-cell>
          <table:table-cell table:formula="of:=[.A24]*[.B24]" office:value-type="float" office:value="80299.0915584">
            <text:p>80299,091558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E$2]" office:value-type="float" office:value="3345.7954816">
            <text:p>3345,7954816</text:p>
          </table:table-cell>
          <table:table-cell table:formula="of:=[.A25]*[.B25]" office:value-type="float" office:value="83644.88704">
            <text:p>83644,88704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$E$2]" office:value-type="float" office:value="3345.7954816">
            <text:p>3345,7954816</text:p>
          </table:table-cell>
          <table:table-cell table:formula="of:=[.A26]*[.B26]" office:value-type="float" office:value="86990.6825216">
            <text:p>86990,682521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$E$2]" office:value-type="float" office:value="3345.7954816">
            <text:p>3345,7954816</text:p>
          </table:table-cell>
          <table:table-cell table:formula="of:=[.A27]*[.B27]" office:value-type="float" office:value="90336.4780032">
            <text:p>90336,478003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$E$2]" office:value-type="float" office:value="3345.7954816">
            <text:p>3345,7954816</text:p>
          </table:table-cell>
          <table:table-cell table:formula="of:=[.A28]*[.B28]" office:value-type="float" office:value="93682.2734848">
            <text:p>93682,273484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$E$2]" office:value-type="float" office:value="3345.7954816">
            <text:p>3345,7954816</text:p>
          </table:table-cell>
          <table:table-cell table:formula="of:=[.A29]*[.B29]" office:value-type="float" office:value="97028.0689664">
            <text:p>97028,068966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$E$2]" office:value-type="float" office:value="3345.7954816">
            <text:p>3345,7954816</text:p>
          </table:table-cell>
          <table:table-cell table:formula="of:=[.A30]*[.B30]" office:value-type="float" office:value="100373.864448">
            <text:p>100373,864448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$E$2]" office:value-type="float" office:value="3345.7954816">
            <text:p>3345,7954816</text:p>
          </table:table-cell>
          <table:table-cell table:formula="of:=[.A31]*[.B31]" office:value-type="float" office:value="103719.6599296">
            <text:p>103719,659929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$E$2]" office:value-type="float" office:value="3345.7954816">
            <text:p>3345,7954816</text:p>
          </table:table-cell>
          <table:table-cell table:formula="of:=[.A32]*[.B32]" office:value-type="float" office:value="107065.4554112">
            <text:p>107065,455411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$E$2]" office:value-type="float" office:value="3345.7954816">
            <text:p>3345,7954816</text:p>
          </table:table-cell>
          <table:table-cell table:formula="of:=[.A33]*[.B33]" office:value-type="float" office:value="110411.2508928">
            <text:p>110411,250892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$E$2]" office:value-type="float" office:value="3345.7954816">
            <text:p>3345,7954816</text:p>
          </table:table-cell>
          <table:table-cell table:formula="of:=[.A34]*[.B34]" office:value-type="float" office:value="113757.0463744">
            <text:p>113757,046374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$E$2]" office:value-type="float" office:value="3345.7954816">
            <text:p>3345,7954816</text:p>
          </table:table-cell>
          <table:table-cell table:formula="of:=[.A35]*[.B35]" office:value-type="float" office:value="117102.841856">
            <text:p>117102,841856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$E$2]" office:value-type="float" office:value="3345.7954816">
            <text:p>3345,7954816</text:p>
          </table:table-cell>
          <table:table-cell table:formula="of:=[.A36]*[.B36]" office:value-type="float" office:value="120448.6373376">
            <text:p>120448,637337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$E$2]" office:value-type="float" office:value="3345.7954816">
            <text:p>3345,7954816</text:p>
          </table:table-cell>
          <table:table-cell table:formula="of:=[.A37]*[.B37]" office:value-type="float" office:value="123794.4328192">
            <text:p>123794,432819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$E$2]" office:value-type="float" office:value="3345.7954816">
            <text:p>3345,7954816</text:p>
          </table:table-cell>
          <table:table-cell table:formula="of:=[.A38]*[.B38]" office:value-type="float" office:value="127140.2283008">
            <text:p>127140,228300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$E$2]" office:value-type="float" office:value="3345.7954816">
            <text:p>3345,7954816</text:p>
          </table:table-cell>
          <table:table-cell table:formula="of:=[.A39]*[.B39]" office:value-type="float" office:value="130486.0237824">
            <text:p>130486,023782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$E$2]" office:value-type="float" office:value="3345.7954816">
            <text:p>3345,7954816</text:p>
          </table:table-cell>
          <table:table-cell table:formula="of:=[.A40]*[.B40]" office:value-type="float" office:value="133831.819264">
            <text:p>133831,81926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$E$2]" office:value-type="float" office:value="3345.7954816">
            <text:p>3345,7954816</text:p>
          </table:table-cell>
          <table:table-cell table:formula="of:=[.A41]*[.B41]" office:value-type="float" office:value="137177.6147456">
            <text:p>137177,614745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$E$2]" office:value-type="float" office:value="3345.7954816">
            <text:p>3345,7954816</text:p>
          </table:table-cell>
          <table:table-cell table:formula="of:=[.A42]*[.B42]" office:value-type="float" office:value="140523.4102272">
            <text:p>140523,410227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$E$2]" office:value-type="float" office:value="3345.7954816">
            <text:p>3345,7954816</text:p>
          </table:table-cell>
          <table:table-cell table:formula="of:=[.A43]*[.B43]" office:value-type="float" office:value="143869.2057088">
            <text:p>143869,2057088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$E$2]" office:value-type="float" office:value="3345.7954816">
            <text:p>3345,7954816</text:p>
          </table:table-cell>
          <table:table-cell table:formula="of:=[.A44]*[.B44]" office:value-type="float" office:value="147215.0011904">
            <text:p>147215,001190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$E$2]" office:value-type="float" office:value="3345.7954816">
            <text:p>3345,7954816</text:p>
          </table:table-cell>
          <table:table-cell table:formula="of:=[.A45]*[.B45]" office:value-type="float" office:value="150560.796672">
            <text:p>150560,79667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$E$2]" office:value-type="float" office:value="3345.7954816">
            <text:p>3345,7954816</text:p>
          </table:table-cell>
          <table:table-cell table:formula="of:=[.A46]*[.B46]" office:value-type="float" office:value="153906.5921536">
            <text:p>153906,592153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$E$2]" office:value-type="float" office:value="3345.7954816">
            <text:p>3345,7954816</text:p>
          </table:table-cell>
          <table:table-cell table:formula="of:=[.A47]*[.B47]" office:value-type="float" office:value="157252.3876352">
            <text:p>157252,387635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$E$2]" office:value-type="float" office:value="3345.7954816">
            <text:p>3345,7954816</text:p>
          </table:table-cell>
          <table:table-cell table:formula="of:=[.A48]*[.B48]" office:value-type="float" office:value="160598.1831168">
            <text:p>160598,183116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$E$2]" office:value-type="float" office:value="3345.7954816">
            <text:p>3345,7954816</text:p>
          </table:table-cell>
          <table:table-cell table:formula="of:=[.A49]*[.B49]" office:value-type="float" office:value="163943.9785984">
            <text:p>163943,978598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$E$2]" office:value-type="float" office:value="3345.7954816">
            <text:p>3345,7954816</text:p>
          </table:table-cell>
          <table:table-cell table:formula="of:=[.A50]*[.B50]" office:value-type="float" office:value="167289.77408">
            <text:p>167289,77408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$E$2]" office:value-type="float" office:value="3345.7954816">
            <text:p>3345,7954816</text:p>
          </table:table-cell>
          <table:table-cell table:formula="of:=[.A51]*[.B51]" office:value-type="float" office:value="170635.5695616">
            <text:p>170635,5695616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$E$2]" office:value-type="float" office:value="3345.7954816">
            <text:p>3345,7954816</text:p>
          </table:table-cell>
          <table:table-cell table:formula="of:=[.A52]*[.B52]" office:value-type="float" office:value="173981.3650432">
            <text:p>173981,365043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$E$2]" office:value-type="float" office:value="3345.7954816">
            <text:p>3345,7954816</text:p>
          </table:table-cell>
          <table:table-cell table:formula="of:=[.A53]*[.B53]" office:value-type="float" office:value="177327.1605248">
            <text:p>177327,1605248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$E$2]" office:value-type="float" office:value="3345.7954816">
            <text:p>3345,7954816</text:p>
          </table:table-cell>
          <table:table-cell table:formula="of:=[.A54]*[.B54]" office:value-type="float" office:value="180672.9560064">
            <text:p>180672,956006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$E$2]" office:value-type="float" office:value="3345.7954816">
            <text:p>3345,7954816</text:p>
          </table:table-cell>
          <table:table-cell table:formula="of:=[.A55]*[.B55]" office:value-type="float" office:value="184018.751488">
            <text:p>184018,751488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$E$2]" office:value-type="float" office:value="3345.7954816">
            <text:p>3345,7954816</text:p>
          </table:table-cell>
          <table:table-cell table:formula="of:=[.A56]*[.B56]" office:value-type="float" office:value="187364.5469696">
            <text:p>187364,546969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$E$2]" office:value-type="float" office:value="3345.7954816">
            <text:p>3345,7954816</text:p>
          </table:table-cell>
          <table:table-cell table:formula="of:=[.A57]*[.B57]" office:value-type="float" office:value="190710.3424512">
            <text:p>190710,342451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$E$2]" office:value-type="float" office:value="3345.7954816">
            <text:p>3345,7954816</text:p>
          </table:table-cell>
          <table:table-cell table:formula="of:=[.A58]*[.B58]" office:value-type="float" office:value="194056.1379328">
            <text:p>194056,137932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$E$2]" office:value-type="float" office:value="3345.7954816">
            <text:p>3345,7954816</text:p>
          </table:table-cell>
          <table:table-cell table:formula="of:=[.A59]*[.B59]" office:value-type="float" office:value="197401.9334144">
            <text:p>197401,933414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$E$2]" office:value-type="float" office:value="3345.7954816">
            <text:p>3345,7954816</text:p>
          </table:table-cell>
          <table:table-cell table:formula="of:=[.A60]*[.B60]" office:value-type="float" office:value="200747.728896">
            <text:p>200747,728896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$E$2]" office:value-type="float" office:value="3345.7954816">
            <text:p>3345,7954816</text:p>
          </table:table-cell>
          <table:table-cell table:formula="of:=[.A61]*[.B61]" office:value-type="float" office:value="204093.5243776">
            <text:p>204093,5243776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$E$2]" office:value-type="float" office:value="3345.7954816">
            <text:p>3345,7954816</text:p>
          </table:table-cell>
          <table:table-cell table:formula="of:=[.A62]*[.B62]" office:value-type="float" office:value="207439.3198592">
            <text:p>207439,319859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$E$2]" office:value-type="float" office:value="3345.7954816">
            <text:p>3345,7954816</text:p>
          </table:table-cell>
          <table:table-cell table:formula="of:=[.A63]*[.B63]" office:value-type="float" office:value="210785.1153408">
            <text:p>210785,1153408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$E$2]" office:value-type="float" office:value="3345.7954816">
            <text:p>3345,7954816</text:p>
          </table:table-cell>
          <table:table-cell table:formula="of:=[.A64]*[.B64]" office:value-type="float" office:value="214130.9108224">
            <text:p>214130,910822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$E$2]" office:value-type="float" office:value="3345.7954816">
            <text:p>3345,7954816</text:p>
          </table:table-cell>
          <table:table-cell table:formula="of:=[.A65]*[.B65]" office:value-type="float" office:value="217476.706304">
            <text:p>217476,706304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$E$2]" office:value-type="float" office:value="3345.7954816">
            <text:p>3345,7954816</text:p>
          </table:table-cell>
          <table:table-cell table:formula="of:=[.A66]*[.B66]" office:value-type="float" office:value="220822.5017856">
            <text:p>220822,501785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$E$2]" office:value-type="float" office:value="3345.7954816">
            <text:p>3345,7954816</text:p>
          </table:table-cell>
          <table:table-cell table:formula="of:=[.A67]*[.B67]" office:value-type="float" office:value="224168.2972672">
            <text:p>224168,297267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$E$2]" office:value-type="float" office:value="3345.7954816">
            <text:p>3345,7954816</text:p>
          </table:table-cell>
          <table:table-cell table:formula="of:=[.A68]*[.B68]" office:value-type="float" office:value="227514.0927488">
            <text:p>227514,092748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$E$2]" office:value-type="float" office:value="3345.7954816">
            <text:p>3345,7954816</text:p>
          </table:table-cell>
          <table:table-cell table:formula="of:=[.A69]*[.B69]" office:value-type="float" office:value="230859.8882304">
            <text:p>230859,8882304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$E$2]" office:value-type="float" office:value="3345.7954816">
            <text:p>3345,7954816</text:p>
          </table:table-cell>
          <table:table-cell table:formula="of:=[.A70]*[.B70]" office:value-type="float" office:value="234205.683712">
            <text:p>234205,683712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$E$2]" office:value-type="float" office:value="3345.7954816">
            <text:p>3345,7954816</text:p>
          </table:table-cell>
          <table:table-cell table:formula="of:=[.A71]*[.B71]" office:value-type="float" office:value="237551.4791936">
            <text:p>237551,4791936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$E$2]" office:value-type="float" office:value="3345.7954816">
            <text:p>3345,7954816</text:p>
          </table:table-cell>
          <table:table-cell table:formula="of:=[.A72]*[.B72]" office:value-type="float" office:value="240897.2746752">
            <text:p>240897,274675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$E$2]" office:value-type="float" office:value="3345.7954816">
            <text:p>3345,7954816</text:p>
          </table:table-cell>
          <table:table-cell table:formula="of:=[.A73]*[.B73]" office:value-type="float" office:value="244243.0701568">
            <text:p>244243,070156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$E$2]" office:value-type="float" office:value="3345.7954816">
            <text:p>3345,7954816</text:p>
          </table:table-cell>
          <table:table-cell table:formula="of:=[.A74]*[.B74]" office:value-type="float" office:value="247588.8656384">
            <text:p>247588,865638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$E$2]" office:value-type="float" office:value="3345.7954816">
            <text:p>3345,7954816</text:p>
          </table:table-cell>
          <table:table-cell table:formula="of:=[.A75]*[.B75]" office:value-type="float" office:value="250934.66112">
            <text:p>250934,66112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$E$2]" office:value-type="float" office:value="3345.7954816">
            <text:p>3345,7954816</text:p>
          </table:table-cell>
          <table:table-cell table:formula="of:=[.A76]*[.B76]" office:value-type="float" office:value="254280.4566016">
            <text:p>254280,456601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$E$2]" office:value-type="float" office:value="3345.7954816">
            <text:p>3345,7954816</text:p>
          </table:table-cell>
          <table:table-cell table:formula="of:=[.A77]*[.B77]" office:value-type="float" office:value="257626.2520832">
            <text:p>257626,2520832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$E$2]" office:value-type="float" office:value="3345.7954816">
            <text:p>3345,7954816</text:p>
          </table:table-cell>
          <table:table-cell table:formula="of:=[.A78]*[.B78]" office:value-type="float" office:value="260972.0475648">
            <text:p>260972,047564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$E$2]" office:value-type="float" office:value="3345.7954816">
            <text:p>3345,7954816</text:p>
          </table:table-cell>
          <table:table-cell table:formula="of:=[.A79]*[.B79]" office:value-type="float" office:value="264317.8430464">
            <text:p>264317,8430464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$E$2]" office:value-type="float" office:value="3345.7954816">
            <text:p>3345,7954816</text:p>
          </table:table-cell>
          <table:table-cell table:formula="of:=[.A80]*[.B80]" office:value-type="float" office:value="267663.638528">
            <text:p>267663,63852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$E$2]" office:value-type="float" office:value="3345.7954816">
            <text:p>3345,7954816</text:p>
          </table:table-cell>
          <table:table-cell table:formula="of:=[.A81]*[.B81]" office:value-type="float" office:value="271009.4340096">
            <text:p>271009,4340096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$E$2]" office:value-type="float" office:value="3345.7954816">
            <text:p>3345,7954816</text:p>
          </table:table-cell>
          <table:table-cell table:formula="of:=[.A82]*[.B82]" office:value-type="float" office:value="274355.2294912">
            <text:p>274355,229491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$E$2]" office:value-type="float" office:value="3345.7954816">
            <text:p>3345,7954816</text:p>
          </table:table-cell>
          <table:table-cell table:formula="of:=[.A83]*[.B83]" office:value-type="float" office:value="277701.0249728">
            <text:p>277701,0249728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$E$2]" office:value-type="float" office:value="3345.7954816">
            <text:p>3345,7954816</text:p>
          </table:table-cell>
          <table:table-cell table:formula="of:=[.A84]*[.B84]" office:value-type="float" office:value="281046.8204544">
            <text:p>281046,820454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$E$2]" office:value-type="float" office:value="3345.7954816">
            <text:p>3345,7954816</text:p>
          </table:table-cell>
          <table:table-cell table:formula="of:=[.A85]*[.B85]" office:value-type="float" office:value="284392.615936">
            <text:p>284392,61593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$E$2]" office:value-type="float" office:value="3345.7954816">
            <text:p>3345,7954816</text:p>
          </table:table-cell>
          <table:table-cell table:formula="of:=[.A86]*[.B86]" office:value-type="float" office:value="287738.4114176">
            <text:p>287738,411417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$E$2]" office:value-type="float" office:value="3345.7954816">
            <text:p>3345,7954816</text:p>
          </table:table-cell>
          <table:table-cell table:formula="of:=[.A87]*[.B87]" office:value-type="float" office:value="291084.2068992">
            <text:p>291084,2068992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$E$2]" office:value-type="float" office:value="3345.7954816">
            <text:p>3345,7954816</text:p>
          </table:table-cell>
          <table:table-cell table:formula="of:=[.A88]*[.B88]" office:value-type="float" office:value="294430.0023808">
            <text:p>294430,002380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$E$2]" office:value-type="float" office:value="3345.7954816">
            <text:p>3345,7954816</text:p>
          </table:table-cell>
          <table:table-cell table:formula="of:=[.A89]*[.B89]" office:value-type="float" office:value="297775.7978624">
            <text:p>297775,797862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$E$2]" office:value-type="float" office:value="3345.7954816">
            <text:p>3345,7954816</text:p>
          </table:table-cell>
          <table:table-cell table:formula="of:=[.A90]*[.B90]" office:value-type="float" office:value="301121.593344">
            <text:p>301121,593344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$E$2]" office:value-type="float" office:value="3345.7954816">
            <text:p>3345,7954816</text:p>
          </table:table-cell>
          <table:table-cell table:formula="of:=[.A91]*[.B91]" office:value-type="float" office:value="304467.3888256">
            <text:p>304467,3888256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$E$2]" office:value-type="float" office:value="3345.7954816">
            <text:p>3345,7954816</text:p>
          </table:table-cell>
          <table:table-cell table:formula="of:=[.A92]*[.B92]" office:value-type="float" office:value="307813.1843072">
            <text:p>307813,184307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$E$2]" office:value-type="float" office:value="3345.7954816">
            <text:p>3345,7954816</text:p>
          </table:table-cell>
          <table:table-cell table:formula="of:=[.A93]*[.B93]" office:value-type="float" office:value="311158.9797888">
            <text:p>311158,9797888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$E$2]" office:value-type="float" office:value="3345.7954816">
            <text:p>3345,7954816</text:p>
          </table:table-cell>
          <table:table-cell table:formula="of:=[.A94]*[.B94]" office:value-type="float" office:value="314504.7752704">
            <text:p>314504,775270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$E$2]" office:value-type="float" office:value="3345.7954816">
            <text:p>3345,7954816</text:p>
          </table:table-cell>
          <table:table-cell table:formula="of:=[.A95]*[.B95]" office:value-type="float" office:value="317850.570752">
            <text:p>317850,57075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$E$2]" office:value-type="float" office:value="3345.7954816">
            <text:p>3345,7954816</text:p>
          </table:table-cell>
          <table:table-cell table:formula="of:=[.A96]*[.B96]" office:value-type="float" office:value="321196.3662336">
            <text:p>321196,366233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$E$2]" office:value-type="float" office:value="3345.7954816">
            <text:p>3345,7954816</text:p>
          </table:table-cell>
          <table:table-cell table:formula="of:=[.A97]*[.B97]" office:value-type="float" office:value="324542.1617152">
            <text:p>324542,1617152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$E$2]" office:value-type="float" office:value="3345.7954816">
            <text:p>3345,7954816</text:p>
          </table:table-cell>
          <table:table-cell table:formula="of:=[.A98]*[.B98]" office:value-type="float" office:value="327887.9571968">
            <text:p>327887,957196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$E$2]" office:value-type="float" office:value="3345.7954816">
            <text:p>3345,7954816</text:p>
          </table:table-cell>
          <table:table-cell table:formula="of:=[.A99]*[.B99]" office:value-type="float" office:value="331233.7526784">
            <text:p>331233,752678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$E$2]" office:value-type="float" office:value="3345.7954816">
            <text:p>3345,7954816</text:p>
          </table:table-cell>
          <table:table-cell table:formula="of:=[.A100]*[.B100]" office:value-type="float" office:value="334579.54816">
            <text:p>334579,54816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$E$2]" office:value-type="float" office:value="3345.7954816">
            <text:p>3345,7954816</text:p>
          </table:table-cell>
          <table:table-cell table:formula="of:=[.A101]*[.B101]" office:value-type="float" office:value="337925.3436416">
            <text:p>337925,3436416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$E$2]" office:value-type="float" office:value="3345.7954816">
            <text:p>3345,7954816</text:p>
          </table:table-cell>
          <table:table-cell table:formula="of:=[.A102]*[.B102]" office:value-type="float" office:value="341271.1391232">
            <text:p>341271,139123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$E$2]" office:value-type="float" office:value="3345.7954816">
            <text:p>3345,7954816</text:p>
          </table:table-cell>
          <table:table-cell table:formula="of:=[.A103]*[.B103]" office:value-type="float" office:value="344616.9346048">
            <text:p>344616,9346048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$E$2]" office:value-type="float" office:value="3345.7954816">
            <text:p>3345,7954816</text:p>
          </table:table-cell>
          <table:table-cell table:formula="of:=[.A104]*[.B104]" office:value-type="float" office:value="347962.7300864">
            <text:p>347962,730086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$E$2]" office:value-type="float" office:value="3345.7954816">
            <text:p>3345,7954816</text:p>
          </table:table-cell>
          <table:table-cell table:formula="of:=[.A105]*[.B105]" office:value-type="float" office:value="351308.525568">
            <text:p>351308,525568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$E$2]" office:value-type="float" office:value="3345.7954816">
            <text:p>3345,7954816</text:p>
          </table:table-cell>
          <table:table-cell table:formula="of:=[.A106]*[.B106]" office:value-type="float" office:value="354654.3210496">
            <text:p>354654,321049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$E$2]" office:value-type="float" office:value="3345.7954816">
            <text:p>3345,7954816</text:p>
          </table:table-cell>
          <table:table-cell table:formula="of:=[.A107]*[.B107]" office:value-type="float" office:value="358000.1165312">
            <text:p>358000,116531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$E$2]" office:value-type="float" office:value="3345.7954816">
            <text:p>3345,7954816</text:p>
          </table:table-cell>
          <table:table-cell table:formula="of:=[.A108]*[.B108]" office:value-type="float" office:value="361345.9120128">
            <text:p>361345,912012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$E$2]" office:value-type="float" office:value="3345.7954816">
            <text:p>3345,7954816</text:p>
          </table:table-cell>
          <table:table-cell table:formula="of:=[.A109]*[.B109]" office:value-type="float" office:value="364691.7074944">
            <text:p>364691,707494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$E$2]" office:value-type="float" office:value="3345.7954816">
            <text:p>3345,7954816</text:p>
          </table:table-cell>
          <table:table-cell table:formula="of:=[.A110]*[.B110]" office:value-type="float" office:value="368037.502976">
            <text:p>368037,502976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$E$2]" office:value-type="float" office:value="3345.7954816">
            <text:p>3345,7954816</text:p>
          </table:table-cell>
          <table:table-cell table:formula="of:=[.A111]*[.B111]" office:value-type="float" office:value="371383.2984576">
            <text:p>371383,2984576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$E$2]" office:value-type="float" office:value="3345.7954816">
            <text:p>3345,7954816</text:p>
          </table:table-cell>
          <table:table-cell table:formula="of:=[.A112]*[.B112]" office:value-type="float" office:value="374729.0939392">
            <text:p>374729,093939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$E$2]" office:value-type="float" office:value="3345.7954816">
            <text:p>3345,7954816</text:p>
          </table:table-cell>
          <table:table-cell table:formula="of:=[.A113]*[.B113]" office:value-type="float" office:value="378074.8894208">
            <text:p>378074,8894208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$E$2]" office:value-type="float" office:value="3345.7954816">
            <text:p>3345,7954816</text:p>
          </table:table-cell>
          <table:table-cell table:formula="of:=[.A114]*[.B114]" office:value-type="float" office:value="381420.6849024">
            <text:p>381420,684902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$E$2]" office:value-type="float" office:value="3345.7954816">
            <text:p>3345,7954816</text:p>
          </table:table-cell>
          <table:table-cell table:formula="of:=[.A115]*[.B115]" office:value-type="float" office:value="384766.480384">
            <text:p>384766,480384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$E$2]" office:value-type="float" office:value="3345.7954816">
            <text:p>3345,7954816</text:p>
          </table:table-cell>
          <table:table-cell table:formula="of:=[.A116]*[.B116]" office:value-type="float" office:value="388112.2758656">
            <text:p>388112,275865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$E$2]" office:value-type="float" office:value="3345.7954816">
            <text:p>3345,7954816</text:p>
          </table:table-cell>
          <table:table-cell table:formula="of:=[.A117]*[.B117]" office:value-type="float" office:value="391458.0713472">
            <text:p>391458,071347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$E$2]" office:value-type="float" office:value="3345.7954816">
            <text:p>3345,7954816</text:p>
          </table:table-cell>
          <table:table-cell table:formula="of:=[.A118]*[.B118]" office:value-type="float" office:value="394803.8668288">
            <text:p>394803,866828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$E$2]" office:value-type="float" office:value="3345.7954816">
            <text:p>3345,7954816</text:p>
          </table:table-cell>
          <table:table-cell table:formula="of:=[.A119]*[.B119]" office:value-type="float" office:value="398149.6623104">
            <text:p>398149,662310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$E$2]" office:value-type="float" office:value="3345.7954816">
            <text:p>3345,7954816</text:p>
          </table:table-cell>
          <table:table-cell table:formula="of:=[.A120]*[.B120]" office:value-type="float" office:value="401495.457792">
            <text:p>401495,45779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$E$2]" office:value-type="float" office:value="3345.7954816">
            <text:p>3345,7954816</text:p>
          </table:table-cell>
          <table:table-cell table:formula="of:=[.A121]*[.B121]" office:value-type="float" office:value="404841.2532736">
            <text:p>404841,2532736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$E$2]" office:value-type="float" office:value="3345.7954816">
            <text:p>3345,7954816</text:p>
          </table:table-cell>
          <table:table-cell table:formula="of:=[.A122]*[.B122]" office:value-type="float" office:value="408187.0487552">
            <text:p>408187,048755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$E$2]" office:value-type="float" office:value="3345.7954816">
            <text:p>3345,7954816</text:p>
          </table:table-cell>
          <table:table-cell table:formula="of:=[.A123]*[.B123]" office:value-type="float" office:value="411532.8442368">
            <text:p>411532,8442368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$E$2]" office:value-type="float" office:value="3345.7954816">
            <text:p>3345,7954816</text:p>
          </table:table-cell>
          <table:table-cell table:formula="of:=[.A124]*[.B124]" office:value-type="float" office:value="414878.6397184">
            <text:p>414878,639718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$E$2]" office:value-type="float" office:value="3345.7954816">
            <text:p>3345,7954816</text:p>
          </table:table-cell>
          <table:table-cell table:formula="of:=[.A125]*[.B125]" office:value-type="float" office:value="418224.4352">
            <text:p>418224,4352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$E$2]" office:value-type="float" office:value="3345.7954816">
            <text:p>3345,7954816</text:p>
          </table:table-cell>
          <table:table-cell table:formula="of:=[.A126]*[.B126]" office:value-type="float" office:value="421570.2306816">
            <text:p>421570,230681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$E$2]" office:value-type="float" office:value="3345.7954816">
            <text:p>3345,7954816</text:p>
          </table:table-cell>
          <table:table-cell table:formula="of:=[.A127]*[.B127]" office:value-type="float" office:value="424916.0261632">
            <text:p>424916,026163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$E$2]" office:value-type="float" office:value="3345.7954816">
            <text:p>3345,7954816</text:p>
          </table:table-cell>
          <table:table-cell table:formula="of:=[.A128]*[.B128]" office:value-type="float" office:value="428261.8216448">
            <text:p>428261,821644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$E$2]" office:value-type="float" office:value="3345.7954816">
            <text:p>3345,7954816</text:p>
          </table:table-cell>
          <table:table-cell table:formula="of:=[.A129]*[.B129]" office:value-type="float" office:value="431607.6171264">
            <text:p>431607,6171264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$E$2]" office:value-type="float" office:value="3345.7954816">
            <text:p>3345,7954816</text:p>
          </table:table-cell>
          <table:table-cell table:formula="of:=[.A130]*[.B130]" office:value-type="float" office:value="434953.412608">
            <text:p>434953,412608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$E$2]" office:value-type="float" office:value="3345.7954816">
            <text:p>3345,7954816</text:p>
          </table:table-cell>
          <table:table-cell table:formula="of:=[.A131]*[.B131]" office:value-type="float" office:value="438299.2080896">
            <text:p>438299,2080896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$E$2]" office:value-type="float" office:value="3345.7954816">
            <text:p>3345,7954816</text:p>
          </table:table-cell>
          <table:table-cell table:formula="of:=[.A132]*[.B132]" office:value-type="float" office:value="441645.0035712">
            <text:p>441645,003571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$E$2]" office:value-type="float" office:value="3345.7954816">
            <text:p>3345,7954816</text:p>
          </table:table-cell>
          <table:table-cell table:formula="of:=[.A133]*[.B133]" office:value-type="float" office:value="444990.7990528">
            <text:p>444990,7990528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$E$2]" office:value-type="float" office:value="3345.7954816">
            <text:p>3345,7954816</text:p>
          </table:table-cell>
          <table:table-cell table:formula="of:=[.A134]*[.B134]" office:value-type="float" office:value="448336.5945344">
            <text:p>448336,594534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$E$2]" office:value-type="float" office:value="3345.7954816">
            <text:p>3345,7954816</text:p>
          </table:table-cell>
          <table:table-cell table:formula="of:=[.A135]*[.B135]" office:value-type="float" office:value="451682.390016">
            <text:p>451682,390016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$E$2]" office:value-type="float" office:value="3345.7954816">
            <text:p>3345,7954816</text:p>
          </table:table-cell>
          <table:table-cell table:formula="of:=[.A136]*[.B136]" office:value-type="float" office:value="455028.1854976">
            <text:p>455028,185497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$E$2]" office:value-type="float" office:value="3345.7954816">
            <text:p>3345,7954816</text:p>
          </table:table-cell>
          <table:table-cell table:formula="of:=[.A137]*[.B137]" office:value-type="float" office:value="458373.9809792">
            <text:p>458373,9809792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$E$2]" office:value-type="float" office:value="3345.7954816">
            <text:p>3345,7954816</text:p>
          </table:table-cell>
          <table:table-cell table:formula="of:=[.A138]*[.B138]" office:value-type="float" office:value="461719.7764608">
            <text:p>461719,776460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$E$2]" office:value-type="float" office:value="3345.7954816">
            <text:p>3345,7954816</text:p>
          </table:table-cell>
          <table:table-cell table:formula="of:=[.A139]*[.B139]" office:value-type="float" office:value="465065.5719424">
            <text:p>465065,5719424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$E$2]" office:value-type="float" office:value="3345.7954816">
            <text:p>3345,7954816</text:p>
          </table:table-cell>
          <table:table-cell table:formula="of:=[.A140]*[.B140]" office:value-type="float" office:value="468411.367424">
            <text:p>468411,367424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$E$2]" office:value-type="float" office:value="3345.7954816">
            <text:p>3345,7954816</text:p>
          </table:table-cell>
          <table:table-cell table:formula="of:=[.A141]*[.B141]" office:value-type="float" office:value="471757.1629056">
            <text:p>471757,1629056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$E$2]" office:value-type="float" office:value="3345.7954816">
            <text:p>3345,7954816</text:p>
          </table:table-cell>
          <table:table-cell table:formula="of:=[.A142]*[.B142]" office:value-type="float" office:value="475102.9583872">
            <text:p>475102,958387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$E$2]" office:value-type="float" office:value="3345.7954816">
            <text:p>3345,7954816</text:p>
          </table:table-cell>
          <table:table-cell table:formula="of:=[.A143]*[.B143]" office:value-type="float" office:value="478448.7538688">
            <text:p>478448,7538688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$E$2]" office:value-type="float" office:value="3345.7954816">
            <text:p>3345,7954816</text:p>
          </table:table-cell>
          <table:table-cell table:formula="of:=[.A144]*[.B144]" office:value-type="float" office:value="481794.5493504">
            <text:p>481794,549350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$E$2]" office:value-type="float" office:value="3345.7954816">
            <text:p>3345,7954816</text:p>
          </table:table-cell>
          <table:table-cell table:formula="of:=[.A145]*[.B145]" office:value-type="float" office:value="485140.344832">
            <text:p>485140,344832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$E$2]" office:value-type="float" office:value="3345.7954816">
            <text:p>3345,7954816</text:p>
          </table:table-cell>
          <table:table-cell table:formula="of:=[.A146]*[.B146]" office:value-type="float" office:value="488486.1403136">
            <text:p>488486,140313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$E$2]" office:value-type="float" office:value="3345.7954816">
            <text:p>3345,7954816</text:p>
          </table:table-cell>
          <table:table-cell table:formula="of:=[.A147]*[.B147]" office:value-type="float" office:value="491831.9357952">
            <text:p>491831,935795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$E$2]" office:value-type="float" office:value="3345.7954816">
            <text:p>3345,7954816</text:p>
          </table:table-cell>
          <table:table-cell table:formula="of:=[.A148]*[.B148]" office:value-type="float" office:value="495177.7312768">
            <text:p>495177,731276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$E$2]" office:value-type="float" office:value="3345.7954816">
            <text:p>3345,7954816</text:p>
          </table:table-cell>
          <table:table-cell table:formula="of:=[.A149]*[.B149]" office:value-type="float" office:value="498523.5267584">
            <text:p>498523,526758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$E$2]" office:value-type="float" office:value="3345.7954816">
            <text:p>3345,7954816</text:p>
          </table:table-cell>
          <table:table-cell table:formula="of:=[.A150]*[.B150]" office:value-type="float" office:value="501869.32224">
            <text:p>501869,32224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$E$2]" office:value-type="float" office:value="3345.7954816">
            <text:p>3345,7954816</text:p>
          </table:table-cell>
          <table:table-cell table:formula="of:=[.A151]*[.B151]" office:value-type="float" office:value="505215.1177216">
            <text:p>505215,1177216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$E$2]" office:value-type="float" office:value="3345.7954816">
            <text:p>3345,7954816</text:p>
          </table:table-cell>
          <table:table-cell table:formula="of:=[.A152]*[.B152]" office:value-type="float" office:value="508560.9132032">
            <text:p>508560,913203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$E$2]" office:value-type="float" office:value="3345.7954816">
            <text:p>3345,7954816</text:p>
          </table:table-cell>
          <table:table-cell table:formula="of:=[.A153]*[.B153]" office:value-type="float" office:value="511906.7086848">
            <text:p>511906,7086848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$E$2]" office:value-type="float" office:value="3345.7954816">
            <text:p>3345,7954816</text:p>
          </table:table-cell>
          <table:table-cell table:formula="of:=[.A154]*[.B154]" office:value-type="float" office:value="515252.5041664">
            <text:p>515252,504166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$E$2]" office:value-type="float" office:value="3345.7954816">
            <text:p>3345,7954816</text:p>
          </table:table-cell>
          <table:table-cell table:formula="of:=[.A155]*[.B155]" office:value-type="float" office:value="518598.299648">
            <text:p>518598,299648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$E$2]" office:value-type="float" office:value="3345.7954816">
            <text:p>3345,7954816</text:p>
          </table:table-cell>
          <table:table-cell table:formula="of:=[.A156]*[.B156]" office:value-type="float" office:value="521944.0951296">
            <text:p>521944,095129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$E$2]" office:value-type="float" office:value="3345.7954816">
            <text:p>3345,7954816</text:p>
          </table:table-cell>
          <table:table-cell table:formula="of:=[.A157]*[.B157]" office:value-type="float" office:value="525289.8906112">
            <text:p>525289,8906112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$E$2]" office:value-type="float" office:value="3345.7954816">
            <text:p>3345,7954816</text:p>
          </table:table-cell>
          <table:table-cell table:formula="of:=[.A158]*[.B158]" office:value-type="float" office:value="528635.6860928">
            <text:p>528635,686092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$E$2]" office:value-type="float" office:value="3345.7954816">
            <text:p>3345,7954816</text:p>
          </table:table-cell>
          <table:table-cell table:formula="of:=[.A159]*[.B159]" office:value-type="float" office:value="531981.4815744">
            <text:p>531981,4815744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$E$2]" office:value-type="float" office:value="3345.7954816">
            <text:p>3345,7954816</text:p>
          </table:table-cell>
          <table:table-cell table:formula="of:=[.A160]*[.B160]" office:value-type="float" office:value="535327.277056">
            <text:p>535327,277056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$E$2]" office:value-type="float" office:value="3345.7954816">
            <text:p>3345,7954816</text:p>
          </table:table-cell>
          <table:table-cell table:formula="of:=[.A161]*[.B161]" office:value-type="float" office:value="538673.0725376">
            <text:p>538673,072537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$E$2]" office:value-type="float" office:value="3345.7954816">
            <text:p>3345,7954816</text:p>
          </table:table-cell>
          <table:table-cell table:formula="of:=[.A162]*[.B162]" office:value-type="float" office:value="542018.8680192">
            <text:p>542018,868019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$E$2]" office:value-type="float" office:value="3345.7954816">
            <text:p>3345,7954816</text:p>
          </table:table-cell>
          <table:table-cell table:formula="of:=[.A163]*[.B163]" office:value-type="float" office:value="545364.6635008">
            <text:p>545364,6635008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$E$2]" office:value-type="float" office:value="3345.7954816">
            <text:p>3345,7954816</text:p>
          </table:table-cell>
          <table:table-cell table:formula="of:=[.A164]*[.B164]" office:value-type="float" office:value="548710.4589824">
            <text:p>548710,458982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$E$2]" office:value-type="float" office:value="3345.7954816">
            <text:p>3345,7954816</text:p>
          </table:table-cell>
          <table:table-cell table:formula="of:=[.A165]*[.B165]" office:value-type="float" office:value="552056.254464">
            <text:p>552056,254464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$E$2]" office:value-type="float" office:value="3345.7954816">
            <text:p>3345,7954816</text:p>
          </table:table-cell>
          <table:table-cell table:formula="of:=[.A166]*[.B166]" office:value-type="float" office:value="555402.0499456">
            <text:p>555402,049945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$E$2]" office:value-type="float" office:value="3345.7954816">
            <text:p>3345,7954816</text:p>
          </table:table-cell>
          <table:table-cell table:formula="of:=[.A167]*[.B167]" office:value-type="float" office:value="558747.8454272">
            <text:p>558747,8454272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$E$2]" office:value-type="float" office:value="3345.7954816">
            <text:p>3345,7954816</text:p>
          </table:table-cell>
          <table:table-cell table:formula="of:=[.A168]*[.B168]" office:value-type="float" office:value="562093.6409088">
            <text:p>562093,640908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$E$2]" office:value-type="float" office:value="3345.7954816">
            <text:p>3345,7954816</text:p>
          </table:table-cell>
          <table:table-cell table:formula="of:=[.A169]*[.B169]" office:value-type="float" office:value="565439.4363904">
            <text:p>565439,4363904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$E$2]" office:value-type="float" office:value="3345.7954816">
            <text:p>3345,7954816</text:p>
          </table:table-cell>
          <table:table-cell table:formula="of:=[.A170]*[.B170]" office:value-type="float" office:value="568785.231872">
            <text:p>568785,231872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$E$2]" office:value-type="float" office:value="3345.7954816">
            <text:p>3345,7954816</text:p>
          </table:table-cell>
          <table:table-cell table:formula="of:=[.A171]*[.B171]" office:value-type="float" office:value="572131.0273536">
            <text:p>572131,0273536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$E$2]" office:value-type="float" office:value="3345.7954816">
            <text:p>3345,7954816</text:p>
          </table:table-cell>
          <table:table-cell table:formula="of:=[.A172]*[.B172]" office:value-type="float" office:value="575476.8228352">
            <text:p>575476,822835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$E$2]" office:value-type="float" office:value="3345.7954816">
            <text:p>3345,7954816</text:p>
          </table:table-cell>
          <table:table-cell table:formula="of:=[.A173]*[.B173]" office:value-type="float" office:value="578822.6183168">
            <text:p>578822,6183168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$E$2]" office:value-type="float" office:value="3345.7954816">
            <text:p>3345,7954816</text:p>
          </table:table-cell>
          <table:table-cell table:formula="of:=[.A174]*[.B174]" office:value-type="float" office:value="582168.4137984">
            <text:p>582168,413798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$E$2]" office:value-type="float" office:value="3345.7954816">
            <text:p>3345,7954816</text:p>
          </table:table-cell>
          <table:table-cell table:formula="of:=[.A175]*[.B175]" office:value-type="float" office:value="585514.20928">
            <text:p>585514,20928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$E$2]" office:value-type="float" office:value="3345.7954816">
            <text:p>3345,7954816</text:p>
          </table:table-cell>
          <table:table-cell table:formula="of:=[.A176]*[.B176]" office:value-type="float" office:value="588860.0047616">
            <text:p>588860,004761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$E$2]" office:value-type="float" office:value="3345.7954816">
            <text:p>3345,7954816</text:p>
          </table:table-cell>
          <table:table-cell table:formula="of:=[.A177]*[.B177]" office:value-type="float" office:value="592205.8002432">
            <text:p>592205,8002432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$E$2]" office:value-type="float" office:value="3345.7954816">
            <text:p>3345,7954816</text:p>
          </table:table-cell>
          <table:table-cell table:formula="of:=[.A178]*[.B178]" office:value-type="float" office:value="595551.5957248">
            <text:p>595551,595724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$E$2]" office:value-type="float" office:value="3345.7954816">
            <text:p>3345,7954816</text:p>
          </table:table-cell>
          <table:table-cell table:formula="of:=[.A179]*[.B179]" office:value-type="float" office:value="598897.3912064">
            <text:p>598897,391206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$E$2]" office:value-type="float" office:value="3345.7954816">
            <text:p>3345,7954816</text:p>
          </table:table-cell>
          <table:table-cell table:formula="of:=[.A180]*[.B180]" office:value-type="float" office:value="602243.186688">
            <text:p>602243,186688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$E$2]" office:value-type="float" office:value="3345.7954816">
            <text:p>3345,7954816</text:p>
          </table:table-cell>
          <table:table-cell table:formula="of:=[.A181]*[.B181]" office:value-type="float" office:value="605588.9821696">
            <text:p>605588,9821696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$E$2]" office:value-type="float" office:value="3345.7954816">
            <text:p>3345,7954816</text:p>
          </table:table-cell>
          <table:table-cell table:formula="of:=[.A182]*[.B182]" office:value-type="float" office:value="608934.7776512">
            <text:p>608934,777651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$E$2]" office:value-type="float" office:value="3345.7954816">
            <text:p>3345,7954816</text:p>
          </table:table-cell>
          <table:table-cell table:formula="of:=[.A183]*[.B183]" office:value-type="float" office:value="612280.5731328">
            <text:p>612280,5731328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$E$2]" office:value-type="float" office:value="3345.7954816">
            <text:p>3345,7954816</text:p>
          </table:table-cell>
          <table:table-cell table:formula="of:=[.A184]*[.B184]" office:value-type="float" office:value="615626.3686144">
            <text:p>615626,368614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$E$2]" office:value-type="float" office:value="3345.7954816">
            <text:p>3345,7954816</text:p>
          </table:table-cell>
          <table:table-cell table:formula="of:=[.A185]*[.B185]" office:value-type="float" office:value="618972.164096">
            <text:p>618972,164096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$E$2]" office:value-type="float" office:value="3345.7954816">
            <text:p>3345,7954816</text:p>
          </table:table-cell>
          <table:table-cell table:formula="of:=[.A186]*[.B186]" office:value-type="float" office:value="622317.9595776">
            <text:p>622317,959577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$E$2]" office:value-type="float" office:value="3345.7954816">
            <text:p>3345,7954816</text:p>
          </table:table-cell>
          <table:table-cell table:formula="of:=[.A187]*[.B187]" office:value-type="float" office:value="625663.7550592">
            <text:p>625663,7550592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$E$2]" office:value-type="float" office:value="3345.7954816">
            <text:p>3345,7954816</text:p>
          </table:table-cell>
          <table:table-cell table:formula="of:=[.A188]*[.B188]" office:value-type="float" office:value="629009.5505408">
            <text:p>629009,550540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$E$2]" office:value-type="float" office:value="3345.7954816">
            <text:p>3345,7954816</text:p>
          </table:table-cell>
          <table:table-cell table:formula="of:=[.A189]*[.B189]" office:value-type="float" office:value="632355.3460224">
            <text:p>632355,3460224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$E$2]" office:value-type="float" office:value="3345.7954816">
            <text:p>3345,7954816</text:p>
          </table:table-cell>
          <table:table-cell table:formula="of:=[.A190]*[.B190]" office:value-type="float" office:value="635701.141504">
            <text:p>635701,141504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$E$2]" office:value-type="float" office:value="3345.7954816">
            <text:p>3345,7954816</text:p>
          </table:table-cell>
          <table:table-cell table:formula="of:=[.A191]*[.B191]" office:value-type="float" office:value="639046.9369856">
            <text:p>639046,9369856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$E$2]" office:value-type="float" office:value="3345.7954816">
            <text:p>3345,7954816</text:p>
          </table:table-cell>
          <table:table-cell table:formula="of:=[.A192]*[.B192]" office:value-type="float" office:value="642392.7324672">
            <text:p>642392,732467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$E$2]" office:value-type="float" office:value="3345.7954816">
            <text:p>3345,7954816</text:p>
          </table:table-cell>
          <table:table-cell table:formula="of:=[.A193]*[.B193]" office:value-type="float" office:value="645738.5279488">
            <text:p>645738,5279488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$E$2]" office:value-type="float" office:value="3345.7954816">
            <text:p>3345,7954816</text:p>
          </table:table-cell>
          <table:table-cell table:formula="of:=[.A194]*[.B194]" office:value-type="float" office:value="649084.3234304">
            <text:p>649084,323430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$E$2]" office:value-type="float" office:value="3345.7954816">
            <text:p>3345,7954816</text:p>
          </table:table-cell>
          <table:table-cell table:formula="of:=[.A195]*[.B195]" office:value-type="float" office:value="652430.118912">
            <text:p>652430,118912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$E$2]" office:value-type="float" office:value="3345.7954816">
            <text:p>3345,7954816</text:p>
          </table:table-cell>
          <table:table-cell table:formula="of:=[.A196]*[.B196]" office:value-type="float" office:value="655775.9143936">
            <text:p>655775,914393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$E$2]" office:value-type="float" office:value="3345.7954816">
            <text:p>3345,7954816</text:p>
          </table:table-cell>
          <table:table-cell table:formula="of:=[.A197]*[.B197]" office:value-type="float" office:value="659121.7098752">
            <text:p>659121,709875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$E$2]" office:value-type="float" office:value="3345.7954816">
            <text:p>3345,7954816</text:p>
          </table:table-cell>
          <table:table-cell table:formula="of:=[.A198]*[.B198]" office:value-type="float" office:value="662467.5053568">
            <text:p>662467,505356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$E$2]" office:value-type="float" office:value="3345.7954816">
            <text:p>3345,7954816</text:p>
          </table:table-cell>
          <table:table-cell table:formula="of:=[.A199]*[.B199]" office:value-type="float" office:value="665813.3008384">
            <text:p>665813,300838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$E$2]" office:value-type="float" office:value="3345.7954816">
            <text:p>3345,7954816</text:p>
          </table:table-cell>
          <table:table-cell table:formula="of:=[.A200]*[.B200]" office:value-type="float" office:value="669159.09632">
            <text:p>669159,09632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formula="of:=[.$E$2]" office:value-type="float" office:value="3345.7954816">
            <text:p>3345,7954816</text:p>
          </table:table-cell>
          <table:table-cell table:formula="of:=[.A201]*[.B201]" office:value-type="float" office:value="672504.8918016">
            <text:p>672504,8918016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formula="of:=[.$E$2]" office:value-type="float" office:value="3345.7954816">
            <text:p>3345,7954816</text:p>
          </table:table-cell>
          <table:table-cell table:formula="of:=[.A202]*[.B202]" office:value-type="float" office:value="675850.6872832">
            <text:p>675850,687283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formula="of:=[.$E$2]" office:value-type="float" office:value="3345.7954816">
            <text:p>3345,7954816</text:p>
          </table:table-cell>
          <table:table-cell table:formula="of:=[.A203]*[.B203]" office:value-type="float" office:value="679196.4827648">
            <text:p>679196,4827648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formula="of:=[.$E$2]" office:value-type="float" office:value="3345.7954816">
            <text:p>3345,7954816</text:p>
          </table:table-cell>
          <table:table-cell table:formula="of:=[.A204]*[.B204]" office:value-type="float" office:value="682542.2782464">
            <text:p>682542,278246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formula="of:=[.$E$2]" office:value-type="float" office:value="3345.7954816">
            <text:p>3345,7954816</text:p>
          </table:table-cell>
          <table:table-cell table:formula="of:=[.A205]*[.B205]" office:value-type="float" office:value="685888.073728">
            <text:p>685888,073728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formula="of:=[.$E$2]" office:value-type="float" office:value="3345.7954816">
            <text:p>3345,7954816</text:p>
          </table:table-cell>
          <table:table-cell table:formula="of:=[.A206]*[.B206]" office:value-type="float" office:value="689233.8692096">
            <text:p>689233,869209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formula="of:=[.$E$2]" office:value-type="float" office:value="3345.7954816">
            <text:p>3345,7954816</text:p>
          </table:table-cell>
          <table:table-cell table:formula="of:=[.A207]*[.B207]" office:value-type="float" office:value="692579.6646912">
            <text:p>692579,6646912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formula="of:=[.$E$2]" office:value-type="float" office:value="3345.7954816">
            <text:p>3345,7954816</text:p>
          </table:table-cell>
          <table:table-cell table:formula="of:=[.A208]*[.B208]" office:value-type="float" office:value="695925.4601728">
            <text:p>695925,460172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formula="of:=[.$E$2]" office:value-type="float" office:value="3345.7954816">
            <text:p>3345,7954816</text:p>
          </table:table-cell>
          <table:table-cell table:formula="of:=[.A209]*[.B209]" office:value-type="float" office:value="699271.2556544">
            <text:p>699271,2556544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formula="of:=[.$E$2]" office:value-type="float" office:value="3345.7954816">
            <text:p>3345,7954816</text:p>
          </table:table-cell>
          <table:table-cell table:formula="of:=[.A210]*[.B210]" office:value-type="float" office:value="702617.051136">
            <text:p>702617,051136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formula="of:=[.$E$2]" office:value-type="float" office:value="3345.7954816">
            <text:p>3345,7954816</text:p>
          </table:table-cell>
          <table:table-cell table:formula="of:=[.A211]*[.B211]" office:value-type="float" office:value="705962.8466176">
            <text:p>705962,8466176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formula="of:=[.$E$2]" office:value-type="float" office:value="3345.7954816">
            <text:p>3345,7954816</text:p>
          </table:table-cell>
          <table:table-cell table:formula="of:=[.A212]*[.B212]" office:value-type="float" office:value="709308.6420992">
            <text:p>709308,642099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formula="of:=[.$E$2]" office:value-type="float" office:value="3345.7954816">
            <text:p>3345,7954816</text:p>
          </table:table-cell>
          <table:table-cell table:formula="of:=[.A213]*[.B213]" office:value-type="float" office:value="712654.4375808">
            <text:p>712654,4375808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formula="of:=[.$E$2]" office:value-type="float" office:value="3345.7954816">
            <text:p>3345,7954816</text:p>
          </table:table-cell>
          <table:table-cell table:formula="of:=[.A214]*[.B214]" office:value-type="float" office:value="716000.2330624">
            <text:p>716000,233062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formula="of:=[.$E$2]" office:value-type="float" office:value="3345.7954816">
            <text:p>3345,7954816</text:p>
          </table:table-cell>
          <table:table-cell table:formula="of:=[.A215]*[.B215]" office:value-type="float" office:value="719346.028544">
            <text:p>719346,028544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formula="of:=[.$E$2]" office:value-type="float" office:value="3345.7954816">
            <text:p>3345,7954816</text:p>
          </table:table-cell>
          <table:table-cell table:formula="of:=[.A216]*[.B216]" office:value-type="float" office:value="722691.8240256">
            <text:p>722691,824025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formula="of:=[.$E$2]" office:value-type="float" office:value="3345.7954816">
            <text:p>3345,7954816</text:p>
          </table:table-cell>
          <table:table-cell table:formula="of:=[.A217]*[.B217]" office:value-type="float" office:value="726037.6195072">
            <text:p>726037,6195072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formula="of:=[.$E$2]" office:value-type="float" office:value="3345.7954816">
            <text:p>3345,7954816</text:p>
          </table:table-cell>
          <table:table-cell table:formula="of:=[.A218]*[.B218]" office:value-type="float" office:value="729383.4149888">
            <text:p>729383,414988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formula="of:=[.$E$2]" office:value-type="float" office:value="3345.7954816">
            <text:p>3345,7954816</text:p>
          </table:table-cell>
          <table:table-cell table:formula="of:=[.A219]*[.B219]" office:value-type="float" office:value="732729.2104704">
            <text:p>732729,2104704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formula="of:=[.$E$2]" office:value-type="float" office:value="3345.7954816">
            <text:p>3345,7954816</text:p>
          </table:table-cell>
          <table:table-cell table:formula="of:=[.A220]*[.B220]" office:value-type="float" office:value="736075.005952">
            <text:p>736075,005952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formula="of:=[.$E$2]" office:value-type="float" office:value="3345.7954816">
            <text:p>3345,7954816</text:p>
          </table:table-cell>
          <table:table-cell table:formula="of:=[.A221]*[.B221]" office:value-type="float" office:value="739420.8014336">
            <text:p>739420,8014336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formula="of:=[.$E$2]" office:value-type="float" office:value="3345.7954816">
            <text:p>3345,7954816</text:p>
          </table:table-cell>
          <table:table-cell table:formula="of:=[.A222]*[.B222]" office:value-type="float" office:value="742766.5969152">
            <text:p>742766,596915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formula="of:=[.$E$2]" office:value-type="float" office:value="3345.7954816">
            <text:p>3345,7954816</text:p>
          </table:table-cell>
          <table:table-cell table:formula="of:=[.A223]*[.B223]" office:value-type="float" office:value="746112.3923968">
            <text:p>746112,3923968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formula="of:=[.$E$2]" office:value-type="float" office:value="3345.7954816">
            <text:p>3345,7954816</text:p>
          </table:table-cell>
          <table:table-cell table:formula="of:=[.A224]*[.B224]" office:value-type="float" office:value="749458.1878784">
            <text:p>749458,187878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formula="of:=[.$E$2]" office:value-type="float" office:value="3345.7954816">
            <text:p>3345,7954816</text:p>
          </table:table-cell>
          <table:table-cell table:formula="of:=[.A225]*[.B225]" office:value-type="float" office:value="752803.98336">
            <text:p>752803,98336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formula="of:=[.$E$2]" office:value-type="float" office:value="3345.7954816">
            <text:p>3345,7954816</text:p>
          </table:table-cell>
          <table:table-cell table:formula="of:=[.A226]*[.B226]" office:value-type="float" office:value="756149.7788416">
            <text:p>756149,778841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formula="of:=[.$E$2]" office:value-type="float" office:value="3345.7954816">
            <text:p>3345,7954816</text:p>
          </table:table-cell>
          <table:table-cell table:formula="of:=[.A227]*[.B227]" office:value-type="float" office:value="759495.5743232">
            <text:p>759495,574323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formula="of:=[.$E$2]" office:value-type="float" office:value="3345.7954816">
            <text:p>3345,7954816</text:p>
          </table:table-cell>
          <table:table-cell table:formula="of:=[.A228]*[.B228]" office:value-type="float" office:value="762841.3698048">
            <text:p>762841,369804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formula="of:=[.$E$2]" office:value-type="float" office:value="3345.7954816">
            <text:p>3345,7954816</text:p>
          </table:table-cell>
          <table:table-cell table:formula="of:=[.A229]*[.B229]" office:value-type="float" office:value="766187.1652864">
            <text:p>766187,1652864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formula="of:=[.$E$2]" office:value-type="float" office:value="3345.7954816">
            <text:p>3345,7954816</text:p>
          </table:table-cell>
          <table:table-cell table:formula="of:=[.A230]*[.B230]" office:value-type="float" office:value="769532.960768">
            <text:p>769532,960768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formula="of:=[.$E$2]" office:value-type="float" office:value="3345.7954816">
            <text:p>3345,7954816</text:p>
          </table:table-cell>
          <table:table-cell table:formula="of:=[.A231]*[.B231]" office:value-type="float" office:value="772878.7562496">
            <text:p>772878,7562496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formula="of:=[.$E$2]" office:value-type="float" office:value="3345.7954816">
            <text:p>3345,7954816</text:p>
          </table:table-cell>
          <table:table-cell table:formula="of:=[.A232]*[.B232]" office:value-type="float" office:value="776224.5517312">
            <text:p>776224,551731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formula="of:=[.$E$2]" office:value-type="float" office:value="3345.7954816">
            <text:p>3345,7954816</text:p>
          </table:table-cell>
          <table:table-cell table:formula="of:=[.A233]*[.B233]" office:value-type="float" office:value="779570.3472128">
            <text:p>779570,3472128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formula="of:=[.$E$2]" office:value-type="float" office:value="3345.7954816">
            <text:p>3345,7954816</text:p>
          </table:table-cell>
          <table:table-cell table:formula="of:=[.A234]*[.B234]" office:value-type="float" office:value="782916.1426944">
            <text:p>782916,142694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formula="of:=[.$E$2]" office:value-type="float" office:value="3345.7954816">
            <text:p>3345,7954816</text:p>
          </table:table-cell>
          <table:table-cell table:formula="of:=[.A235]*[.B235]" office:value-type="float" office:value="786261.938176">
            <text:p>786261,938176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formula="of:=[.$E$2]" office:value-type="float" office:value="3345.7954816">
            <text:p>3345,7954816</text:p>
          </table:table-cell>
          <table:table-cell table:formula="of:=[.A236]*[.B236]" office:value-type="float" office:value="789607.7336576">
            <text:p>789607,733657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formula="of:=[.$E$2]" office:value-type="float" office:value="3345.7954816">
            <text:p>3345,7954816</text:p>
          </table:table-cell>
          <table:table-cell table:formula="of:=[.A237]*[.B237]" office:value-type="float" office:value="792953.5291392">
            <text:p>792953,5291392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formula="of:=[.$E$2]" office:value-type="float" office:value="3345.7954816">
            <text:p>3345,7954816</text:p>
          </table:table-cell>
          <table:table-cell table:formula="of:=[.A238]*[.B238]" office:value-type="float" office:value="796299.3246208">
            <text:p>796299,324620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formula="of:=[.$E$2]" office:value-type="float" office:value="3345.7954816">
            <text:p>3345,7954816</text:p>
          </table:table-cell>
          <table:table-cell table:formula="of:=[.A239]*[.B239]" office:value-type="float" office:value="799645.1201024">
            <text:p>799645,120102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formula="of:=[.$E$2]" office:value-type="float" office:value="3345.7954816">
            <text:p>3345,7954816</text:p>
          </table:table-cell>
          <table:table-cell table:formula="of:=[.A240]*[.B240]" office:value-type="float" office:value="802990.915584">
            <text:p>802990,915584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formula="of:=[.$E$2]" office:value-type="float" office:value="3345.7954816">
            <text:p>3345,7954816</text:p>
          </table:table-cell>
          <table:table-cell table:formula="of:=[.A241]*[.B241]" office:value-type="float" office:value="806336.7110656">
            <text:p>806336,7110656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formula="of:=[.$E$2]" office:value-type="float" office:value="3345.7954816">
            <text:p>3345,7954816</text:p>
          </table:table-cell>
          <table:table-cell table:formula="of:=[.A242]*[.B242]" office:value-type="float" office:value="809682.5065472">
            <text:p>809682,506547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formula="of:=[.$E$2]" office:value-type="float" office:value="3345.7954816">
            <text:p>3345,7954816</text:p>
          </table:table-cell>
          <table:table-cell table:formula="of:=[.A243]*[.B243]" office:value-type="float" office:value="813028.3020288">
            <text:p>813028,3020288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formula="of:=[.$E$2]" office:value-type="float" office:value="3345.7954816">
            <text:p>3345,7954816</text:p>
          </table:table-cell>
          <table:table-cell table:formula="of:=[.A244]*[.B244]" office:value-type="float" office:value="816374.0975104">
            <text:p>816374,097510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formula="of:=[.$E$2]" office:value-type="float" office:value="3345.7954816">
            <text:p>3345,7954816</text:p>
          </table:table-cell>
          <table:table-cell table:formula="of:=[.A245]*[.B245]" office:value-type="float" office:value="819719.892992">
            <text:p>819719,892992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formula="of:=[.$E$2]" office:value-type="float" office:value="3345.7954816">
            <text:p>3345,7954816</text:p>
          </table:table-cell>
          <table:table-cell table:formula="of:=[.A246]*[.B246]" office:value-type="float" office:value="823065.6884736">
            <text:p>823065,688473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formula="of:=[.$E$2]" office:value-type="float" office:value="3345.7954816">
            <text:p>3345,7954816</text:p>
          </table:table-cell>
          <table:table-cell table:formula="of:=[.A247]*[.B247]" office:value-type="float" office:value="826411.4839552">
            <text:p>826411,4839552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formula="of:=[.$E$2]" office:value-type="float" office:value="3345.7954816">
            <text:p>3345,7954816</text:p>
          </table:table-cell>
          <table:table-cell table:formula="of:=[.A248]*[.B248]" office:value-type="float" office:value="829757.2794368">
            <text:p>829757,279436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formula="of:=[.$E$2]" office:value-type="float" office:value="3345.7954816">
            <text:p>3345,7954816</text:p>
          </table:table-cell>
          <table:table-cell table:formula="of:=[.A249]*[.B249]" office:value-type="float" office:value="833103.0749184">
            <text:p>833103,0749184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formula="of:=[.$E$2]" office:value-type="float" office:value="3345.7954816">
            <text:p>3345,7954816</text:p>
          </table:table-cell>
          <table:table-cell table:formula="of:=[.A250]*[.B250]" office:value-type="float" office:value="836448.8704">
            <text:p>836448,8704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formula="of:=[.$E$2]" office:value-type="float" office:value="3345.7954816">
            <text:p>3345,7954816</text:p>
          </table:table-cell>
          <table:table-cell table:formula="of:=[.A251]*[.B251]" office:value-type="float" office:value="839794.6658816">
            <text:p>839794,6658816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formula="of:=[.$E$2]" office:value-type="float" office:value="3345.7954816">
            <text:p>3345,7954816</text:p>
          </table:table-cell>
          <table:table-cell table:formula="of:=[.A252]*[.B252]" office:value-type="float" office:value="843140.4613632">
            <text:p>843140,461363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formula="of:=[.$E$2]" office:value-type="float" office:value="3345.7954816">
            <text:p>3345,7954816</text:p>
          </table:table-cell>
          <table:table-cell table:formula="of:=[.A253]*[.B253]" office:value-type="float" office:value="846486.2568448">
            <text:p>846486,2568448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formula="of:=[.$E$2]" office:value-type="float" office:value="3345.7954816">
            <text:p>3345,7954816</text:p>
          </table:table-cell>
          <table:table-cell table:formula="of:=[.A254]*[.B254]" office:value-type="float" office:value="849832.0523264">
            <text:p>849832,052326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formula="of:=[.$E$2]" office:value-type="float" office:value="3345.7954816">
            <text:p>3345,7954816</text:p>
          </table:table-cell>
          <table:table-cell table:formula="of:=[.A255]*[.B255]" office:value-type="float" office:value="853177.847808">
            <text:p>853177,847808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formula="of:=[.$E$2]" office:value-type="float" office:value="3345.7954816">
            <text:p>3345,7954816</text:p>
          </table:table-cell>
          <table:table-cell table:formula="of:=[.A256]*[.B256]" office:value-type="float" office:value="856523.6432896">
            <text:p>856523,643289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formula="of:=[.$E$2]" office:value-type="float" office:value="3345.7954816">
            <text:p>3345,7954816</text:p>
          </table:table-cell>
          <table:table-cell table:formula="of:=[.A257]*[.B257]" office:value-type="float" office:value="859869.4387712">
            <text:p>859869,4387712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formula="of:=[.$E$2]" office:value-type="float" office:value="3345.7954816">
            <text:p>3345,7954816</text:p>
          </table:table-cell>
          <table:table-cell table:formula="of:=[.A258]*[.B258]" office:value-type="float" office:value="863215.2342528">
            <text:p>863215,234252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formula="of:=[.$E$2]" office:value-type="float" office:value="3345.7954816">
            <text:p>3345,7954816</text:p>
          </table:table-cell>
          <table:table-cell table:formula="of:=[.A259]*[.B259]" office:value-type="float" office:value="866561.0297344">
            <text:p>866561,029734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formula="of:=[.$E$2]" office:value-type="float" office:value="3345.7954816">
            <text:p>3345,7954816</text:p>
          </table:table-cell>
          <table:table-cell table:formula="of:=[.A260]*[.B260]" office:value-type="float" office:value="869906.825216">
            <text:p>869906,82521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formula="of:=[.$E$2]" office:value-type="float" office:value="3345.7954816">
            <text:p>3345,7954816</text:p>
          </table:table-cell>
          <table:table-cell table:formula="of:=[.A261]*[.B261]" office:value-type="float" office:value="873252.6206976">
            <text:p>873252,6206976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formula="of:=[.$E$2]" office:value-type="float" office:value="3345.7954816">
            <text:p>3345,7954816</text:p>
          </table:table-cell>
          <table:table-cell table:formula="of:=[.A262]*[.B262]" office:value-type="float" office:value="876598.4161792">
            <text:p>876598,416179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formula="of:=[.$E$2]" office:value-type="float" office:value="3345.7954816">
            <text:p>3345,7954816</text:p>
          </table:table-cell>
          <table:table-cell table:formula="of:=[.A263]*[.B263]" office:value-type="float" office:value="879944.2116608">
            <text:p>879944,2116608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formula="of:=[.$E$2]" office:value-type="float" office:value="3345.7954816">
            <text:p>3345,7954816</text:p>
          </table:table-cell>
          <table:table-cell table:formula="of:=[.A264]*[.B264]" office:value-type="float" office:value="883290.0071424">
            <text:p>883290,007142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formula="of:=[.$E$2]" office:value-type="float" office:value="3345.7954816">
            <text:p>3345,7954816</text:p>
          </table:table-cell>
          <table:table-cell table:formula="of:=[.A265]*[.B265]" office:value-type="float" office:value="886635.802624">
            <text:p>886635,802624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formula="of:=[.$E$2]" office:value-type="float" office:value="3345.7954816">
            <text:p>3345,7954816</text:p>
          </table:table-cell>
          <table:table-cell table:formula="of:=[.A266]*[.B266]" office:value-type="float" office:value="889981.5981056">
            <text:p>889981,598105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formula="of:=[.$E$2]" office:value-type="float" office:value="3345.7954816">
            <text:p>3345,7954816</text:p>
          </table:table-cell>
          <table:table-cell table:formula="of:=[.A267]*[.B267]" office:value-type="float" office:value="893327.3935872">
            <text:p>893327,3935872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formula="of:=[.$E$2]" office:value-type="float" office:value="3345.7954816">
            <text:p>3345,7954816</text:p>
          </table:table-cell>
          <table:table-cell table:formula="of:=[.A268]*[.B268]" office:value-type="float" office:value="896673.1890688">
            <text:p>896673,189068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formula="of:=[.$E$2]" office:value-type="float" office:value="3345.7954816">
            <text:p>3345,7954816</text:p>
          </table:table-cell>
          <table:table-cell table:formula="of:=[.A269]*[.B269]" office:value-type="float" office:value="900018.9845504">
            <text:p>900018,9845504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formula="of:=[.$E$2]" office:value-type="float" office:value="3345.7954816">
            <text:p>3345,7954816</text:p>
          </table:table-cell>
          <table:table-cell table:formula="of:=[.A270]*[.B270]" office:value-type="float" office:value="903364.780032">
            <text:p>903364,780032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formula="of:=[.$E$2]" office:value-type="float" office:value="3345.7954816">
            <text:p>3345,7954816</text:p>
          </table:table-cell>
          <table:table-cell table:formula="of:=[.A271]*[.B271]" office:value-type="float" office:value="906710.5755136">
            <text:p>906710,5755136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formula="of:=[.$E$2]" office:value-type="float" office:value="3345.7954816">
            <text:p>3345,7954816</text:p>
          </table:table-cell>
          <table:table-cell table:formula="of:=[.A272]*[.B272]" office:value-type="float" office:value="910056.3709952">
            <text:p>910056,370995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formula="of:=[.$E$2]" office:value-type="float" office:value="3345.7954816">
            <text:p>3345,7954816</text:p>
          </table:table-cell>
          <table:table-cell table:formula="of:=[.A273]*[.B273]" office:value-type="float" office:value="913402.1664768">
            <text:p>913402,1664768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formula="of:=[.$E$2]" office:value-type="float" office:value="3345.7954816">
            <text:p>3345,7954816</text:p>
          </table:table-cell>
          <table:table-cell table:formula="of:=[.A274]*[.B274]" office:value-type="float" office:value="916747.9619584">
            <text:p>916747,961958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formula="of:=[.$E$2]" office:value-type="float" office:value="3345.7954816">
            <text:p>3345,7954816</text:p>
          </table:table-cell>
          <table:table-cell table:formula="of:=[.A275]*[.B275]" office:value-type="float" office:value="920093.75744">
            <text:p>920093,75744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formula="of:=[.$E$2]" office:value-type="float" office:value="3345.7954816">
            <text:p>3345,7954816</text:p>
          </table:table-cell>
          <table:table-cell table:formula="of:=[.A276]*[.B276]" office:value-type="float" office:value="923439.5529216">
            <text:p>923439,552921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formula="of:=[.$E$2]" office:value-type="float" office:value="3345.7954816">
            <text:p>3345,7954816</text:p>
          </table:table-cell>
          <table:table-cell table:formula="of:=[.A277]*[.B277]" office:value-type="float" office:value="926785.3484032">
            <text:p>926785,3484032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formula="of:=[.$E$2]" office:value-type="float" office:value="3345.7954816">
            <text:p>3345,7954816</text:p>
          </table:table-cell>
          <table:table-cell table:formula="of:=[.A278]*[.B278]" office:value-type="float" office:value="930131.1438848">
            <text:p>930131,143884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formula="of:=[.$E$2]" office:value-type="float" office:value="3345.7954816">
            <text:p>3345,7954816</text:p>
          </table:table-cell>
          <table:table-cell table:formula="of:=[.A279]*[.B279]" office:value-type="float" office:value="933476.9393664">
            <text:p>933476,9393664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formula="of:=[.$E$2]" office:value-type="float" office:value="3345.7954816">
            <text:p>3345,7954816</text:p>
          </table:table-cell>
          <table:table-cell table:formula="of:=[.A280]*[.B280]" office:value-type="float" office:value="936822.734848">
            <text:p>936822,734848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formula="of:=[.$E$2]" office:value-type="float" office:value="3345.7954816">
            <text:p>3345,7954816</text:p>
          </table:table-cell>
          <table:table-cell table:formula="of:=[.A281]*[.B281]" office:value-type="float" office:value="940168.5303296">
            <text:p>940168,5303296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formula="of:=[.$E$2]" office:value-type="float" office:value="3345.7954816">
            <text:p>3345,7954816</text:p>
          </table:table-cell>
          <table:table-cell table:formula="of:=[.A282]*[.B282]" office:value-type="float" office:value="943514.3258112">
            <text:p>943514,325811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formula="of:=[.$E$2]" office:value-type="float" office:value="3345.7954816">
            <text:p>3345,7954816</text:p>
          </table:table-cell>
          <table:table-cell table:formula="of:=[.A283]*[.B283]" office:value-type="float" office:value="946860.1212928">
            <text:p>946860,1212928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formula="of:=[.$E$2]" office:value-type="float" office:value="3345.7954816">
            <text:p>3345,7954816</text:p>
          </table:table-cell>
          <table:table-cell table:formula="of:=[.A284]*[.B284]" office:value-type="float" office:value="950205.9167744">
            <text:p>950205,916774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formula="of:=[.$E$2]" office:value-type="float" office:value="3345.7954816">
            <text:p>3345,7954816</text:p>
          </table:table-cell>
          <table:table-cell table:formula="of:=[.A285]*[.B285]" office:value-type="float" office:value="953551.712256">
            <text:p>953551,712256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formula="of:=[.$E$2]" office:value-type="float" office:value="3345.7954816">
            <text:p>3345,7954816</text:p>
          </table:table-cell>
          <table:table-cell table:formula="of:=[.A286]*[.B286]" office:value-type="float" office:value="956897.5077376">
            <text:p>956897,507737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formula="of:=[.$E$2]" office:value-type="float" office:value="3345.7954816">
            <text:p>3345,7954816</text:p>
          </table:table-cell>
          <table:table-cell table:formula="of:=[.A287]*[.B287]" office:value-type="float" office:value="960243.3032192">
            <text:p>960243,3032192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formula="of:=[.$E$2]" office:value-type="float" office:value="3345.7954816">
            <text:p>3345,7954816</text:p>
          </table:table-cell>
          <table:table-cell table:formula="of:=[.A288]*[.B288]" office:value-type="float" office:value="963589.0987008">
            <text:p>963589,098700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formula="of:=[.$E$2]" office:value-type="float" office:value="3345.7954816">
            <text:p>3345,7954816</text:p>
          </table:table-cell>
          <table:table-cell table:formula="of:=[.A289]*[.B289]" office:value-type="float" office:value="966934.8941824">
            <text:p>966934,8941824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formula="of:=[.$E$2]" office:value-type="float" office:value="3345.7954816">
            <text:p>3345,7954816</text:p>
          </table:table-cell>
          <table:table-cell table:formula="of:=[.A290]*[.B290]" office:value-type="float" office:value="970280.689664">
            <text:p>970280,689664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formula="of:=[.$E$2]" office:value-type="float" office:value="3345.7954816">
            <text:p>3345,7954816</text:p>
          </table:table-cell>
          <table:table-cell table:formula="of:=[.A291]*[.B291]" office:value-type="float" office:value="973626.4851456">
            <text:p>973626,4851456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formula="of:=[.$E$2]" office:value-type="float" office:value="3345.7954816">
            <text:p>3345,7954816</text:p>
          </table:table-cell>
          <table:table-cell table:formula="of:=[.A292]*[.B292]" office:value-type="float" office:value="976972.2806272">
            <text:p>976972,280627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formula="of:=[.$E$2]" office:value-type="float" office:value="3345.7954816">
            <text:p>3345,7954816</text:p>
          </table:table-cell>
          <table:table-cell table:formula="of:=[.A293]*[.B293]" office:value-type="float" office:value="980318.0761088">
            <text:p>980318,0761088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formula="of:=[.$E$2]" office:value-type="float" office:value="3345.7954816">
            <text:p>3345,7954816</text:p>
          </table:table-cell>
          <table:table-cell table:formula="of:=[.A294]*[.B294]" office:value-type="float" office:value="983663.8715904">
            <text:p>983663,871590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formula="of:=[.$E$2]" office:value-type="float" office:value="3345.7954816">
            <text:p>3345,7954816</text:p>
          </table:table-cell>
          <table:table-cell table:formula="of:=[.A295]*[.B295]" office:value-type="float" office:value="987009.667072">
            <text:p>987009,667072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formula="of:=[.$E$2]" office:value-type="float" office:value="3345.7954816">
            <text:p>3345,7954816</text:p>
          </table:table-cell>
          <table:table-cell table:formula="of:=[.A296]*[.B296]" office:value-type="float" office:value="990355.4625536">
            <text:p>990355,462553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formula="of:=[.$E$2]" office:value-type="float" office:value="3345.7954816">
            <text:p>3345,7954816</text:p>
          </table:table-cell>
          <table:table-cell table:formula="of:=[.A297]*[.B297]" office:value-type="float" office:value="993701.2580352">
            <text:p>993701,2580352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formula="of:=[.$E$2]" office:value-type="float" office:value="3345.7954816">
            <text:p>3345,7954816</text:p>
          </table:table-cell>
          <table:table-cell table:formula="of:=[.A298]*[.B298]" office:value-type="float" office:value="997047.0535168">
            <text:p>997047,053516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formula="of:=[.$E$2]" office:value-type="float" office:value="3345.7954816">
            <text:p>3345,7954816</text:p>
          </table:table-cell>
          <table:table-cell table:formula="of:=[.A299]*[.B299]" office:value-type="float" office:value="1000392.8489984">
            <text:p>1000392,848998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formula="of:=[.$E$2]" office:value-type="float" office:value="3345.7954816">
            <text:p>3345,7954816</text:p>
          </table:table-cell>
          <table:table-cell table:formula="of:=[.A300]*[.B300]" office:value-type="float" office:value="1003738.64448">
            <text:p>1003738,64448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formula="of:=[.$E$2]" office:value-type="float" office:value="3345.7954816">
            <text:p>3345,7954816</text:p>
          </table:table-cell>
          <table:table-cell table:formula="of:=[.A301]*[.B301]" office:value-type="float" office:value="1007084.4399616">
            <text:p>1007084,4399616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formula="of:=[.$E$2]" office:value-type="float" office:value="3345.7954816">
            <text:p>3345,7954816</text:p>
          </table:table-cell>
          <table:table-cell table:formula="of:=[.A302]*[.B302]" office:value-type="float" office:value="1010430.2354432">
            <text:p>1010430,235443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formula="of:=[.$E$2]" office:value-type="float" office:value="3345.7954816">
            <text:p>3345,7954816</text:p>
          </table:table-cell>
          <table:table-cell table:formula="of:=[.A303]*[.B303]" office:value-type="float" office:value="1013776.0309248">
            <text:p>1013776,0309248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formula="of:=[.$E$2]" office:value-type="float" office:value="3345.7954816">
            <text:p>3345,7954816</text:p>
          </table:table-cell>
          <table:table-cell table:formula="of:=[.A304]*[.B304]" office:value-type="float" office:value="1017121.8264064">
            <text:p>1017121,826406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formula="of:=[.$E$2]" office:value-type="float" office:value="3345.7954816">
            <text:p>3345,7954816</text:p>
          </table:table-cell>
          <table:table-cell table:formula="of:=[.A305]*[.B305]" office:value-type="float" office:value="1020467.621888">
            <text:p>1020467,621888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formula="of:=[.$E$2]" office:value-type="float" office:value="3345.7954816">
            <text:p>3345,7954816</text:p>
          </table:table-cell>
          <table:table-cell table:formula="of:=[.A306]*[.B306]" office:value-type="float" office:value="1023813.4173696">
            <text:p>1023813,417369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formula="of:=[.$E$2]" office:value-type="float" office:value="3345.7954816">
            <text:p>3345,7954816</text:p>
          </table:table-cell>
          <table:table-cell table:formula="of:=[.A307]*[.B307]" office:value-type="float" office:value="1027159.2128512">
            <text:p>1027159,212851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formula="of:=[.$E$2]" office:value-type="float" office:value="3345.7954816">
            <text:p>3345,7954816</text:p>
          </table:table-cell>
          <table:table-cell table:formula="of:=[.A308]*[.B308]" office:value-type="float" office:value="1030505.0083328">
            <text:p>1030505,008332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formula="of:=[.$E$2]" office:value-type="float" office:value="3345.7954816">
            <text:p>3345,7954816</text:p>
          </table:table-cell>
          <table:table-cell table:formula="of:=[.A309]*[.B309]" office:value-type="float" office:value="1033850.8038144">
            <text:p>1033850,8038144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formula="of:=[.$E$2]" office:value-type="float" office:value="3345.7954816">
            <text:p>3345,7954816</text:p>
          </table:table-cell>
          <table:table-cell table:formula="of:=[.A310]*[.B310]" office:value-type="float" office:value="1037196.599296">
            <text:p>1037196,599296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formula="of:=[.$E$2]" office:value-type="float" office:value="3345.7954816">
            <text:p>3345,7954816</text:p>
          </table:table-cell>
          <table:table-cell table:formula="of:=[.A311]*[.B311]" office:value-type="float" office:value="1040542.3947776">
            <text:p>1040542,3947776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formula="of:=[.$E$2]" office:value-type="float" office:value="3345.7954816">
            <text:p>3345,7954816</text:p>
          </table:table-cell>
          <table:table-cell table:formula="of:=[.A312]*[.B312]" office:value-type="float" office:value="1043888.1902592">
            <text:p>1043888,190259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formula="of:=[.$E$2]" office:value-type="float" office:value="3345.7954816">
            <text:p>3345,7954816</text:p>
          </table:table-cell>
          <table:table-cell table:formula="of:=[.A313]*[.B313]" office:value-type="float" office:value="1047233.9857408">
            <text:p>1047233,9857408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formula="of:=[.$E$2]" office:value-type="float" office:value="3345.7954816">
            <text:p>3345,7954816</text:p>
          </table:table-cell>
          <table:table-cell table:formula="of:=[.A314]*[.B314]" office:value-type="float" office:value="1050579.7812224">
            <text:p>1050579,781222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formula="of:=[.$E$2]" office:value-type="float" office:value="3345.7954816">
            <text:p>3345,7954816</text:p>
          </table:table-cell>
          <table:table-cell table:formula="of:=[.A315]*[.B315]" office:value-type="float" office:value="1053925.576704">
            <text:p>1053925,57670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formula="of:=[.$E$2]" office:value-type="float" office:value="3345.7954816">
            <text:p>3345,7954816</text:p>
          </table:table-cell>
          <table:table-cell table:formula="of:=[.A316]*[.B316]" office:value-type="float" office:value="1057271.3721856">
            <text:p>1057271,372185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formula="of:=[.$E$2]" office:value-type="float" office:value="3345.7954816">
            <text:p>3345,7954816</text:p>
          </table:table-cell>
          <table:table-cell table:formula="of:=[.A317]*[.B317]" office:value-type="float" office:value="1060617.1676672">
            <text:p>1060617,1676672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formula="of:=[.$E$2]" office:value-type="float" office:value="3345.7954816">
            <text:p>3345,7954816</text:p>
          </table:table-cell>
          <table:table-cell table:formula="of:=[.A318]*[.B318]" office:value-type="float" office:value="1063962.9631488">
            <text:p>1063962,963148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formula="of:=[.$E$2]" office:value-type="float" office:value="3345.7954816">
            <text:p>3345,7954816</text:p>
          </table:table-cell>
          <table:table-cell table:formula="of:=[.A319]*[.B319]" office:value-type="float" office:value="1067308.7586304">
            <text:p>1067308,758630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formula="of:=[.$E$2]" office:value-type="float" office:value="3345.7954816">
            <text:p>3345,7954816</text:p>
          </table:table-cell>
          <table:table-cell table:formula="of:=[.A320]*[.B320]" office:value-type="float" office:value="1070654.554112">
            <text:p>1070654,554112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formula="of:=[.$E$2]" office:value-type="float" office:value="3345.7954816">
            <text:p>3345,7954816</text:p>
          </table:table-cell>
          <table:table-cell table:formula="of:=[.A321]*[.B321]" office:value-type="float" office:value="1074000.3495936">
            <text:p>1074000,3495936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formula="of:=[.$E$2]" office:value-type="float" office:value="3345.7954816">
            <text:p>3345,7954816</text:p>
          </table:table-cell>
          <table:table-cell table:formula="of:=[.A322]*[.B322]" office:value-type="float" office:value="1077346.1450752">
            <text:p>1077346,145075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formula="of:=[.$E$2]" office:value-type="float" office:value="3345.7954816">
            <text:p>3345,7954816</text:p>
          </table:table-cell>
          <table:table-cell table:formula="of:=[.A323]*[.B323]" office:value-type="float" office:value="1080691.9405568">
            <text:p>1080691,9405568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formula="of:=[.$E$2]" office:value-type="float" office:value="3345.7954816">
            <text:p>3345,7954816</text:p>
          </table:table-cell>
          <table:table-cell table:formula="of:=[.A324]*[.B324]" office:value-type="float" office:value="1084037.7360384">
            <text:p>1084037,736038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formula="of:=[.$E$2]" office:value-type="float" office:value="3345.7954816">
            <text:p>3345,7954816</text:p>
          </table:table-cell>
          <table:table-cell table:formula="of:=[.A325]*[.B325]" office:value-type="float" office:value="1087383.53152">
            <text:p>1087383,53152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formula="of:=[.$E$2]" office:value-type="float" office:value="3345.7954816">
            <text:p>3345,7954816</text:p>
          </table:table-cell>
          <table:table-cell table:formula="of:=[.A326]*[.B326]" office:value-type="float" office:value="1090729.3270016">
            <text:p>1090729,327001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formula="of:=[.$E$2]" office:value-type="float" office:value="3345.7954816">
            <text:p>3345,7954816</text:p>
          </table:table-cell>
          <table:table-cell table:formula="of:=[.A327]*[.B327]" office:value-type="float" office:value="1094075.1224832">
            <text:p>1094075,1224832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formula="of:=[.$E$2]" office:value-type="float" office:value="3345.7954816">
            <text:p>3345,7954816</text:p>
          </table:table-cell>
          <table:table-cell table:formula="of:=[.A328]*[.B328]" office:value-type="float" office:value="1097420.9179648">
            <text:p>1097420,917964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formula="of:=[.$E$2]" office:value-type="float" office:value="3345.7954816">
            <text:p>3345,7954816</text:p>
          </table:table-cell>
          <table:table-cell table:formula="of:=[.A329]*[.B329]" office:value-type="float" office:value="1100766.7134464">
            <text:p>1100766,7134464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formula="of:=[.$E$2]" office:value-type="float" office:value="3345.7954816">
            <text:p>3345,7954816</text:p>
          </table:table-cell>
          <table:table-cell table:formula="of:=[.A330]*[.B330]" office:value-type="float" office:value="1104112.508928">
            <text:p>1104112,508928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formula="of:=[.$E$2]" office:value-type="float" office:value="3345.7954816">
            <text:p>3345,7954816</text:p>
          </table:table-cell>
          <table:table-cell table:formula="of:=[.A331]*[.B331]" office:value-type="float" office:value="1107458.3044096">
            <text:p>1107458,3044096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formula="of:=[.$E$2]" office:value-type="float" office:value="3345.7954816">
            <text:p>3345,7954816</text:p>
          </table:table-cell>
          <table:table-cell table:formula="of:=[.A332]*[.B332]" office:value-type="float" office:value="1110804.0998912">
            <text:p>1110804,099891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formula="of:=[.$E$2]" office:value-type="float" office:value="3345.7954816">
            <text:p>3345,7954816</text:p>
          </table:table-cell>
          <table:table-cell table:formula="of:=[.A333]*[.B333]" office:value-type="float" office:value="1114149.8953728">
            <text:p>1114149,8953728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formula="of:=[.$E$2]" office:value-type="float" office:value="3345.7954816">
            <text:p>3345,7954816</text:p>
          </table:table-cell>
          <table:table-cell table:formula="of:=[.A334]*[.B334]" office:value-type="float" office:value="1117495.6908544">
            <text:p>1117495,690854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formula="of:=[.$E$2]" office:value-type="float" office:value="3345.7954816">
            <text:p>3345,7954816</text:p>
          </table:table-cell>
          <table:table-cell table:formula="of:=[.A335]*[.B335]" office:value-type="float" office:value="1120841.486336">
            <text:p>1120841,486336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formula="of:=[.$E$2]" office:value-type="float" office:value="3345.7954816">
            <text:p>3345,7954816</text:p>
          </table:table-cell>
          <table:table-cell table:formula="of:=[.A336]*[.B336]" office:value-type="float" office:value="1124187.2818176">
            <text:p>1124187,281817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formula="of:=[.$E$2]" office:value-type="float" office:value="3345.7954816">
            <text:p>3345,7954816</text:p>
          </table:table-cell>
          <table:table-cell table:formula="of:=[.A337]*[.B337]" office:value-type="float" office:value="1127533.0772992">
            <text:p>1127533,0772992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formula="of:=[.$E$2]" office:value-type="float" office:value="3345.7954816">
            <text:p>3345,7954816</text:p>
          </table:table-cell>
          <table:table-cell table:formula="of:=[.A338]*[.B338]" office:value-type="float" office:value="1130878.8727808">
            <text:p>1130878,872780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formula="of:=[.$E$2]" office:value-type="float" office:value="3345.7954816">
            <text:p>3345,7954816</text:p>
          </table:table-cell>
          <table:table-cell table:formula="of:=[.A339]*[.B339]" office:value-type="float" office:value="1134224.6682624">
            <text:p>1134224,668262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formula="of:=[.$E$2]" office:value-type="float" office:value="3345.7954816">
            <text:p>3345,7954816</text:p>
          </table:table-cell>
          <table:table-cell table:formula="of:=[.A340]*[.B340]" office:value-type="float" office:value="1137570.463744">
            <text:p>1137570,463744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formula="of:=[.$E$2]" office:value-type="float" office:value="3345.7954816">
            <text:p>3345,7954816</text:p>
          </table:table-cell>
          <table:table-cell table:formula="of:=[.A341]*[.B341]" office:value-type="float" office:value="1140916.2592256">
            <text:p>1140916,259225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formula="of:=[.$E$2]" office:value-type="float" office:value="3345.7954816">
            <text:p>3345,7954816</text:p>
          </table:table-cell>
          <table:table-cell table:formula="of:=[.A342]*[.B342]" office:value-type="float" office:value="1144262.0547072">
            <text:p>1144262,054707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formula="of:=[.$E$2]" office:value-type="float" office:value="3345.7954816">
            <text:p>3345,7954816</text:p>
          </table:table-cell>
          <table:table-cell table:formula="of:=[.A343]*[.B343]" office:value-type="float" office:value="1147607.8501888">
            <text:p>1147607,8501888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formula="of:=[.$E$2]" office:value-type="float" office:value="3345.7954816">
            <text:p>3345,7954816</text:p>
          </table:table-cell>
          <table:table-cell table:formula="of:=[.A344]*[.B344]" office:value-type="float" office:value="1150953.6456704">
            <text:p>1150953,645670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formula="of:=[.$E$2]" office:value-type="float" office:value="3345.7954816">
            <text:p>3345,7954816</text:p>
          </table:table-cell>
          <table:table-cell table:formula="of:=[.A345]*[.B345]" office:value-type="float" office:value="1154299.441152">
            <text:p>1154299,441152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formula="of:=[.$E$2]" office:value-type="float" office:value="3345.7954816">
            <text:p>3345,7954816</text:p>
          </table:table-cell>
          <table:table-cell table:formula="of:=[.A346]*[.B346]" office:value-type="float" office:value="1157645.2366336">
            <text:p>1157645,236633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formula="of:=[.$E$2]" office:value-type="float" office:value="3345.7954816">
            <text:p>3345,7954816</text:p>
          </table:table-cell>
          <table:table-cell table:formula="of:=[.A347]*[.B347]" office:value-type="float" office:value="1160991.0321152">
            <text:p>1160991,0321152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formula="of:=[.$E$2]" office:value-type="float" office:value="3345.7954816">
            <text:p>3345,7954816</text:p>
          </table:table-cell>
          <table:table-cell table:formula="of:=[.A348]*[.B348]" office:value-type="float" office:value="1164336.8275968">
            <text:p>1164336,827596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formula="of:=[.$E$2]" office:value-type="float" office:value="3345.7954816">
            <text:p>3345,7954816</text:p>
          </table:table-cell>
          <table:table-cell table:formula="of:=[.A349]*[.B349]" office:value-type="float" office:value="1167682.6230784">
            <text:p>1167682,6230784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formula="of:=[.$E$2]" office:value-type="float" office:value="3345.7954816">
            <text:p>3345,7954816</text:p>
          </table:table-cell>
          <table:table-cell table:formula="of:=[.A350]*[.B350]" office:value-type="float" office:value="1171028.41856">
            <text:p>1171028,41856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formula="of:=[.$E$2]" office:value-type="float" office:value="3345.7954816">
            <text:p>3345,7954816</text:p>
          </table:table-cell>
          <table:table-cell table:formula="of:=[.A351]*[.B351]" office:value-type="float" office:value="1174374.2140416">
            <text:p>1174374,214041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formula="of:=[.$E$2]" office:value-type="float" office:value="3345.7954816">
            <text:p>3345,7954816</text:p>
          </table:table-cell>
          <table:table-cell table:formula="of:=[.A352]*[.B352]" office:value-type="float" office:value="1177720.0095232">
            <text:p>1177720,009523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formula="of:=[.$E$2]" office:value-type="float" office:value="3345.7954816">
            <text:p>3345,7954816</text:p>
          </table:table-cell>
          <table:table-cell table:formula="of:=[.A353]*[.B353]" office:value-type="float" office:value="1181065.8050048">
            <text:p>1181065,8050048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formula="of:=[.$E$2]" office:value-type="float" office:value="3345.7954816">
            <text:p>3345,7954816</text:p>
          </table:table-cell>
          <table:table-cell table:formula="of:=[.A354]*[.B354]" office:value-type="float" office:value="1184411.6004864">
            <text:p>1184411,600486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formula="of:=[.$E$2]" office:value-type="float" office:value="3345.7954816">
            <text:p>3345,7954816</text:p>
          </table:table-cell>
          <table:table-cell table:formula="of:=[.A355]*[.B355]" office:value-type="float" office:value="1187757.395968">
            <text:p>1187757,395968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formula="of:=[.$E$2]" office:value-type="float" office:value="3345.7954816">
            <text:p>3345,7954816</text:p>
          </table:table-cell>
          <table:table-cell table:formula="of:=[.A356]*[.B356]" office:value-type="float" office:value="1191103.1914496">
            <text:p>1191103,191449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formula="of:=[.$E$2]" office:value-type="float" office:value="3345.7954816">
            <text:p>3345,7954816</text:p>
          </table:table-cell>
          <table:table-cell table:formula="of:=[.A357]*[.B357]" office:value-type="float" office:value="1194448.9869312">
            <text:p>1194448,9869312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formula="of:=[.$E$2]" office:value-type="float" office:value="3345.7954816">
            <text:p>3345,7954816</text:p>
          </table:table-cell>
          <table:table-cell table:formula="of:=[.A358]*[.B358]" office:value-type="float" office:value="1197794.7824128">
            <text:p>1197794,782412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formula="of:=[.$E$2]" office:value-type="float" office:value="3345.7954816">
            <text:p>3345,7954816</text:p>
          </table:table-cell>
          <table:table-cell table:formula="of:=[.A359]*[.B359]" office:value-type="float" office:value="1201140.5778944">
            <text:p>1201140,577894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formula="of:=[.$E$2]" office:value-type="float" office:value="3345.7954816">
            <text:p>3345,7954816</text:p>
          </table:table-cell>
          <table:table-cell table:formula="of:=[.A360]*[.B360]" office:value-type="float" office:value="1204486.373376">
            <text:p>1204486,373376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formula="of:=[.$E$2]" office:value-type="float" office:value="3345.7954816">
            <text:p>3345,7954816</text:p>
          </table:table-cell>
          <table:table-cell table:formula="of:=[.A361]*[.B361]" office:value-type="float" office:value="1207832.1688576">
            <text:p>1207832,1688576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formula="of:=[.$E$2]" office:value-type="float" office:value="3345.7954816">
            <text:p>3345,7954816</text:p>
          </table:table-cell>
          <table:table-cell table:formula="of:=[.A362]*[.B362]" office:value-type="float" office:value="1211177.9643392">
            <text:p>1211177,964339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formula="of:=[.$E$2]" office:value-type="float" office:value="3345.7954816">
            <text:p>3345,7954816</text:p>
          </table:table-cell>
          <table:table-cell table:formula="of:=[.A363]*[.B363]" office:value-type="float" office:value="1214523.7598208">
            <text:p>1214523,7598208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formula="of:=[.$E$2]" office:value-type="float" office:value="3345.7954816">
            <text:p>3345,7954816</text:p>
          </table:table-cell>
          <table:table-cell table:formula="of:=[.A364]*[.B364]" office:value-type="float" office:value="1217869.5553024">
            <text:p>1217869,555302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formula="of:=[.$E$2]" office:value-type="float" office:value="3345.7954816">
            <text:p>3345,7954816</text:p>
          </table:table-cell>
          <table:table-cell table:formula="of:=[.A365]*[.B365]" office:value-type="float" office:value="1221215.350784">
            <text:p>1221215,350784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formula="of:=[.$E$2]" office:value-type="float" office:value="3345.7954816">
            <text:p>3345,7954816</text:p>
          </table:table-cell>
          <table:table-cell table:formula="of:=[.A366]*[.B366]" office:value-type="float" office:value="1224561.1462656">
            <text:p>1224561,146265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formula="of:=[.$E$2]" office:value-type="float" office:value="3345.7954816">
            <text:p>3345,7954816</text:p>
          </table:table-cell>
          <table:table-cell table:formula="of:=[.A367]*[.B367]" office:value-type="float" office:value="1227906.9417472">
            <text:p>1227906,9417472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formula="of:=[.$E$2]" office:value-type="float" office:value="3345.7954816">
            <text:p>3345,7954816</text:p>
          </table:table-cell>
          <table:table-cell table:formula="of:=[.A368]*[.B368]" office:value-type="float" office:value="1231252.7372288">
            <text:p>1231252,737228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formula="of:=[.$E$2]" office:value-type="float" office:value="3345.7954816">
            <text:p>3345,7954816</text:p>
          </table:table-cell>
          <table:table-cell table:formula="of:=[.A369]*[.B369]" office:value-type="float" office:value="1234598.5327104">
            <text:p>1234598,5327104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formula="of:=[.$E$2]" office:value-type="float" office:value="3345.7954816">
            <text:p>3345,7954816</text:p>
          </table:table-cell>
          <table:table-cell table:formula="of:=[.A370]*[.B370]" office:value-type="float" office:value="1237944.328192">
            <text:p>1237944,328192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formula="of:=[.$E$2]" office:value-type="float" office:value="3345.7954816">
            <text:p>3345,7954816</text:p>
          </table:table-cell>
          <table:table-cell table:formula="of:=[.A371]*[.B371]" office:value-type="float" office:value="1241290.1236736">
            <text:p>1241290,1236736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formula="of:=[.$E$2]" office:value-type="float" office:value="3345.7954816">
            <text:p>3345,7954816</text:p>
          </table:table-cell>
          <table:table-cell table:formula="of:=[.A372]*[.B372]" office:value-type="float" office:value="1244635.9191552">
            <text:p>1244635,919155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formula="of:=[.$E$2]" office:value-type="float" office:value="3345.7954816">
            <text:p>3345,7954816</text:p>
          </table:table-cell>
          <table:table-cell table:formula="of:=[.A373]*[.B373]" office:value-type="float" office:value="1247981.7146368">
            <text:p>1247981,7146368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formula="of:=[.$E$2]" office:value-type="float" office:value="3345.7954816">
            <text:p>3345,7954816</text:p>
          </table:table-cell>
          <table:table-cell table:formula="of:=[.A374]*[.B374]" office:value-type="float" office:value="1251327.5101184">
            <text:p>1251327,510118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formula="of:=[.$E$2]" office:value-type="float" office:value="3345.7954816">
            <text:p>3345,7954816</text:p>
          </table:table-cell>
          <table:table-cell table:formula="of:=[.A375]*[.B375]" office:value-type="float" office:value="1254673.3056">
            <text:p>1254673,3056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formula="of:=[.$E$2]" office:value-type="float" office:value="3345.7954816">
            <text:p>3345,7954816</text:p>
          </table:table-cell>
          <table:table-cell table:formula="of:=[.A376]*[.B376]" office:value-type="float" office:value="1258019.1010816">
            <text:p>1258019,101081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formula="of:=[.$E$2]" office:value-type="float" office:value="3345.7954816">
            <text:p>3345,7954816</text:p>
          </table:table-cell>
          <table:table-cell table:formula="of:=[.A377]*[.B377]" office:value-type="float" office:value="1261364.8965632">
            <text:p>1261364,8965632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formula="of:=[.$E$2]" office:value-type="float" office:value="3345.7954816">
            <text:p>3345,7954816</text:p>
          </table:table-cell>
          <table:table-cell table:formula="of:=[.A378]*[.B378]" office:value-type="float" office:value="1264710.6920448">
            <text:p>1264710,692044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formula="of:=[.$E$2]" office:value-type="float" office:value="3345.7954816">
            <text:p>3345,7954816</text:p>
          </table:table-cell>
          <table:table-cell table:formula="of:=[.A379]*[.B379]" office:value-type="float" office:value="1268056.4875264">
            <text:p>1268056,4875264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formula="of:=[.$E$2]" office:value-type="float" office:value="3345.7954816">
            <text:p>3345,7954816</text:p>
          </table:table-cell>
          <table:table-cell table:formula="of:=[.A380]*[.B380]" office:value-type="float" office:value="1271402.283008">
            <text:p>1271402,283008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formula="of:=[.$E$2]" office:value-type="float" office:value="3345.7954816">
            <text:p>3345,7954816</text:p>
          </table:table-cell>
          <table:table-cell table:formula="of:=[.A381]*[.B381]" office:value-type="float" office:value="1274748.0784896">
            <text:p>1274748,0784896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formula="of:=[.$E$2]" office:value-type="float" office:value="3345.7954816">
            <text:p>3345,7954816</text:p>
          </table:table-cell>
          <table:table-cell table:formula="of:=[.A382]*[.B382]" office:value-type="float" office:value="1278093.8739712">
            <text:p>1278093,873971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formula="of:=[.$E$2]" office:value-type="float" office:value="3345.7954816">
            <text:p>3345,7954816</text:p>
          </table:table-cell>
          <table:table-cell table:formula="of:=[.A383]*[.B383]" office:value-type="float" office:value="1281439.6694528">
            <text:p>1281439,6694528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formula="of:=[.$E$2]" office:value-type="float" office:value="3345.7954816">
            <text:p>3345,7954816</text:p>
          </table:table-cell>
          <table:table-cell table:formula="of:=[.A384]*[.B384]" office:value-type="float" office:value="1284785.4649344">
            <text:p>1284785,464934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formula="of:=[.$E$2]" office:value-type="float" office:value="3345.7954816">
            <text:p>3345,7954816</text:p>
          </table:table-cell>
          <table:table-cell table:formula="of:=[.A385]*[.B385]" office:value-type="float" office:value="1288131.260416">
            <text:p>1288131,260416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formula="of:=[.$E$2]" office:value-type="float" office:value="3345.7954816">
            <text:p>3345,7954816</text:p>
          </table:table-cell>
          <table:table-cell table:formula="of:=[.A386]*[.B386]" office:value-type="float" office:value="1291477.0558976">
            <text:p>1291477,055897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formula="of:=[.$E$2]" office:value-type="float" office:value="3345.7954816">
            <text:p>3345,7954816</text:p>
          </table:table-cell>
          <table:table-cell table:formula="of:=[.A387]*[.B387]" office:value-type="float" office:value="1294822.8513792">
            <text:p>1294822,8513792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formula="of:=[.$E$2]" office:value-type="float" office:value="3345.7954816">
            <text:p>3345,7954816</text:p>
          </table:table-cell>
          <table:table-cell table:formula="of:=[.A388]*[.B388]" office:value-type="float" office:value="1298168.6468608">
            <text:p>1298168,646860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formula="of:=[.$E$2]" office:value-type="float" office:value="3345.7954816">
            <text:p>3345,7954816</text:p>
          </table:table-cell>
          <table:table-cell table:formula="of:=[.A389]*[.B389]" office:value-type="float" office:value="1301514.4423424">
            <text:p>1301514,4423424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formula="of:=[.$E$2]" office:value-type="float" office:value="3345.7954816">
            <text:p>3345,7954816</text:p>
          </table:table-cell>
          <table:table-cell table:formula="of:=[.A390]*[.B390]" office:value-type="float" office:value="1304860.237824">
            <text:p>1304860,23782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formula="of:=[.$E$2]" office:value-type="float" office:value="3345.7954816">
            <text:p>3345,7954816</text:p>
          </table:table-cell>
          <table:table-cell table:formula="of:=[.A391]*[.B391]" office:value-type="float" office:value="1308206.0333056">
            <text:p>1308206,0333056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formula="of:=[.$E$2]" office:value-type="float" office:value="3345.7954816">
            <text:p>3345,7954816</text:p>
          </table:table-cell>
          <table:table-cell table:formula="of:=[.A392]*[.B392]" office:value-type="float" office:value="1311551.8287872">
            <text:p>1311551,828787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formula="of:=[.$E$2]" office:value-type="float" office:value="3345.7954816">
            <text:p>3345,7954816</text:p>
          </table:table-cell>
          <table:table-cell table:formula="of:=[.A393]*[.B393]" office:value-type="float" office:value="1314897.6242688">
            <text:p>1314897,6242688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formula="of:=[.$E$2]" office:value-type="float" office:value="3345.7954816">
            <text:p>3345,7954816</text:p>
          </table:table-cell>
          <table:table-cell table:formula="of:=[.A394]*[.B394]" office:value-type="float" office:value="1318243.4197504">
            <text:p>1318243,419750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formula="of:=[.$E$2]" office:value-type="float" office:value="3345.7954816">
            <text:p>3345,7954816</text:p>
          </table:table-cell>
          <table:table-cell table:formula="of:=[.A395]*[.B395]" office:value-type="float" office:value="1321589.215232">
            <text:p>1321589,215232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formula="of:=[.$E$2]" office:value-type="float" office:value="3345.7954816">
            <text:p>3345,7954816</text:p>
          </table:table-cell>
          <table:table-cell table:formula="of:=[.A396]*[.B396]" office:value-type="float" office:value="1324935.0107136">
            <text:p>1324935,010713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formula="of:=[.$E$2]" office:value-type="float" office:value="3345.7954816">
            <text:p>3345,7954816</text:p>
          </table:table-cell>
          <table:table-cell table:formula="of:=[.A397]*[.B397]" office:value-type="float" office:value="1328280.8061952">
            <text:p>1328280,8061952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formula="of:=[.$E$2]" office:value-type="float" office:value="3345.7954816">
            <text:p>3345,7954816</text:p>
          </table:table-cell>
          <table:table-cell table:formula="of:=[.A398]*[.B398]" office:value-type="float" office:value="1331626.6016768">
            <text:p>1331626,601676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formula="of:=[.$E$2]" office:value-type="float" office:value="3345.7954816">
            <text:p>3345,7954816</text:p>
          </table:table-cell>
          <table:table-cell table:formula="of:=[.A399]*[.B399]" office:value-type="float" office:value="1334972.3971584">
            <text:p>1334972,397158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formula="of:=[.$E$2]" office:value-type="float" office:value="3345.7954816">
            <text:p>3345,7954816</text:p>
          </table:table-cell>
          <table:table-cell table:formula="of:=[.A400]*[.B400]" office:value-type="float" office:value="1338318.19264">
            <text:p>1338318,19264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formula="of:=[.$E$2]" office:value-type="float" office:value="3345.7954816">
            <text:p>3345,7954816</text:p>
          </table:table-cell>
          <table:table-cell table:formula="of:=[.A401]*[.B401]" office:value-type="float" office:value="1341663.9881216">
            <text:p>1341663,9881216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formula="of:=[.$E$2]" office:value-type="float" office:value="3345.7954816">
            <text:p>3345,7954816</text:p>
          </table:table-cell>
          <table:table-cell table:formula="of:=[.A402]*[.B402]" office:value-type="float" office:value="1345009.7836032">
            <text:p>1345009,783603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formula="of:=[.$E$2]" office:value-type="float" office:value="3345.7954816">
            <text:p>3345,7954816</text:p>
          </table:table-cell>
          <table:table-cell table:formula="of:=[.A403]*[.B403]" office:value-type="float" office:value="1348355.5790848">
            <text:p>1348355,5790848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formula="of:=[.$E$2]" office:value-type="float" office:value="3345.7954816">
            <text:p>3345,7954816</text:p>
          </table:table-cell>
          <table:table-cell table:formula="of:=[.A404]*[.B404]" office:value-type="float" office:value="1351701.3745664">
            <text:p>1351701,374566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formula="of:=[.$E$2]" office:value-type="float" office:value="3345.7954816">
            <text:p>3345,7954816</text:p>
          </table:table-cell>
          <table:table-cell table:formula="of:=[.A405]*[.B405]" office:value-type="float" office:value="1355047.170048">
            <text:p>1355047,170048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formula="of:=[.$E$2]" office:value-type="float" office:value="3345.7954816">
            <text:p>3345,7954816</text:p>
          </table:table-cell>
          <table:table-cell table:formula="of:=[.A406]*[.B406]" office:value-type="float" office:value="1358392.9655296">
            <text:p>1358392,965529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formula="of:=[.$E$2]" office:value-type="float" office:value="3345.7954816">
            <text:p>3345,7954816</text:p>
          </table:table-cell>
          <table:table-cell table:formula="of:=[.A407]*[.B407]" office:value-type="float" office:value="1361738.7610112">
            <text:p>1361738,7610112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formula="of:=[.$E$2]" office:value-type="float" office:value="3345.7954816">
            <text:p>3345,7954816</text:p>
          </table:table-cell>
          <table:table-cell table:formula="of:=[.A408]*[.B408]" office:value-type="float" office:value="1365084.5564928">
            <text:p>1365084,556492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formula="of:=[.$E$2]" office:value-type="float" office:value="3345.7954816">
            <text:p>3345,7954816</text:p>
          </table:table-cell>
          <table:table-cell table:formula="of:=[.A409]*[.B409]" office:value-type="float" office:value="1368430.3519744">
            <text:p>1368430,3519744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formula="of:=[.$E$2]" office:value-type="float" office:value="3345.7954816">
            <text:p>3345,7954816</text:p>
          </table:table-cell>
          <table:table-cell table:formula="of:=[.A410]*[.B410]" office:value-type="float" office:value="1371776.147456">
            <text:p>1371776,147456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formula="of:=[.$E$2]" office:value-type="float" office:value="3345.7954816">
            <text:p>3345,7954816</text:p>
          </table:table-cell>
          <table:table-cell table:formula="of:=[.A411]*[.B411]" office:value-type="float" office:value="1375121.9429376">
            <text:p>1375121,9429376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formula="of:=[.$E$2]" office:value-type="float" office:value="3345.7954816">
            <text:p>3345,7954816</text:p>
          </table:table-cell>
          <table:table-cell table:formula="of:=[.A412]*[.B412]" office:value-type="float" office:value="1378467.7384192">
            <text:p>1378467,738419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formula="of:=[.$E$2]" office:value-type="float" office:value="3345.7954816">
            <text:p>3345,7954816</text:p>
          </table:table-cell>
          <table:table-cell table:formula="of:=[.A413]*[.B413]" office:value-type="float" office:value="1381813.5339008">
            <text:p>1381813,533900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formula="of:=[.$E$2]" office:value-type="float" office:value="3345.7954816">
            <text:p>3345,7954816</text:p>
          </table:table-cell>
          <table:table-cell table:formula="of:=[.A414]*[.B414]" office:value-type="float" office:value="1385159.3293824">
            <text:p>1385159,329382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formula="of:=[.$E$2]" office:value-type="float" office:value="3345.7954816">
            <text:p>3345,7954816</text:p>
          </table:table-cell>
          <table:table-cell table:formula="of:=[.A415]*[.B415]" office:value-type="float" office:value="1388505.124864">
            <text:p>1388505,124864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formula="of:=[.$E$2]" office:value-type="float" office:value="3345.7954816">
            <text:p>3345,7954816</text:p>
          </table:table-cell>
          <table:table-cell table:formula="of:=[.A416]*[.B416]" office:value-type="float" office:value="1391850.9203456">
            <text:p>1391850,920345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formula="of:=[.$E$2]" office:value-type="float" office:value="3345.7954816">
            <text:p>3345,7954816</text:p>
          </table:table-cell>
          <table:table-cell table:formula="of:=[.A417]*[.B417]" office:value-type="float" office:value="1395196.7158272">
            <text:p>1395196,7158272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formula="of:=[.$E$2]" office:value-type="float" office:value="3345.7954816">
            <text:p>3345,7954816</text:p>
          </table:table-cell>
          <table:table-cell table:formula="of:=[.A418]*[.B418]" office:value-type="float" office:value="1398542.5113088">
            <text:p>1398542,511308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formula="of:=[.$E$2]" office:value-type="float" office:value="3345.7954816">
            <text:p>3345,7954816</text:p>
          </table:table-cell>
          <table:table-cell table:formula="of:=[.A419]*[.B419]" office:value-type="float" office:value="1401888.3067904">
            <text:p>1401888,3067904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formula="of:=[.$E$2]" office:value-type="float" office:value="3345.7954816">
            <text:p>3345,7954816</text:p>
          </table:table-cell>
          <table:table-cell table:formula="of:=[.A420]*[.B420]" office:value-type="float" office:value="1405234.102272">
            <text:p>1405234,102272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formula="of:=[.$E$2]" office:value-type="float" office:value="3345.7954816">
            <text:p>3345,7954816</text:p>
          </table:table-cell>
          <table:table-cell table:formula="of:=[.A421]*[.B421]" office:value-type="float" office:value="1408579.8977536">
            <text:p>1408579,8977536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formula="of:=[.$E$2]" office:value-type="float" office:value="3345.7954816">
            <text:p>3345,7954816</text:p>
          </table:table-cell>
          <table:table-cell table:formula="of:=[.A422]*[.B422]" office:value-type="float" office:value="1411925.6932352">
            <text:p>1411925,693235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formula="of:=[.$E$2]" office:value-type="float" office:value="3345.7954816">
            <text:p>3345,7954816</text:p>
          </table:table-cell>
          <table:table-cell table:formula="of:=[.A423]*[.B423]" office:value-type="float" office:value="1415271.4887168">
            <text:p>1415271,4887168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formula="of:=[.$E$2]" office:value-type="float" office:value="3345.7954816">
            <text:p>3345,7954816</text:p>
          </table:table-cell>
          <table:table-cell table:formula="of:=[.A424]*[.B424]" office:value-type="float" office:value="1418617.2841984">
            <text:p>1418617,284198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formula="of:=[.$E$2]" office:value-type="float" office:value="3345.7954816">
            <text:p>3345,7954816</text:p>
          </table:table-cell>
          <table:table-cell table:formula="of:=[.A425]*[.B425]" office:value-type="float" office:value="1421963.07968">
            <text:p>1421963,07968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formula="of:=[.$E$2]" office:value-type="float" office:value="3345.7954816">
            <text:p>3345,7954816</text:p>
          </table:table-cell>
          <table:table-cell table:formula="of:=[.A426]*[.B426]" office:value-type="float" office:value="1425308.8751616">
            <text:p>1425308,875161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formula="of:=[.$E$2]" office:value-type="float" office:value="3345.7954816">
            <text:p>3345,7954816</text:p>
          </table:table-cell>
          <table:table-cell table:formula="of:=[.A427]*[.B427]" office:value-type="float" office:value="1428654.6706432">
            <text:p>1428654,6706432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formula="of:=[.$E$2]" office:value-type="float" office:value="3345.7954816">
            <text:p>3345,7954816</text:p>
          </table:table-cell>
          <table:table-cell table:formula="of:=[.A428]*[.B428]" office:value-type="float" office:value="1432000.4661248">
            <text:p>1432000,466124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formula="of:=[.$E$2]" office:value-type="float" office:value="3345.7954816">
            <text:p>3345,7954816</text:p>
          </table:table-cell>
          <table:table-cell table:formula="of:=[.A429]*[.B429]" office:value-type="float" office:value="1435346.2616064">
            <text:p>1435346,2616064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formula="of:=[.$E$2]" office:value-type="float" office:value="3345.7954816">
            <text:p>3345,7954816</text:p>
          </table:table-cell>
          <table:table-cell table:formula="of:=[.A430]*[.B430]" office:value-type="float" office:value="1438692.057088">
            <text:p>1438692,057088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formula="of:=[.$E$2]" office:value-type="float" office:value="3345.7954816">
            <text:p>3345,7954816</text:p>
          </table:table-cell>
          <table:table-cell table:formula="of:=[.A431]*[.B431]" office:value-type="float" office:value="1442037.8525696">
            <text:p>1442037,8525696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formula="of:=[.$E$2]" office:value-type="float" office:value="3345.7954816">
            <text:p>3345,7954816</text:p>
          </table:table-cell>
          <table:table-cell table:formula="of:=[.A432]*[.B432]" office:value-type="float" office:value="1445383.6480512">
            <text:p>1445383,648051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formula="of:=[.$E$2]" office:value-type="float" office:value="3345.7954816">
            <text:p>3345,7954816</text:p>
          </table:table-cell>
          <table:table-cell table:formula="of:=[.A433]*[.B433]" office:value-type="float" office:value="1448729.4435328">
            <text:p>1448729,4435328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formula="of:=[.$E$2]" office:value-type="float" office:value="3345.7954816">
            <text:p>3345,7954816</text:p>
          </table:table-cell>
          <table:table-cell table:formula="of:=[.A434]*[.B434]" office:value-type="float" office:value="1452075.2390144">
            <text:p>1452075,239014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formula="of:=[.$E$2]" office:value-type="float" office:value="3345.7954816">
            <text:p>3345,7954816</text:p>
          </table:table-cell>
          <table:table-cell table:formula="of:=[.A435]*[.B435]" office:value-type="float" office:value="1455421.034496">
            <text:p>1455421,034496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formula="of:=[.$E$2]" office:value-type="float" office:value="3345.7954816">
            <text:p>3345,7954816</text:p>
          </table:table-cell>
          <table:table-cell table:formula="of:=[.A436]*[.B436]" office:value-type="float" office:value="1458766.8299776">
            <text:p>1458766,829977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formula="of:=[.$E$2]" office:value-type="float" office:value="3345.7954816">
            <text:p>3345,7954816</text:p>
          </table:table-cell>
          <table:table-cell table:formula="of:=[.A437]*[.B437]" office:value-type="float" office:value="1462112.6254592">
            <text:p>1462112,6254592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formula="of:=[.$E$2]" office:value-type="float" office:value="3345.7954816">
            <text:p>3345,7954816</text:p>
          </table:table-cell>
          <table:table-cell table:formula="of:=[.A438]*[.B438]" office:value-type="float" office:value="1465458.4209408">
            <text:p>1465458,420940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formula="of:=[.$E$2]" office:value-type="float" office:value="3345.7954816">
            <text:p>3345,7954816</text:p>
          </table:table-cell>
          <table:table-cell table:formula="of:=[.A439]*[.B439]" office:value-type="float" office:value="1468804.2164224">
            <text:p>1468804,216422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formula="of:=[.$E$2]" office:value-type="float" office:value="3345.7954816">
            <text:p>3345,7954816</text:p>
          </table:table-cell>
          <table:table-cell table:formula="of:=[.A440]*[.B440]" office:value-type="float" office:value="1472150.011904">
            <text:p>1472150,011904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formula="of:=[.$E$2]" office:value-type="float" office:value="3345.7954816">
            <text:p>3345,7954816</text:p>
          </table:table-cell>
          <table:table-cell table:formula="of:=[.A441]*[.B441]" office:value-type="float" office:value="1475495.8073856">
            <text:p>1475495,8073856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formula="of:=[.$E$2]" office:value-type="float" office:value="3345.7954816">
            <text:p>3345,7954816</text:p>
          </table:table-cell>
          <table:table-cell table:formula="of:=[.A442]*[.B442]" office:value-type="float" office:value="1478841.6028672">
            <text:p>1478841,602867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formula="of:=[.$E$2]" office:value-type="float" office:value="3345.7954816">
            <text:p>3345,7954816</text:p>
          </table:table-cell>
          <table:table-cell table:formula="of:=[.A443]*[.B443]" office:value-type="float" office:value="1482187.3983488">
            <text:p>1482187,3983488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formula="of:=[.$E$2]" office:value-type="float" office:value="3345.7954816">
            <text:p>3345,7954816</text:p>
          </table:table-cell>
          <table:table-cell table:formula="of:=[.A444]*[.B444]" office:value-type="float" office:value="1485533.1938304">
            <text:p>1485533,193830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formula="of:=[.$E$2]" office:value-type="float" office:value="3345.7954816">
            <text:p>3345,7954816</text:p>
          </table:table-cell>
          <table:table-cell table:formula="of:=[.A445]*[.B445]" office:value-type="float" office:value="1488878.989312">
            <text:p>1488878,989312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formula="of:=[.$E$2]" office:value-type="float" office:value="3345.7954816">
            <text:p>3345,7954816</text:p>
          </table:table-cell>
          <table:table-cell table:formula="of:=[.A446]*[.B446]" office:value-type="float" office:value="1492224.7847936">
            <text:p>1492224,784793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formula="of:=[.$E$2]" office:value-type="float" office:value="3345.7954816">
            <text:p>3345,7954816</text:p>
          </table:table-cell>
          <table:table-cell table:formula="of:=[.A447]*[.B447]" office:value-type="float" office:value="1495570.5802752">
            <text:p>1495570,5802752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formula="of:=[.$E$2]" office:value-type="float" office:value="3345.7954816">
            <text:p>3345,7954816</text:p>
          </table:table-cell>
          <table:table-cell table:formula="of:=[.A448]*[.B448]" office:value-type="float" office:value="1498916.3757568">
            <text:p>1498916,375756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formula="of:=[.$E$2]" office:value-type="float" office:value="3345.7954816">
            <text:p>3345,7954816</text:p>
          </table:table-cell>
          <table:table-cell table:formula="of:=[.A449]*[.B449]" office:value-type="float" office:value="1502262.1712384">
            <text:p>1502262,1712384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formula="of:=[.$E$2]" office:value-type="float" office:value="3345.7954816">
            <text:p>3345,7954816</text:p>
          </table:table-cell>
          <table:table-cell table:formula="of:=[.A450]*[.B450]" office:value-type="float" office:value="1505607.96672">
            <text:p>1505607,96672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formula="of:=[.$E$2]" office:value-type="float" office:value="3345.7954816">
            <text:p>3345,7954816</text:p>
          </table:table-cell>
          <table:table-cell table:formula="of:=[.A451]*[.B451]" office:value-type="float" office:value="1508953.7622016">
            <text:p>1508953,7622016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formula="of:=[.$E$2]" office:value-type="float" office:value="3345.7954816">
            <text:p>3345,7954816</text:p>
          </table:table-cell>
          <table:table-cell table:formula="of:=[.A452]*[.B452]" office:value-type="float" office:value="1512299.5576832">
            <text:p>1512299,557683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formula="of:=[.$E$2]" office:value-type="float" office:value="3345.7954816">
            <text:p>3345,7954816</text:p>
          </table:table-cell>
          <table:table-cell table:formula="of:=[.A453]*[.B453]" office:value-type="float" office:value="1515645.3531648">
            <text:p>1515645,3531648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formula="of:=[.$E$2]" office:value-type="float" office:value="3345.7954816">
            <text:p>3345,7954816</text:p>
          </table:table-cell>
          <table:table-cell table:formula="of:=[.A454]*[.B454]" office:value-type="float" office:value="1518991.1486464">
            <text:p>1518991,148646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formula="of:=[.$E$2]" office:value-type="float" office:value="3345.7954816">
            <text:p>3345,7954816</text:p>
          </table:table-cell>
          <table:table-cell table:formula="of:=[.A455]*[.B455]" office:value-type="float" office:value="1522336.944128">
            <text:p>1522336,944128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formula="of:=[.$E$2]" office:value-type="float" office:value="3345.7954816">
            <text:p>3345,7954816</text:p>
          </table:table-cell>
          <table:table-cell table:formula="of:=[.A456]*[.B456]" office:value-type="float" office:value="1525682.7396096">
            <text:p>1525682,739609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formula="of:=[.$E$2]" office:value-type="float" office:value="3345.7954816">
            <text:p>3345,7954816</text:p>
          </table:table-cell>
          <table:table-cell table:formula="of:=[.A457]*[.B457]" office:value-type="float" office:value="1529028.5350912">
            <text:p>1529028,5350912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formula="of:=[.$E$2]" office:value-type="float" office:value="3345.7954816">
            <text:p>3345,7954816</text:p>
          </table:table-cell>
          <table:table-cell table:formula="of:=[.A458]*[.B458]" office:value-type="float" office:value="1532374.3305728">
            <text:p>1532374,330572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formula="of:=[.$E$2]" office:value-type="float" office:value="3345.7954816">
            <text:p>3345,7954816</text:p>
          </table:table-cell>
          <table:table-cell table:formula="of:=[.A459]*[.B459]" office:value-type="float" office:value="1535720.1260544">
            <text:p>1535720,1260544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formula="of:=[.$E$2]" office:value-type="float" office:value="3345.7954816">
            <text:p>3345,7954816</text:p>
          </table:table-cell>
          <table:table-cell table:formula="of:=[.A460]*[.B460]" office:value-type="float" office:value="1539065.921536">
            <text:p>1539065,921536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formula="of:=[.$E$2]" office:value-type="float" office:value="3345.7954816">
            <text:p>3345,7954816</text:p>
          </table:table-cell>
          <table:table-cell table:formula="of:=[.A461]*[.B461]" office:value-type="float" office:value="1542411.7170176">
            <text:p>1542411,7170176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formula="of:=[.$E$2]" office:value-type="float" office:value="3345.7954816">
            <text:p>3345,7954816</text:p>
          </table:table-cell>
          <table:table-cell table:formula="of:=[.A462]*[.B462]" office:value-type="float" office:value="1545757.5124992">
            <text:p>1545757,512499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formula="of:=[.$E$2]" office:value-type="float" office:value="3345.7954816">
            <text:p>3345,7954816</text:p>
          </table:table-cell>
          <table:table-cell table:formula="of:=[.A463]*[.B463]" office:value-type="float" office:value="1549103.3079808">
            <text:p>1549103,3079808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formula="of:=[.$E$2]" office:value-type="float" office:value="3345.7954816">
            <text:p>3345,7954816</text:p>
          </table:table-cell>
          <table:table-cell table:formula="of:=[.A464]*[.B464]" office:value-type="float" office:value="1552449.1034624">
            <text:p>1552449,103462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formula="of:=[.$E$2]" office:value-type="float" office:value="3345.7954816">
            <text:p>3345,7954816</text:p>
          </table:table-cell>
          <table:table-cell table:formula="of:=[.A465]*[.B465]" office:value-type="float" office:value="1555794.898944">
            <text:p>1555794,898944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formula="of:=[.$E$2]" office:value-type="float" office:value="3345.7954816">
            <text:p>3345,7954816</text:p>
          </table:table-cell>
          <table:table-cell table:formula="of:=[.A466]*[.B466]" office:value-type="float" office:value="1559140.6944256">
            <text:p>1559140,694425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formula="of:=[.$E$2]" office:value-type="float" office:value="3345.7954816">
            <text:p>3345,7954816</text:p>
          </table:table-cell>
          <table:table-cell table:formula="of:=[.A467]*[.B467]" office:value-type="float" office:value="1562486.4899072">
            <text:p>1562486,4899072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formula="of:=[.$E$2]" office:value-type="float" office:value="3345.7954816">
            <text:p>3345,7954816</text:p>
          </table:table-cell>
          <table:table-cell table:formula="of:=[.A468]*[.B468]" office:value-type="float" office:value="1565832.2853888">
            <text:p>1565832,285388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formula="of:=[.$E$2]" office:value-type="float" office:value="3345.7954816">
            <text:p>3345,7954816</text:p>
          </table:table-cell>
          <table:table-cell table:formula="of:=[.A469]*[.B469]" office:value-type="float" office:value="1569178.0808704">
            <text:p>1569178,0808704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formula="of:=[.$E$2]" office:value-type="float" office:value="3345.7954816">
            <text:p>3345,7954816</text:p>
          </table:table-cell>
          <table:table-cell table:formula="of:=[.A470]*[.B470]" office:value-type="float" office:value="1572523.876352">
            <text:p>1572523,876352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formula="of:=[.$E$2]" office:value-type="float" office:value="3345.7954816">
            <text:p>3345,7954816</text:p>
          </table:table-cell>
          <table:table-cell table:formula="of:=[.A471]*[.B471]" office:value-type="float" office:value="1575869.6718336">
            <text:p>1575869,671833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formula="of:=[.$E$2]" office:value-type="float" office:value="3345.7954816">
            <text:p>3345,7954816</text:p>
          </table:table-cell>
          <table:table-cell table:formula="of:=[.A472]*[.B472]" office:value-type="float" office:value="1579215.4673152">
            <text:p>1579215,467315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formula="of:=[.$E$2]" office:value-type="float" office:value="3345.7954816">
            <text:p>3345,7954816</text:p>
          </table:table-cell>
          <table:table-cell table:formula="of:=[.A473]*[.B473]" office:value-type="float" office:value="1582561.2627968">
            <text:p>1582561,2627968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formula="of:=[.$E$2]" office:value-type="float" office:value="3345.7954816">
            <text:p>3345,7954816</text:p>
          </table:table-cell>
          <table:table-cell table:formula="of:=[.A474]*[.B474]" office:value-type="float" office:value="1585907.0582784">
            <text:p>1585907,058278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formula="of:=[.$E$2]" office:value-type="float" office:value="3345.7954816">
            <text:p>3345,7954816</text:p>
          </table:table-cell>
          <table:table-cell table:formula="of:=[.A475]*[.B475]" office:value-type="float" office:value="1589252.85376">
            <text:p>1589252,8537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formula="of:=[.$E$2]" office:value-type="float" office:value="3345.7954816">
            <text:p>3345,7954816</text:p>
          </table:table-cell>
          <table:table-cell table:formula="of:=[.A476]*[.B476]" office:value-type="float" office:value="1592598.6492416">
            <text:p>1592598,649241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formula="of:=[.$E$2]" office:value-type="float" office:value="3345.7954816">
            <text:p>3345,7954816</text:p>
          </table:table-cell>
          <table:table-cell table:formula="of:=[.A477]*[.B477]" office:value-type="float" office:value="1595944.4447232">
            <text:p>1595944,4447232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formula="of:=[.$E$2]" office:value-type="float" office:value="3345.7954816">
            <text:p>3345,7954816</text:p>
          </table:table-cell>
          <table:table-cell table:formula="of:=[.A478]*[.B478]" office:value-type="float" office:value="1599290.2402048">
            <text:p>1599290,240204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formula="of:=[.$E$2]" office:value-type="float" office:value="3345.7954816">
            <text:p>3345,7954816</text:p>
          </table:table-cell>
          <table:table-cell table:formula="of:=[.A479]*[.B479]" office:value-type="float" office:value="1602636.0356864">
            <text:p>1602636,0356864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formula="of:=[.$E$2]" office:value-type="float" office:value="3345.7954816">
            <text:p>3345,7954816</text:p>
          </table:table-cell>
          <table:table-cell table:formula="of:=[.A480]*[.B480]" office:value-type="float" office:value="1605981.831168">
            <text:p>1605981,831168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formula="of:=[.$E$2]" office:value-type="float" office:value="3345.7954816">
            <text:p>3345,7954816</text:p>
          </table:table-cell>
          <table:table-cell table:formula="of:=[.A481]*[.B481]" office:value-type="float" office:value="1609327.6266496">
            <text:p>1609327,626649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formula="of:=[.$E$2]" office:value-type="float" office:value="3345.7954816">
            <text:p>3345,7954816</text:p>
          </table:table-cell>
          <table:table-cell table:formula="of:=[.A482]*[.B482]" office:value-type="float" office:value="1612673.4221312">
            <text:p>1612673,422131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formula="of:=[.$E$2]" office:value-type="float" office:value="3345.7954816">
            <text:p>3345,7954816</text:p>
          </table:table-cell>
          <table:table-cell table:formula="of:=[.A483]*[.B483]" office:value-type="float" office:value="1616019.2176128">
            <text:p>1616019,2176128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formula="of:=[.$E$2]" office:value-type="float" office:value="3345.7954816">
            <text:p>3345,7954816</text:p>
          </table:table-cell>
          <table:table-cell table:formula="of:=[.A484]*[.B484]" office:value-type="float" office:value="1619365.0130944">
            <text:p>1619365,013094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formula="of:=[.$E$2]" office:value-type="float" office:value="3345.7954816">
            <text:p>3345,7954816</text:p>
          </table:table-cell>
          <table:table-cell table:formula="of:=[.A485]*[.B485]" office:value-type="float" office:value="1622710.808576">
            <text:p>1622710,808576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formula="of:=[.$E$2]" office:value-type="float" office:value="3345.7954816">
            <text:p>3345,7954816</text:p>
          </table:table-cell>
          <table:table-cell table:formula="of:=[.A486]*[.B486]" office:value-type="float" office:value="1626056.6040576">
            <text:p>1626056,604057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formula="of:=[.$E$2]" office:value-type="float" office:value="3345.7954816">
            <text:p>3345,7954816</text:p>
          </table:table-cell>
          <table:table-cell table:formula="of:=[.A487]*[.B487]" office:value-type="float" office:value="1629402.3995392">
            <text:p>1629402,3995392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formula="of:=[.$E$2]" office:value-type="float" office:value="3345.7954816">
            <text:p>3345,7954816</text:p>
          </table:table-cell>
          <table:table-cell table:formula="of:=[.A488]*[.B488]" office:value-type="float" office:value="1632748.1950208">
            <text:p>1632748,195020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formula="of:=[.$E$2]" office:value-type="float" office:value="3345.7954816">
            <text:p>3345,7954816</text:p>
          </table:table-cell>
          <table:table-cell table:formula="of:=[.A489]*[.B489]" office:value-type="float" office:value="1636093.9905024">
            <text:p>1636093,990502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formula="of:=[.$E$2]" office:value-type="float" office:value="3345.7954816">
            <text:p>3345,7954816</text:p>
          </table:table-cell>
          <table:table-cell table:formula="of:=[.A490]*[.B490]" office:value-type="float" office:value="1639439.785984">
            <text:p>1639439,785984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formula="of:=[.$E$2]" office:value-type="float" office:value="3345.7954816">
            <text:p>3345,7954816</text:p>
          </table:table-cell>
          <table:table-cell table:formula="of:=[.A491]*[.B491]" office:value-type="float" office:value="1642785.5814656">
            <text:p>1642785,5814656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formula="of:=[.$E$2]" office:value-type="float" office:value="3345.7954816">
            <text:p>3345,7954816</text:p>
          </table:table-cell>
          <table:table-cell table:formula="of:=[.A492]*[.B492]" office:value-type="float" office:value="1646131.3769472">
            <text:p>1646131,376947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formula="of:=[.$E$2]" office:value-type="float" office:value="3345.7954816">
            <text:p>3345,7954816</text:p>
          </table:table-cell>
          <table:table-cell table:formula="of:=[.A493]*[.B493]" office:value-type="float" office:value="1649477.1724288">
            <text:p>1649477,1724288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formula="of:=[.$E$2]" office:value-type="float" office:value="3345.7954816">
            <text:p>3345,7954816</text:p>
          </table:table-cell>
          <table:table-cell table:formula="of:=[.A494]*[.B494]" office:value-type="float" office:value="1652822.9679104">
            <text:p>1652822,967910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formula="of:=[.$E$2]" office:value-type="float" office:value="3345.7954816">
            <text:p>3345,7954816</text:p>
          </table:table-cell>
          <table:table-cell table:formula="of:=[.A495]*[.B495]" office:value-type="float" office:value="1656168.763392">
            <text:p>1656168,763392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formula="of:=[.$E$2]" office:value-type="float" office:value="3345.7954816">
            <text:p>3345,7954816</text:p>
          </table:table-cell>
          <table:table-cell table:formula="of:=[.A496]*[.B496]" office:value-type="float" office:value="1659514.5588736">
            <text:p>1659514,558873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formula="of:=[.$E$2]" office:value-type="float" office:value="3345.7954816">
            <text:p>3345,7954816</text:p>
          </table:table-cell>
          <table:table-cell table:formula="of:=[.A497]*[.B497]" office:value-type="float" office:value="1662860.3543552">
            <text:p>1662860,3543552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formula="of:=[.$E$2]" office:value-type="float" office:value="3345.7954816">
            <text:p>3345,7954816</text:p>
          </table:table-cell>
          <table:table-cell table:formula="of:=[.A498]*[.B498]" office:value-type="float" office:value="1666206.1498368">
            <text:p>1666206,149836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formula="of:=[.$E$2]" office:value-type="float" office:value="3345.7954816">
            <text:p>3345,7954816</text:p>
          </table:table-cell>
          <table:table-cell table:formula="of:=[.A499]*[.B499]" office:value-type="float" office:value="1669551.9453184">
            <text:p>1669551,945318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formula="of:=[.$E$2]" office:value-type="float" office:value="3345.7954816">
            <text:p>3345,7954816</text:p>
          </table:table-cell>
          <table:table-cell table:formula="of:=[.A500]*[.B500]" office:value-type="float" office:value="1672897.7408">
            <text:p>1672897,7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6:12:05.74</dc:date>
    <meta:editing-duration>PT1M34S</meta:editing-duration>
    <meta:editing-cycles>6</meta:editing-cycles>
    <meta:generator>LibreOffice/3.5$Windows_x86 LibreOffice_project/7e68ba2-a744ebf-1f241b7-c506db1-7d53735</meta:generator>
    <meta:document-statistic meta:table-count="6" meta:cell-count="9012" meta:object-count="0"/>
  </office:meta>
</office:document-meta>
</file>